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2.424cm"/>
    </style:style>
    <style:style style:name="co2" style:family="table-column">
      <style:table-column-properties fo:break-before="auto" style:column-width="12.063cm"/>
    </style:style>
    <style:style style:name="co3" style:family="table-column">
      <style:table-column-properties fo:break-before="auto" style:column-width="4.547cm"/>
    </style:style>
    <style:style style:name="co4" style:family="table-column">
      <style:table-column-properties fo:break-before="auto" style:column-width="5.119cm"/>
    </style:style>
    <style:style style:name="co5" style:family="table-column">
      <style:table-column-properties fo:break-before="auto" style:column-width="3.567cm"/>
    </style:style>
    <style:style style:name="co6" style:family="table-column">
      <style:table-column-properties fo:break-before="auto" style:column-width="3.948cm"/>
    </style:style>
    <style:style style:name="co7" style:family="table-column">
      <style:table-column-properties fo:break-before="auto" style:column-width="3.35cm"/>
    </style:style>
    <style:style style:name="co8" style:family="table-column">
      <style:table-column-properties fo:break-before="auto" style:column-width="4.002cm"/>
    </style:style>
    <style:style style:name="co9" style:family="table-column">
      <style:table-column-properties fo:break-before="auto" style:column-width="2.914cm"/>
    </style:style>
    <style:style style:name="co10" style:family="table-column">
      <style:table-column-properties fo:break-before="auto" style:column-width="4.112cm"/>
    </style:style>
    <style:style style:name="co11" style:family="table-column">
      <style:table-column-properties fo:break-before="auto" style:column-width="1.833cm"/>
    </style:style>
    <style:style style:name="co12" style:family="table-column">
      <style:table-column-properties fo:break-before="auto" style:column-width="1.773cm"/>
    </style:style>
    <style:style style:name="co13" style:family="table-column">
      <style:table-column-properties fo:break-before="auto" style:column-width="2.258cm"/>
    </style:style>
    <style:style style:name="co14" style:family="table-column">
      <style:table-column-properties fo:break-before="auto" style:column-width="2.949cm"/>
    </style:style>
    <style:style style:name="co15" style:family="table-column">
      <style:table-column-properties fo:break-before="auto" style:column-width="9.267cm"/>
    </style:style>
    <style:style style:name="co16" style:family="table-column">
      <style:table-column-properties fo:break-before="auto" style:column-width="2.459cm"/>
    </style:style>
    <style:style style:name="co17" style:family="table-column">
      <style:table-column-properties fo:break-before="auto" style:column-width="2.595cm"/>
    </style:style>
    <style:style style:name="co18" style:family="table-column">
      <style:table-column-properties fo:break-before="auto" style:column-width="2.434cm"/>
    </style:style>
    <style:style style:name="co19" style:family="table-column">
      <style:table-column-properties fo:break-before="auto" style:column-width="2.893cm"/>
    </style:style>
    <style:style style:name="co20" style:family="table-column">
      <style:table-column-properties fo:break-before="auto" style:column-width="2.485cm"/>
    </style:style>
    <style:style style:name="co21" style:family="table-column">
      <style:table-column-properties fo:break-before="auto" style:column-width="2.759cm"/>
    </style:style>
    <style:style style:name="co22" style:family="table-column">
      <style:table-column-properties fo:break-before="auto" style:column-width="1.697cm"/>
    </style:style>
    <style:style style:name="co23" style:family="table-column">
      <style:table-column-properties fo:break-before="auto" style:column-width="1.804cm"/>
    </style:style>
    <style:style style:name="co24" style:family="table-column">
      <style:table-column-properties fo:break-before="auto" style:column-width="3.44cm"/>
    </style:style>
    <style:style style:name="co25" style:family="table-column">
      <style:table-column-properties fo:break-before="auto" style:column-width="5.36cm"/>
    </style:style>
    <style:style style:name="co26" style:family="table-column">
      <style:table-column-properties fo:break-before="auto" style:column-width="4.27cm"/>
    </style:style>
    <style:style style:name="co27" style:family="table-column">
      <style:table-column-properties fo:break-before="auto" style:column-width="14.963cm"/>
    </style:style>
    <style:style style:name="co28" style:family="table-column">
      <style:table-column-properties fo:break-before="auto" style:column-width="6.708cm"/>
    </style:style>
    <style:style style:name="co29" style:family="table-column">
      <style:table-column-properties fo:break-before="auto" style:column-width="9.687cm"/>
    </style:style>
    <style:style style:name="co30" style:family="table-column">
      <style:table-column-properties fo:break-before="auto" style:column-width="4.699cm"/>
    </style:style>
    <style:style style:name="co31" style:family="table-column">
      <style:table-column-properties fo:break-before="auto" style:column-width="1.919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fo:padding="0.071cm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1" style:family="table-cell" style:parent-style-name="Default">
      <style:text-properties style:font-name="Liberation Sans" style:font-name-asian="DejaVu Sans" style:font-name-complex="FreeSans"/>
    </style:style>
    <style:style style:name="ce12" style:family="table-cell" style:parent-style-name="Default">
      <style:table-cell-properties fo:wrap-option="wrap"/>
      <style:text-properties fo:color="#336699" style:text-outline="false" style:text-line-through-style="none" style:text-line-through-type="none" style:font-name="Liberation Serif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wrap-option="wrap"/>
      <style:text-properties fo:color="#ff0000" style:text-outline="false" style:text-line-through-style="none" style:text-line-through-type="none" style:font-name="Liberation Serif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binlist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Default"/>
        <table:table-column table:style-name="co12" table:number-columns-repeated="53" table:default-cell-style-name="Default"/>
        <table:table-row table:style-name="ro1">
          <table:table-cell table:style-name="Default" office:value-type="string" calcext:value-type="string">
            <text:p>banka_kodu</text:p>
          </table:table-cell>
          <table:table-cell table:style-name="Default" office:value-type="string" calcext:value-type="string">
            <text:p>banka_adi</text:p>
          </table:table-cell>
          <table:table-cell table:style-name="Default" office:value-type="string" calcext:value-type="string">
            <text:p>bin_code</text:p>
          </table:table-cell>
          <table:table-cell table:style-name="Default" office:value-type="string" calcext:value-type="string">
            <text:p>card_type</text:p>
          </table:table-cell>
          <table:table-cell table:style-name="Default" office:value-type="string" calcext:value-type="string">
            <text:p>sinif</text:p>
          </table:table-cell>
          <table:table-cell table:style-name="Default" office:value-type="string" calcext:value-type="string">
            <text:p>marka</text:p>
          </table:table-cell>
          <table:table-cell table:style-name="Default" office:value-type="string" calcext:value-type="string">
            <text:p>sub_type</text:p>
          </table:table-cell>
          <table:table-cell office:value-type="string" calcext:value-type="string">
            <text:p>taksit</text:p>
          </table:table-cell>
          <table:table-cell table:style-name="Default" office:value-type="string" calcext:value-type="string">
            <text:p>odul</text:p>
          </table:table-cell>
          <table:table-cell table:style-name="Default" office:value-type="string" calcext:value-type="string">
            <text:p>ticari</text:p>
          </table:table-cell>
          <table:table-cell office:value-type="string" calcext:value-type="string">
            <text:p>yapıkredi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TÜRK ELEKTRONİK PARA A.S.</text:p>
          </table:table-cell>
          <table:table-cell office:value-type="string" calcext:value-type="string">
            <text:p>439562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2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TÜRK ELEKTRONİK PARA A.S.</text:p>
          </table:table-cell>
          <table:table-cell office:value-type="string" calcext:value-type="string">
            <text:p>439563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3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TÜRK ELEKTRONİK PARA A.S.</text:p>
          </table:table-cell>
          <table:table-cell office:value-type="string" calcext:value-type="string">
            <text:p>478592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4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TÜRK ELEKTRONİK PARA A.S.</text:p>
          </table:table-cell>
          <table:table-cell office:value-type="string" calcext:value-type="string">
            <text:p>478593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5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TÜRK ELEKTRONİK PARA A.S.</text:p>
          </table:table-cell>
          <table:table-cell office:value-type="string" calcext:value-type="string">
            <text:p>47859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6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TÜRK ELEKTRONİK PARA A.S.</text:p>
          </table:table-cell>
          <table:table-cell office:value-type="string" calcext:value-type="string">
            <text:p>53132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7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TÜRK ELEKTRONİK PARA A.S.</text:p>
          </table:table-cell>
          <table:table-cell office:value-type="string" calcext:value-type="string">
            <text:p>535616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8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TÜRK ELEKTRONİK PARA A.S.</text:p>
          </table:table-cell>
          <table:table-cell office:value-type="string" calcext:value-type="string">
            <text:p>538841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9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TÜRK ELEKTRONİK PARA A.S.</text:p>
          </table:table-cell>
          <table:table-cell office:value-type="string" calcext:value-type="string">
            <text:p>54241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10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TÜRK ELEKTRONİK PARA A.S.</text:p>
          </table:table-cell>
          <table:table-cell office:value-type="string" calcext:value-type="string">
            <text:p>55996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11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TÜRK ELEKTRONİK PARA A.S.</text:p>
          </table:table-cell>
          <table:table-cell office:value-type="string" calcext:value-type="string">
            <text:p>650457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12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TÜRK ELEKTRONİK PARA A.S.</text:p>
          </table:table-cell>
          <table:table-cell office:value-type="string" calcext:value-type="string">
            <text:p>979235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13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TÜRK ELEKTRONİK PARA A.S.</text:p>
          </table:table-cell>
          <table:table-cell office:value-type="string" calcext:value-type="string">
            <text:p>979248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14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TÜRK ELEKTRONİK PARA A.S.</text:p>
          </table:table-cell>
          <table:table-cell office:value-type="string" calcext:value-type="string">
            <text:p>979257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15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2</text:p>
          </table:table-cell>
          <table:table-cell office:value-type="string" calcext:value-type="string">
            <text:p>PAPARA ELEKTRONİK PARA VE ÖDEME HİZMETLE</text:p>
          </table:table-cell>
          <table:table-cell office:value-type="string" calcext:value-type="string">
            <text:p>460957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16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2</text:p>
          </table:table-cell>
          <table:table-cell office:value-type="string" calcext:value-type="string">
            <text:p>PAPARA ELEKTRONİK PARA VE ÖDEME HİZMETLE</text:p>
          </table:table-cell>
          <table:table-cell office:value-type="string" calcext:value-type="string">
            <text:p>460958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17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2</text:p>
          </table:table-cell>
          <table:table-cell office:value-type="string" calcext:value-type="string">
            <text:p>PAPARA ELEKTRONİK PARA VE ÖDEME HİZMETLE</text:p>
          </table:table-cell>
          <table:table-cell office:value-type="string" calcext:value-type="string">
            <text:p>460959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18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2</text:p>
          </table:table-cell>
          <table:table-cell office:value-type="string" calcext:value-type="string">
            <text:p>PAPARA ELEKTRONİK PARA VE ÖDEME HİZMETLE</text:p>
          </table:table-cell>
          <table:table-cell office:value-type="string" calcext:value-type="string">
            <text:p>52979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19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2</text:p>
          </table:table-cell>
          <table:table-cell office:value-type="string" calcext:value-type="string">
            <text:p>PAPARA ELEKTRONİK PARA VE ÖDEME HİZMETLE</text:p>
          </table:table-cell>
          <table:table-cell office:value-type="string" calcext:value-type="string">
            <text:p>53138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20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2</text:p>
          </table:table-cell>
          <table:table-cell office:value-type="string" calcext:value-type="string">
            <text:p>PAPARA ELEKTRONİK PARA VE ÖDEME HİZMETLE</text:p>
          </table:table-cell>
          <table:table-cell office:value-type="string" calcext:value-type="string">
            <text:p>53592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21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2</text:p>
          </table:table-cell>
          <table:table-cell office:value-type="string" calcext:value-type="string">
            <text:p>PAPARA ELEKTRONİK PARA VE ÖDEME HİZMETLE</text:p>
          </table:table-cell>
          <table:table-cell office:value-type="string" calcext:value-type="string">
            <text:p>53937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22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2</text:p>
          </table:table-cell>
          <table:table-cell office:value-type="string" calcext:value-type="string">
            <text:p>PAPARA ELEKTRONİK PARA VE ÖDEME HİZMETLE</text:p>
          </table:table-cell>
          <table:table-cell office:value-type="string" calcext:value-type="string">
            <text:p>54879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23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3</text:p>
          </table:table-cell>
          <table:table-cell office:value-type="string" calcext:value-type="string">
            <text:p>POSTA VE TELGRAF TEŞKİLATI A.Ş.</text:p>
          </table:table-cell>
          <table:table-cell office:value-type="string" calcext:value-type="string">
            <text:p>434913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24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3</text:p>
          </table:table-cell>
          <table:table-cell office:value-type="string" calcext:value-type="string">
            <text:p>POSTA VE TELGRAF TEŞKİLATI A.Ş.</text:p>
          </table:table-cell>
          <table:table-cell office:value-type="string" calcext:value-type="string">
            <text:p>43491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25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3</text:p>
          </table:table-cell>
          <table:table-cell office:value-type="string" calcext:value-type="string">
            <text:p>POSTA VE TELGRAF TEŞKİLATI A.Ş.</text:p>
          </table:table-cell>
          <table:table-cell office:value-type="string" calcext:value-type="string">
            <text:p>533207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26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3</text:p>
          </table:table-cell>
          <table:table-cell office:value-type="string" calcext:value-type="string">
            <text:p>POSTA VE TELGRAF TEŞKİLATI A.Ş.</text:p>
          </table:table-cell>
          <table:table-cell office:value-type="string" calcext:value-type="string">
            <text:p>536696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27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3</text:p>
          </table:table-cell>
          <table:table-cell office:value-type="string" calcext:value-type="string">
            <text:p>POSTA VE TELGRAF TEŞKİLATI A.Ş.</text:p>
          </table:table-cell>
          <table:table-cell office:value-type="string" calcext:value-type="string">
            <text:p>537608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28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3</text:p>
          </table:table-cell>
          <table:table-cell office:value-type="string" calcext:value-type="string">
            <text:p>POSTA VE TELGRAF TEŞKİLATI A.Ş.</text:p>
          </table:table-cell>
          <table:table-cell office:value-type="string" calcext:value-type="string">
            <text:p>67120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29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3</text:p>
          </table:table-cell>
          <table:table-cell office:value-type="string" calcext:value-type="string">
            <text:p>POSTA VE TELGRAF TEŞKİLATI A.Ş.</text:p>
          </table:table-cell>
          <table:table-cell office:value-type="string" calcext:value-type="string">
            <text:p>900029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30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3</text:p>
          </table:table-cell>
          <table:table-cell office:value-type="string" calcext:value-type="string">
            <text:p>POSTA VE TELGRAF TEŞKİLATI A.Ş.</text:p>
          </table:table-cell>
          <table:table-cell office:value-type="string" calcext:value-type="string">
            <text:p>979249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31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3</text:p>
          </table:table-cell>
          <table:table-cell office:value-type="string" calcext:value-type="string">
            <text:p>POSTA VE TELGRAF TEŞKİLATI A.Ş.</text:p>
          </table:table-cell>
          <table:table-cell office:value-type="string" calcext:value-type="string">
            <text:p>979254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32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3</text:p>
          </table:table-cell>
          <table:table-cell office:value-type="string" calcext:value-type="string">
            <text:p>POSTA VE TELGRAF TEŞKİLATI A.Ş.</text:p>
          </table:table-cell>
          <table:table-cell office:value-type="string" calcext:value-type="string">
            <text:p>979259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33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3</text:p>
          </table:table-cell>
          <table:table-cell office:value-type="string" calcext:value-type="string">
            <text:p>POSTA VE TELGRAF TEŞKİLATI A.Ş.</text:p>
          </table:table-cell>
          <table:table-cell office:value-type="string" calcext:value-type="string">
            <text:p>979277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34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3</text:p>
          </table:table-cell>
          <table:table-cell office:value-type="string" calcext:value-type="string">
            <text:p>POSTA VE TELGRAF TEŞKİLATI A.Ş.</text:p>
          </table:table-cell>
          <table:table-cell office:value-type="string" calcext:value-type="string">
            <text:p>979278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35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4</text:p>
          </table:table-cell>
          <table:table-cell office:value-type="string" calcext:value-type="string">
            <text:p>İNİNAL ÖDEME VE ELEKTRONİK PARA HİZ. A.Ş</text:p>
          </table:table-cell>
          <table:table-cell office:value-type="string" calcext:value-type="string">
            <text:p>439748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36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4</text:p>
          </table:table-cell>
          <table:table-cell office:value-type="string" calcext:value-type="string">
            <text:p>İNİNAL ÖDEME VE ELEKTRONİK PARA HİZ. A.Ş</text:p>
          </table:table-cell>
          <table:table-cell office:value-type="string" calcext:value-type="string">
            <text:p>460962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37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4</text:p>
          </table:table-cell>
          <table:table-cell office:value-type="string" calcext:value-type="string">
            <text:p>İNİNAL ÖDEME VE ELEKTRONİK PARA HİZ. A.Ş</text:p>
          </table:table-cell>
          <table:table-cell office:value-type="string" calcext:value-type="string">
            <text:p>463367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38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4</text:p>
          </table:table-cell>
          <table:table-cell office:value-type="string" calcext:value-type="string">
            <text:p>İNİNAL ÖDEME VE ELEKTRONİK PARA HİZ. A.Ş</text:p>
          </table:table-cell>
          <table:table-cell office:value-type="string" calcext:value-type="string">
            <text:p>47394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39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4</text:p>
          </table:table-cell>
          <table:table-cell office:value-type="string" calcext:value-type="string">
            <text:p>İNİNAL ÖDEME VE ELEKTRONİK PARA HİZ. A.Ş</text:p>
          </table:table-cell>
          <table:table-cell office:value-type="string" calcext:value-type="string">
            <text:p>4785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40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4</text:p>
          </table:table-cell>
          <table:table-cell office:value-type="string" calcext:value-type="string">
            <text:p>İNİNAL ÖDEME VE ELEKTRONİK PARA HİZ. A.Ş</text:p>
          </table:table-cell>
          <table:table-cell office:value-type="string" calcext:value-type="string">
            <text:p>979266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41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5</text:p>
          </table:table-cell>
          <table:table-cell office:value-type="string" calcext:value-type="string">
            <text:p>TURKCELL ÖDEME VE ELEKT. PARA HİZ. A.Ş.</text:p>
          </table:table-cell>
          <table:table-cell office:value-type="string" calcext:value-type="string">
            <text:p>434727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42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5</text:p>
          </table:table-cell>
          <table:table-cell office:value-type="string" calcext:value-type="string">
            <text:p>TURKCELL ÖDEME VE ELEKT. PARA HİZ. A.Ş.</text:p>
          </table:table-cell>
          <table:table-cell office:value-type="string" calcext:value-type="string">
            <text:p>471688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43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5</text:p>
          </table:table-cell>
          <table:table-cell office:value-type="string" calcext:value-type="string">
            <text:p>TURKCELL ÖDEME VE ELEKT. PARA HİZ. A.Ş.</text:p>
          </table:table-cell>
          <table:table-cell office:value-type="string" calcext:value-type="string">
            <text:p>53543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44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</text:p>
          </table:table-cell>
          <table:table-cell office:value-type="string" calcext:value-type="string">
            <text:p>PALADYUM ELEKT. PARA VE ÖDEME HİZM. A.Ş.</text:p>
          </table:table-cell>
          <table:table-cell office:value-type="string" calcext:value-type="string">
            <text:p>439683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45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</text:p>
          </table:table-cell>
          <table:table-cell office:value-type="string" calcext:value-type="string">
            <text:p>PALADYUM ELEKT. PARA VE ÖDEME HİZM. A.Ş.</text:p>
          </table:table-cell>
          <table:table-cell office:value-type="string" calcext:value-type="string">
            <text:p>43972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46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</text:p>
          </table:table-cell>
          <table:table-cell office:value-type="string" calcext:value-type="string">
            <text:p>PALADYUM ELEKT. PARA VE ÖDEME HİZM. A.Ş.</text:p>
          </table:table-cell>
          <table:table-cell office:value-type="string" calcext:value-type="string">
            <text:p>979260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47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ZİRAAT BANKASI</text:p>
          </table:table-cell>
          <table:table-cell office:value-type="string" calcext:value-type="string">
            <text:p>404591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48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ZİRAAT BANKASI</text:p>
          </table:table-cell>
          <table:table-cell office:value-type="string" calcext:value-type="string">
            <text:p>40781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49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ZİRAAT BANKASI</text:p>
          </table:table-cell>
          <table:table-cell office:value-type="string" calcext:value-type="string">
            <text:p>413226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50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ZİRAAT BANKASI</text:p>
          </table:table-cell>
          <table:table-cell office:value-type="string" calcext:value-type="string">
            <text:p>434528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51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ZİRAAT BANKASI</text:p>
          </table:table-cell>
          <table:table-cell office:value-type="string" calcext:value-type="string">
            <text:p>434529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52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ZİRAAT BANKASI</text:p>
          </table:table-cell>
          <table:table-cell office:value-type="string" calcext:value-type="string">
            <text:p>439561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53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ZİRAAT BANKASI</text:p>
          </table:table-cell>
          <table:table-cell office:value-type="string" calcext:value-type="string">
            <text:p>444676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54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ZİRAAT BANKASI</text:p>
          </table:table-cell>
          <table:table-cell office:value-type="string" calcext:value-type="string">
            <text:p>444677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55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ZİRAAT BANKASI</text:p>
          </table:table-cell>
          <table:table-cell office:value-type="string" calcext:value-type="string">
            <text:p>444678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56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ZİRAAT BANKASI</text:p>
          </table:table-cell>
          <table:table-cell office:value-type="string" calcext:value-type="string">
            <text:p>44750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57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ZİRAAT BANKASI</text:p>
          </table:table-cell>
          <table:table-cell office:value-type="string" calcext:value-type="string">
            <text:p>454671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2"/>
          <table:table-cell table:formula="of:=VLOOKUP([.C58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ZİRAAT BANKASI</text:p>
          </table:table-cell>
          <table:table-cell office:value-type="string" calcext:value-type="string">
            <text:p>454672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59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ZİRAAT BANKASI</text:p>
          </table:table-cell>
          <table:table-cell office:value-type="string" calcext:value-type="string">
            <text:p>454673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formula="of:=VLOOKUP([.C60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ZİRAAT BANKASI</text:p>
          </table:table-cell>
          <table:table-cell office:value-type="string" calcext:value-type="string">
            <text:p>45467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2"/>
          <table:table-cell table:formula="of:=VLOOKUP([.C61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ZİRAAT BANKASI</text:p>
          </table:table-cell>
          <table:table-cell office:value-type="string" calcext:value-type="string">
            <text:p>460952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62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ZİRAAT BANKASI</text:p>
          </table:table-cell>
          <table:table-cell office:value-type="string" calcext:value-type="string">
            <text:p>46988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formula="of:=VLOOKUP([.C63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ZİRAAT BANKASI</text:p>
          </table:table-cell>
          <table:table-cell office:value-type="string" calcext:value-type="string">
            <text:p>476619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64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ZİRAAT BANKASI</text:p>
          </table:table-cell>
          <table:table-cell office:value-type="string" calcext:value-type="string">
            <text:p>48246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65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ZİRAAT BANKASI</text:p>
          </table:table-cell>
          <table:table-cell office:value-type="string" calcext:value-type="string">
            <text:p>487146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66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ZİRAAT BANKASI</text:p>
          </table:table-cell>
          <table:table-cell office:value-type="string" calcext:value-type="string">
            <text:p>487147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formula="of:=VLOOKUP([.C67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ZİRAAT BANKASI</text:p>
          </table:table-cell>
          <table:table-cell office:value-type="string" calcext:value-type="string">
            <text:p>487148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68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ZİRAAT BANKASI</text:p>
          </table:table-cell>
          <table:table-cell office:value-type="string" calcext:value-type="string">
            <text:p>487149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69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ZİRAAT BANKASI</text:p>
          </table:table-cell>
          <table:table-cell office:value-type="string" calcext:value-type="string">
            <text:p>51188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70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ZİRAAT BANKASI</text:p>
          </table:table-cell>
          <table:table-cell office:value-type="string" calcext:value-type="string">
            <text:p>51244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71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ZİRAAT BANKASI</text:p>
          </table:table-cell>
          <table:table-cell office:value-type="string" calcext:value-type="string">
            <text:p>513662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72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ZİRAAT BANKASI</text:p>
          </table:table-cell>
          <table:table-cell office:value-type="string" calcext:value-type="string">
            <text:p>516932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73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ZİRAAT BANKASI</text:p>
          </table:table-cell>
          <table:table-cell office:value-type="string" calcext:value-type="string">
            <text:p>52352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74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ZİRAAT BANKASI</text:p>
          </table:table-cell>
          <table:table-cell office:value-type="string" calcext:value-type="string">
            <text:p>52532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75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ZİRAAT BANKASI</text:p>
          </table:table-cell>
          <table:table-cell office:value-type="string" calcext:value-type="string">
            <text:p>527682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76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ZİRAAT BANKASI</text:p>
          </table:table-cell>
          <table:table-cell office:value-type="string" calcext:value-type="string">
            <text:p>527737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formula="of:=VLOOKUP([.C77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ZİRAAT BANKASI</text:p>
          </table:table-cell>
          <table:table-cell office:value-type="string" calcext:value-type="string">
            <text:p>528208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78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ZİRAAT BANKASI</text:p>
          </table:table-cell>
          <table:table-cell office:value-type="string" calcext:value-type="string">
            <text:p>53090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79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ZİRAAT BANKASI</text:p>
          </table:table-cell>
          <table:table-cell office:value-type="string" calcext:value-type="string">
            <text:p>531102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80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ZİRAAT BANKASI</text:p>
          </table:table-cell>
          <table:table-cell office:value-type="string" calcext:value-type="string">
            <text:p>53315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81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ZİRAAT BANKASI</text:p>
          </table:table-cell>
          <table:table-cell office:value-type="string" calcext:value-type="string">
            <text:p>534981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82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ZİRAAT BANKASI</text:p>
          </table:table-cell>
          <table:table-cell office:value-type="string" calcext:value-type="string">
            <text:p>53573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83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ZİRAAT BANKASI</text:p>
          </table:table-cell>
          <table:table-cell office:value-type="string" calcext:value-type="string">
            <text:p>53747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84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ZİRAAT BANKASI</text:p>
          </table:table-cell>
          <table:table-cell office:value-type="string" calcext:value-type="string">
            <text:p>54013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2"/>
          <table:table-cell table:formula="of:=VLOOKUP([.C85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ZİRAAT BANKASI</text:p>
          </table:table-cell>
          <table:table-cell office:value-type="string" calcext:value-type="string">
            <text:p>54013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2"/>
          <table:table-cell table:formula="of:=VLOOKUP([.C86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ZİRAAT BANKASI</text:p>
          </table:table-cell>
          <table:table-cell office:value-type="string" calcext:value-type="string">
            <text:p>54237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87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ZİRAAT BANKASI</text:p>
          </table:table-cell>
          <table:table-cell office:value-type="string" calcext:value-type="string">
            <text:p>542941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88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ZİRAAT BANKASI</text:p>
          </table:table-cell>
          <table:table-cell office:value-type="string" calcext:value-type="string">
            <text:p>546957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89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ZİRAAT BANKASI</text:p>
          </table:table-cell>
          <table:table-cell office:value-type="string" calcext:value-type="string">
            <text:p>547287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formula="of:=VLOOKUP([.C90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ZİRAAT BANKASI</text:p>
          </table:table-cell>
          <table:table-cell office:value-type="string" calcext:value-type="string">
            <text:p>54944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91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ZİRAAT BANKASI</text:p>
          </table:table-cell>
          <table:table-cell office:value-type="string" calcext:value-type="string">
            <text:p>650083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92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ZİRAAT BANKASI</text:p>
          </table:table-cell>
          <table:table-cell office:value-type="string" calcext:value-type="string">
            <text:p>650268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93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ZİRAAT BANKASI</text:p>
          </table:table-cell>
          <table:table-cell office:value-type="string" calcext:value-type="string">
            <text:p>650273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94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ZİRAAT BANKASI</text:p>
          </table:table-cell>
          <table:table-cell office:value-type="string" calcext:value-type="string">
            <text:p>650274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95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ZİRAAT BANKASI</text:p>
          </table:table-cell>
          <table:table-cell office:value-type="string" calcext:value-type="string">
            <text:p>67612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96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ZİRAAT BANKASI</text:p>
          </table:table-cell>
          <table:table-cell office:value-type="string" calcext:value-type="string">
            <text:p>67612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97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ZİRAAT BANKASI</text:p>
          </table:table-cell>
          <table:table-cell office:value-type="string" calcext:value-type="string">
            <text:p>900027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98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ZİRAAT BANKASI</text:p>
          </table:table-cell>
          <table:table-cell office:value-type="string" calcext:value-type="string">
            <text:p>979217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99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ZİRAAT BANKASI</text:p>
          </table:table-cell>
          <table:table-cell office:value-type="string" calcext:value-type="string">
            <text:p>979280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100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2</text:p>
          </table:table-cell>
          <table:table-cell office:value-type="string" calcext:value-type="string">
            <text:p>T. HALK BANKASI A.Ş.</text:p>
          </table:table-cell>
          <table:table-cell office:value-type="string" calcext:value-type="string">
            <text:p>113012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YIAMEX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101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2</text:p>
          </table:table-cell>
          <table:table-cell office:value-type="string" calcext:value-type="string">
            <text:p>T. HALK BANKASI A.Ş.</text:p>
          </table:table-cell>
          <table:table-cell office:value-type="string" calcext:value-type="string">
            <text:p>401049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102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2</text:p>
          </table:table-cell>
          <table:table-cell office:value-type="string" calcext:value-type="string">
            <text:p>T. HALK BANKASI A.Ş.</text:p>
          </table:table-cell>
          <table:table-cell office:value-type="string" calcext:value-type="string">
            <text:p>41551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103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2</text:p>
          </table:table-cell>
          <table:table-cell office:value-type="string" calcext:value-type="string">
            <text:p>T. HALK BANKASI A.Ş.</text:p>
          </table:table-cell>
          <table:table-cell office:value-type="string" calcext:value-type="string">
            <text:p>41551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104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2</text:p>
          </table:table-cell>
          <table:table-cell office:value-type="string" calcext:value-type="string">
            <text:p>T. HALK BANKASI A.Ş.</text:p>
          </table:table-cell>
          <table:table-cell office:value-type="string" calcext:value-type="string">
            <text:p>416607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105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2</text:p>
          </table:table-cell>
          <table:table-cell office:value-type="string" calcext:value-type="string">
            <text:p>T. HALK BANKASI A.Ş.</text:p>
          </table:table-cell>
          <table:table-cell office:value-type="string" calcext:value-type="string">
            <text:p>42103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106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2</text:p>
          </table:table-cell>
          <table:table-cell office:value-type="string" calcext:value-type="string">
            <text:p>T. HALK BANKASI A.Ş.</text:p>
          </table:table-cell>
          <table:table-cell office:value-type="string" calcext:value-type="string">
            <text:p>42348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107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2</text:p>
          </table:table-cell>
          <table:table-cell office:value-type="string" calcext:value-type="string">
            <text:p>T. HALK BANKASI A.Ş.</text:p>
          </table:table-cell>
          <table:table-cell office:value-type="string" calcext:value-type="string">
            <text:p>44750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108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2</text:p>
          </table:table-cell>
          <table:table-cell office:value-type="string" calcext:value-type="string">
            <text:p>T. HALK BANKASI A.Ş.</text:p>
          </table:table-cell>
          <table:table-cell office:value-type="string" calcext:value-type="string">
            <text:p>45145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109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2</text:p>
          </table:table-cell>
          <table:table-cell office:value-type="string" calcext:value-type="string">
            <text:p>T. HALK BANKASI A.Ş.</text:p>
          </table:table-cell>
          <table:table-cell office:value-type="string" calcext:value-type="string">
            <text:p>45694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formula="of:=VLOOKUP([.C110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2</text:p>
          </table:table-cell>
          <table:table-cell office:value-type="string" calcext:value-type="string">
            <text:p>T. HALK BANKASI A.Ş.</text:p>
          </table:table-cell>
          <table:table-cell office:value-type="string" calcext:value-type="string">
            <text:p>46626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111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2</text:p>
          </table:table-cell>
          <table:table-cell office:value-type="string" calcext:value-type="string">
            <text:p>T. HALK BANKASI A.Ş.</text:p>
          </table:table-cell>
          <table:table-cell office:value-type="string" calcext:value-type="string">
            <text:p>478551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112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2</text:p>
          </table:table-cell>
          <table:table-cell office:value-type="string" calcext:value-type="string">
            <text:p>T. HALK BANKASI A.Ş.</text:p>
          </table:table-cell>
          <table:table-cell office:value-type="string" calcext:value-type="string">
            <text:p>49209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113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2</text:p>
          </table:table-cell>
          <table:table-cell office:value-type="string" calcext:value-type="string">
            <text:p>T. HALK BANKASI A.Ş.</text:p>
          </table:table-cell>
          <table:table-cell office:value-type="string" calcext:value-type="string">
            <text:p>49209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114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2</text:p>
          </table:table-cell>
          <table:table-cell office:value-type="string" calcext:value-type="string">
            <text:p>T. HALK BANKASI A.Ş.</text:p>
          </table:table-cell>
          <table:table-cell office:value-type="string" calcext:value-type="string">
            <text:p>498852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formula="of:=VLOOKUP([.C115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2</text:p>
          </table:table-cell>
          <table:table-cell office:value-type="string" calcext:value-type="string">
            <text:p>T. HALK BANKASI A.Ş.</text:p>
          </table:table-cell>
          <table:table-cell office:value-type="string" calcext:value-type="string">
            <text:p>499821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116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2</text:p>
          </table:table-cell>
          <table:table-cell office:value-type="string" calcext:value-type="string">
            <text:p>T. HALK BANKASI A.Ş.</text:p>
          </table:table-cell>
          <table:table-cell office:value-type="string" calcext:value-type="string">
            <text:p>510056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117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2</text:p>
          </table:table-cell>
          <table:table-cell office:value-type="string" calcext:value-type="string">
            <text:p>T. HALK BANKASI A.Ş.</text:p>
          </table:table-cell>
          <table:table-cell office:value-type="string" calcext:value-type="string">
            <text:p>521378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118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2</text:p>
          </table:table-cell>
          <table:table-cell office:value-type="string" calcext:value-type="string">
            <text:p>T. HALK BANKASI A.Ş.</text:p>
          </table:table-cell>
          <table:table-cell office:value-type="string" calcext:value-type="string">
            <text:p>52628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119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2</text:p>
          </table:table-cell>
          <table:table-cell office:value-type="string" calcext:value-type="string">
            <text:p>T. HALK BANKASI A.Ş.</text:p>
          </table:table-cell>
          <table:table-cell office:value-type="string" calcext:value-type="string">
            <text:p>52629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120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2</text:p>
          </table:table-cell>
          <table:table-cell office:value-type="string" calcext:value-type="string">
            <text:p>T. HALK BANKASI A.Ş.</text:p>
          </table:table-cell>
          <table:table-cell office:value-type="string" calcext:value-type="string">
            <text:p>52728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formula="of:=VLOOKUP([.C121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2</text:p>
          </table:table-cell>
          <table:table-cell office:value-type="string" calcext:value-type="string">
            <text:p>T. HALK BANKASI A.Ş.</text:p>
          </table:table-cell>
          <table:table-cell office:value-type="string" calcext:value-type="string">
            <text:p>535241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122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2</text:p>
          </table:table-cell>
          <table:table-cell office:value-type="string" calcext:value-type="string">
            <text:p>T. HALK BANKASI A.Ş.</text:p>
          </table:table-cell>
          <table:table-cell office:value-type="string" calcext:value-type="string">
            <text:p>53650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123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2</text:p>
          </table:table-cell>
          <table:table-cell office:value-type="string" calcext:value-type="string">
            <text:p>T. HALK BANKASI A.Ş.</text:p>
          </table:table-cell>
          <table:table-cell office:value-type="string" calcext:value-type="string">
            <text:p>53750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124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2</text:p>
          </table:table-cell>
          <table:table-cell office:value-type="string" calcext:value-type="string">
            <text:p>T. HALK BANKASI A.Ş.</text:p>
          </table:table-cell>
          <table:table-cell office:value-type="string" calcext:value-type="string">
            <text:p>54043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125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2</text:p>
          </table:table-cell>
          <table:table-cell office:value-type="string" calcext:value-type="string">
            <text:p>T. HALK BANKASI A.Ş.</text:p>
          </table:table-cell>
          <table:table-cell office:value-type="string" calcext:value-type="string">
            <text:p>543081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126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2</text:p>
          </table:table-cell>
          <table:table-cell office:value-type="string" calcext:value-type="string">
            <text:p>T. HALK BANKASI A.Ş.</text:p>
          </table:table-cell>
          <table:table-cell office:value-type="string" calcext:value-type="string">
            <text:p>55287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formula="of:=VLOOKUP([.C127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2</text:p>
          </table:table-cell>
          <table:table-cell office:value-type="string" calcext:value-type="string">
            <text:p>T. HALK BANKASI A.Ş.</text:p>
          </table:table-cell>
          <table:table-cell office:value-type="string" calcext:value-type="string">
            <text:p>639001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128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2</text:p>
          </table:table-cell>
          <table:table-cell office:value-type="string" calcext:value-type="string">
            <text:p>T. HALK BANKASI A.Ş.</text:p>
          </table:table-cell>
          <table:table-cell office:value-type="string" calcext:value-type="string">
            <text:p>676258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129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2</text:p>
          </table:table-cell>
          <table:table-cell office:value-type="string" calcext:value-type="string">
            <text:p>T. HALK BANKASI A.Ş.</text:p>
          </table:table-cell>
          <table:table-cell office:value-type="string" calcext:value-type="string">
            <text:p>900015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130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2</text:p>
          </table:table-cell>
          <table:table-cell office:value-type="string" calcext:value-type="string">
            <text:p>T. HALK BANKASI A.Ş.</text:p>
          </table:table-cell>
          <table:table-cell office:value-type="string" calcext:value-type="string">
            <text:p>979210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131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2</text:p>
          </table:table-cell>
          <table:table-cell office:value-type="string" calcext:value-type="string">
            <text:p>T. HALK BANKASI A.Ş.</text:p>
          </table:table-cell>
          <table:table-cell office:value-type="string" calcext:value-type="string">
            <text:p>979212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132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2</text:p>
          </table:table-cell>
          <table:table-cell office:value-type="string" calcext:value-type="string">
            <text:p>T. HALK BANKASI A.Ş.</text:p>
          </table:table-cell>
          <table:table-cell office:value-type="string" calcext:value-type="string">
            <text:p>979238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133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string" calcext:value-type="string">
            <text:p>113015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YIAMEX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134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string" calcext:value-type="string">
            <text:p>40294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style-name="Default" office:value-type="string" calcext:value-type="string">
            <text:p>World</text:p>
          </table:table-cell>
          <table:table-cell table:style-name="Default" office:value-type="string" calcext:value-type="string">
            <text:p>Kredi Kartı</text:p>
          </table:table-cell>
          <table:table-cell table:style-name="Default" office:value-type="string" calcext:value-type="string">
            <text:p>YapıKredi</text:p>
          </table:table-cell>
          <table:table-cell table:style-name="Default" office:value-type="string" calcext:value-type="string">
            <text:p>World</text:p>
          </table:table-cell>
          <table:table-cell office:value-type="string" calcext:value-type="string">
            <text:p>Hayır</text:p>
          </table:table-cell>
          <table:table-cell table:formula="of:=VLOOKUP([.C135];[YapıKredi.B$25:.B$99];1;FALSE())" office:value-type="float" office:value="402940" calcext:value-type="float">
            <text:p>40294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string" calcext:value-type="string">
            <text:p>40908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style-name="Default" office:value-type="string" calcext:value-type="string">
            <text:p>World</text:p>
          </table:table-cell>
          <table:table-cell table:style-name="Default" office:value-type="string" calcext:value-type="string">
            <text:p>Kredi Kartı</text:p>
          </table:table-cell>
          <table:table-cell table:style-name="Default" office:value-type="string" calcext:value-type="string">
            <text:p>YapıKredi</text:p>
          </table:table-cell>
          <table:table-cell table:style-name="Default" office:value-type="string" calcext:value-type="string">
            <text:p>World</text:p>
          </table:table-cell>
          <table:table-cell office:value-type="string" calcext:value-type="string">
            <text:p>Hayır</text:p>
          </table:table-cell>
          <table:table-cell table:formula="of:=VLOOKUP([.C136];[YapıKredi.B$25:.B$99];1;FALSE())" office:value-type="float" office:value="409084" calcext:value-type="float">
            <text:p>409084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string" calcext:value-type="string">
            <text:p>41172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style-name="Default" office:value-type="string" calcext:value-type="string">
            <text:p>World</text:p>
          </table:table-cell>
          <table:table-cell table:style-name="Default" office:value-type="string" calcext:value-type="string">
            <text:p>Kredi Kartı</text:p>
          </table:table-cell>
          <table:table-cell table:style-name="Default" office:value-type="string" calcext:value-type="string">
            <text:p>YapıKredi</text:p>
          </table:table-cell>
          <table:table-cell table:style-name="Default" office:value-type="string" calcext:value-type="string">
            <text:p>World</text:p>
          </table:table-cell>
          <table:table-cell office:value-type="string" calcext:value-type="string">
            <text:p>Hayır</text:p>
          </table:table-cell>
          <table:table-cell table:formula="of:=VLOOKUP([.C137];[YapıKredi.B$25:.B$99];1;FALSE())" office:value-type="float" office:value="411724" calcext:value-type="float">
            <text:p>411724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string" calcext:value-type="string">
            <text:p>411943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style-name="Default" office:value-type="string" calcext:value-type="string">
            <text:p>World</text:p>
          </table:table-cell>
          <table:table-cell table:style-name="Default" office:value-type="string" calcext:value-type="string">
            <text:p>Kredi Kartı</text:p>
          </table:table-cell>
          <table:table-cell table:style-name="Default" office:value-type="string" calcext:value-type="string">
            <text:p>YapıKredi</text:p>
          </table:table-cell>
          <table:table-cell table:style-name="Default" office:value-type="string" calcext:value-type="string">
            <text:p>World</text:p>
          </table:table-cell>
          <table:table-cell office:value-type="string" calcext:value-type="string">
            <text:p>Hayır</text:p>
          </table:table-cell>
          <table:table-cell table:formula="of:=VLOOKUP([.C138];[YapıKredi.B$25:.B$99];1;FALSE())" office:value-type="float" office:value="411943" calcext:value-type="float">
            <text:p>411943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string" calcext:value-type="string">
            <text:p>41194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style-name="Default" office:value-type="string" calcext:value-type="string">
            <text:p>World</text:p>
          </table:table-cell>
          <table:table-cell table:style-name="Default" office:value-type="string" calcext:value-type="string">
            <text:p>Kredi Kartı</text:p>
          </table:table-cell>
          <table:table-cell table:style-name="Default" office:value-type="string" calcext:value-type="string">
            <text:p>YapıKredi</text:p>
          </table:table-cell>
          <table:table-cell table:style-name="Default" office:value-type="string" calcext:value-type="string">
            <text:p>World</text:p>
          </table:table-cell>
          <table:table-cell office:value-type="string" calcext:value-type="string">
            <text:p>Hayır</text:p>
          </table:table-cell>
          <table:table-cell table:formula="of:=VLOOKUP([.C139];[YapıKredi.B$25:.B$99];1;FALSE())" office:value-type="float" office:value="411944" calcext:value-type="float">
            <text:p>411944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string" calcext:value-type="string">
            <text:p>411979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style-name="Default" office:value-type="string" calcext:value-type="string">
            <text:p>World</text:p>
          </table:table-cell>
          <table:table-cell table:style-name="Default" office:value-type="string" calcext:value-type="string">
            <text:p>Kredi Kartı</text:p>
          </table:table-cell>
          <table:table-cell table:style-name="Default" office:value-type="string" calcext:value-type="string">
            <text:p>YapıKredi</text:p>
          </table:table-cell>
          <table:table-cell table:style-name="Default" office:value-type="string" calcext:value-type="string">
            <text:p>World</text:p>
          </table:table-cell>
          <table:table-cell office:value-type="string" calcext:value-type="string">
            <text:p>Hayır</text:p>
          </table:table-cell>
          <table:table-cell table:formula="of:=VLOOKUP([.C140];[YapıKredi.B$25:.B$99];1;FALSE())" office:value-type="float" office:value="411979" calcext:value-type="float">
            <text:p>411979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string" calcext:value-type="string">
            <text:p>415792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style-name="Default" office:value-type="string" calcext:value-type="string">
            <text:p>World</text:p>
          </table:table-cell>
          <table:table-cell table:style-name="Default" office:value-type="string" calcext:value-type="string">
            <text:p>Kredi Kartı</text:p>
          </table:table-cell>
          <table:table-cell table:style-name="Default" office:value-type="string" calcext:value-type="string">
            <text:p>YapıKredi</text:p>
          </table:table-cell>
          <table:table-cell table:style-name="Default" office:value-type="string" calcext:value-type="string">
            <text:p>World</text:p>
          </table:table-cell>
          <table:table-cell office:value-type="string" calcext:value-type="string">
            <text:p>Hayır</text:p>
          </table:table-cell>
          <table:table-cell table:formula="of:=VLOOKUP([.C141];[YapıKredi.B$25:.B$99];1;FALSE())" office:value-type="float" office:value="415792" calcext:value-type="float">
            <text:p>41579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string" calcext:value-type="string">
            <text:p>423478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V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142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string" calcext:value-type="string">
            <text:p>42894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style-name="Default" office:value-type="string" calcext:value-type="string">
            <text:p>World</text:p>
          </table:table-cell>
          <table:table-cell table:style-name="Default" office:value-type="string" calcext:value-type="string">
            <text:p>Kredi Kartı</text:p>
          </table:table-cell>
          <table:table-cell table:style-name="Default" office:value-type="string" calcext:value-type="string">
            <text:p>YapıKredi</text:p>
          </table:table-cell>
          <table:table-cell table:style-name="Default" office:value-type="string" calcext:value-type="string">
            <text:p>World</text:p>
          </table:table-cell>
          <table:table-cell office:value-type="string" calcext:value-type="string">
            <text:p>Evet</text:p>
          </table:table-cell>
          <table:table-cell table:formula="of:=VLOOKUP([.C143];[YapıKredi.B$25:.B$99];1;FALSE())" office:value-type="float" office:value="428945" calcext:value-type="float">
            <text:p>428945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string" calcext:value-type="string">
            <text:p>43453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144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string" calcext:value-type="string">
            <text:p>43472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style-name="Default" office:value-type="string" calcext:value-type="string">
            <text:p>World</text:p>
          </table:table-cell>
          <table:table-cell table:style-name="Default" office:value-type="string" calcext:value-type="string">
            <text:p>Kredi Kartı</text:p>
          </table:table-cell>
          <table:table-cell table:style-name="Default" office:value-type="string" calcext:value-type="string">
            <text:p>YapıKredi</text:p>
          </table:table-cell>
          <table:table-cell table:style-name="Default" office:value-type="string" calcext:value-type="string">
            <text:p>World</text:p>
          </table:table-cell>
          <table:table-cell office:value-type="string" calcext:value-type="string">
            <text:p>Hayır</text:p>
          </table:table-cell>
          <table:table-cell table:formula="of:=VLOOKUP([.C145];[YapıKredi.B$25:.B$99];1;FALSE())" office:value-type="float" office:value="434724" calcext:value-type="float">
            <text:p>434724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string" calcext:value-type="string">
            <text:p>442671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146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string" calcext:value-type="string">
            <text:p>459252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style-name="Default" office:value-type="string" calcext:value-type="string">
            <text:p>World</text:p>
          </table:table-cell>
          <table:table-cell table:style-name="Default" office:value-type="string" calcext:value-type="string">
            <text:p>Kredi Kartı</text:p>
          </table:table-cell>
          <table:table-cell table:style-name="Default" office:value-type="string" calcext:value-type="string">
            <text:p>YapıKredi</text:p>
          </table:table-cell>
          <table:table-cell table:style-name="Default" office:value-type="string" calcext:value-type="string">
            <text:p>World</text:p>
          </table:table-cell>
          <table:table-cell office:value-type="string" calcext:value-type="string">
            <text:p>Evet</text:p>
          </table:table-cell>
          <table:table-cell table:formula="of:=VLOOKUP([.C147];[YapıKredi.B$25:.B$99];1;FALSE())" office:value-type="float" office:value="459252" calcext:value-type="float">
            <text:p>45925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string" calcext:value-type="string">
            <text:p>479909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style-name="Default" office:value-type="string" calcext:value-type="string">
            <text:p>World</text:p>
          </table:table-cell>
          <table:table-cell table:style-name="Default" office:value-type="string" calcext:value-type="string">
            <text:p>Kredi Kartı</text:p>
          </table:table-cell>
          <table:table-cell table:style-name="Default" office:value-type="string" calcext:value-type="string">
            <text:p>YapıKredi</text:p>
          </table:table-cell>
          <table:table-cell table:style-name="Default" office:value-type="string" calcext:value-type="string">
            <text:p>World</text:p>
          </table:table-cell>
          <table:table-cell office:value-type="string" calcext:value-type="string">
            <text:p>Hayır</text:p>
          </table:table-cell>
          <table:table-cell table:formula="of:=VLOOKUP([.C148];[YapıKredi.B$25:.B$99];1;FALSE())" office:value-type="float" office:value="479909" calcext:value-type="float">
            <text:p>479909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string" calcext:value-type="string">
            <text:p>483612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V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149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string" calcext:value-type="string">
            <text:p>49100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150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string" calcext:value-type="string">
            <text:p>493841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style-name="Default" office:value-type="string" calcext:value-type="string">
            <text:p>World</text:p>
          </table:table-cell>
          <table:table-cell table:style-name="Default" office:value-type="string" calcext:value-type="string">
            <text:p>Kredi Kartı</text:p>
          </table:table-cell>
          <table:table-cell table:style-name="Default" office:value-type="string" calcext:value-type="string">
            <text:p>YapıKredi</text:p>
          </table:table-cell>
          <table:table-cell table:style-name="Default" office:value-type="string" calcext:value-type="string">
            <text:p>World</text:p>
          </table:table-cell>
          <table:table-cell office:value-type="string" calcext:value-type="string">
            <text:p>Hayır</text:p>
          </table:table-cell>
          <table:table-cell table:formula="of:=VLOOKUP([.C151];[YapıKredi.B$25:.B$99];1;FALSE())" office:value-type="float" office:value="493841" calcext:value-type="float">
            <text:p>493841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string" calcext:value-type="string">
            <text:p>493846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style-name="Default" office:value-type="string" calcext:value-type="string">
            <text:p>World</text:p>
          </table:table-cell>
          <table:table-cell table:style-name="Default" office:value-type="string" calcext:value-type="string">
            <text:p>Kredi Kartı</text:p>
          </table:table-cell>
          <table:table-cell table:style-name="Default" office:value-type="string" calcext:value-type="string">
            <text:p>YapıKredi</text:p>
          </table:table-cell>
          <table:table-cell table:style-name="Default" office:value-type="string" calcext:value-type="string">
            <text:p>World</text:p>
          </table:table-cell>
          <table:table-cell office:value-type="string" calcext:value-type="string">
            <text:p>Hayır</text:p>
          </table:table-cell>
          <table:table-cell table:formula="of:=VLOOKUP([.C152];[YapıKredi.B$25:.B$99];1;FALSE())" office:value-type="float" office:value="493846" calcext:value-type="float">
            <text:p>493846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string" calcext:value-type="string">
            <text:p>520017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style-name="Default" office:value-type="string" calcext:value-type="string">
            <text:p>World</text:p>
          </table:table-cell>
          <table:table-cell table:style-name="Default" office:value-type="string" calcext:value-type="string">
            <text:p>Kredi Kartı</text:p>
          </table:table-cell>
          <table:table-cell table:style-name="Default" office:value-type="string" calcext:value-type="string">
            <text:p>YapıKredi</text:p>
          </table:table-cell>
          <table:table-cell table:style-name="Default" office:value-type="string" calcext:value-type="string">
            <text:p>World</text:p>
          </table:table-cell>
          <table:table-cell office:value-type="string" calcext:value-type="string">
            <text:p>Hayır</text:p>
          </table:table-cell>
          <table:table-cell table:formula="of:=VLOOKUP([.C153];[YapıKredi.B$25:.B$99];1;FALSE())" office:value-type="float" office:value="520017" calcext:value-type="float">
            <text:p>520017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string" calcext:value-type="string">
            <text:p>522441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formula="of:=VLOOKUP([.C154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string" calcext:value-type="string">
            <text:p>53136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style-name="Default" office:value-type="string" calcext:value-type="string">
            <text:p>World</text:p>
          </table:table-cell>
          <table:table-cell table:style-name="Default" office:value-type="string" calcext:value-type="string">
            <text:p>Kredi Kartı</text:p>
          </table:table-cell>
          <table:table-cell table:style-name="Default" office:value-type="string" calcext:value-type="string">
            <text:p>YapıKredi</text:p>
          </table:table-cell>
          <table:table-cell table:style-name="Default" office:value-type="string" calcext:value-type="string">
            <text:p>World</text:p>
          </table:table-cell>
          <table:table-cell office:value-type="string" calcext:value-type="string">
            <text:p>Hayır</text:p>
          </table:table-cell>
          <table:table-cell table:formula="of:=VLOOKUP([.C155];[YapıKredi.B$25:.B$99];1;FALSE())" office:value-type="float" office:value="531369" calcext:value-type="float">
            <text:p>531369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string" calcext:value-type="string">
            <text:p>535576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156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string" calcext:value-type="string">
            <text:p>53577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157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string" calcext:value-type="string">
            <text:p>53750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158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string" calcext:value-type="string">
            <text:p>54004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style-name="Default" office:value-type="string" calcext:value-type="string">
            <text:p>World</text:p>
          </table:table-cell>
          <table:table-cell table:style-name="Default" office:value-type="string" calcext:value-type="string">
            <text:p>Kredi Kartı</text:p>
          </table:table-cell>
          <table:table-cell table:style-name="Default" office:value-type="string" calcext:value-type="string">
            <text:p>YapıKredi</text:p>
          </table:table-cell>
          <table:table-cell table:style-name="Default" office:value-type="string" calcext:value-type="string">
            <text:p>World</text:p>
          </table:table-cell>
          <table:table-cell office:value-type="string" calcext:value-type="string">
            <text:p>Hayır</text:p>
          </table:table-cell>
          <table:table-cell table:formula="of:=VLOOKUP([.C159];[YapıKredi.B$25:.B$99];1;FALSE())" office:value-type="float" office:value="540045" calcext:value-type="float">
            <text:p>540045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string" calcext:value-type="string">
            <text:p>540046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style-name="Default" office:value-type="string" calcext:value-type="string">
            <text:p>World</text:p>
          </table:table-cell>
          <table:table-cell table:style-name="Default" office:value-type="string" calcext:value-type="string">
            <text:p>Kredi Kartı</text:p>
          </table:table-cell>
          <table:table-cell table:style-name="Default" office:value-type="string" calcext:value-type="string">
            <text:p>YapıKredi</text:p>
          </table:table-cell>
          <table:table-cell table:style-name="Default" office:value-type="string" calcext:value-type="string">
            <text:p>World</text:p>
          </table:table-cell>
          <table:table-cell office:value-type="string" calcext:value-type="string">
            <text:p>Hayır</text:p>
          </table:table-cell>
          <table:table-cell table:formula="of:=VLOOKUP([.C160];[YapıKredi.B$25:.B$99];1;FALSE())" office:value-type="float" office:value="540046" calcext:value-type="float">
            <text:p>540046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string" calcext:value-type="string">
            <text:p>54211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style-name="Default" office:value-type="string" calcext:value-type="string">
            <text:p>World</text:p>
          </table:table-cell>
          <table:table-cell table:style-name="Default" office:value-type="string" calcext:value-type="string">
            <text:p>Kredi Kartı</text:p>
          </table:table-cell>
          <table:table-cell table:style-name="Default" office:value-type="string" calcext:value-type="string">
            <text:p>YapıKredi</text:p>
          </table:table-cell>
          <table:table-cell table:style-name="Default" office:value-type="string" calcext:value-type="string">
            <text:p>World</text:p>
          </table:table-cell>
          <table:table-cell office:value-type="string" calcext:value-type="string">
            <text:p>Hayır</text:p>
          </table:table-cell>
          <table:table-cell table:formula="of:=VLOOKUP([.C161];[YapıKredi.B$25:.B$99];1;FALSE())" office:value-type="float" office:value="542119" calcext:value-type="float">
            <text:p>542119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string" calcext:value-type="string">
            <text:p>542798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style-name="Default" office:value-type="string" calcext:value-type="string">
            <text:p>World</text:p>
          </table:table-cell>
          <table:table-cell table:style-name="Default" office:value-type="string" calcext:value-type="string">
            <text:p>Kredi Kartı</text:p>
          </table:table-cell>
          <table:table-cell table:style-name="Default" office:value-type="string" calcext:value-type="string">
            <text:p>YapıKredi</text:p>
          </table:table-cell>
          <table:table-cell table:style-name="Default" office:value-type="string" calcext:value-type="string">
            <text:p>World</text:p>
          </table:table-cell>
          <table:table-cell office:value-type="string" calcext:value-type="string">
            <text:p>Hayır</text:p>
          </table:table-cell>
          <table:table-cell table:formula="of:=VLOOKUP([.C162];[YapıKredi.B$25:.B$99];1;FALSE())" office:value-type="float" office:value="542798" calcext:value-type="float">
            <text:p>542798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string" calcext:value-type="string">
            <text:p>54280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style-name="Default" office:value-type="string" calcext:value-type="string">
            <text:p>World</text:p>
          </table:table-cell>
          <table:table-cell table:style-name="Default" office:value-type="string" calcext:value-type="string">
            <text:p>Kredi Kartı</text:p>
          </table:table-cell>
          <table:table-cell table:style-name="Default" office:value-type="string" calcext:value-type="string">
            <text:p>YapıKredi</text:p>
          </table:table-cell>
          <table:table-cell table:style-name="Default" office:value-type="string" calcext:value-type="string">
            <text:p>World</text:p>
          </table:table-cell>
          <table:table-cell office:value-type="string" calcext:value-type="string">
            <text:p>Hayır</text:p>
          </table:table-cell>
          <table:table-cell table:formula="of:=VLOOKUP([.C163];[YapıKredi.B$25:.B$99];1;FALSE())" office:value-type="float" office:value="542804" calcext:value-type="float">
            <text:p>542804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string" calcext:value-type="string">
            <text:p>54724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style-name="Default" office:value-type="string" calcext:value-type="string">
            <text:p>World</text:p>
          </table:table-cell>
          <table:table-cell table:style-name="Default" office:value-type="string" calcext:value-type="string">
            <text:p>Kredi Kartı</text:p>
          </table:table-cell>
          <table:table-cell table:style-name="Default" office:value-type="string" calcext:value-type="string">
            <text:p>YapıKredi</text:p>
          </table:table-cell>
          <table:table-cell table:style-name="Default" office:value-type="string" calcext:value-type="string">
            <text:p>World</text:p>
          </table:table-cell>
          <table:table-cell office:value-type="string" calcext:value-type="string">
            <text:p>Evet</text:p>
          </table:table-cell>
          <table:table-cell table:formula="of:=VLOOKUP([.C164];[YapıKredi.B$25:.B$99];1;FALSE())" office:value-type="float" office:value="547244" calcext:value-type="float">
            <text:p>547244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string" calcext:value-type="string">
            <text:p>552101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style-name="Default" office:value-type="string" calcext:value-type="string">
            <text:p>World</text:p>
          </table:table-cell>
          <table:table-cell table:style-name="Default" office:value-type="string" calcext:value-type="string">
            <text:p>Kredi Kartı</text:p>
          </table:table-cell>
          <table:table-cell table:style-name="Default" office:value-type="string" calcext:value-type="string">
            <text:p>YapıKredi</text:p>
          </table:table-cell>
          <table:table-cell table:style-name="Default" office:value-type="string" calcext:value-type="string">
            <text:p>World</text:p>
          </table:table-cell>
          <table:table-cell office:value-type="string" calcext:value-type="string">
            <text:p>Hayır</text:p>
          </table:table-cell>
          <table:table-cell table:formula="of:=VLOOKUP([.C165];[YapıKredi.B$25:.B$99];1;FALSE())" office:value-type="float" office:value="552101" calcext:value-type="float">
            <text:p>552101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string" calcext:value-type="string">
            <text:p>554548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166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string" calcext:value-type="string">
            <text:p>555467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167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string" calcext:value-type="string">
            <text:p>589311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168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string" calcext:value-type="string">
            <text:p>650052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169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string" calcext:value-type="string">
            <text:p>650170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KK</text:p>
          </table:table-cell>
          <table:table-cell table:style-name="Default" office:value-type="string" calcext:value-type="string">
            <text:p>World</text:p>
          </table:table-cell>
          <table:table-cell table:style-name="Default" office:value-type="string" calcext:value-type="string">
            <text:p>Kredi Kartı</text:p>
          </table:table-cell>
          <table:table-cell table:style-name="Default" office:value-type="string" calcext:value-type="string">
            <text:p>YapıKredi</text:p>
          </table:table-cell>
          <table:table-cell table:style-name="Default" office:value-type="string" calcext:value-type="string">
            <text:p>World</text:p>
          </table:table-cell>
          <table:table-cell office:value-type="string" calcext:value-type="string">
            <text:p>Hayır</text:p>
          </table:table-cell>
          <table:table-cell table:formula="of:=VLOOKUP([.C170];[YapıKredi.B$25:.B$99];1;FALSE())" office:value-type="float" office:value="650170" calcext:value-type="float">
            <text:p>65017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string" calcext:value-type="string">
            <text:p>900025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171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string" calcext:value-type="string">
            <text:p>979209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172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string" calcext:value-type="string">
            <text:p>979256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173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string" calcext:value-type="string">
            <text:p>113032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YIAMEX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174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string" calcext:value-type="string">
            <text:p>115032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YDC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175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string" calcext:value-type="string">
            <text:p>402142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176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string" calcext:value-type="string">
            <text:p>402458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TEBONUS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177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string" calcext:value-type="string">
            <text:p>402459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TEBONUS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178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string" calcext:value-type="string">
            <text:p>40431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179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string" calcext:value-type="string">
            <text:p>40435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TEBNSTK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Evet</text:p>
          </table:table-cell>
          <table:table-cell table:formula="of:=VLOOKUP([.C180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string" calcext:value-type="string">
            <text:p>40601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TEBONUS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181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string" calcext:value-type="string">
            <text:p>413528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182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string" calcext:value-type="string">
            <text:p>41635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183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string" calcext:value-type="string">
            <text:p>416563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TEBNSTK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Evet</text:p>
          </table:table-cell>
          <table:table-cell table:formula="of:=VLOOKUP([.C184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string" calcext:value-type="string">
            <text:p>427308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TEBONUS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185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string" calcext:value-type="string">
            <text:p>427707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formula="of:=VLOOKUP([.C186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string" calcext:value-type="string">
            <text:p>43804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187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string" calcext:value-type="string">
            <text:p>43984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TEBONUS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188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string" calcext:value-type="string">
            <text:p>440247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189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string" calcext:value-type="string">
            <text:p>440273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190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string" calcext:value-type="string">
            <text:p>44027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191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string" calcext:value-type="string">
            <text:p>440293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TEBONUS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192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string" calcext:value-type="string">
            <text:p>44029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193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string" calcext:value-type="string">
            <text:p>44029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194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string" calcext:value-type="string">
            <text:p>447503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195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string" calcext:value-type="string">
            <text:p>450918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196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string" calcext:value-type="string">
            <text:p>45564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TEBONUS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197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string" calcext:value-type="string">
            <text:p>459026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TEBNSTK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Evet</text:p>
          </table:table-cell>
          <table:table-cell table:formula="of:=VLOOKUP([.C198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string" calcext:value-type="string">
            <text:p>469188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TEBNSTK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Evet</text:p>
          </table:table-cell>
          <table:table-cell table:formula="of:=VLOOKUP([.C199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string" calcext:value-type="string">
            <text:p>479227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formula="of:=VLOOKUP([.C200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string" calcext:value-type="string">
            <text:p>48949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TEBONUS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201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string" calcext:value-type="string">
            <text:p>48949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TEBONUS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202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string" calcext:value-type="string">
            <text:p>489496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TEBNSTK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Evet</text:p>
          </table:table-cell>
          <table:table-cell table:formula="of:=VLOOKUP([.C203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string" calcext:value-type="string">
            <text:p>497022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204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string" calcext:value-type="string">
            <text:p>510138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205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string" calcext:value-type="string">
            <text:p>51013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206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string" calcext:value-type="string">
            <text:p>510221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TEBONUS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207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string" calcext:value-type="string">
            <text:p>51275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TEBONUS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208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string" calcext:value-type="string">
            <text:p>51280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TEBONUS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209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string" calcext:value-type="string">
            <text:p>51978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TEBNSTK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Evet</text:p>
          </table:table-cell>
          <table:table-cell table:formula="of:=VLOOKUP([.C210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string" calcext:value-type="string">
            <text:p>524346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TEBNSTK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Evet</text:p>
          </table:table-cell>
          <table:table-cell table:formula="of:=VLOOKUP([.C211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string" calcext:value-type="string">
            <text:p>52483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TEBONUS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212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string" calcext:value-type="string">
            <text:p>52484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TEBONUS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213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string" calcext:value-type="string">
            <text:p>52531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214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string" calcext:value-type="string">
            <text:p>52882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215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string" calcext:value-type="string">
            <text:p>52892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TEBONUS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216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string" calcext:value-type="string">
            <text:p>528926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TEBONUS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217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string" calcext:value-type="string">
            <text:p>53085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TEBONUS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218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string" calcext:value-type="string">
            <text:p>531531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TEBONUS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219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string" calcext:value-type="string">
            <text:p>532581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220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string" calcext:value-type="string">
            <text:p>534538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TEBONUS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221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string" calcext:value-type="string">
            <text:p>535217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222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string" calcext:value-type="string">
            <text:p>537537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223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string" calcext:value-type="string">
            <text:p>54225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224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string" calcext:value-type="string">
            <text:p>54512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TEBONUS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225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string" calcext:value-type="string">
            <text:p>545148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226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string" calcext:value-type="string">
            <text:p>54798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formula="of:=VLOOKUP([.C227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string" calcext:value-type="string">
            <text:p>549998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228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string" calcext:value-type="string">
            <text:p>55044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229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string" calcext:value-type="string">
            <text:p>552207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230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string" calcext:value-type="string">
            <text:p>55309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TEBNSTK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Evet</text:p>
          </table:table-cell>
          <table:table-cell table:formula="of:=VLOOKUP([.C231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string" calcext:value-type="string">
            <text:p>60632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V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232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string" calcext:value-type="string">
            <text:p>676406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233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string" calcext:value-type="string">
            <text:p>676578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234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string" calcext:value-type="string">
            <text:p>900022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235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string" calcext:value-type="string">
            <text:p>979223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236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string" calcext:value-type="string">
            <text:p>979264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237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46</text:p>
          </table:table-cell>
          <table:table-cell office:value-type="string" calcext:value-type="string">
            <text:p>AKBANK T.A.Ş.</text:p>
          </table:table-cell>
          <table:table-cell office:value-type="string" calcext:value-type="string">
            <text:p>413252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AXESS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Akbank</text:p>
          </table:table-cell>
          <table:table-cell office:value-type="string" calcext:value-type="string">
            <text:p>Axess</text:p>
          </table:table-cell>
          <table:table-cell office:value-type="string" calcext:value-type="string">
            <text:p>Hayır</text:p>
          </table:table-cell>
          <table:table-cell table:formula="of:=VLOOKUP([.C238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46</text:p>
          </table:table-cell>
          <table:table-cell office:value-type="string" calcext:value-type="string">
            <text:p>AKBANK T.A.Ş.</text:p>
          </table:table-cell>
          <table:table-cell office:value-type="string" calcext:value-type="string">
            <text:p>425669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AXESS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Akbank</text:p>
          </table:table-cell>
          <table:table-cell office:value-type="string" calcext:value-type="string">
            <text:p>Axess</text:p>
          </table:table-cell>
          <table:table-cell office:value-type="string" calcext:value-type="string">
            <text:p>Evet</text:p>
          </table:table-cell>
          <table:table-cell table:formula="of:=VLOOKUP([.C239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46</text:p>
          </table:table-cell>
          <table:table-cell office:value-type="string" calcext:value-type="string">
            <text:p>AKBANK T.A.Ş.</text:p>
          </table:table-cell>
          <table:table-cell office:value-type="string" calcext:value-type="string">
            <text:p>432071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AXESS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Akbank</text:p>
          </table:table-cell>
          <table:table-cell office:value-type="string" calcext:value-type="string">
            <text:p>Axess</text:p>
          </table:table-cell>
          <table:table-cell office:value-type="string" calcext:value-type="string">
            <text:p>Hayır</text:p>
          </table:table-cell>
          <table:table-cell table:formula="of:=VLOOKUP([.C240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46</text:p>
          </table:table-cell>
          <table:table-cell office:value-type="string" calcext:value-type="string">
            <text:p>AKBANK T.A.Ş.</text:p>
          </table:table-cell>
          <table:table-cell office:value-type="string" calcext:value-type="string">
            <text:p>432072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AXESS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Akbank</text:p>
          </table:table-cell>
          <table:table-cell office:value-type="string" calcext:value-type="string">
            <text:p>Axess</text:p>
          </table:table-cell>
          <table:table-cell office:value-type="string" calcext:value-type="string">
            <text:p>Hayır</text:p>
          </table:table-cell>
          <table:table-cell table:formula="of:=VLOOKUP([.C241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46</text:p>
          </table:table-cell>
          <table:table-cell office:value-type="string" calcext:value-type="string">
            <text:p>AKBANK T.A.Ş.</text:p>
          </table:table-cell>
          <table:table-cell office:value-type="string" calcext:value-type="string">
            <text:p>435508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AXESS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Akbank</text:p>
          </table:table-cell>
          <table:table-cell office:value-type="string" calcext:value-type="string">
            <text:p>Axess</text:p>
          </table:table-cell>
          <table:table-cell office:value-type="string" calcext:value-type="string">
            <text:p>Hayır</text:p>
          </table:table-cell>
          <table:table-cell table:formula="of:=VLOOKUP([.C242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46</text:p>
          </table:table-cell>
          <table:table-cell office:value-type="string" calcext:value-type="string">
            <text:p>AKBANK T.A.Ş.</text:p>
          </table:table-cell>
          <table:table-cell office:value-type="string" calcext:value-type="string">
            <text:p>435509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AXESS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Akbank</text:p>
          </table:table-cell>
          <table:table-cell office:value-type="string" calcext:value-type="string">
            <text:p>Axess</text:p>
          </table:table-cell>
          <table:table-cell office:value-type="string" calcext:value-type="string">
            <text:p>Hayır</text:p>
          </table:table-cell>
          <table:table-cell table:formula="of:=VLOOKUP([.C243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46</text:p>
          </table:table-cell>
          <table:table-cell office:value-type="string" calcext:value-type="string">
            <text:p>AKBANK T.A.Ş.</text:p>
          </table:table-cell>
          <table:table-cell office:value-type="string" calcext:value-type="string">
            <text:p>474853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244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46</text:p>
          </table:table-cell>
          <table:table-cell office:value-type="string" calcext:value-type="string">
            <text:p>AKBANK T.A.Ş.</text:p>
          </table:table-cell>
          <table:table-cell office:value-type="string" calcext:value-type="string">
            <text:p>47485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245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46</text:p>
          </table:table-cell>
          <table:table-cell office:value-type="string" calcext:value-type="string">
            <text:p>AKBANK T.A.Ş.</text:p>
          </table:table-cell>
          <table:table-cell office:value-type="string" calcext:value-type="string">
            <text:p>47968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AXESS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Akbank</text:p>
          </table:table-cell>
          <table:table-cell office:value-type="string" calcext:value-type="string">
            <text:p>Axess</text:p>
          </table:table-cell>
          <table:table-cell office:value-type="string" calcext:value-type="string">
            <text:p>Hayır</text:p>
          </table:table-cell>
          <table:table-cell table:formula="of:=VLOOKUP([.C246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46</text:p>
          </table:table-cell>
          <table:table-cell office:value-type="string" calcext:value-type="string">
            <text:p>AKBANK T.A.Ş.</text:p>
          </table:table-cell>
          <table:table-cell office:value-type="string" calcext:value-type="string">
            <text:p>479681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247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46</text:p>
          </table:table-cell>
          <table:table-cell office:value-type="string" calcext:value-type="string">
            <text:p>AKBANK T.A.Ş.</text:p>
          </table:table-cell>
          <table:table-cell office:value-type="string" calcext:value-type="string">
            <text:p>493837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AXESS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Akbank</text:p>
          </table:table-cell>
          <table:table-cell office:value-type="string" calcext:value-type="string">
            <text:p>Axess</text:p>
          </table:table-cell>
          <table:table-cell office:value-type="string" calcext:value-type="string">
            <text:p>Hayır</text:p>
          </table:table-cell>
          <table:table-cell table:formula="of:=VLOOKUP([.C248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46</text:p>
          </table:table-cell>
          <table:table-cell office:value-type="string" calcext:value-type="string">
            <text:p>AKBANK T.A.Ş.</text:p>
          </table:table-cell>
          <table:table-cell office:value-type="string" calcext:value-type="string">
            <text:p>51275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AXESS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Akbank</text:p>
          </table:table-cell>
          <table:table-cell office:value-type="string" calcext:value-type="string">
            <text:p>Axess</text:p>
          </table:table-cell>
          <table:table-cell office:value-type="string" calcext:value-type="string">
            <text:p>Hayır</text:p>
          </table:table-cell>
          <table:table-cell table:formula="of:=VLOOKUP([.C249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46</text:p>
          </table:table-cell>
          <table:table-cell office:value-type="string" calcext:value-type="string">
            <text:p>AKBANK T.A.Ş.</text:p>
          </table:table-cell>
          <table:table-cell office:value-type="string" calcext:value-type="string">
            <text:p>51664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250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46</text:p>
          </table:table-cell>
          <table:table-cell office:value-type="string" calcext:value-type="string">
            <text:p>AKBANK T.A.Ş.</text:p>
          </table:table-cell>
          <table:table-cell office:value-type="string" calcext:value-type="string">
            <text:p>51684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251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46</text:p>
          </table:table-cell>
          <table:table-cell office:value-type="string" calcext:value-type="string">
            <text:p>AKBANK T.A.Ş.</text:p>
          </table:table-cell>
          <table:table-cell office:value-type="string" calcext:value-type="string">
            <text:p>516841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252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46</text:p>
          </table:table-cell>
          <table:table-cell office:value-type="string" calcext:value-type="string">
            <text:p>AKBANK T.A.Ş.</text:p>
          </table:table-cell>
          <table:table-cell office:value-type="string" calcext:value-type="string">
            <text:p>520932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AXESS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Akbank</text:p>
          </table:table-cell>
          <table:table-cell office:value-type="string" calcext:value-type="string">
            <text:p>Axess</text:p>
          </table:table-cell>
          <table:table-cell office:value-type="string" calcext:value-type="string">
            <text:p>Hayır</text:p>
          </table:table-cell>
          <table:table-cell table:formula="of:=VLOOKUP([.C253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46</text:p>
          </table:table-cell>
          <table:table-cell office:value-type="string" calcext:value-type="string">
            <text:p>AKBANK T.A.Ş.</text:p>
          </table:table-cell>
          <table:table-cell office:value-type="string" calcext:value-type="string">
            <text:p>521807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AXESS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Akbank</text:p>
          </table:table-cell>
          <table:table-cell office:value-type="string" calcext:value-type="string">
            <text:p>Axess</text:p>
          </table:table-cell>
          <table:table-cell office:value-type="string" calcext:value-type="string">
            <text:p>Hayır</text:p>
          </table:table-cell>
          <table:table-cell table:formula="of:=VLOOKUP([.C254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46</text:p>
          </table:table-cell>
          <table:table-cell office:value-type="string" calcext:value-type="string">
            <text:p>AKBANK T.A.Ş.</text:p>
          </table:table-cell>
          <table:table-cell office:value-type="string" calcext:value-type="string">
            <text:p>521942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255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46</text:p>
          </table:table-cell>
          <table:table-cell office:value-type="string" calcext:value-type="string">
            <text:p>AKBANK T.A.Ş.</text:p>
          </table:table-cell>
          <table:table-cell office:value-type="string" calcext:value-type="string">
            <text:p>524347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AXESS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Akbank</text:p>
          </table:table-cell>
          <table:table-cell office:value-type="string" calcext:value-type="string">
            <text:p>Axess</text:p>
          </table:table-cell>
          <table:table-cell office:value-type="string" calcext:value-type="string">
            <text:p>Hayır</text:p>
          </table:table-cell>
          <table:table-cell table:formula="of:=VLOOKUP([.C256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46</text:p>
          </table:table-cell>
          <table:table-cell office:value-type="string" calcext:value-type="string">
            <text:p>AKBANK T.A.Ş.</text:p>
          </table:table-cell>
          <table:table-cell office:value-type="string" calcext:value-type="string">
            <text:p>53425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AXESS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Akbank</text:p>
          </table:table-cell>
          <table:table-cell office:value-type="string" calcext:value-type="string">
            <text:p>Axess</text:p>
          </table:table-cell>
          <table:table-cell office:value-type="string" calcext:value-type="string">
            <text:p>Hayır</text:p>
          </table:table-cell>
          <table:table-cell table:formula="of:=VLOOKUP([.C257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46</text:p>
          </table:table-cell>
          <table:table-cell office:value-type="string" calcext:value-type="string">
            <text:p>AKBANK T.A.Ş.</text:p>
          </table:table-cell>
          <table:table-cell office:value-type="string" calcext:value-type="string">
            <text:p>53528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258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46</text:p>
          </table:table-cell>
          <table:table-cell office:value-type="string" calcext:value-type="string">
            <text:p>AKBANK T.A.Ş.</text:p>
          </table:table-cell>
          <table:table-cell office:value-type="string" calcext:value-type="string">
            <text:p>53544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259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46</text:p>
          </table:table-cell>
          <table:table-cell office:value-type="string" calcext:value-type="string">
            <text:p>AKBANK T.A.Ş.</text:p>
          </table:table-cell>
          <table:table-cell office:value-type="string" calcext:value-type="string">
            <text:p>55038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AXESS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Akbank</text:p>
          </table:table-cell>
          <table:table-cell office:value-type="string" calcext:value-type="string">
            <text:p>Axess</text:p>
          </table:table-cell>
          <table:table-cell office:value-type="string" calcext:value-type="string">
            <text:p>Hayır</text:p>
          </table:table-cell>
          <table:table-cell table:formula="of:=VLOOKUP([.C260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46</text:p>
          </table:table-cell>
          <table:table-cell office:value-type="string" calcext:value-type="string">
            <text:p>AKBANK T.A.Ş.</text:p>
          </table:table-cell>
          <table:table-cell office:value-type="string" calcext:value-type="string">
            <text:p>552608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AXESS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Akbank</text:p>
          </table:table-cell>
          <table:table-cell office:value-type="string" calcext:value-type="string">
            <text:p>Axess</text:p>
          </table:table-cell>
          <table:table-cell office:value-type="string" calcext:value-type="string">
            <text:p>Evet</text:p>
          </table:table-cell>
          <table:table-cell table:formula="of:=VLOOKUP([.C261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46</text:p>
          </table:table-cell>
          <table:table-cell office:value-type="string" calcext:value-type="string">
            <text:p>AKBANK T.A.Ş.</text:p>
          </table:table-cell>
          <table:table-cell office:value-type="string" calcext:value-type="string">
            <text:p>55260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AXESS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Akbank</text:p>
          </table:table-cell>
          <table:table-cell office:value-type="string" calcext:value-type="string">
            <text:p>Axess</text:p>
          </table:table-cell>
          <table:table-cell office:value-type="string" calcext:value-type="string">
            <text:p>Evet</text:p>
          </table:table-cell>
          <table:table-cell table:formula="of:=VLOOKUP([.C262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46</text:p>
          </table:table-cell>
          <table:table-cell office:value-type="string" calcext:value-type="string">
            <text:p>AKBANK T.A.Ş.</text:p>
          </table:table-cell>
          <table:table-cell office:value-type="string" calcext:value-type="string">
            <text:p>553056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AXESS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Akbank</text:p>
          </table:table-cell>
          <table:table-cell office:value-type="string" calcext:value-type="string">
            <text:p>Axess</text:p>
          </table:table-cell>
          <table:table-cell office:value-type="string" calcext:value-type="string">
            <text:p>Evet</text:p>
          </table:table-cell>
          <table:table-cell table:formula="of:=VLOOKUP([.C263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46</text:p>
          </table:table-cell>
          <table:table-cell office:value-type="string" calcext:value-type="string">
            <text:p>AKBANK T.A.Ş.</text:p>
          </table:table-cell>
          <table:table-cell office:value-type="string" calcext:value-type="string">
            <text:p>55711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AXESS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Akbank</text:p>
          </table:table-cell>
          <table:table-cell office:value-type="string" calcext:value-type="string">
            <text:p>Axess</text:p>
          </table:table-cell>
          <table:table-cell office:value-type="string" calcext:value-type="string">
            <text:p>Hayır</text:p>
          </table:table-cell>
          <table:table-cell table:formula="of:=VLOOKUP([.C264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46</text:p>
          </table:table-cell>
          <table:table-cell office:value-type="string" calcext:value-type="string">
            <text:p>AKBANK T.A.Ş.</text:p>
          </table:table-cell>
          <table:table-cell office:value-type="string" calcext:value-type="string">
            <text:p>55782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AXESS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Akbank</text:p>
          </table:table-cell>
          <table:table-cell office:value-type="string" calcext:value-type="string">
            <text:p>Axess</text:p>
          </table:table-cell>
          <table:table-cell office:value-type="string" calcext:value-type="string">
            <text:p>Hayır</text:p>
          </table:table-cell>
          <table:table-cell table:formula="of:=VLOOKUP([.C265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46</text:p>
          </table:table-cell>
          <table:table-cell office:value-type="string" calcext:value-type="string">
            <text:p>AKBANK T.A.Ş.</text:p>
          </table:table-cell>
          <table:table-cell office:value-type="string" calcext:value-type="string">
            <text:p>58900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266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46</text:p>
          </table:table-cell>
          <table:table-cell office:value-type="string" calcext:value-type="string">
            <text:p>AKBANK T.A.Ş.</text:p>
          </table:table-cell>
          <table:table-cell office:value-type="string" calcext:value-type="string">
            <text:p>900019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KK</text:p>
          </table:table-cell>
          <table:table-cell office:value-type="string" calcext:value-type="string">
            <text:p>AXESS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Akbank</text:p>
          </table:table-cell>
          <table:table-cell office:value-type="string" calcext:value-type="string">
            <text:p>Axess</text:p>
          </table:table-cell>
          <table:table-cell office:value-type="string" calcext:value-type="string">
            <text:p>Hayır</text:p>
          </table:table-cell>
          <table:table-cell table:formula="of:=VLOOKUP([.C267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46</text:p>
          </table:table-cell>
          <table:table-cell office:value-type="string" calcext:value-type="string">
            <text:p>AKBANK T.A.Ş.</text:p>
          </table:table-cell>
          <table:table-cell office:value-type="string" calcext:value-type="string">
            <text:p>979206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KK</text:p>
          </table:table-cell>
          <table:table-cell office:value-type="string" calcext:value-type="string">
            <text:p>AXESS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Akbank</text:p>
          </table:table-cell>
          <table:table-cell office:value-type="string" calcext:value-type="string">
            <text:p>Axess</text:p>
          </table:table-cell>
          <table:table-cell office:value-type="string" calcext:value-type="string">
            <text:p>Hayır</text:p>
          </table:table-cell>
          <table:table-cell table:formula="of:=VLOOKUP([.C268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46</text:p>
          </table:table-cell>
          <table:table-cell office:value-type="string" calcext:value-type="string">
            <text:p>AKBANK T.A.Ş.</text:p>
          </table:table-cell>
          <table:table-cell office:value-type="string" calcext:value-type="string">
            <text:p>979207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KK</text:p>
          </table:table-cell>
          <table:table-cell office:value-type="string" calcext:value-type="string">
            <text:p>AXESS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Akbank</text:p>
          </table:table-cell>
          <table:table-cell office:value-type="string" calcext:value-type="string">
            <text:p>Axess</text:p>
          </table:table-cell>
          <table:table-cell office:value-type="string" calcext:value-type="string">
            <text:p>Evet</text:p>
          </table:table-cell>
          <table:table-cell table:formula="of:=VLOOKUP([.C269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46</text:p>
          </table:table-cell>
          <table:table-cell office:value-type="string" calcext:value-type="string">
            <text:p>AKBANK T.A.Ş.</text:p>
          </table:table-cell>
          <table:table-cell office:value-type="string" calcext:value-type="string">
            <text:p>979208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270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59</text:p>
          </table:table-cell>
          <table:table-cell office:value-type="string" calcext:value-type="string">
            <text:p>ŞEKERBANK T.A.Ş.</text:p>
          </table:table-cell>
          <table:table-cell office:value-type="string" calcext:value-type="string">
            <text:p>113059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YIAMEX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271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59</text:p>
          </table:table-cell>
          <table:table-cell office:value-type="string" calcext:value-type="string">
            <text:p>ŞEKERBANK T.A.Ş.</text:p>
          </table:table-cell>
          <table:table-cell office:value-type="string" calcext:value-type="string">
            <text:p>403836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formula="of:=VLOOKUP([.C272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59</text:p>
          </table:table-cell>
          <table:table-cell office:value-type="string" calcext:value-type="string">
            <text:p>ŞEKERBANK T.A.Ş.</text:p>
          </table:table-cell>
          <table:table-cell office:value-type="string" calcext:value-type="string">
            <text:p>409622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273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59</text:p>
          </table:table-cell>
          <table:table-cell office:value-type="string" calcext:value-type="string">
            <text:p>ŞEKERBANK T.A.Ş.</text:p>
          </table:table-cell>
          <table:table-cell office:value-type="string" calcext:value-type="string">
            <text:p>411156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SBBONUS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/>
          <table:table-cell table:formula="of:=VLOOKUP([.C274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59</text:p>
          </table:table-cell>
          <table:table-cell office:value-type="string" calcext:value-type="string">
            <text:p>ŞEKERBANK T.A.Ş.</text:p>
          </table:table-cell>
          <table:table-cell office:value-type="string" calcext:value-type="string">
            <text:p>411157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SBBONUS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/>
          <table:table-cell table:formula="of:=VLOOKUP([.C275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59</text:p>
          </table:table-cell>
          <table:table-cell office:value-type="string" calcext:value-type="string">
            <text:p>ŞEKERBANK T.A.Ş.</text:p>
          </table:table-cell>
          <table:table-cell office:value-type="string" calcext:value-type="string">
            <text:p>411158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SBBONUS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/>
          <table:table-cell table:formula="of:=VLOOKUP([.C276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59</text:p>
          </table:table-cell>
          <table:table-cell office:value-type="string" calcext:value-type="string">
            <text:p>ŞEKERBANK T.A.Ş.</text:p>
          </table:table-cell>
          <table:table-cell office:value-type="string" calcext:value-type="string">
            <text:p>411159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SBBNSTK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Evet</text:p>
          </table:table-cell>
          <table:table-cell table:formula="of:=VLOOKUP([.C277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59</text:p>
          </table:table-cell>
          <table:table-cell office:value-type="string" calcext:value-type="string">
            <text:p>ŞEKERBANK T.A.Ş.</text:p>
          </table:table-cell>
          <table:table-cell office:value-type="string" calcext:value-type="string">
            <text:p>41116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278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59</text:p>
          </table:table-cell>
          <table:table-cell office:value-type="string" calcext:value-type="string">
            <text:p>ŞEKERBANK T.A.Ş.</text:p>
          </table:table-cell>
          <table:table-cell office:value-type="string" calcext:value-type="string">
            <text:p>421086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279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59</text:p>
          </table:table-cell>
          <table:table-cell office:value-type="string" calcext:value-type="string">
            <text:p>ŞEKERBANK T.A.Ş.</text:p>
          </table:table-cell>
          <table:table-cell office:value-type="string" calcext:value-type="string">
            <text:p>423833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 table:number-columns-repeated="2"/>
          <table:table-cell table:formula="of:=VLOOKUP([.C280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59</text:p>
          </table:table-cell>
          <table:table-cell office:value-type="string" calcext:value-type="string">
            <text:p>ŞEKERBANK T.A.Ş.</text:p>
          </table:table-cell>
          <table:table-cell office:value-type="string" calcext:value-type="string">
            <text:p>459068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281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59</text:p>
          </table:table-cell>
          <table:table-cell office:value-type="string" calcext:value-type="string">
            <text:p>ŞEKERBANK T.A.Ş.</text:p>
          </table:table-cell>
          <table:table-cell office:value-type="string" calcext:value-type="string">
            <text:p>489401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V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282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59</text:p>
          </table:table-cell>
          <table:table-cell office:value-type="string" calcext:value-type="string">
            <text:p>ŞEKERBANK T.A.Ş.</text:p>
          </table:table-cell>
          <table:table-cell office:value-type="string" calcext:value-type="string">
            <text:p>49406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2"/>
          <table:table-cell table:formula="of:=VLOOKUP([.C283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59</text:p>
          </table:table-cell>
          <table:table-cell office:value-type="string" calcext:value-type="string">
            <text:p>ŞEKERBANK T.A.Ş.</text:p>
          </table:table-cell>
          <table:table-cell office:value-type="string" calcext:value-type="string">
            <text:p>516846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284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59</text:p>
          </table:table-cell>
          <table:table-cell office:value-type="string" calcext:value-type="string">
            <text:p>ŞEKERBANK T.A.Ş.</text:p>
          </table:table-cell>
          <table:table-cell office:value-type="string" calcext:value-type="string">
            <text:p>51975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formula="of:=VLOOKUP([.C285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59</text:p>
          </table:table-cell>
          <table:table-cell office:value-type="string" calcext:value-type="string">
            <text:p>ŞEKERBANK T.A.Ş.</text:p>
          </table:table-cell>
          <table:table-cell office:value-type="string" calcext:value-type="string">
            <text:p>52139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SBBONUS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/>
          <table:table-cell table:formula="of:=VLOOKUP([.C286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59</text:p>
          </table:table-cell>
          <table:table-cell office:value-type="string" calcext:value-type="string">
            <text:p>ŞEKERBANK T.A.Ş.</text:p>
          </table:table-cell>
          <table:table-cell office:value-type="string" calcext:value-type="string">
            <text:p>52540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2"/>
          <table:table-cell table:formula="of:=VLOOKUP([.C287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59</text:p>
          </table:table-cell>
          <table:table-cell office:value-type="string" calcext:value-type="string">
            <text:p>ŞEKERBANK T.A.Ş.</text:p>
          </table:table-cell>
          <table:table-cell office:value-type="string" calcext:value-type="string">
            <text:p>530866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SBBONUS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/>
          <table:table-cell table:formula="of:=VLOOKUP([.C288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59</text:p>
          </table:table-cell>
          <table:table-cell office:value-type="string" calcext:value-type="string">
            <text:p>ŞEKERBANK T.A.Ş.</text:p>
          </table:table-cell>
          <table:table-cell office:value-type="string" calcext:value-type="string">
            <text:p>547311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SBBNSTK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Evet</text:p>
          </table:table-cell>
          <table:table-cell table:formula="of:=VLOOKUP([.C289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59</text:p>
          </table:table-cell>
          <table:table-cell office:value-type="string" calcext:value-type="string">
            <text:p>ŞEKERBANK T.A.Ş.</text:p>
          </table:table-cell>
          <table:table-cell office:value-type="string" calcext:value-type="string">
            <text:p>549208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SBBONUS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/>
          <table:table-cell table:formula="of:=VLOOKUP([.C290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59</text:p>
          </table:table-cell>
          <table:table-cell office:value-type="string" calcext:value-type="string">
            <text:p>ŞEKERBANK T.A.Ş.</text:p>
          </table:table-cell>
          <table:table-cell office:value-type="string" calcext:value-type="string">
            <text:p>54939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291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59</text:p>
          </table:table-cell>
          <table:table-cell office:value-type="string" calcext:value-type="string">
            <text:p>ŞEKERBANK T.A.Ş.</text:p>
          </table:table-cell>
          <table:table-cell office:value-type="string" calcext:value-type="string">
            <text:p>58971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 table:number-columns-repeated="2"/>
          <table:table-cell table:formula="of:=VLOOKUP([.C292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59</text:p>
          </table:table-cell>
          <table:table-cell office:value-type="string" calcext:value-type="string">
            <text:p>ŞEKERBANK T.A.Ş.</text:p>
          </table:table-cell>
          <table:table-cell office:value-type="string" calcext:value-type="string">
            <text:p>650175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SBBONUS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293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59</text:p>
          </table:table-cell>
          <table:table-cell office:value-type="string" calcext:value-type="string">
            <text:p>ŞEKERBANK T.A.Ş.</text:p>
          </table:table-cell>
          <table:table-cell office:value-type="string" calcext:value-type="string">
            <text:p>676832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 table:number-columns-repeated="2"/>
          <table:table-cell table:formula="of:=VLOOKUP([.C294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59</text:p>
          </table:table-cell>
          <table:table-cell office:value-type="string" calcext:value-type="string">
            <text:p>ŞEKERBANK T.A.Ş.</text:p>
          </table:table-cell>
          <table:table-cell office:value-type="string" calcext:value-type="string">
            <text:p>900021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295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59</text:p>
          </table:table-cell>
          <table:table-cell office:value-type="string" calcext:value-type="string">
            <text:p>ŞEKERBANK T.A.Ş.</text:p>
          </table:table-cell>
          <table:table-cell office:value-type="string" calcext:value-type="string">
            <text:p>979211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296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59</text:p>
          </table:table-cell>
          <table:table-cell office:value-type="string" calcext:value-type="string">
            <text:p>ŞEKERBANK T.A.Ş.</text:p>
          </table:table-cell>
          <table:table-cell office:value-type="string" calcext:value-type="string">
            <text:p>979268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297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374421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AMEXPL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Evet</text:p>
          </table:table-cell>
          <table:table-cell table:formula="of:=VLOOKUP([.C298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374422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SMAXPLTN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Mil</text:p>
          </table:table-cell>
          <table:table-cell office:value-type="string" calcext:value-type="string">
            <text:p>Hayır</text:p>
          </table:table-cell>
          <table:table-cell table:formula="of:=VLOOKUP([.C299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374423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SFAXTK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/>
          <table:table-cell office:value-type="string" calcext:value-type="string">
            <text:p>Evet</text:p>
          </table:table-cell>
          <table:table-cell table:formula="of:=VLOOKUP([.C300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374424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SMAXPLTN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Mil</text:p>
          </table:table-cell>
          <table:table-cell office:value-type="string" calcext:value-type="string">
            <text:p>Hayır</text:p>
          </table:table-cell>
          <table:table-cell table:formula="of:=VLOOKUP([.C301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374425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AMXCGR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Evet</text:p>
          </table:table-cell>
          <table:table-cell table:formula="of:=VLOOKUP([.C302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374426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AMXCGL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Evet</text:p>
          </table:table-cell>
          <table:table-cell table:formula="of:=VLOOKUP([.C303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374427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BNSCMP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304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374428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SFAMEX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/>
          <table:table-cell office:value-type="string" calcext:value-type="string">
            <text:p>Hayır</text:p>
          </table:table-cell>
          <table:table-cell table:formula="of:=VLOOKUP([.C305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375622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AMEXE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MR</text:p>
          </table:table-cell>
          <table:table-cell/>
          <table:table-cell table:formula="of:=VLOOKUP([.C306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375623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AMEXG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MR</text:p>
          </table:table-cell>
          <table:table-cell/>
          <table:table-cell table:formula="of:=VLOOKUP([.C307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375624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AMEXP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MR</text:p>
          </table:table-cell>
          <table:table-cell/>
          <table:table-cell table:formula="of:=VLOOKUP([.C308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375625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AMXBE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Evet</text:p>
          </table:table-cell>
          <table:table-cell table:formula="of:=VLOOKUP([.C309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375626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AMXBG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Evet</text:p>
          </table:table-cell>
          <table:table-cell table:formula="of:=VLOOKUP([.C310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375627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AMEXM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Hayır</text:p>
          </table:table-cell>
          <table:table-cell table:formula="of:=VLOOKUP([.C311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375628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SMAXGOLD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Mil</text:p>
          </table:table-cell>
          <table:table-cell office:value-type="string" calcext:value-type="string">
            <text:p>Hayır</text:p>
          </table:table-cell>
          <table:table-cell table:formula="of:=VLOOKUP([.C312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375629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SMAXPLTN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Mil</text:p>
          </table:table-cell>
          <table:table-cell office:value-type="string" calcext:value-type="string">
            <text:p>Hayır</text:p>
          </table:table-cell>
          <table:table-cell table:formula="of:=VLOOKUP([.C313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375631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AMEXB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Hayır</text:p>
          </table:table-cell>
          <table:table-cell table:formula="of:=VLOOKUP([.C314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377137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MSAXTK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Mil</text:p>
          </table:table-cell>
          <table:table-cell office:value-type="string" calcext:value-type="string">
            <text:p>Evet</text:p>
          </table:table-cell>
          <table:table-cell table:formula="of:=VLOOKUP([.C315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377140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BNSSANAL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316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377141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BNSSANAL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Hayır</text:p>
          </table:table-cell>
          <table:table-cell table:formula="of:=VLOOKUP([.C317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377142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Mil</text:p>
          </table:table-cell>
          <table:table-cell office:value-type="string" calcext:value-type="string">
            <text:p>Hayır</text:p>
          </table:table-cell>
          <table:table-cell table:formula="of:=VLOOKUP([.C318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377143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Mil</text:p>
          </table:table-cell>
          <table:table-cell office:value-type="string" calcext:value-type="string">
            <text:p>Evet</text:p>
          </table:table-cell>
          <table:table-cell table:formula="of:=VLOOKUP([.C319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377596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SFAXTK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/>
          <table:table-cell office:value-type="string" calcext:value-type="string">
            <text:p>Evet</text:p>
          </table:table-cell>
          <table:table-cell table:formula="of:=VLOOKUP([.C320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377597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SFAMEX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/>
          <table:table-cell office:value-type="string" calcext:value-type="string">
            <text:p>Hayır</text:p>
          </table:table-cell>
          <table:table-cell table:formula="of:=VLOOKUP([.C321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377598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SFAMEX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/>
          <table:table-cell office:value-type="string" calcext:value-type="string">
            <text:p>Hayır</text:p>
          </table:table-cell>
          <table:table-cell table:formula="of:=VLOOKUP([.C322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377599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SFAMEX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/>
          <table:table-cell office:value-type="string" calcext:value-type="string">
            <text:p>Hayır</text:p>
          </table:table-cell>
          <table:table-cell table:formula="of:=VLOOKUP([.C323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378332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BNSSANAL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Evet</text:p>
          </table:table-cell>
          <table:table-cell table:formula="of:=VLOOKUP([.C324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379369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HCEBONUS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325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379370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HCESM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Mil</text:p>
          </table:table-cell>
          <table:table-cell office:value-type="string" calcext:value-type="string">
            <text:p>Hayır</text:p>
          </table:table-cell>
          <table:table-cell table:formula="of:=VLOOKUP([.C326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379371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HCEAMEX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Hayır</text:p>
          </table:table-cell>
          <table:table-cell table:formula="of:=VLOOKUP([.C327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401738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PARACARD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328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40328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SANAL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table:number-columns-repeated="2"/>
          <table:table-cell table:formula="of:=VLOOKUP([.C329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403666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BNGCG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Evet</text:p>
          </table:table-cell>
          <table:table-cell table:formula="of:=VLOOKUP([.C330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404308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/>
          <table:table-cell table:formula="of:=VLOOKUP([.C331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405051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PARACARD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332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40509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333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40666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SFTK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/>
          <table:table-cell office:value-type="string" calcext:value-type="string">
            <text:p>Evet</text:p>
          </table:table-cell>
          <table:table-cell table:formula="of:=VLOOKUP([.C334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406666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SFTK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/>
          <table:table-cell office:value-type="string" calcext:value-type="string">
            <text:p>Evet</text:p>
          </table:table-cell>
          <table:table-cell table:formula="of:=VLOOKUP([.C335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409219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336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410141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PARACARD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337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413836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Mil</text:p>
          </table:table-cell>
          <table:table-cell office:value-type="string" calcext:value-type="string">
            <text:p>Hayır</text:p>
          </table:table-cell>
          <table:table-cell table:formula="of:=VLOOKUP([.C338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420557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339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426886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/>
          <table:table-cell table:formula="of:=VLOOKUP([.C340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426887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/>
          <table:table-cell table:formula="of:=VLOOKUP([.C341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426888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/>
          <table:table-cell table:formula="of:=VLOOKUP([.C342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426889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PARACARD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343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42731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BNSTK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Evet</text:p>
          </table:table-cell>
          <table:table-cell table:formula="of:=VLOOKUP([.C344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42731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BNSTK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Evet</text:p>
          </table:table-cell>
          <table:table-cell table:formula="of:=VLOOKUP([.C345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42822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FLEXI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346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428221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FLEXI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347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43215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FLEXI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/>
          <table:table-cell office:value-type="string" calcext:value-type="string">
            <text:p>Hayır</text:p>
          </table:table-cell>
          <table:table-cell table:formula="of:=VLOOKUP([.C348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432951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/>
          <table:table-cell office:value-type="string" calcext:value-type="string">
            <text:p>Hayır</text:p>
          </table:table-cell>
          <table:table-cell table:formula="of:=VLOOKUP([.C349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432952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/>
          <table:table-cell office:value-type="string" calcext:value-type="string">
            <text:p>Hayır</text:p>
          </table:table-cell>
          <table:table-cell table:formula="of:=VLOOKUP([.C350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432953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/>
          <table:table-cell office:value-type="string" calcext:value-type="string">
            <text:p>Hayır</text:p>
          </table:table-cell>
          <table:table-cell table:formula="of:=VLOOKUP([.C351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43295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/>
          <table:table-cell office:value-type="string" calcext:value-type="string">
            <text:p>Hayır</text:p>
          </table:table-cell>
          <table:table-cell table:formula="of:=VLOOKUP([.C352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448472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BNGCP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Evet</text:p>
          </table:table-cell>
          <table:table-cell table:formula="of:=VLOOKUP([.C353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46227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EKINBNS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Evet</text:p>
          </table:table-cell>
          <table:table-cell table:formula="of:=VLOOKUP([.C354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467293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Mil</text:p>
          </table:table-cell>
          <table:table-cell/>
          <table:table-cell table:formula="of:=VLOOKUP([.C355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46729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Mil</text:p>
          </table:table-cell>
          <table:table-cell office:value-type="string" calcext:value-type="string">
            <text:p>Hayır</text:p>
          </table:table-cell>
          <table:table-cell table:formula="of:=VLOOKUP([.C356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46729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SMTK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Mil</text:p>
          </table:table-cell>
          <table:table-cell office:value-type="string" calcext:value-type="string">
            <text:p>Evet</text:p>
          </table:table-cell>
          <table:table-cell table:formula="of:=VLOOKUP([.C357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474123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BNSTK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/>
          <table:table-cell office:value-type="string" calcext:value-type="string">
            <text:p>Evet</text:p>
          </table:table-cell>
          <table:table-cell table:formula="of:=VLOOKUP([.C358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474151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Mil</text:p>
          </table:table-cell>
          <table:table-cell/>
          <table:table-cell table:formula="of:=VLOOKUP([.C359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47421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MGRBNS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360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474528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SMTK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/>
          <table:table-cell office:value-type="string" calcext:value-type="string">
            <text:p>Evet</text:p>
          </table:table-cell>
          <table:table-cell table:formula="of:=VLOOKUP([.C361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47966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HCEBONUS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362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479661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HCEBONUS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363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479662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HCEPRCRD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364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479682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TPARACRD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365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482489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MGRBNS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366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48249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MGRBNS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367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482491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MGRBNS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368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48707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/>
          <table:table-cell table:formula="of:=VLOOKUP([.C369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48707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/>
          <table:table-cell table:formula="of:=VLOOKUP([.C370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48945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PARACARD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371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489478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372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49017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GBKK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table:number-columns-repeated="2"/>
          <table:table-cell table:formula="of:=VLOOKUP([.C373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492186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GBKK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table:number-columns-repeated="2"/>
          <table:table-cell table:formula="of:=VLOOKUP([.C374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492187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GBKK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table:number-columns-repeated="2"/>
          <table:table-cell table:formula="of:=VLOOKUP([.C375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492193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GBKK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/>
          <table:table-cell office:value-type="string" calcext:value-type="string">
            <text:p>Hayır</text:p>
          </table:table-cell>
          <table:table-cell table:formula="of:=VLOOKUP([.C376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49384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GBKK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table:number-columns-repeated="2"/>
          <table:table-cell table:formula="of:=VLOOKUP([.C377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51491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Mil</text:p>
          </table:table-cell>
          <table:table-cell office:value-type="string" calcext:value-type="string">
            <text:p>Hayır</text:p>
          </table:table-cell>
          <table:table-cell table:formula="of:=VLOOKUP([.C378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51694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IGRPCARD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379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516961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PARACARD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380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51704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PARACARD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381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517041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DEBITSNL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382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517042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383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517048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384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51704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385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520097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386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520922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387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52094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388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520988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Mil</text:p>
          </table:table-cell>
          <table:table-cell office:value-type="string" calcext:value-type="string">
            <text:p>Hayır</text:p>
          </table:table-cell>
          <table:table-cell table:formula="of:=VLOOKUP([.C389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521081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/>
          <table:table-cell office:value-type="string" calcext:value-type="string">
            <text:p>Hayır</text:p>
          </table:table-cell>
          <table:table-cell table:formula="of:=VLOOKUP([.C390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52182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Mil</text:p>
          </table:table-cell>
          <table:table-cell office:value-type="string" calcext:value-type="string">
            <text:p>Hayır</text:p>
          </table:table-cell>
          <table:table-cell table:formula="of:=VLOOKUP([.C391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52182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Mil</text:p>
          </table:table-cell>
          <table:table-cell office:value-type="string" calcext:value-type="string">
            <text:p>Hayır</text:p>
          </table:table-cell>
          <table:table-cell table:formula="of:=VLOOKUP([.C392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52220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393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52465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IGRBONUS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394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52695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NSGENC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395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52893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Mil</text:p>
          </table:table-cell>
          <table:table-cell/>
          <table:table-cell table:formula="of:=VLOOKUP([.C396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528956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397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53316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SMTK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Mil</text:p>
          </table:table-cell>
          <table:table-cell office:value-type="string" calcext:value-type="string">
            <text:p>Evet</text:p>
          </table:table-cell>
          <table:table-cell table:formula="of:=VLOOKUP([.C398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534261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NSFLEXI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399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53542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HCEPRCRD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400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535488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TPARACRD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401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536836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402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53782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/>
          <table:table-cell office:value-type="string" calcext:value-type="string">
            <text:p>Hayır</text:p>
          </table:table-cell>
          <table:table-cell table:formula="of:=VLOOKUP([.C403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538121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/>
          <table:table-cell office:value-type="string" calcext:value-type="string">
            <text:p>Hayır</text:p>
          </table:table-cell>
          <table:table-cell table:formula="of:=VLOOKUP([.C404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53812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SFTK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/>
          <table:table-cell office:value-type="string" calcext:value-type="string">
            <text:p>Evet</text:p>
          </table:table-cell>
          <table:table-cell table:formula="of:=VLOOKUP([.C405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53813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SFTK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/>
          <table:table-cell office:value-type="string" calcext:value-type="string">
            <text:p>Evet</text:p>
          </table:table-cell>
          <table:table-cell table:formula="of:=VLOOKUP([.C406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538196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/>
          <table:table-cell office:value-type="string" calcext:value-type="string">
            <text:p>Hayır</text:p>
          </table:table-cell>
          <table:table-cell table:formula="of:=VLOOKUP([.C407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540036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GBKK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table:number-columns-repeated="2"/>
          <table:table-cell table:formula="of:=VLOOKUP([.C408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540037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NSTK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Evet</text:p>
          </table:table-cell>
          <table:table-cell table:formula="of:=VLOOKUP([.C409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540118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410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54066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/>
          <table:table-cell table:formula="of:=VLOOKUP([.C411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54070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412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54186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FLEXI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413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54203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/>
          <table:table-cell office:value-type="string" calcext:value-type="string">
            <text:p>Hayır</text:p>
          </table:table-cell>
          <table:table-cell table:formula="of:=VLOOKUP([.C414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542111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NSTK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/>
          <table:table-cell office:value-type="string" calcext:value-type="string">
            <text:p>Evet</text:p>
          </table:table-cell>
          <table:table-cell table:formula="of:=VLOOKUP([.C415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543738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416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544078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NSSANAL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417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54429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GBKK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table:number-columns-repeated="2"/>
          <table:table-cell table:formula="of:=VLOOKUP([.C418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547968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SMTK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/>
          <table:table-cell office:value-type="string" calcext:value-type="string">
            <text:p>Evet</text:p>
          </table:table-cell>
          <table:table-cell table:formula="of:=VLOOKUP([.C419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54893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420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549997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/>
          <table:table-cell office:value-type="string" calcext:value-type="string">
            <text:p>Hayır</text:p>
          </table:table-cell>
          <table:table-cell table:formula="of:=VLOOKUP([.C421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55313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NSTK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Evet</text:p>
          </table:table-cell>
          <table:table-cell table:formula="of:=VLOOKUP([.C422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55425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HCEBONUS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423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55425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HCESM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Mil</text:p>
          </table:table-cell>
          <table:table-cell office:value-type="string" calcext:value-type="string">
            <text:p>Hayır</text:p>
          </table:table-cell>
          <table:table-cell table:formula="of:=VLOOKUP([.C424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55496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425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55702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SANAL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/>
          <table:table-cell office:value-type="string" calcext:value-type="string">
            <text:p>Hayır</text:p>
          </table:table-cell>
          <table:table-cell table:formula="of:=VLOOKUP([.C426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55869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NSTK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Evet</text:p>
          </table:table-cell>
          <table:table-cell table:formula="of:=VLOOKUP([.C427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589318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PARACARD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428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622403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DRGBNS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Evet</text:p>
          </table:table-cell>
          <table:table-cell table:formula="of:=VLOOKUP([.C429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670606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430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67625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PARACARD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431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67628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PARACARD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432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676651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PARACARD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433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676827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434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900014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GBKK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/>
          <table:table-cell office:value-type="string" calcext:value-type="string">
            <text:p>Hayır</text:p>
          </table:table-cell>
          <table:table-cell table:formula="of:=VLOOKUP([.C435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979205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BNSFLEXI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436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979236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PARACARD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437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4</text:p>
          </table:table-cell>
          <table:table-cell office:value-type="string" calcext:value-type="string">
            <text:p>T. İŞ BANKASI A.Ş.</text:p>
          </table:table-cell>
          <table:table-cell office:value-type="string" calcext:value-type="string">
            <text:p>113064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YIAMEX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438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4</text:p>
          </table:table-cell>
          <table:table-cell office:value-type="string" calcext:value-type="string">
            <text:p>T. İŞ BANKASI A.Ş.</text:p>
          </table:table-cell>
          <table:table-cell office:value-type="string" calcext:value-type="string">
            <text:p>403998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439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4</text:p>
          </table:table-cell>
          <table:table-cell office:value-type="string" calcext:value-type="string">
            <text:p>T. İŞ BANKASI A.Ş.</text:p>
          </table:table-cell>
          <table:table-cell office:value-type="string" calcext:value-type="string">
            <text:p>418342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440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4</text:p>
          </table:table-cell>
          <table:table-cell office:value-type="string" calcext:value-type="string">
            <text:p>T. İŞ BANKASI A.Ş.</text:p>
          </table:table-cell>
          <table:table-cell office:value-type="string" calcext:value-type="string">
            <text:p>418343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441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4</text:p>
          </table:table-cell>
          <table:table-cell office:value-type="string" calcext:value-type="string">
            <text:p>T. İŞ BANKASI A.Ş.</text:p>
          </table:table-cell>
          <table:table-cell office:value-type="string" calcext:value-type="string">
            <text:p>41834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442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4</text:p>
          </table:table-cell>
          <table:table-cell office:value-type="string" calcext:value-type="string">
            <text:p>T. İŞ BANKASI A.Ş.</text:p>
          </table:table-cell>
          <table:table-cell office:value-type="string" calcext:value-type="string">
            <text:p>41834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443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4</text:p>
          </table:table-cell>
          <table:table-cell office:value-type="string" calcext:value-type="string">
            <text:p>T. İŞ BANKASI A.Ş.</text:p>
          </table:table-cell>
          <table:table-cell office:value-type="string" calcext:value-type="string">
            <text:p>420556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444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4</text:p>
          </table:table-cell>
          <table:table-cell office:value-type="string" calcext:value-type="string">
            <text:p>T. İŞ BANKASI A.Ş.</text:p>
          </table:table-cell>
          <table:table-cell office:value-type="string" calcext:value-type="string">
            <text:p>438331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formula="of:=VLOOKUP([.C445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4</text:p>
          </table:table-cell>
          <table:table-cell office:value-type="string" calcext:value-type="string">
            <text:p>T. İŞ BANKASI A.Ş.</text:p>
          </table:table-cell>
          <table:table-cell office:value-type="string" calcext:value-type="string">
            <text:p>44107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V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446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4</text:p>
          </table:table-cell>
          <table:table-cell office:value-type="string" calcext:value-type="string">
            <text:p>T. İŞ BANKASI A.Ş.</text:p>
          </table:table-cell>
          <table:table-cell office:value-type="string" calcext:value-type="string">
            <text:p>441076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V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447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4</text:p>
          </table:table-cell>
          <table:table-cell office:value-type="string" calcext:value-type="string">
            <text:p>T. İŞ BANKASI A.Ş.</text:p>
          </table:table-cell>
          <table:table-cell office:value-type="string" calcext:value-type="string">
            <text:p>441077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V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448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4</text:p>
          </table:table-cell>
          <table:table-cell office:value-type="string" calcext:value-type="string">
            <text:p>T. İŞ BANKASI A.Ş.</text:p>
          </table:table-cell>
          <table:table-cell office:value-type="string" calcext:value-type="string">
            <text:p>450803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formula="of:=VLOOKUP([.C449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4</text:p>
          </table:table-cell>
          <table:table-cell office:value-type="string" calcext:value-type="string">
            <text:p>T. İŞ BANKASI A.Ş.</text:p>
          </table:table-cell>
          <table:table-cell office:value-type="string" calcext:value-type="string">
            <text:p>45431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450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4</text:p>
          </table:table-cell>
          <table:table-cell office:value-type="string" calcext:value-type="string">
            <text:p>T. İŞ BANKASI A.Ş.</text:p>
          </table:table-cell>
          <table:table-cell office:value-type="string" calcext:value-type="string">
            <text:p>454318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451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4</text:p>
          </table:table-cell>
          <table:table-cell office:value-type="string" calcext:value-type="string">
            <text:p>T. İŞ BANKASI A.Ş.</text:p>
          </table:table-cell>
          <table:table-cell office:value-type="string" calcext:value-type="string">
            <text:p>454358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452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4</text:p>
          </table:table-cell>
          <table:table-cell office:value-type="string" calcext:value-type="string">
            <text:p>T. İŞ BANKASI A.Ş.</text:p>
          </table:table-cell>
          <table:table-cell office:value-type="string" calcext:value-type="string">
            <text:p>454359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453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4</text:p>
          </table:table-cell>
          <table:table-cell office:value-type="string" calcext:value-type="string">
            <text:p>T. İŞ BANKASI A.Ş.</text:p>
          </table:table-cell>
          <table:table-cell office:value-type="string" calcext:value-type="string">
            <text:p>45436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454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4</text:p>
          </table:table-cell>
          <table:table-cell office:value-type="string" calcext:value-type="string">
            <text:p>T. İŞ BANKASI A.Ş.</text:p>
          </table:table-cell>
          <table:table-cell office:value-type="string" calcext:value-type="string">
            <text:p>46092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455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4</text:p>
          </table:table-cell>
          <table:table-cell office:value-type="string" calcext:value-type="string">
            <text:p>T. İŞ BANKASI A.Ş.</text:p>
          </table:table-cell>
          <table:table-cell office:value-type="string" calcext:value-type="string">
            <text:p>473956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456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4</text:p>
          </table:table-cell>
          <table:table-cell office:value-type="string" calcext:value-type="string">
            <text:p>T. İŞ BANKASI A.Ş.</text:p>
          </table:table-cell>
          <table:table-cell office:value-type="string" calcext:value-type="string">
            <text:p>473957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457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4</text:p>
          </table:table-cell>
          <table:table-cell office:value-type="string" calcext:value-type="string">
            <text:p>T. İŞ BANKASI A.Ş.</text:p>
          </table:table-cell>
          <table:table-cell office:value-type="string" calcext:value-type="string">
            <text:p>473998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office:value-type="string" calcext:value-type="string">
            <text:p>Hayır</text:p>
          </table:table-cell>
          <table:table-cell table:formula="of:=VLOOKUP([.C458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4</text:p>
          </table:table-cell>
          <table:table-cell office:value-type="string" calcext:value-type="string">
            <text:p>T. İŞ BANKASI A.Ş.</text:p>
          </table:table-cell>
          <table:table-cell office:value-type="string" calcext:value-type="string">
            <text:p>474301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459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4</text:p>
          </table:table-cell>
          <table:table-cell office:value-type="string" calcext:value-type="string">
            <text:p>T. İŞ BANKASI A.Ş.</text:p>
          </table:table-cell>
          <table:table-cell office:value-type="string" calcext:value-type="string">
            <text:p>47434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460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4</text:p>
          </table:table-cell>
          <table:table-cell office:value-type="string" calcext:value-type="string">
            <text:p>T. İŞ BANKASI A.Ş.</text:p>
          </table:table-cell>
          <table:table-cell office:value-type="string" calcext:value-type="string">
            <text:p>474508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461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4</text:p>
          </table:table-cell>
          <table:table-cell office:value-type="string" calcext:value-type="string">
            <text:p>T. İŞ BANKASI A.Ş.</text:p>
          </table:table-cell>
          <table:table-cell office:value-type="string" calcext:value-type="string">
            <text:p>47961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462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4</text:p>
          </table:table-cell>
          <table:table-cell office:value-type="string" calcext:value-type="string">
            <text:p>T. İŞ BANKASI A.Ş.</text:p>
          </table:table-cell>
          <table:table-cell office:value-type="string" calcext:value-type="string">
            <text:p>483602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V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463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4</text:p>
          </table:table-cell>
          <table:table-cell office:value-type="string" calcext:value-type="string">
            <text:p>T. İŞ BANKASI A.Ş.</text:p>
          </table:table-cell>
          <table:table-cell office:value-type="string" calcext:value-type="string">
            <text:p>48937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464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4</text:p>
          </table:table-cell>
          <table:table-cell office:value-type="string" calcext:value-type="string">
            <text:p>T. İŞ BANKASI A.Ş.</text:p>
          </table:table-cell>
          <table:table-cell office:value-type="string" calcext:value-type="string">
            <text:p>510152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465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4</text:p>
          </table:table-cell>
          <table:table-cell office:value-type="string" calcext:value-type="string">
            <text:p>T. İŞ BANKASI A.Ş.</text:p>
          </table:table-cell>
          <table:table-cell office:value-type="string" calcext:value-type="string">
            <text:p>525382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466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4</text:p>
          </table:table-cell>
          <table:table-cell office:value-type="string" calcext:value-type="string">
            <text:p>T. İŞ BANKASI A.Ş.</text:p>
          </table:table-cell>
          <table:table-cell office:value-type="string" calcext:value-type="string">
            <text:p>53380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467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4</text:p>
          </table:table-cell>
          <table:table-cell office:value-type="string" calcext:value-type="string">
            <text:p>T. İŞ BANKASI A.Ş.</text:p>
          </table:table-cell>
          <table:table-cell office:value-type="string" calcext:value-type="string">
            <text:p>53465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468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4</text:p>
          </table:table-cell>
          <table:table-cell office:value-type="string" calcext:value-type="string">
            <text:p>T. İŞ BANKASI A.Ş.</text:p>
          </table:table-cell>
          <table:table-cell office:value-type="string" calcext:value-type="string">
            <text:p>53527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469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4</text:p>
          </table:table-cell>
          <table:table-cell office:value-type="string" calcext:value-type="string">
            <text:p>T. İŞ BANKASI A.Ş.</text:p>
          </table:table-cell>
          <table:table-cell office:value-type="string" calcext:value-type="string">
            <text:p>53551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470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4</text:p>
          </table:table-cell>
          <table:table-cell office:value-type="string" calcext:value-type="string">
            <text:p>T. İŞ BANKASI A.Ş.</text:p>
          </table:table-cell>
          <table:table-cell office:value-type="string" calcext:value-type="string">
            <text:p>53747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471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4</text:p>
          </table:table-cell>
          <table:table-cell office:value-type="string" calcext:value-type="string">
            <text:p>T. İŞ BANKASI A.Ş.</text:p>
          </table:table-cell>
          <table:table-cell office:value-type="string" calcext:value-type="string">
            <text:p>537548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472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4</text:p>
          </table:table-cell>
          <table:table-cell office:value-type="string" calcext:value-type="string">
            <text:p>T. İŞ BANKASI A.Ş.</text:p>
          </table:table-cell>
          <table:table-cell office:value-type="string" calcext:value-type="string">
            <text:p>537567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473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4</text:p>
          </table:table-cell>
          <table:table-cell office:value-type="string" calcext:value-type="string">
            <text:p>T. İŞ BANKASI A.Ş.</text:p>
          </table:table-cell>
          <table:table-cell office:value-type="string" calcext:value-type="string">
            <text:p>540667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474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4</text:p>
          </table:table-cell>
          <table:table-cell office:value-type="string" calcext:value-type="string">
            <text:p>T. İŞ BANKASI A.Ş.</text:p>
          </table:table-cell>
          <table:table-cell office:value-type="string" calcext:value-type="string">
            <text:p>540668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475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4</text:p>
          </table:table-cell>
          <table:table-cell office:value-type="string" calcext:value-type="string">
            <text:p>T. İŞ BANKASI A.Ş.</text:p>
          </table:table-cell>
          <table:table-cell office:value-type="string" calcext:value-type="string">
            <text:p>543771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476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4</text:p>
          </table:table-cell>
          <table:table-cell office:value-type="string" calcext:value-type="string">
            <text:p>T. İŞ BANKASI A.Ş.</text:p>
          </table:table-cell>
          <table:table-cell office:value-type="string" calcext:value-type="string">
            <text:p>54525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477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4</text:p>
          </table:table-cell>
          <table:table-cell office:value-type="string" calcext:value-type="string">
            <text:p>T. İŞ BANKASI A.Ş.</text:p>
          </table:table-cell>
          <table:table-cell office:value-type="string" calcext:value-type="string">
            <text:p>548237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478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4</text:p>
          </table:table-cell>
          <table:table-cell office:value-type="string" calcext:value-type="string">
            <text:p>T. İŞ BANKASI A.Ş.</text:p>
          </table:table-cell>
          <table:table-cell office:value-type="string" calcext:value-type="string">
            <text:p>552096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479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4</text:p>
          </table:table-cell>
          <table:table-cell office:value-type="string" calcext:value-type="string">
            <text:p>T. İŞ BANKASI A.Ş.</text:p>
          </table:table-cell>
          <table:table-cell office:value-type="string" calcext:value-type="string">
            <text:p>553058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formula="of:=VLOOKUP([.C480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4</text:p>
          </table:table-cell>
          <table:table-cell office:value-type="string" calcext:value-type="string">
            <text:p>T. İŞ BANKASI A.Ş.</text:p>
          </table:table-cell>
          <table:table-cell office:value-type="string" calcext:value-type="string">
            <text:p>55928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formula="of:=VLOOKUP([.C481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4</text:p>
          </table:table-cell>
          <table:table-cell office:value-type="string" calcext:value-type="string">
            <text:p>T. İŞ BANKASI A.Ş.</text:p>
          </table:table-cell>
          <table:table-cell office:value-type="string" calcext:value-type="string">
            <text:p>58928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482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4</text:p>
          </table:table-cell>
          <table:table-cell office:value-type="string" calcext:value-type="string">
            <text:p>T. İŞ BANKASI A.Ş.</text:p>
          </table:table-cell>
          <table:table-cell office:value-type="string" calcext:value-type="string">
            <text:p>650082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483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4</text:p>
          </table:table-cell>
          <table:table-cell office:value-type="string" calcext:value-type="string">
            <text:p>T. İŞ BANKASI A.Ş.</text:p>
          </table:table-cell>
          <table:table-cell office:value-type="string" calcext:value-type="string">
            <text:p>650092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484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4</text:p>
          </table:table-cell>
          <table:table-cell office:value-type="string" calcext:value-type="string">
            <text:p>T. İŞ BANKASI A.Ş.</text:p>
          </table:table-cell>
          <table:table-cell office:value-type="string" calcext:value-type="string">
            <text:p>650173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485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4</text:p>
          </table:table-cell>
          <table:table-cell office:value-type="string" calcext:value-type="string">
            <text:p>T. İŞ BANKASI A.Ş.</text:p>
          </table:table-cell>
          <table:table-cell office:value-type="string" calcext:value-type="string">
            <text:p>650456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486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4</text:p>
          </table:table-cell>
          <table:table-cell office:value-type="string" calcext:value-type="string">
            <text:p>T. İŞ BANKASI A.Ş.</text:p>
          </table:table-cell>
          <table:table-cell office:value-type="string" calcext:value-type="string">
            <text:p>650987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formula="of:=VLOOKUP([.C487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4</text:p>
          </table:table-cell>
          <table:table-cell office:value-type="string" calcext:value-type="string">
            <text:p>T. İŞ BANKASI A.Ş.</text:p>
          </table:table-cell>
          <table:table-cell office:value-type="string" calcext:value-type="string">
            <text:p>650990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formula="of:=VLOOKUP([.C488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4</text:p>
          </table:table-cell>
          <table:table-cell office:value-type="string" calcext:value-type="string">
            <text:p>T. İŞ BANKASI A.Ş.</text:p>
          </table:table-cell>
          <table:table-cell office:value-type="string" calcext:value-type="string">
            <text:p>979204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489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4</text:p>
          </table:table-cell>
          <table:table-cell office:value-type="string" calcext:value-type="string">
            <text:p>T. İŞ BANKASI A.Ş.</text:p>
          </table:table-cell>
          <table:table-cell office:value-type="string" calcext:value-type="string">
            <text:p>979233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490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010067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491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020067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492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115067</text:p>
          </table:table-cell>
          <table:table-cell office:value-type="string" calcext:value-type="string">
            <text:p>JCB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493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401622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 table:number-columns-repeated="2"/>
          <table:table-cell table:formula="of:=VLOOKUP([.C494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404809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style-name="Default" office:value-type="string" calcext:value-type="string">
            <text:p>World</text:p>
          </table:table-cell>
          <table:table-cell table:style-name="Default" office:value-type="string" calcext:value-type="string">
            <text:p>Kredi Kartı</text:p>
          </table:table-cell>
          <table:table-cell table:style-name="Default" office:value-type="string" calcext:value-type="string">
            <text:p>YapıKredi</text:p>
          </table:table-cell>
          <table:table-cell table:style-name="Default" office:value-type="string" calcext:value-type="string">
            <text:p>World</text:p>
          </table:table-cell>
          <table:table-cell/>
          <table:table-cell table:formula="of:=VLOOKUP([.C495];[YapıKredi.B$25:.B$99];1;FALSE())" office:value-type="float" office:value="404809" calcext:value-type="float">
            <text:p>404809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406281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496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413382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497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414392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498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420342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499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420343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500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434728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501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434742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502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434839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style-name="Default" office:value-type="string" calcext:value-type="string">
            <text:p>World</text:p>
          </table:table-cell>
          <table:table-cell table:style-name="Default" office:value-type="string" calcext:value-type="string">
            <text:p>Kredi Kartı</text:p>
          </table:table-cell>
          <table:table-cell table:style-name="Default" office:value-type="string" calcext:value-type="string">
            <text:p>YapıKredi</text:p>
          </table:table-cell>
          <table:table-cell table:style-name="Default" office:value-type="string" calcext:value-type="string">
            <text:p>World</text:p>
          </table:table-cell>
          <table:table-cell office:value-type="string" calcext:value-type="string">
            <text:p>Evet</text:p>
          </table:table-cell>
          <table:table-cell table:formula="of:=VLOOKUP([.C503];[YapıKredi.B$25:.B$99];1;FALSE())" office:value-type="float" office:value="434839" calcext:value-type="float">
            <text:p>434839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442106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504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446212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style-name="Default" office:value-type="string" calcext:value-type="string">
            <text:p>World</text:p>
          </table:table-cell>
          <table:table-cell table:style-name="Default" office:value-type="string" calcext:value-type="string">
            <text:p>Kredi Kartı</text:p>
          </table:table-cell>
          <table:table-cell table:style-name="Default" office:value-type="string" calcext:value-type="string">
            <text:p>YapıKredi</text:p>
          </table:table-cell>
          <table:table-cell table:style-name="Default" office:value-type="string" calcext:value-type="string">
            <text:p>World</text:p>
          </table:table-cell>
          <table:table-cell/>
          <table:table-cell table:formula="of:=VLOOKUP([.C505];[YapıKredi.B$25:.B$99];1;FALSE())" office:value-type="float" office:value="446212" calcext:value-type="float">
            <text:p>44621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45063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style-name="Default" office:value-type="string" calcext:value-type="string">
            <text:p>World</text:p>
          </table:table-cell>
          <table:table-cell table:style-name="Default" office:value-type="string" calcext:value-type="string">
            <text:p>Kredi Kartı</text:p>
          </table:table-cell>
          <table:table-cell table:style-name="Default" office:value-type="string" calcext:value-type="string">
            <text:p>YapıKredi</text:p>
          </table:table-cell>
          <table:table-cell table:style-name="Default" office:value-type="string" calcext:value-type="string">
            <text:p>World</text:p>
          </table:table-cell>
          <table:table-cell office:value-type="string" calcext:value-type="string">
            <text:p>Hayır</text:p>
          </table:table-cell>
          <table:table-cell table:formula="of:=VLOOKUP([.C506];[YapıKredi.B$25:.B$99];1;FALSE())" office:value-type="float" office:value="450634" calcext:value-type="float">
            <text:p>450634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455359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style-name="Default" office:value-type="string" calcext:value-type="string">
            <text:p>World</text:p>
          </table:table-cell>
          <table:table-cell table:style-name="Default" office:value-type="string" calcext:value-type="string">
            <text:p>Kredi Kartı</text:p>
          </table:table-cell>
          <table:table-cell table:style-name="Default" office:value-type="string" calcext:value-type="string">
            <text:p>YapıKredi</text:p>
          </table:table-cell>
          <table:table-cell table:style-name="Default" office:value-type="string" calcext:value-type="string">
            <text:p>World</text:p>
          </table:table-cell>
          <table:table-cell office:value-type="string" calcext:value-type="string">
            <text:p>Evet</text:p>
          </table:table-cell>
          <table:table-cell table:formula="of:=VLOOKUP([.C507];[YapıKredi.B$25:.B$99];1;FALSE())" office:value-type="float" office:value="455359" calcext:value-type="float">
            <text:p>455359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477959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508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479612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509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47962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style-name="Default" office:value-type="string" calcext:value-type="string">
            <text:p>World</text:p>
          </table:table-cell>
          <table:table-cell table:style-name="Default" office:value-type="string" calcext:value-type="string">
            <text:p>Kredi Kartı</text:p>
          </table:table-cell>
          <table:table-cell table:style-name="Default" office:value-type="string" calcext:value-type="string">
            <text:p>YapıKredi</text:p>
          </table:table-cell>
          <table:table-cell table:style-name="Default" office:value-type="string" calcext:value-type="string">
            <text:p>World</text:p>
          </table:table-cell>
          <table:table-cell office:value-type="string" calcext:value-type="string">
            <text:p>Hayır</text:p>
          </table:table-cell>
          <table:table-cell table:formula="of:=VLOOKUP([.C510];[YapıKredi.B$25:.B$99];1;FALSE())" office:value-type="float" office:value="479620" calcext:value-type="float">
            <text:p>47962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47979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style-name="Default" office:value-type="string" calcext:value-type="string">
            <text:p>World</text:p>
          </table:table-cell>
          <table:table-cell table:style-name="Default" office:value-type="string" calcext:value-type="string">
            <text:p>Kredi Kartı</text:p>
          </table:table-cell>
          <table:table-cell table:style-name="Default" office:value-type="string" calcext:value-type="string">
            <text:p>YapıKredi</text:p>
          </table:table-cell>
          <table:table-cell table:style-name="Default" office:value-type="string" calcext:value-type="string">
            <text:p>World</text:p>
          </table:table-cell>
          <table:table-cell office:value-type="string" calcext:value-type="string">
            <text:p>Hayır</text:p>
          </table:table-cell>
          <table:table-cell table:formula="of:=VLOOKUP([.C511];[YapıKredi.B$25:.B$99];1;FALSE())" office:value-type="float" office:value="479794" calcext:value-type="float">
            <text:p>479794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47979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style-name="Default" office:value-type="string" calcext:value-type="string">
            <text:p>World</text:p>
          </table:table-cell>
          <table:table-cell table:style-name="Default" office:value-type="string" calcext:value-type="string">
            <text:p>Kredi Kartı</text:p>
          </table:table-cell>
          <table:table-cell table:style-name="Default" office:value-type="string" calcext:value-type="string">
            <text:p>YapıKredi</text:p>
          </table:table-cell>
          <table:table-cell table:style-name="Default" office:value-type="string" calcext:value-type="string">
            <text:p>World</text:p>
          </table:table-cell>
          <table:table-cell/>
          <table:table-cell table:formula="of:=VLOOKUP([.C512];[YapıKredi.B$25:.B$99];1;FALSE())" office:value-type="float" office:value="479795" calcext:value-type="float">
            <text:p>479795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490983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513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49120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style-name="Default" office:value-type="string" calcext:value-type="string">
            <text:p>World</text:p>
          </table:table-cell>
          <table:table-cell table:style-name="Default" office:value-type="string" calcext:value-type="string">
            <text:p>Kredi Kartı</text:p>
          </table:table-cell>
          <table:table-cell table:style-name="Default" office:value-type="string" calcext:value-type="string">
            <text:p>YapıKredi</text:p>
          </table:table-cell>
          <table:table-cell table:style-name="Default" office:value-type="string" calcext:value-type="string">
            <text:p>World</text:p>
          </table:table-cell>
          <table:table-cell office:value-type="string" calcext:value-type="string">
            <text:p>Hayır</text:p>
          </table:table-cell>
          <table:table-cell table:formula="of:=VLOOKUP([.C514];[YapıKredi.B$25:.B$99];1;FALSE())" office:value-type="float" office:value="491205" calcext:value-type="float">
            <text:p>491205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491206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style-name="Default" office:value-type="string" calcext:value-type="string">
            <text:p>World</text:p>
          </table:table-cell>
          <table:table-cell table:style-name="Default" office:value-type="string" calcext:value-type="string">
            <text:p>Kredi Kartı</text:p>
          </table:table-cell>
          <table:table-cell table:style-name="Default" office:value-type="string" calcext:value-type="string">
            <text:p>YapıKredi</text:p>
          </table:table-cell>
          <table:table-cell table:style-name="Default" office:value-type="string" calcext:value-type="string">
            <text:p>World</text:p>
          </table:table-cell>
          <table:table-cell/>
          <table:table-cell table:formula="of:=VLOOKUP([.C515];[YapıKredi.B$25:.B$99];1;FALSE())" office:value-type="float" office:value="491206" calcext:value-type="float">
            <text:p>491206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492128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2"/>
          <table:table-cell table:formula="of:=VLOOKUP([.C516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49213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style-name="Default" office:value-type="string" calcext:value-type="string">
            <text:p>World</text:p>
          </table:table-cell>
          <table:table-cell table:style-name="Default" office:value-type="string" calcext:value-type="string">
            <text:p>Kredi Kartı</text:p>
          </table:table-cell>
          <table:table-cell table:style-name="Default" office:value-type="string" calcext:value-type="string">
            <text:p>YapıKredi</text:p>
          </table:table-cell>
          <table:table-cell table:style-name="Default" office:value-type="string" calcext:value-type="string">
            <text:p>World</text:p>
          </table:table-cell>
          <table:table-cell office:value-type="string" calcext:value-type="string">
            <text:p>Hayır</text:p>
          </table:table-cell>
          <table:table-cell table:formula="of:=VLOOKUP([.C517];[YapıKredi.B$25:.B$99];1;FALSE())" office:value-type="float" office:value="492130" calcext:value-type="float">
            <text:p>49213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492131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2"/>
          <table:table-cell table:formula="of:=VLOOKUP([.C518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49431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519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52303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style-name="Default" office:value-type="string" calcext:value-type="string">
            <text:p>World</text:p>
          </table:table-cell>
          <table:table-cell table:style-name="Default" office:value-type="string" calcext:value-type="string">
            <text:p>Kredi Kartı</text:p>
          </table:table-cell>
          <table:table-cell table:style-name="Default" office:value-type="string" calcext:value-type="string">
            <text:p>YapıKredi</text:p>
          </table:table-cell>
          <table:table-cell table:style-name="Default" office:value-type="string" calcext:value-type="string">
            <text:p>World</text:p>
          </table:table-cell>
          <table:table-cell office:value-type="string" calcext:value-type="string">
            <text:p>Hayır</text:p>
          </table:table-cell>
          <table:table-cell table:formula="of:=VLOOKUP([.C520];[YapıKredi.B$25:.B$99];1;FALSE())" office:value-type="float" office:value="523034" calcext:value-type="float">
            <text:p>523034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524627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521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52586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style-name="Default" office:value-type="string" calcext:value-type="string">
            <text:p>World</text:p>
          </table:table-cell>
          <table:table-cell table:style-name="Default" office:value-type="string" calcext:value-type="string">
            <text:p>Kredi Kartı</text:p>
          </table:table-cell>
          <table:table-cell table:style-name="Default" office:value-type="string" calcext:value-type="string">
            <text:p>YapıKredi</text:p>
          </table:table-cell>
          <table:table-cell table:style-name="Default" office:value-type="string" calcext:value-type="string">
            <text:p>World</text:p>
          </table:table-cell>
          <table:table-cell office:value-type="string" calcext:value-type="string">
            <text:p>Hayır</text:p>
          </table:table-cell>
          <table:table-cell table:formula="of:=VLOOKUP([.C522];[YapıKredi.B$25:.B$99];1;FALSE())" office:value-type="float" office:value="525864" calcext:value-type="float">
            <text:p>525864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53391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style-name="Default" office:value-type="string" calcext:value-type="string">
            <text:p>World</text:p>
          </table:table-cell>
          <table:table-cell table:style-name="Default" office:value-type="string" calcext:value-type="string">
            <text:p>Kredi Kartı</text:p>
          </table:table-cell>
          <table:table-cell table:style-name="Default" office:value-type="string" calcext:value-type="string">
            <text:p>YapıKredi</text:p>
          </table:table-cell>
          <table:table-cell table:style-name="Default" office:value-type="string" calcext:value-type="string">
            <text:p>World</text:p>
          </table:table-cell>
          <table:table-cell office:value-type="string" calcext:value-type="string">
            <text:p>Hayır</text:p>
          </table:table-cell>
          <table:table-cell table:formula="of:=VLOOKUP([.C523];[YapıKredi.B$25:.B$99];1;FALSE())" office:value-type="float" office:value="533913" calcext:value-type="float">
            <text:p>533913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53543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524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535601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525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535602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526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537518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527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53783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528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540061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style-name="Default" office:value-type="string" calcext:value-type="string">
            <text:p>World</text:p>
          </table:table-cell>
          <table:table-cell table:style-name="Default" office:value-type="string" calcext:value-type="string">
            <text:p>Kredi Kartı</text:p>
          </table:table-cell>
          <table:table-cell table:style-name="Default" office:value-type="string" calcext:value-type="string">
            <text:p>YapıKredi</text:p>
          </table:table-cell>
          <table:table-cell table:style-name="Default" office:value-type="string" calcext:value-type="string">
            <text:p>World</text:p>
          </table:table-cell>
          <table:table-cell office:value-type="string" calcext:value-type="string">
            <text:p>Hayır</text:p>
          </table:table-cell>
          <table:table-cell table:formula="of:=VLOOKUP([.C529];[YapıKredi.B$25:.B$99];1;FALSE())" office:value-type="float" office:value="540061" calcext:value-type="float">
            <text:p>540061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540062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style-name="Default" office:value-type="string" calcext:value-type="string">
            <text:p>World</text:p>
          </table:table-cell>
          <table:table-cell table:style-name="Default" office:value-type="string" calcext:value-type="string">
            <text:p>Kredi Kartı</text:p>
          </table:table-cell>
          <table:table-cell table:style-name="Default" office:value-type="string" calcext:value-type="string">
            <text:p>YapıKredi</text:p>
          </table:table-cell>
          <table:table-cell table:style-name="Default" office:value-type="string" calcext:value-type="string">
            <text:p>World</text:p>
          </table:table-cell>
          <table:table-cell office:value-type="string" calcext:value-type="string">
            <text:p>Hayır</text:p>
          </table:table-cell>
          <table:table-cell table:formula="of:=VLOOKUP([.C530];[YapıKredi.B$25:.B$99];1;FALSE())" office:value-type="float" office:value="540062" calcext:value-type="float">
            <text:p>54006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54006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style-name="Default" office:value-type="string" calcext:value-type="string">
            <text:p>World</text:p>
          </table:table-cell>
          <table:table-cell table:style-name="Default" office:value-type="string" calcext:value-type="string">
            <text:p>Kredi Kartı</text:p>
          </table:table-cell>
          <table:table-cell table:style-name="Default" office:value-type="string" calcext:value-type="string">
            <text:p>YapıKredi</text:p>
          </table:table-cell>
          <table:table-cell table:style-name="Default" office:value-type="string" calcext:value-type="string">
            <text:p>World</text:p>
          </table:table-cell>
          <table:table-cell office:value-type="string" calcext:value-type="string">
            <text:p>Hayır</text:p>
          </table:table-cell>
          <table:table-cell table:formula="of:=VLOOKUP([.C531];[YapıKredi.B$25:.B$99];1;FALSE())" office:value-type="float" office:value="540063" calcext:value-type="float">
            <text:p>540063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540122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style-name="Default" office:value-type="string" calcext:value-type="string">
            <text:p>World</text:p>
          </table:table-cell>
          <table:table-cell table:style-name="Default" office:value-type="string" calcext:value-type="string">
            <text:p>Kredi Kartı</text:p>
          </table:table-cell>
          <table:table-cell table:style-name="Default" office:value-type="string" calcext:value-type="string">
            <text:p>YapıKredi</text:p>
          </table:table-cell>
          <table:table-cell table:style-name="Default" office:value-type="string" calcext:value-type="string">
            <text:p>World</text:p>
          </table:table-cell>
          <table:table-cell office:value-type="string" calcext:value-type="string">
            <text:p>Hayır</text:p>
          </table:table-cell>
          <table:table-cell table:formula="of:=VLOOKUP([.C532];[YapıKredi.B$25:.B$99];1;FALSE())" office:value-type="float" office:value="540122" calcext:value-type="float">
            <text:p>54012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54012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style-name="Default" office:value-type="string" calcext:value-type="string">
            <text:p>World</text:p>
          </table:table-cell>
          <table:table-cell table:style-name="Default" office:value-type="string" calcext:value-type="string">
            <text:p>Kredi Kartı</text:p>
          </table:table-cell>
          <table:table-cell table:style-name="Default" office:value-type="string" calcext:value-type="string">
            <text:p>YapıKredi</text:p>
          </table:table-cell>
          <table:table-cell table:style-name="Default" office:value-type="string" calcext:value-type="string">
            <text:p>World</text:p>
          </table:table-cell>
          <table:table-cell office:value-type="string" calcext:value-type="string">
            <text:p>Hayır</text:p>
          </table:table-cell>
          <table:table-cell table:formula="of:=VLOOKUP([.C533];[YapıKredi.B$25:.B$99];1;FALSE())" office:value-type="float" office:value="540129" calcext:value-type="float">
            <text:p>540129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542117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style-name="Default" office:value-type="string" calcext:value-type="string">
            <text:p>World</text:p>
          </table:table-cell>
          <table:table-cell table:style-name="Default" office:value-type="string" calcext:value-type="string">
            <text:p>Kredi Kartı</text:p>
          </table:table-cell>
          <table:table-cell table:style-name="Default" office:value-type="string" calcext:value-type="string">
            <text:p>YapıKredi</text:p>
          </table:table-cell>
          <table:table-cell table:style-name="Default" office:value-type="string" calcext:value-type="string">
            <text:p>World</text:p>
          </table:table-cell>
          <table:table-cell office:value-type="string" calcext:value-type="string">
            <text:p>Hayır</text:p>
          </table:table-cell>
          <table:table-cell table:formula="of:=VLOOKUP([.C534];[YapıKredi.B$25:.B$99];1;FALSE())" office:value-type="float" office:value="542117" calcext:value-type="float">
            <text:p>542117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54510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style-name="Default" office:value-type="string" calcext:value-type="string">
            <text:p>World</text:p>
          </table:table-cell>
          <table:table-cell table:style-name="Default" office:value-type="string" calcext:value-type="string">
            <text:p>Kredi Kartı</text:p>
          </table:table-cell>
          <table:table-cell table:style-name="Default" office:value-type="string" calcext:value-type="string">
            <text:p>YapıKredi</text:p>
          </table:table-cell>
          <table:table-cell table:style-name="Default" office:value-type="string" calcext:value-type="string">
            <text:p>World</text:p>
          </table:table-cell>
          <table:table-cell/>
          <table:table-cell table:formula="of:=VLOOKUP([.C535];[YapıKredi.B$25:.B$99];1;FALSE())" office:value-type="float" office:value="545103" calcext:value-type="float">
            <text:p>545103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54962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536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55264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style-name="Default" office:value-type="string" calcext:value-type="string">
            <text:p>World</text:p>
          </table:table-cell>
          <table:table-cell table:style-name="Default" office:value-type="string" calcext:value-type="string">
            <text:p>Kredi Kartı</text:p>
          </table:table-cell>
          <table:table-cell table:style-name="Default" office:value-type="string" calcext:value-type="string">
            <text:p>YapıKredi</text:p>
          </table:table-cell>
          <table:table-cell table:style-name="Default" office:value-type="string" calcext:value-type="string">
            <text:p>World</text:p>
          </table:table-cell>
          <table:table-cell office:value-type="string" calcext:value-type="string">
            <text:p>Evet</text:p>
          </table:table-cell>
          <table:table-cell table:formula="of:=VLOOKUP([.C537];[YapıKredi.B$25:.B$99];1;FALSE())" office:value-type="float" office:value="552645" calcext:value-type="float">
            <text:p>552645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55265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style-name="Default" office:value-type="string" calcext:value-type="string">
            <text:p>World</text:p>
          </table:table-cell>
          <table:table-cell table:style-name="Default" office:value-type="string" calcext:value-type="string">
            <text:p>Kredi Kartı</text:p>
          </table:table-cell>
          <table:table-cell table:style-name="Default" office:value-type="string" calcext:value-type="string">
            <text:p>YapıKredi</text:p>
          </table:table-cell>
          <table:table-cell table:style-name="Default" office:value-type="string" calcext:value-type="string">
            <text:p>World</text:p>
          </table:table-cell>
          <table:table-cell office:value-type="string" calcext:value-type="string">
            <text:p>Evet</text:p>
          </table:table-cell>
          <table:table-cell table:formula="of:=VLOOKUP([.C538];[YapıKredi.B$25:.B$99];1;FALSE())" office:value-type="float" office:value="552659" calcext:value-type="float">
            <text:p>552659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554422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539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603797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540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63900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541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650161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542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657366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543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657998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formula="of:=VLOOKUP([.C544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676166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545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900026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546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979215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547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979241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548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979263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KK</text:p>
          </table:table-cell>
          <table:table-cell table:style-name="Default" office:value-type="string" calcext:value-type="string">
            <text:p>World</text:p>
          </table:table-cell>
          <table:table-cell table:style-name="Default" office:value-type="string" calcext:value-type="string">
            <text:p>Kredi Kartı</text:p>
          </table:table-cell>
          <table:table-cell table:style-name="Default" office:value-type="string" calcext:value-type="string">
            <text:p>YapıKredi</text:p>
          </table:table-cell>
          <table:table-cell table:style-name="Default" office:value-type="string" calcext:value-type="string">
            <text:p>World</text:p>
          </table:table-cell>
          <table:table-cell office:value-type="string" calcext:value-type="string">
            <text:p>Hayır</text:p>
          </table:table-cell>
          <table:table-cell table:formula="of:=VLOOKUP([.C549];[YapıKredi.B$25:.B$99];1;FALSE())" office:value-type="float" office:value="979263" calcext:value-type="float">
            <text:p>979263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92</text:p>
          </table:table-cell>
          <table:table-cell office:value-type="string" calcext:value-type="string">
            <text:p>CITIBANK N.A. TÜRKİYE</text:p>
          </table:table-cell>
          <table:table-cell office:value-type="string" calcext:value-type="string">
            <text:p>437897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formula="of:=VLOOKUP([.C550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92</text:p>
          </table:table-cell>
          <table:table-cell office:value-type="string" calcext:value-type="string">
            <text:p>CITIBANK N.A. TÜRKİYE</text:p>
          </table:table-cell>
          <table:table-cell office:value-type="string" calcext:value-type="string">
            <text:p>471509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formula="of:=VLOOKUP([.C551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92</text:p>
          </table:table-cell>
          <table:table-cell office:value-type="string" calcext:value-type="string">
            <text:p>CITIBANK N.A. TÜRKİYE</text:p>
          </table:table-cell>
          <table:table-cell office:value-type="string" calcext:value-type="string">
            <text:p>55349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formula="of:=VLOOKUP([.C552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92</text:p>
          </table:table-cell>
          <table:table-cell office:value-type="string" calcext:value-type="string">
            <text:p>CITIBANK N.A. TÜRKİYE</text:p>
          </table:table-cell>
          <table:table-cell office:value-type="string" calcext:value-type="string">
            <text:p>555087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formula="of:=VLOOKUP([.C553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96</text:p>
          </table:table-cell>
          <table:table-cell office:value-type="string" calcext:value-type="string">
            <text:p>TURKISHBANK A.Ş.</text:p>
          </table:table-cell>
          <table:table-cell office:value-type="string" calcext:value-type="string">
            <text:p>419389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554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96</text:p>
          </table:table-cell>
          <table:table-cell office:value-type="string" calcext:value-type="string">
            <text:p>TURKISHBANK A.Ş.</text:p>
          </table:table-cell>
          <table:table-cell office:value-type="string" calcext:value-type="string">
            <text:p>51859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2"/>
          <table:table-cell table:formula="of:=VLOOKUP([.C555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96</text:p>
          </table:table-cell>
          <table:table-cell office:value-type="string" calcext:value-type="string">
            <text:p>TURKISHBANK A.Ş.</text:p>
          </table:table-cell>
          <table:table-cell office:value-type="string" calcext:value-type="string">
            <text:p>52993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2"/>
          <table:table-cell table:formula="of:=VLOOKUP([.C556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96</text:p>
          </table:table-cell>
          <table:table-cell office:value-type="string" calcext:value-type="string">
            <text:p>TURKISHBANK A.Ş.</text:p>
          </table:table-cell>
          <table:table-cell office:value-type="string" calcext:value-type="string">
            <text:p>552098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2"/>
          <table:table-cell table:formula="of:=VLOOKUP([.C557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96</text:p>
          </table:table-cell>
          <table:table-cell office:value-type="string" calcext:value-type="string">
            <text:p>TURKISHBANK A.Ş.</text:p>
          </table:table-cell>
          <table:table-cell office:value-type="string" calcext:value-type="string">
            <text:p>55803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558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96</text:p>
          </table:table-cell>
          <table:table-cell office:value-type="string" calcext:value-type="string">
            <text:p>TURKISHBANK A.Ş.</text:p>
          </table:table-cell>
          <table:table-cell office:value-type="string" calcext:value-type="string">
            <text:p>589288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559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96</text:p>
          </table:table-cell>
          <table:table-cell office:value-type="string" calcext:value-type="string">
            <text:p>TURKISHBANK A.Ş.</text:p>
          </table:table-cell>
          <table:table-cell office:value-type="string" calcext:value-type="string">
            <text:p>677522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560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99</text:p>
          </table:table-cell>
          <table:table-cell office:value-type="string" calcext:value-type="string">
            <text:p>ING BANK A.Ş.</text:p>
          </table:table-cell>
          <table:table-cell office:value-type="string" calcext:value-type="string">
            <text:p>40068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INGBONUS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561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99</text:p>
          </table:table-cell>
          <table:table-cell office:value-type="string" calcext:value-type="string">
            <text:p>ING BANK A.Ş.</text:p>
          </table:table-cell>
          <table:table-cell office:value-type="string" calcext:value-type="string">
            <text:p>408579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INGBONUS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562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99</text:p>
          </table:table-cell>
          <table:table-cell office:value-type="string" calcext:value-type="string">
            <text:p>ING BANK A.Ş.</text:p>
          </table:table-cell>
          <table:table-cell office:value-type="string" calcext:value-type="string">
            <text:p>408581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563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99</text:p>
          </table:table-cell>
          <table:table-cell office:value-type="string" calcext:value-type="string">
            <text:p>ING BANK A.Ş.</text:p>
          </table:table-cell>
          <table:table-cell office:value-type="string" calcext:value-type="string">
            <text:p>41407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2"/>
          <table:table-cell table:formula="of:=VLOOKUP([.C564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99</text:p>
          </table:table-cell>
          <table:table-cell office:value-type="string" calcext:value-type="string">
            <text:p>ING BANK A.Ş.</text:p>
          </table:table-cell>
          <table:table-cell office:value-type="string" calcext:value-type="string">
            <text:p>420322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INGBONUS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565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99</text:p>
          </table:table-cell>
          <table:table-cell office:value-type="string" calcext:value-type="string">
            <text:p>ING BANK A.Ş.</text:p>
          </table:table-cell>
          <table:table-cell office:value-type="string" calcext:value-type="string">
            <text:p>420323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INGBONUS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566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99</text:p>
          </table:table-cell>
          <table:table-cell office:value-type="string" calcext:value-type="string">
            <text:p>ING BANK A.Ş.</text:p>
          </table:table-cell>
          <table:table-cell office:value-type="string" calcext:value-type="string">
            <text:p>42032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INGBONUS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567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99</text:p>
          </table:table-cell>
          <table:table-cell office:value-type="string" calcext:value-type="string">
            <text:p>ING BANK A.Ş.</text:p>
          </table:table-cell>
          <table:table-cell office:value-type="string" calcext:value-type="string">
            <text:p>423091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568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99</text:p>
          </table:table-cell>
          <table:table-cell office:value-type="string" calcext:value-type="string">
            <text:p>ING BANK A.Ş.</text:p>
          </table:table-cell>
          <table:table-cell office:value-type="string" calcext:value-type="string">
            <text:p>455571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2"/>
          <table:table-cell table:formula="of:=VLOOKUP([.C569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99</text:p>
          </table:table-cell>
          <table:table-cell office:value-type="string" calcext:value-type="string">
            <text:p>ING BANK A.Ş.</text:p>
          </table:table-cell>
          <table:table-cell office:value-type="string" calcext:value-type="string">
            <text:p>474823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570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99</text:p>
          </table:table-cell>
          <table:table-cell office:value-type="string" calcext:value-type="string">
            <text:p>ING BANK A.Ş.</text:p>
          </table:table-cell>
          <table:table-cell office:value-type="string" calcext:value-type="string">
            <text:p>479632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571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99</text:p>
          </table:table-cell>
          <table:table-cell office:value-type="string" calcext:value-type="string">
            <text:p>ING BANK A.Ş.</text:p>
          </table:table-cell>
          <table:table-cell office:value-type="string" calcext:value-type="string">
            <text:p>479633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572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99</text:p>
          </table:table-cell>
          <table:table-cell office:value-type="string" calcext:value-type="string">
            <text:p>ING BANK A.Ş.</text:p>
          </table:table-cell>
          <table:table-cell office:value-type="string" calcext:value-type="string">
            <text:p>480296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INGBNSTK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Evet</text:p>
          </table:table-cell>
          <table:table-cell table:formula="of:=VLOOKUP([.C573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99</text:p>
          </table:table-cell>
          <table:table-cell office:value-type="string" calcext:value-type="string">
            <text:p>ING BANK A.Ş.</text:p>
          </table:table-cell>
          <table:table-cell office:value-type="string" calcext:value-type="string">
            <text:p>49080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2"/>
          <table:table-cell table:formula="of:=VLOOKUP([.C574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99</text:p>
          </table:table-cell>
          <table:table-cell office:value-type="string" calcext:value-type="string">
            <text:p>ING BANK A.Ş.</text:p>
          </table:table-cell>
          <table:table-cell office:value-type="string" calcext:value-type="string">
            <text:p>490806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2"/>
          <table:table-cell table:formula="of:=VLOOKUP([.C575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99</text:p>
          </table:table-cell>
          <table:table-cell office:value-type="string" calcext:value-type="string">
            <text:p>ING BANK A.Ş.</text:p>
          </table:table-cell>
          <table:table-cell office:value-type="string" calcext:value-type="string">
            <text:p>490807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formula="of:=VLOOKUP([.C576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99</text:p>
          </table:table-cell>
          <table:table-cell office:value-type="string" calcext:value-type="string">
            <text:p>ING BANK A.Ş.</text:p>
          </table:table-cell>
          <table:table-cell office:value-type="string" calcext:value-type="string">
            <text:p>490808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577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99</text:p>
          </table:table-cell>
          <table:table-cell office:value-type="string" calcext:value-type="string">
            <text:p>ING BANK A.Ş.</text:p>
          </table:table-cell>
          <table:table-cell office:value-type="string" calcext:value-type="string">
            <text:p>510151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INGBONUS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578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99</text:p>
          </table:table-cell>
          <table:table-cell office:value-type="string" calcext:value-type="string">
            <text:p>ING BANK A.Ş.</text:p>
          </table:table-cell>
          <table:table-cell office:value-type="string" calcext:value-type="string">
            <text:p>51414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INGPGS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579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99</text:p>
          </table:table-cell>
          <table:table-cell office:value-type="string" calcext:value-type="string">
            <text:p>ING BANK A.Ş.</text:p>
          </table:table-cell>
          <table:table-cell office:value-type="string" calcext:value-type="string">
            <text:p>51589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580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99</text:p>
          </table:table-cell>
          <table:table-cell office:value-type="string" calcext:value-type="string">
            <text:p>ING BANK A.Ş.</text:p>
          </table:table-cell>
          <table:table-cell office:value-type="string" calcext:value-type="string">
            <text:p>517946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INGBONUS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581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99</text:p>
          </table:table-cell>
          <table:table-cell office:value-type="string" calcext:value-type="string">
            <text:p>ING BANK A.Ş.</text:p>
          </table:table-cell>
          <table:table-cell office:value-type="string" calcext:value-type="string">
            <text:p>52697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INGPGS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582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99</text:p>
          </table:table-cell>
          <table:table-cell office:value-type="string" calcext:value-type="string">
            <text:p>ING BANK A.Ş.</text:p>
          </table:table-cell>
          <table:table-cell office:value-type="string" calcext:value-type="string">
            <text:p>52697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INGPGS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583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99</text:p>
          </table:table-cell>
          <table:table-cell office:value-type="string" calcext:value-type="string">
            <text:p>ING BANK A.Ş.</text:p>
          </table:table-cell>
          <table:table-cell office:value-type="string" calcext:value-type="string">
            <text:p>531401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INGPGS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584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99</text:p>
          </table:table-cell>
          <table:table-cell office:value-type="string" calcext:value-type="string">
            <text:p>ING BANK A.Ş.</text:p>
          </table:table-cell>
          <table:table-cell office:value-type="string" calcext:value-type="string">
            <text:p>53244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INGBONUS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585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99</text:p>
          </table:table-cell>
          <table:table-cell office:value-type="string" calcext:value-type="string">
            <text:p>ING BANK A.Ş.</text:p>
          </table:table-cell>
          <table:table-cell office:value-type="string" calcext:value-type="string">
            <text:p>535137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586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99</text:p>
          </table:table-cell>
          <table:table-cell office:value-type="string" calcext:value-type="string">
            <text:p>ING BANK A.Ş.</text:p>
          </table:table-cell>
          <table:table-cell office:value-type="string" calcext:value-type="string">
            <text:p>53527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587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99</text:p>
          </table:table-cell>
          <table:table-cell office:value-type="string" calcext:value-type="string">
            <text:p>ING BANK A.Ş.</text:p>
          </table:table-cell>
          <table:table-cell office:value-type="string" calcext:value-type="string">
            <text:p>54002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2"/>
          <table:table-cell table:formula="of:=VLOOKUP([.C588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99</text:p>
          </table:table-cell>
          <table:table-cell office:value-type="string" calcext:value-type="string">
            <text:p>ING BANK A.Ş.</text:p>
          </table:table-cell>
          <table:table-cell office:value-type="string" calcext:value-type="string">
            <text:p>54002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formula="of:=VLOOKUP([.C589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99</text:p>
          </table:table-cell>
          <table:table-cell office:value-type="string" calcext:value-type="string">
            <text:p>ING BANK A.Ş.</text:p>
          </table:table-cell>
          <table:table-cell office:value-type="string" calcext:value-type="string">
            <text:p>54202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2"/>
          <table:table-cell table:formula="of:=VLOOKUP([.C590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99</text:p>
          </table:table-cell>
          <table:table-cell office:value-type="string" calcext:value-type="string">
            <text:p>ING BANK A.Ş.</text:p>
          </table:table-cell>
          <table:table-cell office:value-type="string" calcext:value-type="string">
            <text:p>54260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2"/>
          <table:table-cell table:formula="of:=VLOOKUP([.C591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99</text:p>
          </table:table-cell>
          <table:table-cell office:value-type="string" calcext:value-type="string">
            <text:p>ING BANK A.Ş.</text:p>
          </table:table-cell>
          <table:table-cell office:value-type="string" calcext:value-type="string">
            <text:p>54296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INGBONUS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592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99</text:p>
          </table:table-cell>
          <table:table-cell office:value-type="string" calcext:value-type="string">
            <text:p>ING BANK A.Ş.</text:p>
          </table:table-cell>
          <table:table-cell office:value-type="string" calcext:value-type="string">
            <text:p>542967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INGBONUS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593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99</text:p>
          </table:table-cell>
          <table:table-cell office:value-type="string" calcext:value-type="string">
            <text:p>ING BANK A.Ş.</text:p>
          </table:table-cell>
          <table:table-cell office:value-type="string" calcext:value-type="string">
            <text:p>54776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INGBNSTK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Evet</text:p>
          </table:table-cell>
          <table:table-cell table:formula="of:=VLOOKUP([.C594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99</text:p>
          </table:table-cell>
          <table:table-cell office:value-type="string" calcext:value-type="string">
            <text:p>ING BANK A.Ş.</text:p>
          </table:table-cell>
          <table:table-cell office:value-type="string" calcext:value-type="string">
            <text:p>54881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2"/>
          <table:table-cell table:formula="of:=VLOOKUP([.C595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99</text:p>
          </table:table-cell>
          <table:table-cell office:value-type="string" calcext:value-type="string">
            <text:p>ING BANK A.Ş.</text:p>
          </table:table-cell>
          <table:table-cell office:value-type="string" calcext:value-type="string">
            <text:p>55007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INGBONUS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596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99</text:p>
          </table:table-cell>
          <table:table-cell office:value-type="string" calcext:value-type="string">
            <text:p>ING BANK A.Ş.</text:p>
          </table:table-cell>
          <table:table-cell office:value-type="string" calcext:value-type="string">
            <text:p>550478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597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99</text:p>
          </table:table-cell>
          <table:table-cell office:value-type="string" calcext:value-type="string">
            <text:p>ING BANK A.Ş.</text:p>
          </table:table-cell>
          <table:table-cell office:value-type="string" calcext:value-type="string">
            <text:p>554297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2"/>
          <table:table-cell table:formula="of:=VLOOKUP([.C598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99</text:p>
          </table:table-cell>
          <table:table-cell office:value-type="string" calcext:value-type="string">
            <text:p>ING BANK A.Ş.</text:p>
          </table:table-cell>
          <table:table-cell office:value-type="string" calcext:value-type="string">
            <text:p>55457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INGBONUS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599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99</text:p>
          </table:table-cell>
          <table:table-cell office:value-type="string" calcext:value-type="string">
            <text:p>ING BANK A.Ş.</text:p>
          </table:table-cell>
          <table:table-cell office:value-type="string" calcext:value-type="string">
            <text:p>603322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 table:number-columns-repeated="2"/>
          <table:table-cell table:formula="of:=VLOOKUP([.C600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99</text:p>
          </table:table-cell>
          <table:table-cell office:value-type="string" calcext:value-type="string">
            <text:p>ING BANK A.Ş.</text:p>
          </table:table-cell>
          <table:table-cell office:value-type="string" calcext:value-type="string">
            <text:p>676366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601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99</text:p>
          </table:table-cell>
          <table:table-cell office:value-type="string" calcext:value-type="string">
            <text:p>ING BANK A.Ş.</text:p>
          </table:table-cell>
          <table:table-cell office:value-type="string" calcext:value-type="string">
            <text:p>676402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602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99</text:p>
          </table:table-cell>
          <table:table-cell office:value-type="string" calcext:value-type="string">
            <text:p>ING BANK A.Ş.</text:p>
          </table:table-cell>
          <table:table-cell office:value-type="string" calcext:value-type="string">
            <text:p>900018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603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99</text:p>
          </table:table-cell>
          <table:table-cell office:value-type="string" calcext:value-type="string">
            <text:p>ING BANK A.Ş.</text:p>
          </table:table-cell>
          <table:table-cell office:value-type="string" calcext:value-type="string">
            <text:p>979242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604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03</text:p>
          </table:table-cell>
          <table:table-cell office:value-type="string" calcext:value-type="string">
            <text:p>FIBABANKA</text:p>
          </table:table-cell>
          <table:table-cell office:value-type="string" calcext:value-type="string">
            <text:p>42349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605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03</text:p>
          </table:table-cell>
          <table:table-cell office:value-type="string" calcext:value-type="string">
            <text:p>FIBABANKA</text:p>
          </table:table-cell>
          <table:table-cell office:value-type="string" calcext:value-type="string">
            <text:p>434909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606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03</text:p>
          </table:table-cell>
          <table:table-cell office:value-type="string" calcext:value-type="string">
            <text:p>FIBABANKA</text:p>
          </table:table-cell>
          <table:table-cell office:value-type="string" calcext:value-type="string">
            <text:p>468973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607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03</text:p>
          </table:table-cell>
          <table:table-cell office:value-type="string" calcext:value-type="string">
            <text:p>FIBABANKA</text:p>
          </table:table-cell>
          <table:table-cell office:value-type="string" calcext:value-type="string">
            <text:p>517601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608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03</text:p>
          </table:table-cell>
          <table:table-cell office:value-type="string" calcext:value-type="string">
            <text:p>FIBABANKA</text:p>
          </table:table-cell>
          <table:table-cell office:value-type="string" calcext:value-type="string">
            <text:p>52207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FIBBONUS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609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03</text:p>
          </table:table-cell>
          <table:table-cell office:value-type="string" calcext:value-type="string">
            <text:p>FIBABANKA</text:p>
          </table:table-cell>
          <table:table-cell office:value-type="string" calcext:value-type="string">
            <text:p>522566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FIBBONUS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610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03</text:p>
          </table:table-cell>
          <table:table-cell office:value-type="string" calcext:value-type="string">
            <text:p>FIBABANKA</text:p>
          </table:table-cell>
          <table:table-cell office:value-type="string" calcext:value-type="string">
            <text:p>522576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611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03</text:p>
          </table:table-cell>
          <table:table-cell office:value-type="string" calcext:value-type="string">
            <text:p>FIBABANKA</text:p>
          </table:table-cell>
          <table:table-cell office:value-type="string" calcext:value-type="string">
            <text:p>52714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612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03</text:p>
          </table:table-cell>
          <table:table-cell office:value-type="string" calcext:value-type="string">
            <text:p>FIBABANKA</text:p>
          </table:table-cell>
          <table:table-cell office:value-type="string" calcext:value-type="string">
            <text:p>527192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613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03</text:p>
          </table:table-cell>
          <table:table-cell office:value-type="string" calcext:value-type="string">
            <text:p>FIBABANKA</text:p>
          </table:table-cell>
          <table:table-cell office:value-type="string" calcext:value-type="string">
            <text:p>52776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FIBBONUS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614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03</text:p>
          </table:table-cell>
          <table:table-cell office:value-type="string" calcext:value-type="string">
            <text:p>FIBABANKA</text:p>
          </table:table-cell>
          <table:table-cell office:value-type="string" calcext:value-type="string">
            <text:p>53839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615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03</text:p>
          </table:table-cell>
          <table:table-cell office:value-type="string" calcext:value-type="string">
            <text:p>FIBABANKA</text:p>
          </table:table-cell>
          <table:table-cell office:value-type="string" calcext:value-type="string">
            <text:p>54362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616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03</text:p>
          </table:table-cell>
          <table:table-cell office:value-type="string" calcext:value-type="string">
            <text:p>FIBABANKA</text:p>
          </table:table-cell>
          <table:table-cell office:value-type="string" calcext:value-type="string">
            <text:p>55737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617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03</text:p>
          </table:table-cell>
          <table:table-cell office:value-type="string" calcext:value-type="string">
            <text:p>FIBABANKA</text:p>
          </table:table-cell>
          <table:table-cell office:value-type="string" calcext:value-type="string">
            <text:p>559056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FIBBNSTK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Evet</text:p>
          </table:table-cell>
          <table:table-cell table:formula="of:=VLOOKUP([.C618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03</text:p>
          </table:table-cell>
          <table:table-cell office:value-type="string" calcext:value-type="string">
            <text:p>FIBABANKA</text:p>
          </table:table-cell>
          <table:table-cell office:value-type="string" calcext:value-type="string">
            <text:p>60334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 table:number-columns-repeated="2"/>
          <table:table-cell table:formula="of:=VLOOKUP([.C619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03</text:p>
          </table:table-cell>
          <table:table-cell office:value-type="string" calcext:value-type="string">
            <text:p>FIBABANKA</text:p>
          </table:table-cell>
          <table:table-cell office:value-type="string" calcext:value-type="string">
            <text:p>671217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620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03</text:p>
          </table:table-cell>
          <table:table-cell office:value-type="string" calcext:value-type="string">
            <text:p>FIBABANKA</text:p>
          </table:table-cell>
          <table:table-cell office:value-type="string" calcext:value-type="string">
            <text:p>900013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621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08</text:p>
          </table:table-cell>
          <table:table-cell office:value-type="string" calcext:value-type="string">
            <text:p>TURKLAND BANK</text:p>
          </table:table-cell>
          <table:table-cell office:value-type="string" calcext:value-type="string">
            <text:p>60300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 table:number-columns-repeated="2"/>
          <table:table-cell table:formula="of:=VLOOKUP([.C622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08</text:p>
          </table:table-cell>
          <table:table-cell office:value-type="string" calcext:value-type="string">
            <text:p>TURKLAND BANK</text:p>
          </table:table-cell>
          <table:table-cell office:value-type="string" calcext:value-type="string">
            <text:p>67642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 table:number-columns-repeated="2"/>
          <table:table-cell table:formula="of:=VLOOKUP([.C623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08</text:p>
          </table:table-cell>
          <table:table-cell office:value-type="string" calcext:value-type="string">
            <text:p>TURKLAND BANK</text:p>
          </table:table-cell>
          <table:table-cell office:value-type="string" calcext:value-type="string">
            <text:p>900023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624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09</text:p>
          </table:table-cell>
          <table:table-cell office:value-type="string" calcext:value-type="string">
            <text:p>TEKSTİLBANK A.Ş.</text:p>
          </table:table-cell>
          <table:table-cell office:value-type="string" calcext:value-type="string">
            <text:p>413729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TKSBONUS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625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09</text:p>
          </table:table-cell>
          <table:table-cell office:value-type="string" calcext:value-type="string">
            <text:p>TEKSTİLBANK A.Ş.</text:p>
          </table:table-cell>
          <table:table-cell office:value-type="string" calcext:value-type="string">
            <text:p>413972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TKSBONUS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626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09</text:p>
          </table:table-cell>
          <table:table-cell office:value-type="string" calcext:value-type="string">
            <text:p>TEKSTİLBANK A.Ş.</text:p>
          </table:table-cell>
          <table:table-cell office:value-type="string" calcext:value-type="string">
            <text:p>445988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 table:number-columns-repeated="2"/>
          <table:table-cell table:formula="of:=VLOOKUP([.C627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09</text:p>
          </table:table-cell>
          <table:table-cell office:value-type="string" calcext:value-type="string">
            <text:p>TEKSTİLBANK A.Ş.</text:p>
          </table:table-cell>
          <table:table-cell office:value-type="string" calcext:value-type="string">
            <text:p>456057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TKSBONUS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628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09</text:p>
          </table:table-cell>
          <table:table-cell office:value-type="string" calcext:value-type="string">
            <text:p>TEKSTİLBANK A.Ş.</text:p>
          </table:table-cell>
          <table:table-cell office:value-type="string" calcext:value-type="string">
            <text:p>456059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TKSBONUS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629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09</text:p>
          </table:table-cell>
          <table:table-cell office:value-type="string" calcext:value-type="string">
            <text:p>TEKSTİLBANK A.Ş.</text:p>
          </table:table-cell>
          <table:table-cell office:value-type="string" calcext:value-type="string">
            <text:p>51402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TKSBONUS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630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09</text:p>
          </table:table-cell>
          <table:table-cell office:value-type="string" calcext:value-type="string">
            <text:p>TEKSTİLBANK A.Ş.</text:p>
          </table:table-cell>
          <table:table-cell office:value-type="string" calcext:value-type="string">
            <text:p>52187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TKSBONUS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631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09</text:p>
          </table:table-cell>
          <table:table-cell office:value-type="string" calcext:value-type="string">
            <text:p>TEKSTİLBANK A.Ş.</text:p>
          </table:table-cell>
          <table:table-cell office:value-type="string" calcext:value-type="string">
            <text:p>52708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TKSKART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632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09</text:p>
          </table:table-cell>
          <table:table-cell office:value-type="string" calcext:value-type="string">
            <text:p>TEKSTİLBANK A.Ş.</text:p>
          </table:table-cell>
          <table:table-cell office:value-type="string" calcext:value-type="string">
            <text:p>54576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TKSBONUS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633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09</text:p>
          </table:table-cell>
          <table:table-cell office:value-type="string" calcext:value-type="string">
            <text:p>TEKSTİLBANK A.Ş.</text:p>
          </table:table-cell>
          <table:table-cell office:value-type="string" calcext:value-type="string">
            <text:p>54577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TKSBONUS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634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09</text:p>
          </table:table-cell>
          <table:table-cell office:value-type="string" calcext:value-type="string">
            <text:p>TEKSTİLBANK A.Ş.</text:p>
          </table:table-cell>
          <table:table-cell office:value-type="string" calcext:value-type="string">
            <text:p>55863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TKSBNSTK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Evet</text:p>
          </table:table-cell>
          <table:table-cell table:formula="of:=VLOOKUP([.C635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09</text:p>
          </table:table-cell>
          <table:table-cell office:value-type="string" calcext:value-type="string">
            <text:p>TEKSTİLBANK A.Ş.</text:p>
          </table:table-cell>
          <table:table-cell office:value-type="string" calcext:value-type="string">
            <text:p>589416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 table:number-columns-repeated="2"/>
          <table:table-cell table:formula="of:=VLOOKUP([.C636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09</text:p>
          </table:table-cell>
          <table:table-cell office:value-type="string" calcext:value-type="string">
            <text:p>TEKSTİLBANK A.Ş.</text:p>
          </table:table-cell>
          <table:table-cell office:value-type="string" calcext:value-type="string">
            <text:p>900017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637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09</text:p>
          </table:table-cell>
          <table:table-cell office:value-type="string" calcext:value-type="string">
            <text:p>TEKSTİLBANK A.Ş.</text:p>
          </table:table-cell>
          <table:table-cell office:value-type="string" calcext:value-type="string">
            <text:p>979239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638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11</text:p>
          </table:table-cell>
          <table:table-cell office:value-type="string" calcext:value-type="string">
            <text:p>FİNANSBANK A.Ş.</text:p>
          </table:table-cell>
          <table:table-cell office:value-type="string" calcext:value-type="string">
            <text:p>401072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639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11</text:p>
          </table:table-cell>
          <table:table-cell office:value-type="string" calcext:value-type="string">
            <text:p>FİNANSBANK A.Ş.</text:p>
          </table:table-cell>
          <table:table-cell office:value-type="string" calcext:value-type="string">
            <text:p>402277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640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11</text:p>
          </table:table-cell>
          <table:table-cell office:value-type="string" calcext:value-type="string">
            <text:p>FİNANSBANK A.Ş.</text:p>
          </table:table-cell>
          <table:table-cell office:value-type="string" calcext:value-type="string">
            <text:p>402278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641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11</text:p>
          </table:table-cell>
          <table:table-cell office:value-type="string" calcext:value-type="string">
            <text:p>FİNANSBANK A.Ş.</text:p>
          </table:table-cell>
          <table:table-cell office:value-type="string" calcext:value-type="string">
            <text:p>402563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642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11</text:p>
          </table:table-cell>
          <table:table-cell office:value-type="string" calcext:value-type="string">
            <text:p>FİNANSBANK A.Ş.</text:p>
          </table:table-cell>
          <table:table-cell office:value-type="string" calcext:value-type="string">
            <text:p>403082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formula="of:=VLOOKUP([.C643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11</text:p>
          </table:table-cell>
          <table:table-cell office:value-type="string" calcext:value-type="string">
            <text:p>FİNANSBANK A.Ş.</text:p>
          </table:table-cell>
          <table:table-cell office:value-type="string" calcext:value-type="string">
            <text:p>406386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644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11</text:p>
          </table:table-cell>
          <table:table-cell office:value-type="string" calcext:value-type="string">
            <text:p>FİNANSBANK A.Ş.</text:p>
          </table:table-cell>
          <table:table-cell office:value-type="string" calcext:value-type="string">
            <text:p>40936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645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11</text:p>
          </table:table-cell>
          <table:table-cell office:value-type="string" calcext:value-type="string">
            <text:p>FİNANSBANK A.Ş.</text:p>
          </table:table-cell>
          <table:table-cell office:value-type="string" calcext:value-type="string">
            <text:p>410147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646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11</text:p>
          </table:table-cell>
          <table:table-cell office:value-type="string" calcext:value-type="string">
            <text:p>FİNANSBANK A.Ş.</text:p>
          </table:table-cell>
          <table:table-cell office:value-type="string" calcext:value-type="string">
            <text:p>414388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647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11</text:p>
          </table:table-cell>
          <table:table-cell office:value-type="string" calcext:value-type="string">
            <text:p>FİNANSBANK A.Ş.</text:p>
          </table:table-cell>
          <table:table-cell office:value-type="string" calcext:value-type="string">
            <text:p>41556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648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11</text:p>
          </table:table-cell>
          <table:table-cell office:value-type="string" calcext:value-type="string">
            <text:p>FİNANSBANK A.Ş.</text:p>
          </table:table-cell>
          <table:table-cell office:value-type="string" calcext:value-type="string">
            <text:p>415956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649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11</text:p>
          </table:table-cell>
          <table:table-cell office:value-type="string" calcext:value-type="string">
            <text:p>FİNANSBANK A.Ş.</text:p>
          </table:table-cell>
          <table:table-cell office:value-type="string" calcext:value-type="string">
            <text:p>420092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650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11</text:p>
          </table:table-cell>
          <table:table-cell office:value-type="string" calcext:value-type="string">
            <text:p>FİNANSBANK A.Ş.</text:p>
          </table:table-cell>
          <table:table-cell office:value-type="string" calcext:value-type="string">
            <text:p>422376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651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11</text:p>
          </table:table-cell>
          <table:table-cell office:value-type="string" calcext:value-type="string">
            <text:p>FİNANSBANK A.Ş.</text:p>
          </table:table-cell>
          <table:table-cell office:value-type="string" calcext:value-type="string">
            <text:p>427311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formula="of:=VLOOKUP([.C652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11</text:p>
          </table:table-cell>
          <table:table-cell office:value-type="string" calcext:value-type="string">
            <text:p>FİNANSBANK A.Ş.</text:p>
          </table:table-cell>
          <table:table-cell office:value-type="string" calcext:value-type="string">
            <text:p>431379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653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11</text:p>
          </table:table-cell>
          <table:table-cell office:value-type="string" calcext:value-type="string">
            <text:p>FİNANSBANK A.Ş.</text:p>
          </table:table-cell>
          <table:table-cell office:value-type="string" calcext:value-type="string">
            <text:p>435653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654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11</text:p>
          </table:table-cell>
          <table:table-cell office:value-type="string" calcext:value-type="string">
            <text:p>FİNANSBANK A.Ş.</text:p>
          </table:table-cell>
          <table:table-cell office:value-type="string" calcext:value-type="string">
            <text:p>439757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655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11</text:p>
          </table:table-cell>
          <table:table-cell office:value-type="string" calcext:value-type="string">
            <text:p>FİNANSBANK A.Ş.</text:p>
          </table:table-cell>
          <table:table-cell office:value-type="string" calcext:value-type="string">
            <text:p>441007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656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11</text:p>
          </table:table-cell>
          <table:table-cell office:value-type="string" calcext:value-type="string">
            <text:p>FİNANSBANK A.Ş.</text:p>
          </table:table-cell>
          <table:table-cell office:value-type="string" calcext:value-type="string">
            <text:p>44239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657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11</text:p>
          </table:table-cell>
          <table:table-cell office:value-type="string" calcext:value-type="string">
            <text:p>FİNANSBANK A.Ş.</text:p>
          </table:table-cell>
          <table:table-cell office:value-type="string" calcext:value-type="string">
            <text:p>459333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658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11</text:p>
          </table:table-cell>
          <table:table-cell office:value-type="string" calcext:value-type="string">
            <text:p>FİNANSBANK A.Ş.</text:p>
          </table:table-cell>
          <table:table-cell office:value-type="string" calcext:value-type="string">
            <text:p>479679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659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11</text:p>
          </table:table-cell>
          <table:table-cell office:value-type="string" calcext:value-type="string">
            <text:p>FİNANSBANK A.Ş.</text:p>
          </table:table-cell>
          <table:table-cell office:value-type="string" calcext:value-type="string">
            <text:p>498749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660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11</text:p>
          </table:table-cell>
          <table:table-cell office:value-type="string" calcext:value-type="string">
            <text:p>FİNANSBANK A.Ş.</text:p>
          </table:table-cell>
          <table:table-cell office:value-type="string" calcext:value-type="string">
            <text:p>49985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V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661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11</text:p>
          </table:table-cell>
          <table:table-cell office:value-type="string" calcext:value-type="string">
            <text:p>FİNANSBANK A.Ş.</text:p>
          </table:table-cell>
          <table:table-cell office:value-type="string" calcext:value-type="string">
            <text:p>499851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662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11</text:p>
          </table:table-cell>
          <table:table-cell office:value-type="string" calcext:value-type="string">
            <text:p>FİNANSBANK A.Ş.</text:p>
          </table:table-cell>
          <table:table-cell office:value-type="string" calcext:value-type="string">
            <text:p>499852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663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11</text:p>
          </table:table-cell>
          <table:table-cell office:value-type="string" calcext:value-type="string">
            <text:p>FİNANSBANK A.Ş.</text:p>
          </table:table-cell>
          <table:table-cell office:value-type="string" calcext:value-type="string">
            <text:p>499853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664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11</text:p>
          </table:table-cell>
          <table:table-cell office:value-type="string" calcext:value-type="string">
            <text:p>FİNANSBANK A.Ş.</text:p>
          </table:table-cell>
          <table:table-cell office:value-type="string" calcext:value-type="string">
            <text:p>51678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665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11</text:p>
          </table:table-cell>
          <table:table-cell office:value-type="string" calcext:value-type="string">
            <text:p>FİNANSBANK A.Ş.</text:p>
          </table:table-cell>
          <table:table-cell office:value-type="string" calcext:value-type="string">
            <text:p>51683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666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11</text:p>
          </table:table-cell>
          <table:table-cell office:value-type="string" calcext:value-type="string">
            <text:p>FİNANSBANK A.Ş.</text:p>
          </table:table-cell>
          <table:table-cell office:value-type="string" calcext:value-type="string">
            <text:p>51684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667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11</text:p>
          </table:table-cell>
          <table:table-cell office:value-type="string" calcext:value-type="string">
            <text:p>FİNANSBANK A.Ş.</text:p>
          </table:table-cell>
          <table:table-cell office:value-type="string" calcext:value-type="string">
            <text:p>51932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668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11</text:p>
          </table:table-cell>
          <table:table-cell office:value-type="string" calcext:value-type="string">
            <text:p>FİNANSBANK A.Ş.</text:p>
          </table:table-cell>
          <table:table-cell office:value-type="string" calcext:value-type="string">
            <text:p>521022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669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11</text:p>
          </table:table-cell>
          <table:table-cell office:value-type="string" calcext:value-type="string">
            <text:p>FİNANSBANK A.Ş.</text:p>
          </table:table-cell>
          <table:table-cell office:value-type="string" calcext:value-type="string">
            <text:p>521836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670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11</text:p>
          </table:table-cell>
          <table:table-cell office:value-type="string" calcext:value-type="string">
            <text:p>FİNANSBANK A.Ş.</text:p>
          </table:table-cell>
          <table:table-cell office:value-type="string" calcext:value-type="string">
            <text:p>526911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671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11</text:p>
          </table:table-cell>
          <table:table-cell office:value-type="string" calcext:value-type="string">
            <text:p>FİNANSBANK A.Ş.</text:p>
          </table:table-cell>
          <table:table-cell office:value-type="string" calcext:value-type="string">
            <text:p>529572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672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11</text:p>
          </table:table-cell>
          <table:table-cell office:value-type="string" calcext:value-type="string">
            <text:p>FİNANSBANK A.Ş.</text:p>
          </table:table-cell>
          <table:table-cell office:value-type="string" calcext:value-type="string">
            <text:p>530818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673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11</text:p>
          </table:table-cell>
          <table:table-cell office:value-type="string" calcext:value-type="string">
            <text:p>FİNANSBANK A.Ş.</text:p>
          </table:table-cell>
          <table:table-cell office:value-type="string" calcext:value-type="string">
            <text:p>531157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674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11</text:p>
          </table:table-cell>
          <table:table-cell office:value-type="string" calcext:value-type="string">
            <text:p>FİNANSBANK A.Ş.</text:p>
          </table:table-cell>
          <table:table-cell office:value-type="string" calcext:value-type="string">
            <text:p>535177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675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11</text:p>
          </table:table-cell>
          <table:table-cell office:value-type="string" calcext:value-type="string">
            <text:p>FİNANSBANK A.Ş.</text:p>
          </table:table-cell>
          <table:table-cell office:value-type="string" calcext:value-type="string">
            <text:p>537058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676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11</text:p>
          </table:table-cell>
          <table:table-cell office:value-type="string" calcext:value-type="string">
            <text:p>FİNANSBANK A.Ş.</text:p>
          </table:table-cell>
          <table:table-cell office:value-type="string" calcext:value-type="string">
            <text:p>539957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677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11</text:p>
          </table:table-cell>
          <table:table-cell office:value-type="string" calcext:value-type="string">
            <text:p>FİNANSBANK A.Ş.</text:p>
          </table:table-cell>
          <table:table-cell office:value-type="string" calcext:value-type="string">
            <text:p>54240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formula="of:=VLOOKUP([.C678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11</text:p>
          </table:table-cell>
          <table:table-cell office:value-type="string" calcext:value-type="string">
            <text:p>FİNANSBANK A.Ş.</text:p>
          </table:table-cell>
          <table:table-cell office:value-type="string" calcext:value-type="string">
            <text:p>54512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679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11</text:p>
          </table:table-cell>
          <table:table-cell office:value-type="string" calcext:value-type="string">
            <text:p>FİNANSBANK A.Ş.</text:p>
          </table:table-cell>
          <table:table-cell office:value-type="string" calcext:value-type="string">
            <text:p>545616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680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11</text:p>
          </table:table-cell>
          <table:table-cell office:value-type="string" calcext:value-type="string">
            <text:p>FİNANSBANK A.Ş.</text:p>
          </table:table-cell>
          <table:table-cell office:value-type="string" calcext:value-type="string">
            <text:p>545847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681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11</text:p>
          </table:table-cell>
          <table:table-cell office:value-type="string" calcext:value-type="string">
            <text:p>FİNANSBANK A.Ş.</text:p>
          </table:table-cell>
          <table:table-cell office:value-type="string" calcext:value-type="string">
            <text:p>547567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formula="of:=VLOOKUP([.C682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11</text:p>
          </table:table-cell>
          <table:table-cell office:value-type="string" calcext:value-type="string">
            <text:p>FİNANSBANK A.Ş.</text:p>
          </table:table-cell>
          <table:table-cell office:value-type="string" calcext:value-type="string">
            <text:p>547772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formula="of:=VLOOKUP([.C683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11</text:p>
          </table:table-cell>
          <table:table-cell office:value-type="string" calcext:value-type="string">
            <text:p>FİNANSBANK A.Ş.</text:p>
          </table:table-cell>
          <table:table-cell office:value-type="string" calcext:value-type="string">
            <text:p>54780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formula="of:=VLOOKUP([.C684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11</text:p>
          </table:table-cell>
          <table:table-cell office:value-type="string" calcext:value-type="string">
            <text:p>FİNANSBANK A.Ş.</text:p>
          </table:table-cell>
          <table:table-cell office:value-type="string" calcext:value-type="string">
            <text:p>60105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685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11</text:p>
          </table:table-cell>
          <table:table-cell office:value-type="string" calcext:value-type="string">
            <text:p>FİNANSBANK A.Ş.</text:p>
          </table:table-cell>
          <table:table-cell office:value-type="string" calcext:value-type="string">
            <text:p>677238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686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11</text:p>
          </table:table-cell>
          <table:table-cell office:value-type="string" calcext:value-type="string">
            <text:p>FİNANSBANK A.Ş.</text:p>
          </table:table-cell>
          <table:table-cell office:value-type="string" calcext:value-type="string">
            <text:p>900012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687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11</text:p>
          </table:table-cell>
          <table:table-cell office:value-type="string" calcext:value-type="string">
            <text:p>FİNANSBANK A.Ş.</text:p>
          </table:table-cell>
          <table:table-cell office:value-type="string" calcext:value-type="string">
            <text:p>979202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688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11</text:p>
          </table:table-cell>
          <table:table-cell office:value-type="string" calcext:value-type="string">
            <text:p>FİNANSBANK A.Ş.</text:p>
          </table:table-cell>
          <table:table-cell office:value-type="string" calcext:value-type="string">
            <text:p>979203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689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23</text:p>
          </table:table-cell>
          <table:table-cell office:value-type="string" calcext:value-type="string">
            <text:p>HSBC BANK A.Ş.</text:p>
          </table:table-cell>
          <table:table-cell office:value-type="string" calcext:value-type="string">
            <text:p>405903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690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23</text:p>
          </table:table-cell>
          <table:table-cell office:value-type="string" calcext:value-type="string">
            <text:p>HSBC BANK A.Ş.</text:p>
          </table:table-cell>
          <table:table-cell office:value-type="string" calcext:value-type="string">
            <text:p>405913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formula="of:=VLOOKUP([.C691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23</text:p>
          </table:table-cell>
          <table:table-cell office:value-type="string" calcext:value-type="string">
            <text:p>HSBC BANK A.Ş.</text:p>
          </table:table-cell>
          <table:table-cell office:value-type="string" calcext:value-type="string">
            <text:p>405917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2"/>
          <table:table-cell table:formula="of:=VLOOKUP([.C692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23</text:p>
          </table:table-cell>
          <table:table-cell office:value-type="string" calcext:value-type="string">
            <text:p>HSBC BANK A.Ş.</text:p>
          </table:table-cell>
          <table:table-cell office:value-type="string" calcext:value-type="string">
            <text:p>405918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2"/>
          <table:table-cell table:formula="of:=VLOOKUP([.C693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23</text:p>
          </table:table-cell>
          <table:table-cell office:value-type="string" calcext:value-type="string">
            <text:p>HSBC BANK A.Ş.</text:p>
          </table:table-cell>
          <table:table-cell office:value-type="string" calcext:value-type="string">
            <text:p>405919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694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23</text:p>
          </table:table-cell>
          <table:table-cell office:value-type="string" calcext:value-type="string">
            <text:p>HSBC BANK A.Ş.</text:p>
          </table:table-cell>
          <table:table-cell office:value-type="string" calcext:value-type="string">
            <text:p>408969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695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23</text:p>
          </table:table-cell>
          <table:table-cell office:value-type="string" calcext:value-type="string">
            <text:p>HSBC BANK A.Ş.</text:p>
          </table:table-cell>
          <table:table-cell office:value-type="string" calcext:value-type="string">
            <text:p>409071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2"/>
          <table:table-cell table:formula="of:=VLOOKUP([.C696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23</text:p>
          </table:table-cell>
          <table:table-cell office:value-type="string" calcext:value-type="string">
            <text:p>HSBC BANK A.Ş.</text:p>
          </table:table-cell>
          <table:table-cell office:value-type="string" calcext:value-type="string">
            <text:p>422629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2"/>
          <table:table-cell table:formula="of:=VLOOKUP([.C697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23</text:p>
          </table:table-cell>
          <table:table-cell office:value-type="string" calcext:value-type="string">
            <text:p>HSBC BANK A.Ş.</text:p>
          </table:table-cell>
          <table:table-cell office:value-type="string" calcext:value-type="string">
            <text:p>424909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2"/>
          <table:table-cell table:formula="of:=VLOOKUP([.C698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23</text:p>
          </table:table-cell>
          <table:table-cell office:value-type="string" calcext:value-type="string">
            <text:p>HSBC BANK A.Ş.</text:p>
          </table:table-cell>
          <table:table-cell office:value-type="string" calcext:value-type="string">
            <text:p>42824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2"/>
          <table:table-cell table:formula="of:=VLOOKUP([.C699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23</text:p>
          </table:table-cell>
          <table:table-cell office:value-type="string" calcext:value-type="string">
            <text:p>HSBC BANK A.Ş.</text:p>
          </table:table-cell>
          <table:table-cell office:value-type="string" calcext:value-type="string">
            <text:p>496019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2"/>
          <table:table-cell table:formula="of:=VLOOKUP([.C700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23</text:p>
          </table:table-cell>
          <table:table-cell office:value-type="string" calcext:value-type="string">
            <text:p>HSBC BANK A.Ş.</text:p>
          </table:table-cell>
          <table:table-cell office:value-type="string" calcext:value-type="string">
            <text:p>51000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2"/>
          <table:table-cell table:formula="of:=VLOOKUP([.C701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23</text:p>
          </table:table-cell>
          <table:table-cell office:value-type="string" calcext:value-type="string">
            <text:p>HSBC BANK A.Ş.</text:p>
          </table:table-cell>
          <table:table-cell office:value-type="string" calcext:value-type="string">
            <text:p>512651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2"/>
          <table:table-cell table:formula="of:=VLOOKUP([.C702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23</text:p>
          </table:table-cell>
          <table:table-cell office:value-type="string" calcext:value-type="string">
            <text:p>HSBC BANK A.Ş.</text:p>
          </table:table-cell>
          <table:table-cell office:value-type="string" calcext:value-type="string">
            <text:p>51939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2"/>
          <table:table-cell table:formula="of:=VLOOKUP([.C703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23</text:p>
          </table:table-cell>
          <table:table-cell office:value-type="string" calcext:value-type="string">
            <text:p>HSBC BANK A.Ş.</text:p>
          </table:table-cell>
          <table:table-cell office:value-type="string" calcext:value-type="string">
            <text:p>52541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2"/>
          <table:table-cell table:formula="of:=VLOOKUP([.C704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23</text:p>
          </table:table-cell>
          <table:table-cell office:value-type="string" calcext:value-type="string">
            <text:p>HSBC BANK A.Ş.</text:p>
          </table:table-cell>
          <table:table-cell office:value-type="string" calcext:value-type="string">
            <text:p>52579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2"/>
          <table:table-cell table:formula="of:=VLOOKUP([.C705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23</text:p>
          </table:table-cell>
          <table:table-cell office:value-type="string" calcext:value-type="string">
            <text:p>HSBC BANK A.Ş.</text:p>
          </table:table-cell>
          <table:table-cell office:value-type="string" calcext:value-type="string">
            <text:p>54064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2"/>
          <table:table-cell table:formula="of:=VLOOKUP([.C706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23</text:p>
          </table:table-cell>
          <table:table-cell office:value-type="string" calcext:value-type="string">
            <text:p>HSBC BANK A.Ş.</text:p>
          </table:table-cell>
          <table:table-cell office:value-type="string" calcext:value-type="string">
            <text:p>54225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2"/>
          <table:table-cell table:formula="of:=VLOOKUP([.C707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23</text:p>
          </table:table-cell>
          <table:table-cell office:value-type="string" calcext:value-type="string">
            <text:p>HSBC BANK A.Ş.</text:p>
          </table:table-cell>
          <table:table-cell office:value-type="string" calcext:value-type="string">
            <text:p>54518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708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23</text:p>
          </table:table-cell>
          <table:table-cell office:value-type="string" calcext:value-type="string">
            <text:p>HSBC BANK A.Ş.</text:p>
          </table:table-cell>
          <table:table-cell office:value-type="string" calcext:value-type="string">
            <text:p>550472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2"/>
          <table:table-cell table:formula="of:=VLOOKUP([.C709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23</text:p>
          </table:table-cell>
          <table:table-cell office:value-type="string" calcext:value-type="string">
            <text:p>HSBC BANK A.Ş.</text:p>
          </table:table-cell>
          <table:table-cell office:value-type="string" calcext:value-type="string">
            <text:p>55047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710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23</text:p>
          </table:table-cell>
          <table:table-cell office:value-type="string" calcext:value-type="string">
            <text:p>HSBC BANK A.Ş.</text:p>
          </table:table-cell>
          <table:table-cell office:value-type="string" calcext:value-type="string">
            <text:p>55214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2"/>
          <table:table-cell table:formula="of:=VLOOKUP([.C711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23</text:p>
          </table:table-cell>
          <table:table-cell office:value-type="string" calcext:value-type="string">
            <text:p>HSBC BANK A.Ş.</text:p>
          </table:table-cell>
          <table:table-cell office:value-type="string" calcext:value-type="string">
            <text:p>55603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formula="of:=VLOOKUP([.C712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23</text:p>
          </table:table-cell>
          <table:table-cell office:value-type="string" calcext:value-type="string">
            <text:p>HSBC BANK A.Ş.</text:p>
          </table:table-cell>
          <table:table-cell office:value-type="string" calcext:value-type="string">
            <text:p>556031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formula="of:=VLOOKUP([.C713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23</text:p>
          </table:table-cell>
          <table:table-cell office:value-type="string" calcext:value-type="string">
            <text:p>HSBC BANK A.Ş.</text:p>
          </table:table-cell>
          <table:table-cell office:value-type="string" calcext:value-type="string">
            <text:p>55603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formula="of:=VLOOKUP([.C714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23</text:p>
          </table:table-cell>
          <table:table-cell office:value-type="string" calcext:value-type="string">
            <text:p>HSBC BANK A.Ş.</text:p>
          </table:table-cell>
          <table:table-cell office:value-type="string" calcext:value-type="string">
            <text:p>55603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formula="of:=VLOOKUP([.C715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23</text:p>
          </table:table-cell>
          <table:table-cell office:value-type="string" calcext:value-type="string">
            <text:p>HSBC BANK A.Ş.</text:p>
          </table:table-cell>
          <table:table-cell office:value-type="string" calcext:value-type="string">
            <text:p>55666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formula="of:=VLOOKUP([.C716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23</text:p>
          </table:table-cell>
          <table:table-cell office:value-type="string" calcext:value-type="string">
            <text:p>HSBC BANK A.Ş.</text:p>
          </table:table-cell>
          <table:table-cell office:value-type="string" calcext:value-type="string">
            <text:p>676401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 table:number-columns-repeated="2"/>
          <table:table-cell table:formula="of:=VLOOKUP([.C717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23</text:p>
          </table:table-cell>
          <table:table-cell office:value-type="string" calcext:value-type="string">
            <text:p>HSBC BANK A.Ş.</text:p>
          </table:table-cell>
          <table:table-cell office:value-type="string" calcext:value-type="string">
            <text:p>67719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718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23</text:p>
          </table:table-cell>
          <table:table-cell office:value-type="string" calcext:value-type="string">
            <text:p>HSBC BANK A.Ş.</text:p>
          </table:table-cell>
          <table:table-cell office:value-type="string" calcext:value-type="string">
            <text:p>900016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719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24</text:p>
          </table:table-cell>
          <table:table-cell office:value-type="string" calcext:value-type="string">
            <text:p>ALTERNATİF BANK A.Ş.</text:p>
          </table:table-cell>
          <table:table-cell office:value-type="string" calcext:value-type="string">
            <text:p>365770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formula="of:=VLOOKUP([.C720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24</text:p>
          </table:table-cell>
          <table:table-cell office:value-type="string" calcext:value-type="string">
            <text:p>ALTERNATİF BANK A.Ş.</text:p>
          </table:table-cell>
          <table:table-cell office:value-type="string" calcext:value-type="string">
            <text:p>365771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721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24</text:p>
          </table:table-cell>
          <table:table-cell office:value-type="string" calcext:value-type="string">
            <text:p>ALTERNATİF BANK A.Ş.</text:p>
          </table:table-cell>
          <table:table-cell office:value-type="string" calcext:value-type="string">
            <text:p>365772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722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24</text:p>
          </table:table-cell>
          <table:table-cell office:value-type="string" calcext:value-type="string">
            <text:p>ALTERNATİF BANK A.Ş.</text:p>
          </table:table-cell>
          <table:table-cell office:value-type="string" calcext:value-type="string">
            <text:p>365773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723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24</text:p>
          </table:table-cell>
          <table:table-cell office:value-type="string" calcext:value-type="string">
            <text:p>ALTERNATİF BANK A.Ş.</text:p>
          </table:table-cell>
          <table:table-cell office:value-type="string" calcext:value-type="string">
            <text:p>41639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724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24</text:p>
          </table:table-cell>
          <table:table-cell office:value-type="string" calcext:value-type="string">
            <text:p>ALTERNATİF BANK A.Ş.</text:p>
          </table:table-cell>
          <table:table-cell office:value-type="string" calcext:value-type="string">
            <text:p>46628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ALTNFBNS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725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24</text:p>
          </table:table-cell>
          <table:table-cell office:value-type="string" calcext:value-type="string">
            <text:p>ALTERNATİF BANK A.Ş.</text:p>
          </table:table-cell>
          <table:table-cell office:value-type="string" calcext:value-type="string">
            <text:p>466282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ALTNFBNS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726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24</text:p>
          </table:table-cell>
          <table:table-cell office:value-type="string" calcext:value-type="string">
            <text:p>ALTERNATİF BANK A.Ş.</text:p>
          </table:table-cell>
          <table:table-cell office:value-type="string" calcext:value-type="string">
            <text:p>466283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ALTBNSTK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Evet</text:p>
          </table:table-cell>
          <table:table-cell table:formula="of:=VLOOKUP([.C727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24</text:p>
          </table:table-cell>
          <table:table-cell office:value-type="string" calcext:value-type="string">
            <text:p>ALTERNATİF BANK A.Ş.</text:p>
          </table:table-cell>
          <table:table-cell office:value-type="string" calcext:value-type="string">
            <text:p>46628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728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24</text:p>
          </table:table-cell>
          <table:table-cell office:value-type="string" calcext:value-type="string">
            <text:p>ALTERNATİF BANK A.Ş.</text:p>
          </table:table-cell>
          <table:table-cell office:value-type="string" calcext:value-type="string">
            <text:p>512618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ALTNFBNS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729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24</text:p>
          </table:table-cell>
          <table:table-cell office:value-type="string" calcext:value-type="string">
            <text:p>ALTERNATİF BANK A.Ş.</text:p>
          </table:table-cell>
          <table:table-cell office:value-type="string" calcext:value-type="string">
            <text:p>516308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ALTNFKRT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730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24</text:p>
          </table:table-cell>
          <table:table-cell office:value-type="string" calcext:value-type="string">
            <text:p>ALTERNATİF BANK A.Ş.</text:p>
          </table:table-cell>
          <table:table-cell office:value-type="string" calcext:value-type="string">
            <text:p>516458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ALTNFBNS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731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24</text:p>
          </table:table-cell>
          <table:table-cell office:value-type="string" calcext:value-type="string">
            <text:p>ALTERNATİF BANK A.Ş.</text:p>
          </table:table-cell>
          <table:table-cell office:value-type="string" calcext:value-type="string">
            <text:p>522221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ALTNFBNS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732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24</text:p>
          </table:table-cell>
          <table:table-cell office:value-type="string" calcext:value-type="string">
            <text:p>ALTERNATİF BANK A.Ş.</text:p>
          </table:table-cell>
          <table:table-cell office:value-type="string" calcext:value-type="string">
            <text:p>544836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ALTNFBNS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733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24</text:p>
          </table:table-cell>
          <table:table-cell office:value-type="string" calcext:value-type="string">
            <text:p>ALTERNATİF BANK A.Ş.</text:p>
          </table:table-cell>
          <table:table-cell office:value-type="string" calcext:value-type="string">
            <text:p>55848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formula="of:=VLOOKUP([.C734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24</text:p>
          </table:table-cell>
          <table:table-cell office:value-type="string" calcext:value-type="string">
            <text:p>ALTERNATİF BANK A.Ş.</text:p>
          </table:table-cell>
          <table:table-cell office:value-type="string" calcext:value-type="string">
            <text:p>650271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735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24</text:p>
          </table:table-cell>
          <table:table-cell office:value-type="string" calcext:value-type="string">
            <text:p>ALTERNATİF BANK A.Ş.</text:p>
          </table:table-cell>
          <table:table-cell office:value-type="string" calcext:value-type="string">
            <text:p>654997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formula="of:=VLOOKUP([.C736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24</text:p>
          </table:table-cell>
          <table:table-cell office:value-type="string" calcext:value-type="string">
            <text:p>ALTERNATİF BANK A.Ş.</text:p>
          </table:table-cell>
          <table:table-cell office:value-type="string" calcext:value-type="string">
            <text:p>67067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737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24</text:p>
          </table:table-cell>
          <table:table-cell office:value-type="string" calcext:value-type="string">
            <text:p>ALTERNATİF BANK A.Ş.</text:p>
          </table:table-cell>
          <table:table-cell office:value-type="string" calcext:value-type="string">
            <text:p>900009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738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25</text:p>
          </table:table-cell>
          <table:table-cell office:value-type="string" calcext:value-type="string">
            <text:p>BURGAN BANK A.Ş.</text:p>
          </table:table-cell>
          <table:table-cell office:value-type="string" calcext:value-type="string">
            <text:p>491373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739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25</text:p>
          </table:table-cell>
          <table:table-cell office:value-type="string" calcext:value-type="string">
            <text:p>BURGAN BANK A.Ş.</text:p>
          </table:table-cell>
          <table:table-cell office:value-type="string" calcext:value-type="string">
            <text:p>535806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740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34</text:p>
          </table:table-cell>
          <table:table-cell office:value-type="string" calcext:value-type="string">
            <text:p>DENİZ BANK A.Ş.</text:p>
          </table:table-cell>
          <table:table-cell office:value-type="string" calcext:value-type="string">
            <text:p>01013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741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34</text:p>
          </table:table-cell>
          <table:table-cell office:value-type="string" calcext:value-type="string">
            <text:p>DENİZ BANK A.Ş.</text:p>
          </table:table-cell>
          <table:table-cell office:value-type="string" calcext:value-type="string">
            <text:p>02013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742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34</text:p>
          </table:table-cell>
          <table:table-cell office:value-type="string" calcext:value-type="string">
            <text:p>DENİZ BANK A.Ş.</text:p>
          </table:table-cell>
          <table:table-cell office:value-type="string" calcext:value-type="string">
            <text:p>03013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743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34</text:p>
          </table:table-cell>
          <table:table-cell office:value-type="string" calcext:value-type="string">
            <text:p>DENİZ BANK A.Ş.</text:p>
          </table:table-cell>
          <table:table-cell office:value-type="string" calcext:value-type="string">
            <text:p>113134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YIAMEX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744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34</text:p>
          </table:table-cell>
          <table:table-cell office:value-type="string" calcext:value-type="string">
            <text:p>DENİZ BANK A.Ş.</text:p>
          </table:table-cell>
          <table:table-cell office:value-type="string" calcext:value-type="string">
            <text:p>40313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formula="of:=VLOOKUP([.C745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34</text:p>
          </table:table-cell>
          <table:table-cell office:value-type="string" calcext:value-type="string">
            <text:p>DENİZ BANK A.Ş.</text:p>
          </table:table-cell>
          <table:table-cell office:value-type="string" calcext:value-type="string">
            <text:p>40499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746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34</text:p>
          </table:table-cell>
          <table:table-cell office:value-type="string" calcext:value-type="string">
            <text:p>DENİZ BANK A.Ş.</text:p>
          </table:table-cell>
          <table:table-cell office:value-type="string" calcext:value-type="string">
            <text:p>40862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2"/>
          <table:table-cell table:formula="of:=VLOOKUP([.C747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34</text:p>
          </table:table-cell>
          <table:table-cell office:value-type="string" calcext:value-type="string">
            <text:p>DENİZ BANK A.Ş.</text:p>
          </table:table-cell>
          <table:table-cell office:value-type="string" calcext:value-type="string">
            <text:p>40907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DNZBONUS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748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34</text:p>
          </table:table-cell>
          <table:table-cell office:value-type="string" calcext:value-type="string">
            <text:p>DENİZ BANK A.Ş.</text:p>
          </table:table-cell>
          <table:table-cell office:value-type="string" calcext:value-type="string">
            <text:p>42436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DNZBONUS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749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34</text:p>
          </table:table-cell>
          <table:table-cell office:value-type="string" calcext:value-type="string">
            <text:p>DENİZ BANK A.Ş.</text:p>
          </table:table-cell>
          <table:table-cell office:value-type="string" calcext:value-type="string">
            <text:p>424361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DNZBONUS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750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34</text:p>
          </table:table-cell>
          <table:table-cell office:value-type="string" calcext:value-type="string">
            <text:p>DENİZ BANK A.Ş.</text:p>
          </table:table-cell>
          <table:table-cell office:value-type="string" calcext:value-type="string">
            <text:p>46034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2"/>
          <table:table-cell table:formula="of:=VLOOKUP([.C751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34</text:p>
          </table:table-cell>
          <table:table-cell office:value-type="string" calcext:value-type="string">
            <text:p>DENİZ BANK A.Ş.</text:p>
          </table:table-cell>
          <table:table-cell office:value-type="string" calcext:value-type="string">
            <text:p>460346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752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34</text:p>
          </table:table-cell>
          <table:table-cell office:value-type="string" calcext:value-type="string">
            <text:p>DENİZ BANK A.Ş.</text:p>
          </table:table-cell>
          <table:table-cell office:value-type="string" calcext:value-type="string">
            <text:p>460347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2"/>
          <table:table-cell table:formula="of:=VLOOKUP([.C753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34</text:p>
          </table:table-cell>
          <table:table-cell office:value-type="string" calcext:value-type="string">
            <text:p>DENİZ BANK A.Ş.</text:p>
          </table:table-cell>
          <table:table-cell office:value-type="string" calcext:value-type="string">
            <text:p>47291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DNZBONUS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754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34</text:p>
          </table:table-cell>
          <table:table-cell office:value-type="string" calcext:value-type="string">
            <text:p>DENİZ BANK A.Ş.</text:p>
          </table:table-cell>
          <table:table-cell office:value-type="string" calcext:value-type="string">
            <text:p>47291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DNZKART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755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34</text:p>
          </table:table-cell>
          <table:table-cell office:value-type="string" calcext:value-type="string">
            <text:p>DENİZ BANK A.Ş.</text:p>
          </table:table-cell>
          <table:table-cell office:value-type="string" calcext:value-type="string">
            <text:p>476662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756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34</text:p>
          </table:table-cell>
          <table:table-cell office:value-type="string" calcext:value-type="string">
            <text:p>DENİZ BANK A.Ş.</text:p>
          </table:table-cell>
          <table:table-cell office:value-type="string" calcext:value-type="string">
            <text:p>489456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DNZBONUS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757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34</text:p>
          </table:table-cell>
          <table:table-cell office:value-type="string" calcext:value-type="string">
            <text:p>DENİZ BANK A.Ş.</text:p>
          </table:table-cell>
          <table:table-cell office:value-type="string" calcext:value-type="string">
            <text:p>489458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DNZBONUS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758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34</text:p>
          </table:table-cell>
          <table:table-cell office:value-type="string" calcext:value-type="string">
            <text:p>DENİZ BANK A.Ş.</text:p>
          </table:table-cell>
          <table:table-cell office:value-type="string" calcext:value-type="string">
            <text:p>50812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759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34</text:p>
          </table:table-cell>
          <table:table-cell office:value-type="string" calcext:value-type="string">
            <text:p>DENİZ BANK A.Ş.</text:p>
          </table:table-cell>
          <table:table-cell office:value-type="string" calcext:value-type="string">
            <text:p>51006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2"/>
          <table:table-cell table:formula="of:=VLOOKUP([.C760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34</text:p>
          </table:table-cell>
          <table:table-cell office:value-type="string" calcext:value-type="string">
            <text:p>DENİZ BANK A.Ş.</text:p>
          </table:table-cell>
          <table:table-cell office:value-type="string" calcext:value-type="string">
            <text:p>510118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DNZBNSTK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Evet</text:p>
          </table:table-cell>
          <table:table-cell table:formula="of:=VLOOKUP([.C761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34</text:p>
          </table:table-cell>
          <table:table-cell office:value-type="string" calcext:value-type="string">
            <text:p>DENİZ BANK A.Ş.</text:p>
          </table:table-cell>
          <table:table-cell office:value-type="string" calcext:value-type="string">
            <text:p>51011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formula="of:=VLOOKUP([.C762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34</text:p>
          </table:table-cell>
          <table:table-cell office:value-type="string" calcext:value-type="string">
            <text:p>DENİZ BANK A.Ş.</text:p>
          </table:table-cell>
          <table:table-cell office:value-type="string" calcext:value-type="string">
            <text:p>512017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DNZBONUS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763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34</text:p>
          </table:table-cell>
          <table:table-cell office:value-type="string" calcext:value-type="string">
            <text:p>DENİZ BANK A.Ş.</text:p>
          </table:table-cell>
          <table:table-cell office:value-type="string" calcext:value-type="string">
            <text:p>512117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DNZBONUS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764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34</text:p>
          </table:table-cell>
          <table:table-cell office:value-type="string" calcext:value-type="string">
            <text:p>DENİZ BANK A.Ş.</text:p>
          </table:table-cell>
          <table:table-cell office:value-type="string" calcext:value-type="string">
            <text:p>51492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DNZBONUS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765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34</text:p>
          </table:table-cell>
          <table:table-cell office:value-type="string" calcext:value-type="string">
            <text:p>DENİZ BANK A.Ş.</text:p>
          </table:table-cell>
          <table:table-cell office:value-type="string" calcext:value-type="string">
            <text:p>51586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2"/>
          <table:table-cell table:formula="of:=VLOOKUP([.C766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34</text:p>
          </table:table-cell>
          <table:table-cell office:value-type="string" calcext:value-type="string">
            <text:p>DENİZ BANK A.Ş.</text:p>
          </table:table-cell>
          <table:table-cell office:value-type="string" calcext:value-type="string">
            <text:p>516731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767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34</text:p>
          </table:table-cell>
          <table:table-cell office:value-type="string" calcext:value-type="string">
            <text:p>DENİZ BANK A.Ş.</text:p>
          </table:table-cell>
          <table:table-cell office:value-type="string" calcext:value-type="string">
            <text:p>51674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NSNTDB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768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34</text:p>
          </table:table-cell>
          <table:table-cell office:value-type="string" calcext:value-type="string">
            <text:p>DENİZ BANK A.Ş.</text:p>
          </table:table-cell>
          <table:table-cell office:value-type="string" calcext:value-type="string">
            <text:p>516741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769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34</text:p>
          </table:table-cell>
          <table:table-cell office:value-type="string" calcext:value-type="string">
            <text:p>DENİZ BANK A.Ş.</text:p>
          </table:table-cell>
          <table:table-cell office:value-type="string" calcext:value-type="string">
            <text:p>51691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770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34</text:p>
          </table:table-cell>
          <table:table-cell office:value-type="string" calcext:value-type="string">
            <text:p>DENİZ BANK A.Ş.</text:p>
          </table:table-cell>
          <table:table-cell office:value-type="string" calcext:value-type="string">
            <text:p>517047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771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34</text:p>
          </table:table-cell>
          <table:table-cell office:value-type="string" calcext:value-type="string">
            <text:p>DENİZ BANK A.Ş.</text:p>
          </table:table-cell>
          <table:table-cell office:value-type="string" calcext:value-type="string">
            <text:p>52001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DNZBONUS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772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34</text:p>
          </table:table-cell>
          <table:table-cell office:value-type="string" calcext:value-type="string">
            <text:p>DENİZ BANK A.Ş.</text:p>
          </table:table-cell>
          <table:table-cell office:value-type="string" calcext:value-type="string">
            <text:p>52030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DNZBONUS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773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34</text:p>
          </table:table-cell>
          <table:table-cell office:value-type="string" calcext:value-type="string">
            <text:p>DENİZ BANK A.Ş.</text:p>
          </table:table-cell>
          <table:table-cell office:value-type="string" calcext:value-type="string">
            <text:p>52090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2"/>
          <table:table-cell table:formula="of:=VLOOKUP([.C774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34</text:p>
          </table:table-cell>
          <table:table-cell office:value-type="string" calcext:value-type="string">
            <text:p>DENİZ BANK A.Ş.</text:p>
          </table:table-cell>
          <table:table-cell office:value-type="string" calcext:value-type="string">
            <text:p>52351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775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34</text:p>
          </table:table-cell>
          <table:table-cell office:value-type="string" calcext:value-type="string">
            <text:p>DENİZ BANK A.Ş.</text:p>
          </table:table-cell>
          <table:table-cell office:value-type="string" calcext:value-type="string">
            <text:p>52954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776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34</text:p>
          </table:table-cell>
          <table:table-cell office:value-type="string" calcext:value-type="string">
            <text:p>DENİZ BANK A.Ş.</text:p>
          </table:table-cell>
          <table:table-cell office:value-type="string" calcext:value-type="string">
            <text:p>529876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DNZBONUS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777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34</text:p>
          </table:table-cell>
          <table:table-cell office:value-type="string" calcext:value-type="string">
            <text:p>DENİZ BANK A.Ş.</text:p>
          </table:table-cell>
          <table:table-cell office:value-type="string" calcext:value-type="string">
            <text:p>53333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DNZBONUS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778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34</text:p>
          </table:table-cell>
          <table:table-cell office:value-type="string" calcext:value-type="string">
            <text:p>DENİZ BANK A.Ş.</text:p>
          </table:table-cell>
          <table:table-cell office:value-type="string" calcext:value-type="string">
            <text:p>543358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2"/>
          <table:table-cell table:formula="of:=VLOOKUP([.C779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34</text:p>
          </table:table-cell>
          <table:table-cell office:value-type="string" calcext:value-type="string">
            <text:p>DENİZ BANK A.Ş.</text:p>
          </table:table-cell>
          <table:table-cell office:value-type="string" calcext:value-type="string">
            <text:p>543427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DNZKART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780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34</text:p>
          </table:table-cell>
          <table:table-cell office:value-type="string" calcext:value-type="string">
            <text:p>DENİZ BANK A.Ş.</text:p>
          </table:table-cell>
          <table:table-cell office:value-type="string" calcext:value-type="string">
            <text:p>54676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781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34</text:p>
          </table:table-cell>
          <table:table-cell office:value-type="string" calcext:value-type="string">
            <text:p>DENİZ BANK A.Ş.</text:p>
          </table:table-cell>
          <table:table-cell office:value-type="string" calcext:value-type="string">
            <text:p>54983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DNZBONUS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782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34</text:p>
          </table:table-cell>
          <table:table-cell office:value-type="string" calcext:value-type="string">
            <text:p>DENİZ BANK A.Ş.</text:p>
          </table:table-cell>
          <table:table-cell office:value-type="string" calcext:value-type="string">
            <text:p>55267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formula="of:=VLOOKUP([.C783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34</text:p>
          </table:table-cell>
          <table:table-cell office:value-type="string" calcext:value-type="string">
            <text:p>DENİZ BANK A.Ş.</text:p>
          </table:table-cell>
          <table:table-cell office:value-type="string" calcext:value-type="string">
            <text:p>55557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DNZBONUS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784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34</text:p>
          </table:table-cell>
          <table:table-cell office:value-type="string" calcext:value-type="string">
            <text:p>DENİZ BANK A.Ş.</text:p>
          </table:table-cell>
          <table:table-cell office:value-type="string" calcext:value-type="string">
            <text:p>555636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DNZBONUS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785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34</text:p>
          </table:table-cell>
          <table:table-cell office:value-type="string" calcext:value-type="string">
            <text:p>DENİZ BANK A.Ş.</text:p>
          </table:table-cell>
          <table:table-cell office:value-type="string" calcext:value-type="string">
            <text:p>55566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DNZBONUS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786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34</text:p>
          </table:table-cell>
          <table:table-cell office:value-type="string" calcext:value-type="string">
            <text:p>DENİZ BANK A.Ş.</text:p>
          </table:table-cell>
          <table:table-cell office:value-type="string" calcext:value-type="string">
            <text:p>55844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formula="of:=VLOOKUP([.C787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34</text:p>
          </table:table-cell>
          <table:table-cell office:value-type="string" calcext:value-type="string">
            <text:p>DENİZ BANK A.Ş.</text:p>
          </table:table-cell>
          <table:table-cell office:value-type="string" calcext:value-type="string">
            <text:p>558446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formula="of:=VLOOKUP([.C788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34</text:p>
          </table:table-cell>
          <table:table-cell office:value-type="string" calcext:value-type="string">
            <text:p>DENİZ BANK A.Ş.</text:p>
          </table:table-cell>
          <table:table-cell office:value-type="string" calcext:value-type="string">
            <text:p>558448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formula="of:=VLOOKUP([.C789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34</text:p>
          </table:table-cell>
          <table:table-cell office:value-type="string" calcext:value-type="string">
            <text:p>DENİZ BANK A.Ş.</text:p>
          </table:table-cell>
          <table:table-cell office:value-type="string" calcext:value-type="string">
            <text:p>55846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DNZBNSTZ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Evet</text:p>
          </table:table-cell>
          <table:table-cell table:formula="of:=VLOOKUP([.C790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34</text:p>
          </table:table-cell>
          <table:table-cell office:value-type="string" calcext:value-type="string">
            <text:p>DENİZ BANK A.Ş.</text:p>
          </table:table-cell>
          <table:table-cell office:value-type="string" calcext:value-type="string">
            <text:p>55851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formula="of:=VLOOKUP([.C791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34</text:p>
          </table:table-cell>
          <table:table-cell office:value-type="string" calcext:value-type="string">
            <text:p>DENİZ BANK A.Ş.</text:p>
          </table:table-cell>
          <table:table-cell office:value-type="string" calcext:value-type="string">
            <text:p>601912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792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34</text:p>
          </table:table-cell>
          <table:table-cell office:value-type="string" calcext:value-type="string">
            <text:p>DENİZ BANK A.Ş.</text:p>
          </table:table-cell>
          <table:table-cell office:value-type="string" calcext:value-type="string">
            <text:p>67061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793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34</text:p>
          </table:table-cell>
          <table:table-cell office:value-type="string" calcext:value-type="string">
            <text:p>DENİZ BANK A.Ş.</text:p>
          </table:table-cell>
          <table:table-cell office:value-type="string" calcext:value-type="string">
            <text:p>67064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794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34</text:p>
          </table:table-cell>
          <table:table-cell office:value-type="string" calcext:value-type="string">
            <text:p>DENİZ BANK A.Ş.</text:p>
          </table:table-cell>
          <table:table-cell office:value-type="string" calcext:value-type="string">
            <text:p>900011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795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34</text:p>
          </table:table-cell>
          <table:table-cell office:value-type="string" calcext:value-type="string">
            <text:p>DENİZ BANK A.Ş.</text:p>
          </table:table-cell>
          <table:table-cell office:value-type="string" calcext:value-type="string">
            <text:p>979220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796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34</text:p>
          </table:table-cell>
          <table:table-cell office:value-type="string" calcext:value-type="string">
            <text:p>DENİZ BANK A.Ş.</text:p>
          </table:table-cell>
          <table:table-cell office:value-type="string" calcext:value-type="string">
            <text:p>979243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797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35</text:p>
          </table:table-cell>
          <table:table-cell office:value-type="string" calcext:value-type="string">
            <text:p>ANADOLU BANK A.Ş.</text:p>
          </table:table-cell>
          <table:table-cell office:value-type="string" calcext:value-type="string">
            <text:p>425846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style-name="Default" office:value-type="string" calcext:value-type="string">
            <text:p>World</text:p>
          </table:table-cell>
          <table:table-cell table:style-name="Default" office:value-type="string" calcext:value-type="string">
            <text:p>Kredi Kartı</text:p>
          </table:table-cell>
          <table:table-cell table:style-name="Default" office:value-type="string" calcext:value-type="string">
            <text:p>YapıKredi</text:p>
          </table:table-cell>
          <table:table-cell table:style-name="Default" office:value-type="string" calcext:value-type="string">
            <text:p>World</text:p>
          </table:table-cell>
          <table:table-cell office:value-type="string" calcext:value-type="string">
            <text:p>Hayır</text:p>
          </table:table-cell>
          <table:table-cell table:formula="of:=VLOOKUP([.C798];[YapıKredi.B$25:.B$99];1;FALSE())" office:value-type="float" office:value="425846" calcext:value-type="float">
            <text:p>425846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35</text:p>
          </table:table-cell>
          <table:table-cell office:value-type="string" calcext:value-type="string">
            <text:p>ANADOLU BANK A.Ş.</text:p>
          </table:table-cell>
          <table:table-cell office:value-type="string" calcext:value-type="string">
            <text:p>425847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style-name="Default" office:value-type="string" calcext:value-type="string">
            <text:p>World</text:p>
          </table:table-cell>
          <table:table-cell table:style-name="Default" office:value-type="string" calcext:value-type="string">
            <text:p>Kredi Kartı</text:p>
          </table:table-cell>
          <table:table-cell table:style-name="Default" office:value-type="string" calcext:value-type="string">
            <text:p>YapıKredi</text:p>
          </table:table-cell>
          <table:table-cell table:style-name="Default" office:value-type="string" calcext:value-type="string">
            <text:p>World</text:p>
          </table:table-cell>
          <table:table-cell office:value-type="string" calcext:value-type="string">
            <text:p>Hayır</text:p>
          </table:table-cell>
          <table:table-cell table:formula="of:=VLOOKUP([.C799];[YapıKredi.B$25:.B$99];1;FALSE())" office:value-type="float" office:value="425847" calcext:value-type="float">
            <text:p>425847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35</text:p>
          </table:table-cell>
          <table:table-cell office:value-type="string" calcext:value-type="string">
            <text:p>ANADOLU BANK A.Ş.</text:p>
          </table:table-cell>
          <table:table-cell office:value-type="string" calcext:value-type="string">
            <text:p>425848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style-name="Default" office:value-type="string" calcext:value-type="string">
            <text:p>World</text:p>
          </table:table-cell>
          <table:table-cell table:style-name="Default" office:value-type="string" calcext:value-type="string">
            <text:p>Kredi Kartı</text:p>
          </table:table-cell>
          <table:table-cell table:style-name="Default" office:value-type="string" calcext:value-type="string">
            <text:p>YapıKredi</text:p>
          </table:table-cell>
          <table:table-cell table:style-name="Default" office:value-type="string" calcext:value-type="string">
            <text:p>World</text:p>
          </table:table-cell>
          <table:table-cell office:value-type="string" calcext:value-type="string">
            <text:p>Evet</text:p>
          </table:table-cell>
          <table:table-cell table:formula="of:=VLOOKUP([.C800];[YapıKredi.B$25:.B$99];1;FALSE())" office:value-type="float" office:value="425848" calcext:value-type="float">
            <text:p>425848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35</text:p>
          </table:table-cell>
          <table:table-cell office:value-type="string" calcext:value-type="string">
            <text:p>ANADOLU BANK A.Ş.</text:p>
          </table:table-cell>
          <table:table-cell office:value-type="string" calcext:value-type="string">
            <text:p>425849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801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35</text:p>
          </table:table-cell>
          <table:table-cell office:value-type="string" calcext:value-type="string">
            <text:p>ANADOLU BANK A.Ş.</text:p>
          </table:table-cell>
          <table:table-cell office:value-type="string" calcext:value-type="string">
            <text:p>441341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style-name="Default" office:value-type="string" calcext:value-type="string">
            <text:p>World</text:p>
          </table:table-cell>
          <table:table-cell table:style-name="Default" office:value-type="string" calcext:value-type="string">
            <text:p>Kredi Kartı</text:p>
          </table:table-cell>
          <table:table-cell table:style-name="Default" office:value-type="string" calcext:value-type="string">
            <text:p>YapıKredi</text:p>
          </table:table-cell>
          <table:table-cell table:style-name="Default" office:value-type="string" calcext:value-type="string">
            <text:p>World</text:p>
          </table:table-cell>
          <table:table-cell office:value-type="string" calcext:value-type="string">
            <text:p>Hayır</text:p>
          </table:table-cell>
          <table:table-cell table:formula="of:=VLOOKUP([.C802];[YapıKredi.B$25:.B$99];1;FALSE())" office:value-type="float" office:value="441341" calcext:value-type="float">
            <text:p>441341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35</text:p>
          </table:table-cell>
          <table:table-cell office:value-type="string" calcext:value-type="string">
            <text:p>ANADOLU BANK A.Ş.</text:p>
          </table:table-cell>
          <table:table-cell office:value-type="string" calcext:value-type="string">
            <text:p>52224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style-name="Default" office:value-type="string" calcext:value-type="string">
            <text:p>World</text:p>
          </table:table-cell>
          <table:table-cell table:style-name="Default" office:value-type="string" calcext:value-type="string">
            <text:p>Kredi Kartı</text:p>
          </table:table-cell>
          <table:table-cell table:style-name="Default" office:value-type="string" calcext:value-type="string">
            <text:p>YapıKredi</text:p>
          </table:table-cell>
          <table:table-cell table:style-name="Default" office:value-type="string" calcext:value-type="string">
            <text:p>World</text:p>
          </table:table-cell>
          <table:table-cell office:value-type="string" calcext:value-type="string">
            <text:p>Hayır</text:p>
          </table:table-cell>
          <table:table-cell table:formula="of:=VLOOKUP([.C803];[YapıKredi.B$25:.B$99];1;FALSE())" office:value-type="float" office:value="522240" calcext:value-type="float">
            <text:p>52224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35</text:p>
          </table:table-cell>
          <table:table-cell office:value-type="string" calcext:value-type="string">
            <text:p>ANADOLU BANK A.Ş.</text:p>
          </table:table-cell>
          <table:table-cell office:value-type="string" calcext:value-type="string">
            <text:p>522241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style-name="Default" office:value-type="string" calcext:value-type="string">
            <text:p>World</text:p>
          </table:table-cell>
          <table:table-cell table:style-name="Default" office:value-type="string" calcext:value-type="string">
            <text:p>Kredi Kartı</text:p>
          </table:table-cell>
          <table:table-cell table:style-name="Default" office:value-type="string" calcext:value-type="string">
            <text:p>YapıKredi</text:p>
          </table:table-cell>
          <table:table-cell table:style-name="Default" office:value-type="string" calcext:value-type="string">
            <text:p>World</text:p>
          </table:table-cell>
          <table:table-cell office:value-type="string" calcext:value-type="string">
            <text:p>Hayır</text:p>
          </table:table-cell>
          <table:table-cell table:formula="of:=VLOOKUP([.C804];[YapıKredi.B$25:.B$99];1;FALSE())" office:value-type="float" office:value="522241" calcext:value-type="float">
            <text:p>522241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35</text:p>
          </table:table-cell>
          <table:table-cell office:value-type="string" calcext:value-type="string">
            <text:p>ANADOLU BANK A.Ş.</text:p>
          </table:table-cell>
          <table:table-cell office:value-type="string" calcext:value-type="string">
            <text:p>535881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805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35</text:p>
          </table:table-cell>
          <table:table-cell office:value-type="string" calcext:value-type="string">
            <text:p>ANADOLU BANK A.Ş.</text:p>
          </table:table-cell>
          <table:table-cell office:value-type="string" calcext:value-type="string">
            <text:p>554301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style-name="Default" office:value-type="string" calcext:value-type="string">
            <text:p>World</text:p>
          </table:table-cell>
          <table:table-cell table:style-name="Default" office:value-type="string" calcext:value-type="string">
            <text:p>Kredi Kartı</text:p>
          </table:table-cell>
          <table:table-cell table:style-name="Default" office:value-type="string" calcext:value-type="string">
            <text:p>YapıKredi</text:p>
          </table:table-cell>
          <table:table-cell table:style-name="Default" office:value-type="string" calcext:value-type="string">
            <text:p>World</text:p>
          </table:table-cell>
          <table:table-cell office:value-type="string" calcext:value-type="string">
            <text:p>Hayır</text:p>
          </table:table-cell>
          <table:table-cell table:formula="of:=VLOOKUP([.C806];[YapıKredi.B$25:.B$99];1;FALSE())" office:value-type="float" office:value="554301" calcext:value-type="float">
            <text:p>554301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35</text:p>
          </table:table-cell>
          <table:table-cell office:value-type="string" calcext:value-type="string">
            <text:p>ANADOLU BANK A.Ş.</text:p>
          </table:table-cell>
          <table:table-cell office:value-type="string" calcext:value-type="string">
            <text:p>55859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style-name="Default" office:value-type="string" calcext:value-type="string">
            <text:p>World</text:p>
          </table:table-cell>
          <table:table-cell table:style-name="Default" office:value-type="string" calcext:value-type="string">
            <text:p>Kredi Kartı</text:p>
          </table:table-cell>
          <table:table-cell table:style-name="Default" office:value-type="string" calcext:value-type="string">
            <text:p>YapıKredi</text:p>
          </table:table-cell>
          <table:table-cell table:style-name="Default" office:value-type="string" calcext:value-type="string">
            <text:p>World</text:p>
          </table:table-cell>
          <table:table-cell office:value-type="string" calcext:value-type="string">
            <text:p>Evet</text:p>
          </table:table-cell>
          <table:table-cell table:formula="of:=VLOOKUP([.C807];[YapıKredi.B$25:.B$99];1;FALSE())" office:value-type="float" office:value="558593" calcext:value-type="float">
            <text:p>558593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35</text:p>
          </table:table-cell>
          <table:table-cell office:value-type="string" calcext:value-type="string">
            <text:p>ANADOLU BANK A.Ş.</text:p>
          </table:table-cell>
          <table:table-cell office:value-type="string" calcext:value-type="string">
            <text:p>67646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808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35</text:p>
          </table:table-cell>
          <table:table-cell office:value-type="string" calcext:value-type="string">
            <text:p>ANADOLU BANK A.Ş.</text:p>
          </table:table-cell>
          <table:table-cell office:value-type="string" calcext:value-type="string">
            <text:p>900010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809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35</text:p>
          </table:table-cell>
          <table:table-cell office:value-type="string" calcext:value-type="string">
            <text:p>ANADOLU BANK A.Ş.</text:p>
          </table:table-cell>
          <table:table-cell office:value-type="string" calcext:value-type="string">
            <text:p>979240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810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35</text:p>
          </table:table-cell>
          <table:table-cell office:value-type="string" calcext:value-type="string">
            <text:p>ANADOLU BANK A.Ş.</text:p>
          </table:table-cell>
          <table:table-cell office:value-type="string" calcext:value-type="string">
            <text:p>979252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KK</text:p>
          </table:table-cell>
          <table:table-cell table:style-name="Default" office:value-type="string" calcext:value-type="string">
            <text:p>World</text:p>
          </table:table-cell>
          <table:table-cell table:style-name="Default" office:value-type="string" calcext:value-type="string">
            <text:p>Kredi Kartı</text:p>
          </table:table-cell>
          <table:table-cell table:style-name="Default" office:value-type="string" calcext:value-type="string">
            <text:p>YapıKredi</text:p>
          </table:table-cell>
          <table:table-cell table:style-name="Default" office:value-type="string" calcext:value-type="string">
            <text:p>World</text:p>
          </table:table-cell>
          <table:table-cell office:value-type="string" calcext:value-type="string">
            <text:p>Hayır</text:p>
          </table:table-cell>
          <table:table-cell table:formula="of:=VLOOKUP([.C811];[YapıKredi.B$25:.B$99];1;FALSE())" office:value-type="float" office:value="979252" calcext:value-type="float">
            <text:p>97925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43</text:p>
          </table:table-cell>
          <table:table-cell office:value-type="string" calcext:value-type="string">
            <text:p>AKTİF YATIRIM BANKASI</text:p>
          </table:table-cell>
          <table:table-cell office:value-type="string" calcext:value-type="string">
            <text:p>45314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812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43</text:p>
          </table:table-cell>
          <table:table-cell office:value-type="string" calcext:value-type="string">
            <text:p>AKTİF YATIRIM BANKASI</text:p>
          </table:table-cell>
          <table:table-cell office:value-type="string" calcext:value-type="string">
            <text:p>45314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813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43</text:p>
          </table:table-cell>
          <table:table-cell office:value-type="string" calcext:value-type="string">
            <text:p>AKTİF YATIRIM BANKASI</text:p>
          </table:table-cell>
          <table:table-cell office:value-type="string" calcext:value-type="string">
            <text:p>453146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814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43</text:p>
          </table:table-cell>
          <table:table-cell office:value-type="string" calcext:value-type="string">
            <text:p>AKTİF YATIRIM BANKASI</text:p>
          </table:table-cell>
          <table:table-cell office:value-type="string" calcext:value-type="string">
            <text:p>453147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815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43</text:p>
          </table:table-cell>
          <table:table-cell office:value-type="string" calcext:value-type="string">
            <text:p>AKTİF YATIRIM BANKASI</text:p>
          </table:table-cell>
          <table:table-cell office:value-type="string" calcext:value-type="string">
            <text:p>453148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816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43</text:p>
          </table:table-cell>
          <table:table-cell office:value-type="string" calcext:value-type="string">
            <text:p>AKTİF YATIRIM BANKASI</text:p>
          </table:table-cell>
          <table:table-cell office:value-type="string" calcext:value-type="string">
            <text:p>453149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817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43</text:p>
          </table:table-cell>
          <table:table-cell office:value-type="string" calcext:value-type="string">
            <text:p>AKTİF YATIRIM BANKASI</text:p>
          </table:table-cell>
          <table:table-cell office:value-type="string" calcext:value-type="string">
            <text:p>504166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818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43</text:p>
          </table:table-cell>
          <table:table-cell office:value-type="string" calcext:value-type="string">
            <text:p>AKTİF YATIRIM BANKASI</text:p>
          </table:table-cell>
          <table:table-cell office:value-type="string" calcext:value-type="string">
            <text:p>515456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819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43</text:p>
          </table:table-cell>
          <table:table-cell office:value-type="string" calcext:value-type="string">
            <text:p>AKTİF YATIRIM BANKASI</text:p>
          </table:table-cell>
          <table:table-cell office:value-type="string" calcext:value-type="string">
            <text:p>51734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820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43</text:p>
          </table:table-cell>
          <table:table-cell office:value-type="string" calcext:value-type="string">
            <text:p>AKTİF YATIRIM BANKASI</text:p>
          </table:table-cell>
          <table:table-cell office:value-type="string" calcext:value-type="string">
            <text:p>528246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821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43</text:p>
          </table:table-cell>
          <table:table-cell office:value-type="string" calcext:value-type="string">
            <text:p>AKTİF YATIRIM BANKASI</text:p>
          </table:table-cell>
          <table:table-cell office:value-type="string" calcext:value-type="string">
            <text:p>53281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822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43</text:p>
          </table:table-cell>
          <table:table-cell office:value-type="string" calcext:value-type="string">
            <text:p>AKTİF YATIRIM BANKASI</text:p>
          </table:table-cell>
          <table:table-cell office:value-type="string" calcext:value-type="string">
            <text:p>53456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823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43</text:p>
          </table:table-cell>
          <table:table-cell office:value-type="string" calcext:value-type="string">
            <text:p>AKTİF YATIRIM BANKASI</text:p>
          </table:table-cell>
          <table:table-cell office:value-type="string" calcext:value-type="string">
            <text:p>53456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824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43</text:p>
          </table:table-cell>
          <table:table-cell office:value-type="string" calcext:value-type="string">
            <text:p>AKTİF YATIRIM BANKASI</text:p>
          </table:table-cell>
          <table:table-cell office:value-type="string" calcext:value-type="string">
            <text:p>534567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825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43</text:p>
          </table:table-cell>
          <table:table-cell office:value-type="string" calcext:value-type="string">
            <text:p>AKTİF YATIRIM BANKASI</text:p>
          </table:table-cell>
          <table:table-cell office:value-type="string" calcext:value-type="string">
            <text:p>53584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826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43</text:p>
          </table:table-cell>
          <table:table-cell office:value-type="string" calcext:value-type="string">
            <text:p>AKTİF YATIRIM BANKASI</text:p>
          </table:table-cell>
          <table:table-cell office:value-type="string" calcext:value-type="string">
            <text:p>581877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827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43</text:p>
          </table:table-cell>
          <table:table-cell office:value-type="string" calcext:value-type="string">
            <text:p>AKTİF YATIRIM BANKASI</text:p>
          </table:table-cell>
          <table:table-cell office:value-type="string" calcext:value-type="string">
            <text:p>671121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828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43</text:p>
          </table:table-cell>
          <table:table-cell office:value-type="string" calcext:value-type="string">
            <text:p>AKTİF YATIRIM BANKASI</text:p>
          </table:table-cell>
          <table:table-cell office:value-type="string" calcext:value-type="string">
            <text:p>67115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829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43</text:p>
          </table:table-cell>
          <table:table-cell office:value-type="string" calcext:value-type="string">
            <text:p>AKTİF YATIRIM BANKASI</text:p>
          </table:table-cell>
          <table:table-cell office:value-type="string" calcext:value-type="string">
            <text:p>900002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830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43</text:p>
          </table:table-cell>
          <table:table-cell office:value-type="string" calcext:value-type="string">
            <text:p>AKTİF YATIRIM BANKASI</text:p>
          </table:table-cell>
          <table:table-cell office:value-type="string" calcext:value-type="string">
            <text:p>979213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831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43</text:p>
          </table:table-cell>
          <table:table-cell office:value-type="string" calcext:value-type="string">
            <text:p>AKTİF YATIRIM BANKASI</text:p>
          </table:table-cell>
          <table:table-cell office:value-type="string" calcext:value-type="string">
            <text:p>979246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832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46</text:p>
          </table:table-cell>
          <table:table-cell office:value-type="string" calcext:value-type="string">
            <text:p>ODEA BANK A.Ş.</text:p>
          </table:table-cell>
          <table:table-cell office:value-type="string" calcext:value-type="string">
            <text:p>468791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833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46</text:p>
          </table:table-cell>
          <table:table-cell office:value-type="string" calcext:value-type="string">
            <text:p>ODEA BANK A.Ş.</text:p>
          </table:table-cell>
          <table:table-cell office:value-type="string" calcext:value-type="string">
            <text:p>468793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formula="of:=VLOOKUP([.C834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46</text:p>
          </table:table-cell>
          <table:table-cell office:value-type="string" calcext:value-type="string">
            <text:p>ODEA BANK A.Ş.</text:p>
          </table:table-cell>
          <table:table-cell office:value-type="string" calcext:value-type="string">
            <text:p>46879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formula="of:=VLOOKUP([.C835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46</text:p>
          </table:table-cell>
          <table:table-cell office:value-type="string" calcext:value-type="string">
            <text:p>ODEA BANK A.Ş.</text:p>
          </table:table-cell>
          <table:table-cell office:value-type="string" calcext:value-type="string">
            <text:p>46879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formula="of:=VLOOKUP([.C836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46</text:p>
          </table:table-cell>
          <table:table-cell office:value-type="string" calcext:value-type="string">
            <text:p>ODEA BANK A.Ş.</text:p>
          </table:table-cell>
          <table:table-cell office:value-type="string" calcext:value-type="string">
            <text:p>468796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837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46</text:p>
          </table:table-cell>
          <table:table-cell office:value-type="string" calcext:value-type="string">
            <text:p>ODEA BANK A.Ş.</text:p>
          </table:table-cell>
          <table:table-cell office:value-type="string" calcext:value-type="string">
            <text:p>468797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838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46</text:p>
          </table:table-cell>
          <table:table-cell office:value-type="string" calcext:value-type="string">
            <text:p>ODEA BANK A.Ş.</text:p>
          </table:table-cell>
          <table:table-cell office:value-type="string" calcext:value-type="string">
            <text:p>46918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839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46</text:p>
          </table:table-cell>
          <table:table-cell office:value-type="string" calcext:value-type="string">
            <text:p>ODEA BANK A.Ş.</text:p>
          </table:table-cell>
          <table:table-cell office:value-type="string" calcext:value-type="string">
            <text:p>469181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AXESS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Akbank</text:p>
          </table:table-cell>
          <table:table-cell/>
          <table:table-cell office:value-type="string" calcext:value-type="string">
            <text:p>Hayır</text:p>
          </table:table-cell>
          <table:table-cell table:formula="of:=VLOOKUP([.C840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46</text:p>
          </table:table-cell>
          <table:table-cell office:value-type="string" calcext:value-type="string">
            <text:p>ODEA BANK A.Ş.</text:p>
          </table:table-cell>
          <table:table-cell office:value-type="string" calcext:value-type="string">
            <text:p>51694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841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46</text:p>
          </table:table-cell>
          <table:table-cell office:value-type="string" calcext:value-type="string">
            <text:p>ODEA BANK A.Ş.</text:p>
          </table:table-cell>
          <table:table-cell office:value-type="string" calcext:value-type="string">
            <text:p>519261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842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46</text:p>
          </table:table-cell>
          <table:table-cell office:value-type="string" calcext:value-type="string">
            <text:p>ODEA BANK A.Ş.</text:p>
          </table:table-cell>
          <table:table-cell office:value-type="string" calcext:value-type="string">
            <text:p>522347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843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46</text:p>
          </table:table-cell>
          <table:table-cell office:value-type="string" calcext:value-type="string">
            <text:p>ODEA BANK A.Ş.</text:p>
          </table:table-cell>
          <table:table-cell office:value-type="string" calcext:value-type="string">
            <text:p>522356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844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46</text:p>
          </table:table-cell>
          <table:table-cell office:value-type="string" calcext:value-type="string">
            <text:p>ODEA BANK A.Ş.</text:p>
          </table:table-cell>
          <table:table-cell office:value-type="string" calcext:value-type="string">
            <text:p>522362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AXESS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Akbank</text:p>
          </table:table-cell>
          <table:table-cell/>
          <table:table-cell office:value-type="string" calcext:value-type="string">
            <text:p>Hayır</text:p>
          </table:table-cell>
          <table:table-cell table:formula="of:=VLOOKUP([.C845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46</text:p>
          </table:table-cell>
          <table:table-cell office:value-type="string" calcext:value-type="string">
            <text:p>ODEA BANK A.Ş.</text:p>
          </table:table-cell>
          <table:table-cell office:value-type="string" calcext:value-type="string">
            <text:p>524677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AXESS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Akbank</text:p>
          </table:table-cell>
          <table:table-cell/>
          <table:table-cell office:value-type="string" calcext:value-type="string">
            <text:p>Hayır</text:p>
          </table:table-cell>
          <table:table-cell table:formula="of:=VLOOKUP([.C846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46</text:p>
          </table:table-cell>
          <table:table-cell office:value-type="string" calcext:value-type="string">
            <text:p>ODEA BANK A.Ş.</text:p>
          </table:table-cell>
          <table:table-cell office:value-type="string" calcext:value-type="string">
            <text:p>526952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AXESS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Akbank</text:p>
          </table:table-cell>
          <table:table-cell/>
          <table:table-cell office:value-type="string" calcext:value-type="string">
            <text:p>Hayır</text:p>
          </table:table-cell>
          <table:table-cell table:formula="of:=VLOOKUP([.C847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46</text:p>
          </table:table-cell>
          <table:table-cell office:value-type="string" calcext:value-type="string">
            <text:p>ODEA BANK A.Ş.</text:p>
          </table:table-cell>
          <table:table-cell office:value-type="string" calcext:value-type="string">
            <text:p>52736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AXESS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Akbank</text:p>
          </table:table-cell>
          <table:table-cell/>
          <table:table-cell office:value-type="string" calcext:value-type="string">
            <text:p>Hayır</text:p>
          </table:table-cell>
          <table:table-cell table:formula="of:=VLOOKUP([.C848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46</text:p>
          </table:table-cell>
          <table:table-cell office:value-type="string" calcext:value-type="string">
            <text:p>ODEA BANK A.Ş.</text:p>
          </table:table-cell>
          <table:table-cell office:value-type="string" calcext:value-type="string">
            <text:p>52738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849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46</text:p>
          </table:table-cell>
          <table:table-cell office:value-type="string" calcext:value-type="string">
            <text:p>ODEA BANK A.Ş.</text:p>
          </table:table-cell>
          <table:table-cell office:value-type="string" calcext:value-type="string">
            <text:p>527396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850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46</text:p>
          </table:table-cell>
          <table:table-cell office:value-type="string" calcext:value-type="string">
            <text:p>ODEA BANK A.Ş.</text:p>
          </table:table-cell>
          <table:table-cell office:value-type="string" calcext:value-type="string">
            <text:p>52806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851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46</text:p>
          </table:table-cell>
          <table:table-cell office:value-type="string" calcext:value-type="string">
            <text:p>ODEA BANK A.Ş.</text:p>
          </table:table-cell>
          <table:table-cell office:value-type="string" calcext:value-type="string">
            <text:p>53625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formula="of:=VLOOKUP([.C852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46</text:p>
          </table:table-cell>
          <table:table-cell office:value-type="string" calcext:value-type="string">
            <text:p>ODEA BANK A.Ş.</text:p>
          </table:table-cell>
          <table:table-cell office:value-type="string" calcext:value-type="string">
            <text:p>670868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853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46</text:p>
          </table:table-cell>
          <table:table-cell office:value-type="string" calcext:value-type="string">
            <text:p>ODEA BANK A.Ş.</text:p>
          </table:table-cell>
          <table:table-cell office:value-type="string" calcext:value-type="string">
            <text:p>900020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854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46</text:p>
          </table:table-cell>
          <table:table-cell office:value-type="string" calcext:value-type="string">
            <text:p>ODEA BANK A.Ş.</text:p>
          </table:table-cell>
          <table:table-cell office:value-type="string" calcext:value-type="string">
            <text:p>979219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855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46</text:p>
          </table:table-cell>
          <table:table-cell office:value-type="string" calcext:value-type="string">
            <text:p>ODEA BANK A.Ş.</text:p>
          </table:table-cell>
          <table:table-cell table:style-name="ce2" office:value-type="float" office:value="468793" calcext:value-type="float">
            <text:p>468793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AXESS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Akbank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146</text:p>
          </table:table-cell>
          <table:table-cell office:value-type="string" calcext:value-type="string">
            <text:p>ODEA BANK A.Ş.</text:p>
          </table:table-cell>
          <table:table-cell table:style-name="ce2" office:value-type="float" office:value="469180" calcext:value-type="float">
            <text:p>46918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AXESS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Akbank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146</text:p>
          </table:table-cell>
          <table:table-cell office:value-type="string" calcext:value-type="string">
            <text:p>ODEA BANK A.Ş.</text:p>
          </table:table-cell>
          <table:table-cell table:style-name="ce2" office:value-type="float" office:value="469182" calcext:value-type="float">
            <text:p>469182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AXESS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Akbank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146</text:p>
          </table:table-cell>
          <table:table-cell office:value-type="string" calcext:value-type="string">
            <text:p>ODEA BANK A.Ş.</text:p>
          </table:table-cell>
          <table:table-cell table:style-name="ce2" office:value-type="float" office:value="469183" calcext:value-type="float">
            <text:p>469183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AXESS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Akbank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150</text:p>
          </table:table-cell>
          <table:table-cell office:value-type="string" calcext:value-type="string">
            <text:p>GOLDEN GLOBAL YATIRIM BANKASI AŞ</text:p>
          </table:table-cell>
          <table:table-cell office:value-type="string" calcext:value-type="string">
            <text:p>47426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860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150</text:p>
          </table:table-cell>
          <table:table-cell office:value-type="string" calcext:value-type="string">
            <text:p>GOLDEN GLOBAL YATIRIM BANKASI AŞ</text:p>
          </table:table-cell>
          <table:table-cell office:value-type="string" calcext:value-type="string">
            <text:p>547402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861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203</text:p>
          </table:table-cell>
          <table:table-cell office:value-type="string" calcext:value-type="string">
            <text:p>ALBARAKA TURK</text:p>
          </table:table-cell>
          <table:table-cell office:value-type="string" calcext:value-type="string">
            <text:p>41771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style-name="Default" office:value-type="string" calcext:value-type="string">
            <text:p>World</text:p>
          </table:table-cell>
          <table:table-cell table:style-name="Default" office:value-type="string" calcext:value-type="string">
            <text:p>Kredi Kartı</text:p>
          </table:table-cell>
          <table:table-cell table:style-name="Default" office:value-type="string" calcext:value-type="string">
            <text:p>YapıKredi</text:p>
          </table:table-cell>
          <table:table-cell table:style-name="Default" office:value-type="string" calcext:value-type="string">
            <text:p>World</text:p>
          </table:table-cell>
          <table:table-cell office:value-type="string" calcext:value-type="string">
            <text:p>Evet</text:p>
          </table:table-cell>
          <table:table-cell table:formula="of:=VLOOKUP([.C862];[YapıKredi.B$25:.B$99];1;FALSE())" office:value-type="float" office:value="417715" calcext:value-type="float">
            <text:p>417715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203</text:p>
          </table:table-cell>
          <table:table-cell office:value-type="string" calcext:value-type="string">
            <text:p>ALBARAKA TURK</text:p>
          </table:table-cell>
          <table:table-cell office:value-type="string" calcext:value-type="string">
            <text:p>417716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863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203</text:p>
          </table:table-cell>
          <table:table-cell office:value-type="string" calcext:value-type="string">
            <text:p>ALBARAKA TURK</text:p>
          </table:table-cell>
          <table:table-cell office:value-type="string" calcext:value-type="string">
            <text:p>423002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VKK</text:p>
          </table:table-cell>
          <table:table-cell table:style-name="Default" office:value-type="string" calcext:value-type="string">
            <text:p>World</text:p>
          </table:table-cell>
          <table:table-cell table:style-name="Default" office:value-type="string" calcext:value-type="string">
            <text:p>Kredi Kartı</text:p>
          </table:table-cell>
          <table:table-cell table:style-name="Default" office:value-type="string" calcext:value-type="string">
            <text:p>YapıKredi</text:p>
          </table:table-cell>
          <table:table-cell table:style-name="Default" office:value-type="string" calcext:value-type="string">
            <text:p>World</text:p>
          </table:table-cell>
          <table:table-cell office:value-type="string" calcext:value-type="string">
            <text:p>Hayır</text:p>
          </table:table-cell>
          <table:table-cell table:formula="of:=VLOOKUP([.C864];[YapıKredi.B$25:.B$99];1;FALSE())" office:value-type="float" office:value="423002" calcext:value-type="float">
            <text:p>42300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203</text:p>
          </table:table-cell>
          <table:table-cell office:value-type="string" calcext:value-type="string">
            <text:p>ALBARAKA TURK</text:p>
          </table:table-cell>
          <table:table-cell office:value-type="string" calcext:value-type="string">
            <text:p>42493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style-name="Default" office:value-type="string" calcext:value-type="string">
            <text:p>World</text:p>
          </table:table-cell>
          <table:table-cell table:style-name="Default" office:value-type="string" calcext:value-type="string">
            <text:p>Kredi Kartı</text:p>
          </table:table-cell>
          <table:table-cell table:style-name="Default" office:value-type="string" calcext:value-type="string">
            <text:p>YapıKredi</text:p>
          </table:table-cell>
          <table:table-cell table:style-name="Default" office:value-type="string" calcext:value-type="string">
            <text:p>World</text:p>
          </table:table-cell>
          <table:table-cell office:value-type="string" calcext:value-type="string">
            <text:p>Hayır</text:p>
          </table:table-cell>
          <table:table-cell table:formula="of:=VLOOKUP([.C865];[YapıKredi.B$25:.B$99];1;FALSE())" office:value-type="float" office:value="424935" calcext:value-type="float">
            <text:p>424935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203</text:p>
          </table:table-cell>
          <table:table-cell office:value-type="string" calcext:value-type="string">
            <text:p>ALBARAKA TURK</text:p>
          </table:table-cell>
          <table:table-cell office:value-type="string" calcext:value-type="string">
            <text:p>43228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style-name="Default" office:value-type="string" calcext:value-type="string">
            <text:p>World</text:p>
          </table:table-cell>
          <table:table-cell table:style-name="Default" office:value-type="string" calcext:value-type="string">
            <text:p>Kredi Kartı</text:p>
          </table:table-cell>
          <table:table-cell table:style-name="Default" office:value-type="string" calcext:value-type="string">
            <text:p>YapıKredi</text:p>
          </table:table-cell>
          <table:table-cell table:style-name="Default" office:value-type="string" calcext:value-type="string">
            <text:p>World</text:p>
          </table:table-cell>
          <table:table-cell office:value-type="string" calcext:value-type="string">
            <text:p>Hayır</text:p>
          </table:table-cell>
          <table:table-cell table:formula="of:=VLOOKUP([.C866];[YapıKredi.B$25:.B$99];1;FALSE())" office:value-type="float" office:value="432284" calcext:value-type="float">
            <text:p>432284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203</text:p>
          </table:table-cell>
          <table:table-cell office:value-type="string" calcext:value-type="string">
            <text:p>ALBARAKA TURK</text:p>
          </table:table-cell>
          <table:table-cell office:value-type="string" calcext:value-type="string">
            <text:p>43228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style-name="Default" office:value-type="string" calcext:value-type="string">
            <text:p>World</text:p>
          </table:table-cell>
          <table:table-cell table:style-name="Default" office:value-type="string" calcext:value-type="string">
            <text:p>Kredi Kartı</text:p>
          </table:table-cell>
          <table:table-cell table:style-name="Default" office:value-type="string" calcext:value-type="string">
            <text:p>YapıKredi</text:p>
          </table:table-cell>
          <table:table-cell table:style-name="Default" office:value-type="string" calcext:value-type="string">
            <text:p>World</text:p>
          </table:table-cell>
          <table:table-cell office:value-type="string" calcext:value-type="string">
            <text:p>Hayır</text:p>
          </table:table-cell>
          <table:table-cell table:formula="of:=VLOOKUP([.C867];[YapıKredi.B$25:.B$99];1;FALSE())" office:value-type="float" office:value="432285" calcext:value-type="float">
            <text:p>432285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203</text:p>
          </table:table-cell>
          <table:table-cell office:value-type="string" calcext:value-type="string">
            <text:p>ALBARAKA TURK</text:p>
          </table:table-cell>
          <table:table-cell office:value-type="string" calcext:value-type="string">
            <text:p>43452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868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203</text:p>
          </table:table-cell>
          <table:table-cell office:value-type="string" calcext:value-type="string">
            <text:p>ALBARAKA TURK</text:p>
          </table:table-cell>
          <table:table-cell office:value-type="string" calcext:value-type="string">
            <text:p>434572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style-name="Default" office:value-type="string" calcext:value-type="string">
            <text:p>World</text:p>
          </table:table-cell>
          <table:table-cell table:style-name="Default" office:value-type="string" calcext:value-type="string">
            <text:p>Kredi Kartı</text:p>
          </table:table-cell>
          <table:table-cell table:style-name="Default" office:value-type="string" calcext:value-type="string">
            <text:p>YapıKredi</text:p>
          </table:table-cell>
          <table:table-cell table:style-name="Default" office:value-type="string" calcext:value-type="string">
            <text:p>World</text:p>
          </table:table-cell>
          <table:table-cell office:value-type="string" calcext:value-type="string">
            <text:p>Evet</text:p>
          </table:table-cell>
          <table:table-cell table:formula="of:=VLOOKUP([.C869];[YapıKredi.B$25:.B$99];1;FALSE())" office:value-type="float" office:value="434572" calcext:value-type="float">
            <text:p>43457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203</text:p>
          </table:table-cell>
          <table:table-cell office:value-type="string" calcext:value-type="string">
            <text:p>ALBARAKA TURK</text:p>
          </table:table-cell>
          <table:table-cell office:value-type="string" calcext:value-type="string">
            <text:p>463359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870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203</text:p>
          </table:table-cell>
          <table:table-cell office:value-type="string" calcext:value-type="string">
            <text:p>ALBARAKA TURK</text:p>
          </table:table-cell>
          <table:table-cell office:value-type="string" calcext:value-type="string">
            <text:p>479671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871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203</text:p>
          </table:table-cell>
          <table:table-cell office:value-type="string" calcext:value-type="string">
            <text:p>ALBARAKA TURK</text:p>
          </table:table-cell>
          <table:table-cell office:value-type="string" calcext:value-type="string">
            <text:p>51158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style-name="Default" office:value-type="string" calcext:value-type="string">
            <text:p>World</text:p>
          </table:table-cell>
          <table:table-cell table:style-name="Default" office:value-type="string" calcext:value-type="string">
            <text:p>Kredi Kartı</text:p>
          </table:table-cell>
          <table:table-cell table:style-name="Default" office:value-type="string" calcext:value-type="string">
            <text:p>YapıKredi</text:p>
          </table:table-cell>
          <table:table-cell table:style-name="Default" office:value-type="string" calcext:value-type="string">
            <text:p>World</text:p>
          </table:table-cell>
          <table:table-cell office:value-type="string" calcext:value-type="string">
            <text:p>Hayır</text:p>
          </table:table-cell>
          <table:table-cell table:formula="of:=VLOOKUP([.C872];[YapıKredi.B$25:.B$99];1;FALSE())" office:value-type="float" office:value="511583" calcext:value-type="float">
            <text:p>511583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203</text:p>
          </table:table-cell>
          <table:table-cell office:value-type="string" calcext:value-type="string">
            <text:p>ALBARAKA TURK</text:p>
          </table:table-cell>
          <table:table-cell office:value-type="string" calcext:value-type="string">
            <text:p>533796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style-name="Default" office:value-type="string" calcext:value-type="string">
            <text:p>World</text:p>
          </table:table-cell>
          <table:table-cell table:style-name="Default" office:value-type="string" calcext:value-type="string">
            <text:p>Kredi Kartı</text:p>
          </table:table-cell>
          <table:table-cell table:style-name="Default" office:value-type="string" calcext:value-type="string">
            <text:p>YapıKredi</text:p>
          </table:table-cell>
          <table:table-cell table:style-name="Default" office:value-type="string" calcext:value-type="string">
            <text:p>World</text:p>
          </table:table-cell>
          <table:table-cell office:value-type="string" calcext:value-type="string">
            <text:p>Hayır</text:p>
          </table:table-cell>
          <table:table-cell table:formula="of:=VLOOKUP([.C873];[YapıKredi.B$25:.B$99];1;FALSE())" office:value-type="float" office:value="533796" calcext:value-type="float">
            <text:p>533796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203</text:p>
          </table:table-cell>
          <table:table-cell office:value-type="string" calcext:value-type="string">
            <text:p>ALBARAKA TURK</text:p>
          </table:table-cell>
          <table:table-cell office:value-type="string" calcext:value-type="string">
            <text:p>53397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874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203</text:p>
          </table:table-cell>
          <table:table-cell office:value-type="string" calcext:value-type="string">
            <text:p>ALBARAKA TURK</text:p>
          </table:table-cell>
          <table:table-cell office:value-type="string" calcext:value-type="string">
            <text:p>53426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style-name="Default" office:value-type="string" calcext:value-type="string">
            <text:p>World</text:p>
          </table:table-cell>
          <table:table-cell table:style-name="Default" office:value-type="string" calcext:value-type="string">
            <text:p>Kredi Kartı</text:p>
          </table:table-cell>
          <table:table-cell table:style-name="Default" office:value-type="string" calcext:value-type="string">
            <text:p>YapıKredi</text:p>
          </table:table-cell>
          <table:table-cell table:style-name="Default" office:value-type="string" calcext:value-type="string">
            <text:p>World</text:p>
          </table:table-cell>
          <table:table-cell office:value-type="string" calcext:value-type="string">
            <text:p>Hayır</text:p>
          </table:table-cell>
          <table:table-cell table:formula="of:=VLOOKUP([.C875];[YapıKredi.B$25:.B$99];1;FALSE())" office:value-type="float" office:value="534264" calcext:value-type="float">
            <text:p>534264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203</text:p>
          </table:table-cell>
          <table:table-cell office:value-type="string" calcext:value-type="string">
            <text:p>ALBARAKA TURK</text:p>
          </table:table-cell>
          <table:table-cell office:value-type="string" calcext:value-type="string">
            <text:p>53618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style-name="Default" office:value-type="string" calcext:value-type="string">
            <text:p>World</text:p>
          </table:table-cell>
          <table:table-cell table:style-name="Default" office:value-type="string" calcext:value-type="string">
            <text:p>Kredi Kartı</text:p>
          </table:table-cell>
          <table:table-cell table:style-name="Default" office:value-type="string" calcext:value-type="string">
            <text:p>YapıKredi</text:p>
          </table:table-cell>
          <table:table-cell table:style-name="Default" office:value-type="string" calcext:value-type="string">
            <text:p>World</text:p>
          </table:table-cell>
          <table:table-cell office:value-type="string" calcext:value-type="string">
            <text:p>Hayır</text:p>
          </table:table-cell>
          <table:table-cell table:formula="of:=VLOOKUP([.C876];[YapıKredi.B$25:.B$99];1;FALSE())" office:value-type="float" office:value="536180" calcext:value-type="float">
            <text:p>53618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203</text:p>
          </table:table-cell>
          <table:table-cell office:value-type="string" calcext:value-type="string">
            <text:p>ALBARAKA TURK</text:p>
          </table:table-cell>
          <table:table-cell office:value-type="string" calcext:value-type="string">
            <text:p>54723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style-name="Default" office:value-type="string" calcext:value-type="string">
            <text:p>World</text:p>
          </table:table-cell>
          <table:table-cell table:style-name="Default" office:value-type="string" calcext:value-type="string">
            <text:p>Kredi Kartı</text:p>
          </table:table-cell>
          <table:table-cell table:style-name="Default" office:value-type="string" calcext:value-type="string">
            <text:p>YapıKredi</text:p>
          </table:table-cell>
          <table:table-cell table:style-name="Default" office:value-type="string" calcext:value-type="string">
            <text:p>World</text:p>
          </table:table-cell>
          <table:table-cell office:value-type="string" calcext:value-type="string">
            <text:p>Evet</text:p>
          </table:table-cell>
          <table:table-cell table:formula="of:=VLOOKUP([.C877];[YapıKredi.B$25:.B$99];1;FALSE())" office:value-type="float" office:value="547234" calcext:value-type="float">
            <text:p>547234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203</text:p>
          </table:table-cell>
          <table:table-cell office:value-type="string" calcext:value-type="string">
            <text:p>ALBARAKA TURK</text:p>
          </table:table-cell>
          <table:table-cell office:value-type="string" calcext:value-type="string">
            <text:p>548232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878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203</text:p>
          </table:table-cell>
          <table:table-cell office:value-type="string" calcext:value-type="string">
            <text:p>ALBARAKA TURK</text:p>
          </table:table-cell>
          <table:table-cell office:value-type="string" calcext:value-type="string">
            <text:p>677397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879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203</text:p>
          </table:table-cell>
          <table:table-cell office:value-type="string" calcext:value-type="string">
            <text:p>ALBARAKA TURK</text:p>
          </table:table-cell>
          <table:table-cell office:value-type="string" calcext:value-type="string">
            <text:p>900003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880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203</text:p>
          </table:table-cell>
          <table:table-cell office:value-type="string" calcext:value-type="string">
            <text:p>ALBARAKA TURK</text:p>
          </table:table-cell>
          <table:table-cell office:value-type="string" calcext:value-type="string">
            <text:p>979227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881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205</text:p>
          </table:table-cell>
          <table:table-cell office:value-type="string" calcext:value-type="string">
            <text:p>KUVEYT TÜRK EVKAF FİNANS KURUMU</text:p>
          </table:table-cell>
          <table:table-cell office:value-type="string" calcext:value-type="string">
            <text:p>402589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2"/>
          <table:table-cell table:formula="of:=VLOOKUP([.C882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205</text:p>
          </table:table-cell>
          <table:table-cell office:value-type="string" calcext:value-type="string">
            <text:p>KUVEYT TÜRK EVKAF FİNANS KURUMU</text:p>
          </table:table-cell>
          <table:table-cell office:value-type="string" calcext:value-type="string">
            <text:p>40259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2"/>
          <table:table-cell table:formula="of:=VLOOKUP([.C883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205</text:p>
          </table:table-cell>
          <table:table-cell office:value-type="string" calcext:value-type="string">
            <text:p>KUVEYT TÜRK EVKAF FİNANS KURUMU</text:p>
          </table:table-cell>
          <table:table-cell office:value-type="string" calcext:value-type="string">
            <text:p>402591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884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205</text:p>
          </table:table-cell>
          <table:table-cell office:value-type="string" calcext:value-type="string">
            <text:p>KUVEYT TÜRK EVKAF FİNANS KURUMU</text:p>
          </table:table-cell>
          <table:table-cell office:value-type="string" calcext:value-type="string">
            <text:p>402592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formula="of:=VLOOKUP([.C885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205</text:p>
          </table:table-cell>
          <table:table-cell office:value-type="string" calcext:value-type="string">
            <text:p>KUVEYT TÜRK EVKAF FİNANS KURUMU</text:p>
          </table:table-cell>
          <table:table-cell office:value-type="string" calcext:value-type="string">
            <text:p>40336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2"/>
          <table:table-cell table:formula="of:=VLOOKUP([.C886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205</text:p>
          </table:table-cell>
          <table:table-cell office:value-type="string" calcext:value-type="string">
            <text:p>KUVEYT TÜRK EVKAF FİNANS KURUMU</text:p>
          </table:table-cell>
          <table:table-cell office:value-type="string" calcext:value-type="string">
            <text:p>43102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formula="of:=VLOOKUP([.C887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205</text:p>
          </table:table-cell>
          <table:table-cell office:value-type="string" calcext:value-type="string">
            <text:p>KUVEYT TÜRK EVKAF FİNANS KURUMU</text:p>
          </table:table-cell>
          <table:table-cell office:value-type="string" calcext:value-type="string">
            <text:p>439847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888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205</text:p>
          </table:table-cell>
          <table:table-cell office:value-type="string" calcext:value-type="string">
            <text:p>KUVEYT TÜRK EVKAF FİNANS KURUMU</text:p>
          </table:table-cell>
          <table:table-cell office:value-type="string" calcext:value-type="string">
            <text:p>439848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889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205</text:p>
          </table:table-cell>
          <table:table-cell office:value-type="string" calcext:value-type="string">
            <text:p>KUVEYT TÜRK EVKAF FİNANS KURUMU</text:p>
          </table:table-cell>
          <table:table-cell office:value-type="string" calcext:value-type="string">
            <text:p>439849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V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890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205</text:p>
          </table:table-cell>
          <table:table-cell office:value-type="string" calcext:value-type="string">
            <text:p>KUVEYT TÜRK EVKAF FİNANS KURUMU</text:p>
          </table:table-cell>
          <table:table-cell office:value-type="string" calcext:value-type="string">
            <text:p>483673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V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891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205</text:p>
          </table:table-cell>
          <table:table-cell office:value-type="string" calcext:value-type="string">
            <text:p>KUVEYT TÜRK EVKAF FİNANS KURUMU</text:p>
          </table:table-cell>
          <table:table-cell office:value-type="string" calcext:value-type="string">
            <text:p>48367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892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205</text:p>
          </table:table-cell>
          <table:table-cell office:value-type="string" calcext:value-type="string">
            <text:p>KUVEYT TÜRK EVKAF FİNANS KURUMU</text:p>
          </table:table-cell>
          <table:table-cell office:value-type="string" calcext:value-type="string">
            <text:p>51166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formula="of:=VLOOKUP([.C893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205</text:p>
          </table:table-cell>
          <table:table-cell office:value-type="string" calcext:value-type="string">
            <text:p>KUVEYT TÜRK EVKAF FİNANS KURUMU</text:p>
          </table:table-cell>
          <table:table-cell office:value-type="string" calcext:value-type="string">
            <text:p>51259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2"/>
          <table:table-cell table:formula="of:=VLOOKUP([.C894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205</text:p>
          </table:table-cell>
          <table:table-cell office:value-type="string" calcext:value-type="string">
            <text:p>KUVEYT TÜRK EVKAF FİNANS KURUMU</text:p>
          </table:table-cell>
          <table:table-cell office:value-type="string" calcext:value-type="string">
            <text:p>518896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895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205</text:p>
          </table:table-cell>
          <table:table-cell office:value-type="string" calcext:value-type="string">
            <text:p>KUVEYT TÜRK EVKAF FİNANS KURUMU</text:p>
          </table:table-cell>
          <table:table-cell office:value-type="string" calcext:value-type="string">
            <text:p>52018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896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205</text:p>
          </table:table-cell>
          <table:table-cell office:value-type="string" calcext:value-type="string">
            <text:p>KUVEYT TÜRK EVKAF FİNANS KURUMU</text:p>
          </table:table-cell>
          <table:table-cell office:value-type="string" calcext:value-type="string">
            <text:p>525312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897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205</text:p>
          </table:table-cell>
          <table:table-cell office:value-type="string" calcext:value-type="string">
            <text:p>KUVEYT TÜRK EVKAF FİNANS KURUMU</text:p>
          </table:table-cell>
          <table:table-cell office:value-type="string" calcext:value-type="string">
            <text:p>52708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898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205</text:p>
          </table:table-cell>
          <table:table-cell office:value-type="string" calcext:value-type="string">
            <text:p>KUVEYT TÜRK EVKAF FİNANS KURUMU</text:p>
          </table:table-cell>
          <table:table-cell office:value-type="string" calcext:value-type="string">
            <text:p>527327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899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205</text:p>
          </table:table-cell>
          <table:table-cell office:value-type="string" calcext:value-type="string">
            <text:p>KUVEYT TÜRK EVKAF FİNANS KURUMU</text:p>
          </table:table-cell>
          <table:table-cell office:value-type="string" calcext:value-type="string">
            <text:p>52813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table:number-columns-repeated="2"/>
          <table:table-cell office:value-type="string" calcext:value-type="string">
            <text:p>Hayır</text:p>
          </table:table-cell>
          <table:table-cell table:formula="of:=VLOOKUP([.C900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205</text:p>
          </table:table-cell>
          <table:table-cell office:value-type="string" calcext:value-type="string">
            <text:p>KUVEYT TÜRK EVKAF FİNANS KURUMU</text:p>
          </table:table-cell>
          <table:table-cell office:value-type="string" calcext:value-type="string">
            <text:p>535748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901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205</text:p>
          </table:table-cell>
          <table:table-cell office:value-type="string" calcext:value-type="string">
            <text:p>KUVEYT TÜRK EVKAF FİNANS KURUMU</text:p>
          </table:table-cell>
          <table:table-cell office:value-type="string" calcext:value-type="string">
            <text:p>53980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formula="of:=VLOOKUP([.C902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205</text:p>
          </table:table-cell>
          <table:table-cell office:value-type="string" calcext:value-type="string">
            <text:p>KUVEYT TÜRK EVKAF FİNANS KURUMU</text:p>
          </table:table-cell>
          <table:table-cell office:value-type="string" calcext:value-type="string">
            <text:p>54756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formula="of:=VLOOKUP([.C903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205</text:p>
          </table:table-cell>
          <table:table-cell office:value-type="string" calcext:value-type="string">
            <text:p>KUVEYT TÜRK EVKAF FİNANS KURUMU</text:p>
          </table:table-cell>
          <table:table-cell office:value-type="string" calcext:value-type="string">
            <text:p>55737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904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205</text:p>
          </table:table-cell>
          <table:table-cell office:value-type="string" calcext:value-type="string">
            <text:p>KUVEYT TÜRK EVKAF FİNANS KURUMU</text:p>
          </table:table-cell>
          <table:table-cell office:value-type="string" calcext:value-type="string">
            <text:p>67705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905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205</text:p>
          </table:table-cell>
          <table:table-cell office:value-type="string" calcext:value-type="string">
            <text:p>KUVEYT TÜRK EVKAF FİNANS KURUMU</text:p>
          </table:table-cell>
          <table:table-cell office:value-type="string" calcext:value-type="string">
            <text:p>900004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906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205</text:p>
          </table:table-cell>
          <table:table-cell office:value-type="string" calcext:value-type="string">
            <text:p>KUVEYT TÜRK EVKAF FİNANS KURUMU</text:p>
          </table:table-cell>
          <table:table-cell office:value-type="string" calcext:value-type="string">
            <text:p>979216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907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205</text:p>
          </table:table-cell>
          <table:table-cell office:value-type="string" calcext:value-type="string">
            <text:p>KUVEYT TÜRK EVKAF FİNANS KURUMU</text:p>
          </table:table-cell>
          <table:table-cell office:value-type="string" calcext:value-type="string">
            <text:p>979267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908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206</text:p>
          </table:table-cell>
          <table:table-cell office:value-type="string" calcext:value-type="string">
            <text:p>TÜRKİYE FİNANS KATILIM BANKASI</text:p>
          </table:table-cell>
          <table:table-cell office:value-type="string" calcext:value-type="string">
            <text:p>400742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TFKBKART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909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206</text:p>
          </table:table-cell>
          <table:table-cell office:value-type="string" calcext:value-type="string">
            <text:p>TÜRKİYE FİNANS KATILIM BANKASI</text:p>
          </table:table-cell>
          <table:table-cell office:value-type="string" calcext:value-type="string">
            <text:p>404952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910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206</text:p>
          </table:table-cell>
          <table:table-cell office:value-type="string" calcext:value-type="string">
            <text:p>TÜRKİYE FİNANS KATILIM BANKASI</text:p>
          </table:table-cell>
          <table:table-cell office:value-type="string" calcext:value-type="string">
            <text:p>41168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TFKBNSTK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Evet</text:p>
          </table:table-cell>
          <table:table-cell table:formula="of:=VLOOKUP([.C911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206</text:p>
          </table:table-cell>
          <table:table-cell office:value-type="string" calcext:value-type="string">
            <text:p>TÜRKİYE FİNANS KATILIM BANKASI</text:p>
          </table:table-cell>
          <table:table-cell office:value-type="string" calcext:value-type="string">
            <text:p>41627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912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206</text:p>
          </table:table-cell>
          <table:table-cell office:value-type="string" calcext:value-type="string">
            <text:p>TÜRKİYE FİNANS KATILIM BANKASI</text:p>
          </table:table-cell>
          <table:table-cell office:value-type="string" calcext:value-type="string">
            <text:p>424927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TFKBONUS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913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206</text:p>
          </table:table-cell>
          <table:table-cell office:value-type="string" calcext:value-type="string">
            <text:p>TÜRKİYE FİNANS KATILIM BANKASI</text:p>
          </table:table-cell>
          <table:table-cell office:value-type="string" calcext:value-type="string">
            <text:p>428462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TFKBONUS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/>
          <table:table-cell table:formula="of:=VLOOKUP([.C914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206</text:p>
          </table:table-cell>
          <table:table-cell office:value-type="string" calcext:value-type="string">
            <text:p>TÜRKİYE FİNANS KATILIM BANKASI</text:p>
          </table:table-cell>
          <table:table-cell office:value-type="string" calcext:value-type="string">
            <text:p>435627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915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206</text:p>
          </table:table-cell>
          <table:table-cell office:value-type="string" calcext:value-type="string">
            <text:p>TÜRKİYE FİNANS KATILIM BANKASI</text:p>
          </table:table-cell>
          <table:table-cell office:value-type="string" calcext:value-type="string">
            <text:p>435628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916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206</text:p>
          </table:table-cell>
          <table:table-cell office:value-type="string" calcext:value-type="string">
            <text:p>TÜRKİYE FİNANS KATILIM BANKASI</text:p>
          </table:table-cell>
          <table:table-cell office:value-type="string" calcext:value-type="string">
            <text:p>435629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917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206</text:p>
          </table:table-cell>
          <table:table-cell office:value-type="string" calcext:value-type="string">
            <text:p>TÜRKİYE FİNANS KATILIM BANKASI</text:p>
          </table:table-cell>
          <table:table-cell office:value-type="string" calcext:value-type="string">
            <text:p>441206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TFKBKART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918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206</text:p>
          </table:table-cell>
          <table:table-cell office:value-type="string" calcext:value-type="string">
            <text:p>TÜRKİYE FİNANS KATILIM BANKASI</text:p>
          </table:table-cell>
          <table:table-cell office:value-type="string" calcext:value-type="string">
            <text:p>47095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TFKBKART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919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206</text:p>
          </table:table-cell>
          <table:table-cell office:value-type="string" calcext:value-type="string">
            <text:p>TÜRKİYE FİNANS KATILIM BANKASI</text:p>
          </table:table-cell>
          <table:table-cell office:value-type="string" calcext:value-type="string">
            <text:p>47991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TFKBONUS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920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206</text:p>
          </table:table-cell>
          <table:table-cell office:value-type="string" calcext:value-type="string">
            <text:p>TÜRKİYE FİNANS KATILIM BANKASI</text:p>
          </table:table-cell>
          <table:table-cell office:value-type="string" calcext:value-type="string">
            <text:p>479916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TFKBONUS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921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206</text:p>
          </table:table-cell>
          <table:table-cell office:value-type="string" calcext:value-type="string">
            <text:p>TÜRKİYE FİNANS KATILIM BANKASI</text:p>
          </table:table-cell>
          <table:table-cell office:value-type="string" calcext:value-type="string">
            <text:p>479917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TFKBONUS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922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206</text:p>
          </table:table-cell>
          <table:table-cell office:value-type="string" calcext:value-type="string">
            <text:p>TÜRKİYE FİNANS KATILIM BANKASI</text:p>
          </table:table-cell>
          <table:table-cell office:value-type="string" calcext:value-type="string">
            <text:p>485061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923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206</text:p>
          </table:table-cell>
          <table:table-cell office:value-type="string" calcext:value-type="string">
            <text:p>TÜRKİYE FİNANS KATILIM BANKASI</text:p>
          </table:table-cell>
          <table:table-cell office:value-type="string" calcext:value-type="string">
            <text:p>49872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TFKBONUS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924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206</text:p>
          </table:table-cell>
          <table:table-cell office:value-type="string" calcext:value-type="string">
            <text:p>TÜRKİYE FİNANS KATILIM BANKASI</text:p>
          </table:table-cell>
          <table:table-cell office:value-type="string" calcext:value-type="string">
            <text:p>49872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TFKBONUS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925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206</text:p>
          </table:table-cell>
          <table:table-cell office:value-type="string" calcext:value-type="string">
            <text:p>TÜRKİYE FİNANS KATILIM BANKASI</text:p>
          </table:table-cell>
          <table:table-cell office:value-type="string" calcext:value-type="string">
            <text:p>511758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TFKBONUS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926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206</text:p>
          </table:table-cell>
          <table:table-cell office:value-type="string" calcext:value-type="string">
            <text:p>TÜRKİYE FİNANS KATILIM BANKASI</text:p>
          </table:table-cell>
          <table:table-cell office:value-type="string" calcext:value-type="string">
            <text:p>51178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TFKBKART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927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206</text:p>
          </table:table-cell>
          <table:table-cell office:value-type="string" calcext:value-type="string">
            <text:p>TÜRKİYE FİNANS KATILIM BANKASI</text:p>
          </table:table-cell>
          <table:table-cell office:value-type="string" calcext:value-type="string">
            <text:p>51236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TFKBONUS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928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206</text:p>
          </table:table-cell>
          <table:table-cell office:value-type="string" calcext:value-type="string">
            <text:p>TÜRKİYE FİNANS KATILIM BANKASI</text:p>
          </table:table-cell>
          <table:table-cell office:value-type="string" calcext:value-type="string">
            <text:p>518358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TFKBONUS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929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206</text:p>
          </table:table-cell>
          <table:table-cell office:value-type="string" calcext:value-type="string">
            <text:p>TÜRKİYE FİNANS KATILIM BANKASI</text:p>
          </table:table-cell>
          <table:table-cell office:value-type="string" calcext:value-type="string">
            <text:p>51901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930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206</text:p>
          </table:table-cell>
          <table:table-cell office:value-type="string" calcext:value-type="string">
            <text:p>TÜRKİYE FİNANS KATILIM BANKASI</text:p>
          </table:table-cell>
          <table:table-cell office:value-type="string" calcext:value-type="string">
            <text:p>521848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TFKBONUS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/>
          <table:table-cell table:formula="of:=VLOOKUP([.C931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206</text:p>
          </table:table-cell>
          <table:table-cell office:value-type="string" calcext:value-type="string">
            <text:p>TÜRKİYE FİNANS KATILIM BANKASI</text:p>
          </table:table-cell>
          <table:table-cell office:value-type="string" calcext:value-type="string">
            <text:p>52829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TFKBKART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932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206</text:p>
          </table:table-cell>
          <table:table-cell office:value-type="string" calcext:value-type="string">
            <text:p>TÜRKİYE FİNANS KATILIM BANKASI</text:p>
          </table:table-cell>
          <table:table-cell office:value-type="string" calcext:value-type="string">
            <text:p>53771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TFKBONUS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/>
          <table:table-cell table:formula="of:=VLOOKUP([.C933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206</text:p>
          </table:table-cell>
          <table:table-cell office:value-type="string" calcext:value-type="string">
            <text:p>TÜRKİYE FİNANS KATILIM BANKASI</text:p>
          </table:table-cell>
          <table:table-cell office:value-type="string" calcext:value-type="string">
            <text:p>541786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TFKBNSTK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Evet</text:p>
          </table:table-cell>
          <table:table-cell table:formula="of:=VLOOKUP([.C934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206</text:p>
          </table:table-cell>
          <table:table-cell office:value-type="string" calcext:value-type="string">
            <text:p>TÜRKİYE FİNANS KATILIM BANKASI</text:p>
          </table:table-cell>
          <table:table-cell office:value-type="string" calcext:value-type="string">
            <text:p>54929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TFKBONUS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/>
          <table:table-cell table:formula="of:=VLOOKUP([.C935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206</text:p>
          </table:table-cell>
          <table:table-cell office:value-type="string" calcext:value-type="string">
            <text:p>TÜRKİYE FİNANS KATILIM BANKASI</text:p>
          </table:table-cell>
          <table:table-cell office:value-type="string" calcext:value-type="string">
            <text:p>55261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formula="of:=VLOOKUP([.C936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206</text:p>
          </table:table-cell>
          <table:table-cell office:value-type="string" calcext:value-type="string">
            <text:p>TÜRKİYE FİNANS KATILIM BANKASI</text:p>
          </table:table-cell>
          <table:table-cell office:value-type="string" calcext:value-type="string">
            <text:p>60604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937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206</text:p>
          </table:table-cell>
          <table:table-cell office:value-type="string" calcext:value-type="string">
            <text:p>TÜRKİYE FİNANS KATILIM BANKASI</text:p>
          </table:table-cell>
          <table:table-cell office:value-type="string" calcext:value-type="string">
            <text:p>677451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938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206</text:p>
          </table:table-cell>
          <table:table-cell office:value-type="string" calcext:value-type="string">
            <text:p>TÜRKİYE FİNANS KATILIM BANKASI</text:p>
          </table:table-cell>
          <table:table-cell office:value-type="string" calcext:value-type="string">
            <text:p>900006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939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206</text:p>
          </table:table-cell>
          <table:table-cell office:value-type="string" calcext:value-type="string">
            <text:p>TÜRKİYE FİNANS KATILIM BANKASI</text:p>
          </table:table-cell>
          <table:table-cell office:value-type="string" calcext:value-type="string">
            <text:p>979218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940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209</text:p>
          </table:table-cell>
          <table:table-cell office:value-type="string" calcext:value-type="string">
            <text:p>ZİRAAT KATILIM BANKASI A.Ş.</text:p>
          </table:table-cell>
          <table:table-cell office:value-type="string" calcext:value-type="string">
            <text:p>416283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941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209</text:p>
          </table:table-cell>
          <table:table-cell office:value-type="string" calcext:value-type="string">
            <text:p>ZİRAAT KATILIM BANKASI A.Ş.</text:p>
          </table:table-cell>
          <table:table-cell office:value-type="string" calcext:value-type="string">
            <text:p>52533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942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209</text:p>
          </table:table-cell>
          <table:table-cell office:value-type="string" calcext:value-type="string">
            <text:p>ZİRAAT KATILIM BANKASI A.Ş.</text:p>
          </table:table-cell>
          <table:table-cell office:value-type="string" calcext:value-type="string">
            <text:p>52774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943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209</text:p>
          </table:table-cell>
          <table:table-cell office:value-type="string" calcext:value-type="string">
            <text:p>ZİRAAT KATILIM BANKASI A.Ş.</text:p>
          </table:table-cell>
          <table:table-cell office:value-type="string" calcext:value-type="string">
            <text:p>535248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944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209</text:p>
          </table:table-cell>
          <table:table-cell office:value-type="string" calcext:value-type="string">
            <text:p>ZİRAAT KATILIM BANKASI A.Ş.</text:p>
          </table:table-cell>
          <table:table-cell office:value-type="string" calcext:value-type="string">
            <text:p>53913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945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209</text:p>
          </table:table-cell>
          <table:table-cell office:value-type="string" calcext:value-type="string">
            <text:p>ZİRAAT KATILIM BANKASI A.Ş.</text:p>
          </table:table-cell>
          <table:table-cell office:value-type="string" calcext:value-type="string">
            <text:p>55784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946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209</text:p>
          </table:table-cell>
          <table:table-cell office:value-type="string" calcext:value-type="string">
            <text:p>ZİRAAT KATILIM BANKASI A.Ş.</text:p>
          </table:table-cell>
          <table:table-cell office:value-type="string" calcext:value-type="string">
            <text:p>670586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947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209</text:p>
          </table:table-cell>
          <table:table-cell office:value-type="string" calcext:value-type="string">
            <text:p>ZİRAAT KATILIM BANKASI A.Ş.</text:p>
          </table:table-cell>
          <table:table-cell office:value-type="string" calcext:value-type="string">
            <text:p>900007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948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209</text:p>
          </table:table-cell>
          <table:table-cell office:value-type="string" calcext:value-type="string">
            <text:p>ZİRAAT KATILIM BANKASI A.Ş.</text:p>
          </table:table-cell>
          <table:table-cell office:value-type="string" calcext:value-type="string">
            <text:p>979221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949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210</text:p>
          </table:table-cell>
          <table:table-cell office:value-type="string" calcext:value-type="string">
            <text:p>VAKIF KATILIM BANKASI A.S</text:p>
          </table:table-cell>
          <table:table-cell office:value-type="string" calcext:value-type="string">
            <text:p>483703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V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950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210</text:p>
          </table:table-cell>
          <table:table-cell office:value-type="string" calcext:value-type="string">
            <text:p>VAKIF KATILIM BANKASI A.S</text:p>
          </table:table-cell>
          <table:table-cell office:value-type="string" calcext:value-type="string">
            <text:p>48370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V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951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210</text:p>
          </table:table-cell>
          <table:table-cell office:value-type="string" calcext:value-type="string">
            <text:p>VAKIF KATILIM BANKASI A.S</text:p>
          </table:table-cell>
          <table:table-cell office:value-type="string" calcext:value-type="string">
            <text:p>53535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952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210</text:p>
          </table:table-cell>
          <table:table-cell office:value-type="string" calcext:value-type="string">
            <text:p>VAKIF KATILIM BANKASI A.S</text:p>
          </table:table-cell>
          <table:table-cell office:value-type="string" calcext:value-type="string">
            <text:p>54798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formula="of:=VLOOKUP([.C953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210</text:p>
          </table:table-cell>
          <table:table-cell office:value-type="string" calcext:value-type="string">
            <text:p>VAKIF KATILIM BANKASI A.S</text:p>
          </table:table-cell>
          <table:table-cell office:value-type="string" calcext:value-type="string">
            <text:p>55821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954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210</text:p>
          </table:table-cell>
          <table:table-cell office:value-type="string" calcext:value-type="string">
            <text:p>VAKIF KATILIM BANKASI A.S</text:p>
          </table:table-cell>
          <table:table-cell office:value-type="string" calcext:value-type="string">
            <text:p>67054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955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210</text:p>
          </table:table-cell>
          <table:table-cell office:value-type="string" calcext:value-type="string">
            <text:p>VAKIF KATILIM BANKASI A.S</text:p>
          </table:table-cell>
          <table:table-cell office:value-type="string" calcext:value-type="string">
            <text:p>900008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956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210</text:p>
          </table:table-cell>
          <table:table-cell office:value-type="string" calcext:value-type="string">
            <text:p>VAKIF KATILIM BANKASI A.S</text:p>
          </table:table-cell>
          <table:table-cell office:value-type="string" calcext:value-type="string">
            <text:p>900210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957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210</text:p>
          </table:table-cell>
          <table:table-cell office:value-type="string" calcext:value-type="string">
            <text:p>VAKIF KATILIM BANKASI A.S</text:p>
          </table:table-cell>
          <table:table-cell office:value-type="string" calcext:value-type="string">
            <text:p>979230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958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210</text:p>
          </table:table-cell>
          <table:table-cell office:value-type="string" calcext:value-type="string">
            <text:p>VAKIF KATILIM BANKASI A.S</text:p>
          </table:table-cell>
          <table:table-cell office:value-type="string" calcext:value-type="string">
            <text:p>979250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959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210</text:p>
          </table:table-cell>
          <table:table-cell office:value-type="string" calcext:value-type="string">
            <text:p>VAKIF KATILIM BANKASI A.S</text:p>
          </table:table-cell>
          <table:table-cell office:value-type="string" calcext:value-type="string">
            <text:p>979265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960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211</text:p>
          </table:table-cell>
          <table:table-cell office:value-type="string" calcext:value-type="string">
            <text:p>TÜRKİYE EMLAK KATILIM BANKASI A.Ş.</text:p>
          </table:table-cell>
          <table:table-cell office:value-type="string" calcext:value-type="string">
            <text:p>900005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961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211</text:p>
          </table:table-cell>
          <table:table-cell office:value-type="string" calcext:value-type="string">
            <text:p>TÜRKİYE EMLAK KATILIM BANKASI A.Ş.</text:p>
          </table:table-cell>
          <table:table-cell office:value-type="string" calcext:value-type="string">
            <text:p>979261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962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825</text:p>
          </table:table-cell>
          <table:table-cell office:value-type="string" calcext:value-type="string">
            <text:p>BİRLEŞİK ÖDEME VE ELEKTRONİK PARA HİZMET</text:p>
          </table:table-cell>
          <table:table-cell office:value-type="string" calcext:value-type="string">
            <text:p>979273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963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838</text:p>
          </table:table-cell>
          <table:table-cell office:value-type="string" calcext:value-type="string">
            <text:p>SİPAY ELEKTRONİK PARA VE ÖDEME HİZMETLER</text:p>
          </table:table-cell>
          <table:table-cell office:value-type="string" calcext:value-type="string">
            <text:p>43461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table:number-columns-repeated="2"/>
          <table:table-cell office:value-type="string" calcext:value-type="string">
            <text:p>Hayır</text:p>
          </table:table-cell>
          <table:table-cell table:formula="of:=VLOOKUP([.C964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838</text:p>
          </table:table-cell>
          <table:table-cell office:value-type="string" calcext:value-type="string">
            <text:p>SİPAY ELEKTRONİK PARA VE ÖDEME HİZMETLER</text:p>
          </table:table-cell>
          <table:table-cell office:value-type="string" calcext:value-type="string">
            <text:p>434611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965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838</text:p>
          </table:table-cell>
          <table:table-cell office:value-type="string" calcext:value-type="string">
            <text:p>SİPAY ELEKTRONİK PARA VE ÖDEME HİZMETLER</text:p>
          </table:table-cell>
          <table:table-cell office:value-type="string" calcext:value-type="string">
            <text:p>51965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table:number-columns-repeated="2"/>
          <table:table-cell office:value-type="string" calcext:value-type="string">
            <text:p>Hayır</text:p>
          </table:table-cell>
          <table:table-cell table:formula="of:=VLOOKUP([.C966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838</text:p>
          </table:table-cell>
          <table:table-cell office:value-type="string" calcext:value-type="string">
            <text:p>SİPAY ELEKTRONİK PARA VE ÖDEME HİZMETLER</text:p>
          </table:table-cell>
          <table:table-cell office:value-type="string" calcext:value-type="string">
            <text:p>979271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967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839</text:p>
          </table:table-cell>
          <table:table-cell office:value-type="string" calcext:value-type="string">
            <text:p>OZAN ELEKTRONİK PARA A.Ş</text:p>
          </table:table-cell>
          <table:table-cell office:value-type="string" calcext:value-type="string">
            <text:p>498597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968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864</text:p>
          </table:table-cell>
          <table:table-cell office:value-type="string" calcext:value-type="string">
            <text:p>İYZİ ÖDEME VE ELEKTRONİK PARA HİZMETLERİ</text:p>
          </table:table-cell>
          <table:table-cell office:value-type="string" calcext:value-type="string">
            <text:p>53580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969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870</text:p>
          </table:table-cell>
          <table:table-cell office:value-type="string" calcext:value-type="string">
            <text:p>TT ODEME VE ELEKTRONİK PARA HİZMETLERİ</text:p>
          </table:table-cell>
          <table:table-cell office:value-type="string" calcext:value-type="string">
            <text:p>53406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970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890</text:p>
          </table:table-cell>
          <table:table-cell office:value-type="string" calcext:value-type="string">
            <text:p>LYDİANS ELEKTRONİK PARA VE ÖDEME HİZMETL</text:p>
          </table:table-cell>
          <table:table-cell office:value-type="string" calcext:value-type="string">
            <text:p>439573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971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890</text:p>
          </table:table-cell>
          <table:table-cell office:value-type="string" calcext:value-type="string">
            <text:p>LYDİANS ELEKTRONİK PARA VE ÖDEME HİZMETL</text:p>
          </table:table-cell>
          <table:table-cell office:value-type="string" calcext:value-type="string">
            <text:p>43957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972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900</text:p>
          </table:table-cell>
          <table:table-cell office:value-type="string" calcext:value-type="string">
            <text:p>AKK TURİZM VE TİCARET A.Ş.</text:p>
          </table:table-cell>
          <table:table-cell office:value-type="string" calcext:value-type="string">
            <text:p>492192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973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900</text:p>
          </table:table-cell>
          <table:table-cell office:value-type="string" calcext:value-type="string">
            <text:p>AKK TURİZM VE TİCARET A.Ş.</text:p>
          </table:table-cell>
          <table:table-cell office:value-type="string" calcext:value-type="string">
            <text:p>512446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974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900</text:p>
          </table:table-cell>
          <table:table-cell office:value-type="string" calcext:value-type="string">
            <text:p>AKK TURİZM VE TİCARET A.Ş.</text:p>
          </table:table-cell>
          <table:table-cell office:value-type="string" calcext:value-type="string">
            <text:p>516742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975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900</text:p>
          </table:table-cell>
          <table:table-cell office:value-type="string" calcext:value-type="string">
            <text:p>AKK TURİZM VE TİCARET A.Ş.</text:p>
          </table:table-cell>
          <table:table-cell office:value-type="string" calcext:value-type="string">
            <text:p>52158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976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900</text:p>
          </table:table-cell>
          <table:table-cell office:value-type="string" calcext:value-type="string">
            <text:p>AKK TURİZM VE TİCARET A.Ş.</text:p>
          </table:table-cell>
          <table:table-cell office:value-type="string" calcext:value-type="string">
            <text:p>53960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DNZPTBNS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977];[YapıKredi.B$25:.B$99];1;FALSE())" office:value-type="string" office:string-value="" calcext:value-type="error">
            <text:p>#YOK</text:p>
          </table:table-cell>
          <table:table-cell table:number-columns-repeated="53"/>
        </table:table-row>
      </table:table>
      <table:table table:name="binlistEski" table:style-name="ta1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3" table:number-columns-repeated="2" table:default-cell-style-name="Default"/>
        <table:table-column table:style-name="co24" table:default-cell-style-name="Default"/>
        <table:table-row table:style-name="ro2">
          <table:table-cell office:value-type="string" calcext:value-type="string">
            <text:p>banka_kodu</text:p>
          </table:table-cell>
          <table:table-cell office:value-type="string" calcext:value-type="string">
            <text:p>banka_adi</text:p>
          </table:table-cell>
          <table:table-cell office:value-type="string" calcext:value-type="string">
            <text:p>bin_code</text:p>
          </table:table-cell>
          <table:table-cell office:value-type="string" calcext:value-type="string">
            <text:p>card_type</text:p>
          </table:table-cell>
          <table:table-cell office:value-type="string" calcext:value-type="string">
            <text:p>sinif</text:p>
          </table:table-cell>
          <table:table-cell/>
          <table:table-cell office:value-type="string" calcext:value-type="string">
            <text:p>marka</text:p>
          </table:table-cell>
          <table:table-cell office:value-type="string" calcext:value-type="string">
            <text:p>sub_type</text:p>
          </table:table-cell>
          <table:table-cell office:value-type="string" calcext:value-type="string">
            <text:p>taksit</text:p>
          </table:table-cell>
          <table:table-cell office:value-type="string" calcext:value-type="string">
            <text:p>odul</text:p>
          </table:table-cell>
          <table:table-cell office:value-type="string" calcext:value-type="string">
            <text:p>ticari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TÜRK ELEKTRONİK PARA A.S.</text:p>
          </table:table-cell>
          <table:table-cell office:value-type="float" office:value="535616" calcext:value-type="float">
            <text:p>535616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2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2"/>
          <table:table-cell table:style-name="ce1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TÜRK ELEKTRONİK PARA A.S.</text:p>
          </table:table-cell>
          <table:table-cell office:value-type="float" office:value="979235" calcext:value-type="float">
            <text:p>979235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DK</text:p>
          </table:table-cell>
          <table:table-cell table:formula="of:=COUNTIF([.N$2:.N$69];[.C3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2"/>
          <table:table-cell table:style-name="ce1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TÜRK ELEKTRONİK PARA A.S.</text:p>
          </table:table-cell>
          <table:table-cell office:value-type="float" office:value="979248" calcext:value-type="float">
            <text:p>979248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KK</text:p>
          </table:table-cell>
          <table:table-cell table:formula="of:=COUNTIF([.N$2:.N$69];[.C4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2"/>
          <table:table-cell table:style-name="ce1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TÜRK ELEKTRONİK PARA A.S.</text:p>
          </table:table-cell>
          <table:table-cell office:value-type="float" office:value="979257" calcext:value-type="float">
            <text:p>979257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DK</text:p>
          </table:table-cell>
          <table:table-cell table:formula="of:=COUNTIF([.N$2:.N$69];[.C5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2"/>
          <table:table-cell table:style-name="ce1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PAPARA ELEKTRONİK PARA VE ÖDEME HİZMETLE</text:p>
          </table:table-cell>
          <table:table-cell office:value-type="float" office:value="531389" calcext:value-type="float">
            <text:p>53138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6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2"/>
          <table:table-cell table:style-name="ce1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PAPARA ELEKTRONİK PARA VE ÖDEME HİZMETLE</text:p>
          </table:table-cell>
          <table:table-cell office:value-type="float" office:value="535925" calcext:value-type="float">
            <text:p>53592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7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2"/>
          <table:table-cell table:style-name="ce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POSTA VE TELGRAF TEŞKİLATI A.Ş.</text:p>
          </table:table-cell>
          <table:table-cell office:value-type="float" office:value="671200" calcext:value-type="float">
            <text:p>671200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DK</text:p>
          </table:table-cell>
          <table:table-cell table:formula="of:=COUNTIF([.N$2:.N$69];[.C8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2"/>
          <table:table-cell table:style-name="ce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POSTA VE TELGRAF TEŞKİLATI A.Ş.</text:p>
          </table:table-cell>
          <table:table-cell office:value-type="float" office:value="979249" calcext:value-type="float">
            <text:p>979249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DK</text:p>
          </table:table-cell>
          <table:table-cell table:formula="of:=COUNTIF([.N$2:.N$69];[.C9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2"/>
          <table:table-cell table:style-name="ce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POSTA VE TELGRAF TEŞKİLATI A.Ş.</text:p>
          </table:table-cell>
          <table:table-cell office:value-type="float" office:value="979254" calcext:value-type="float">
            <text:p>979254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DK</text:p>
          </table:table-cell>
          <table:table-cell table:formula="of:=COUNTIF([.N$2:.N$69];[.C10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2"/>
          <table:table-cell table:style-name="ce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POSTA VE TELGRAF TEŞKİLATI A.Ş.</text:p>
          </table:table-cell>
          <table:table-cell office:value-type="float" office:value="979277" calcext:value-type="float">
            <text:p>979277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DK</text:p>
          </table:table-cell>
          <table:table-cell table:formula="of:=COUNTIF([.N$2:.N$69];[.C11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2"/>
          <table:table-cell table:style-name="ce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POSTA VE TELGRAF TEŞKİLATI A.Ş.</text:p>
          </table:table-cell>
          <table:table-cell office:value-type="float" office:value="979278" calcext:value-type="float">
            <text:p>979278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DK</text:p>
          </table:table-cell>
          <table:table-cell table:formula="of:=COUNTIF([.N$2:.N$69];[.C12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2"/>
          <table:table-cell table:style-name="ce1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İNİNAL ÖDEME VE ELEKTRONİK PARA HİZ. A.Ş</text:p>
          </table:table-cell>
          <table:table-cell office:value-type="float" office:value="979266" calcext:value-type="float">
            <text:p>979266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KK</text:p>
          </table:table-cell>
          <table:table-cell table:formula="of:=COUNTIF([.N$2:.N$69];[.C13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2"/>
          <table:table-cell table:style-name="ce13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ZİRAAT BANKASI</text:p>
          </table:table-cell>
          <table:table-cell office:value-type="float" office:value="404591" calcext:value-type="float">
            <text:p>404591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14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2"/>
          <table:table-cell table:style-name="ce13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ZİRAAT BANKASI</text:p>
          </table:table-cell>
          <table:table-cell office:value-type="float" office:value="407814" calcext:value-type="float">
            <text:p>40781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table:formula="of:=COUNTIF([.N$2:.N$69];[.C15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2"/>
          <table:table-cell table:style-name="ce13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ZİRAAT BANKASI</text:p>
          </table:table-cell>
          <table:table-cell office:value-type="float" office:value="413226" calcext:value-type="float">
            <text:p>413226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16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4"/>
          <table:table-cell table:style-name="ce13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ZİRAAT BANKASI</text:p>
          </table:table-cell>
          <table:table-cell office:value-type="float" office:value="444676" calcext:value-type="float">
            <text:p>444676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17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4"/>
          <table:table-cell table:style-name="ce13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ZİRAAT BANKASI</text:p>
          </table:table-cell>
          <table:table-cell office:value-type="float" office:value="444677" calcext:value-type="float">
            <text:p>444677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18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4"/>
          <table:table-cell table:style-name="ce13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ZİRAAT BANKASI</text:p>
          </table:table-cell>
          <table:table-cell office:value-type="float" office:value="444678" calcext:value-type="float">
            <text:p>444678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19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4"/>
          <table:table-cell table:style-name="ce13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ZİRAAT BANKASI</text:p>
          </table:table-cell>
          <table:table-cell office:value-type="float" office:value="447504" calcext:value-type="float">
            <text:p>44750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table:formula="of:=COUNTIF([.N$2:.N$69];[.C20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2"/>
          <table:table-cell table:style-name="ce13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ZİRAAT BANKASI</text:p>
          </table:table-cell>
          <table:table-cell office:value-type="float" office:value="454671" calcext:value-type="float">
            <text:p>454671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21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4"/>
          <table:table-cell table:style-name="ce12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ZİRAAT BANKASI</text:p>
          </table:table-cell>
          <table:table-cell office:value-type="float" office:value="454672" calcext:value-type="float">
            <text:p>454672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22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4"/>
          <table:table-cell table:style-name="ce13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ZİRAAT BANKASI</text:p>
          </table:table-cell>
          <table:table-cell office:value-type="float" office:value="454673" calcext:value-type="float">
            <text:p>454673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23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number-columns-repeated="2"/>
          <table:table-cell table:style-name="ce13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ZİRAAT BANKASI</text:p>
          </table:table-cell>
          <table:table-cell office:value-type="float" office:value="454674" calcext:value-type="float">
            <text:p>45467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24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4"/>
          <table:table-cell table:style-name="ce13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ZİRAAT BANKASI</text:p>
          </table:table-cell>
          <table:table-cell office:value-type="float" office:value="469884" calcext:value-type="float">
            <text:p>46988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25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number-columns-repeated="2"/>
          <table:table-cell table:style-name="ce13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ZİRAAT BANKASI</text:p>
          </table:table-cell>
          <table:table-cell office:value-type="float" office:value="476619" calcext:value-type="float">
            <text:p>476619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table:formula="of:=COUNTIF([.N$2:.N$69];[.C26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2"/>
          <table:table-cell table:style-name="ce13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ZİRAAT BANKASI</text:p>
          </table:table-cell>
          <table:table-cell office:value-type="float" office:value="482465" calcext:value-type="float">
            <text:p>48246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table:formula="of:=COUNTIF([.N$2:.N$69];[.C27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2"/>
          <table:table-cell table:style-name="ce13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ZİRAAT BANKASI</text:p>
          </table:table-cell>
          <table:table-cell office:value-type="float" office:value="511885" calcext:value-type="float">
            <text:p>51188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28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2"/>
          <table:table-cell table:style-name="ce13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ZİRAAT BANKASI</text:p>
          </table:table-cell>
          <table:table-cell office:value-type="float" office:value="512440" calcext:value-type="float">
            <text:p>51244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29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2"/>
          <table:table-cell table:style-name="ce13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ZİRAAT BANKASI</text:p>
          </table:table-cell>
          <table:table-cell office:value-type="float" office:value="513662" calcext:value-type="float">
            <text:p>513662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30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2"/>
          <table:table-cell table:style-name="ce13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ZİRAAT BANKASI</text:p>
          </table:table-cell>
          <table:table-cell office:value-type="float" office:value="516932" calcext:value-type="float">
            <text:p>516932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31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2"/>
          <table:table-cell table:style-name="ce13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ZİRAAT BANKASI</text:p>
          </table:table-cell>
          <table:table-cell office:value-type="float" office:value="523529" calcext:value-type="float">
            <text:p>52352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32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2"/>
          <table:table-cell table:style-name="ce13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ZİRAAT BANKASI</text:p>
          </table:table-cell>
          <table:table-cell office:value-type="float" office:value="527682" calcext:value-type="float">
            <text:p>527682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33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2"/>
          <table:table-cell table:style-name="ce13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ZİRAAT BANKASI</text:p>
          </table:table-cell>
          <table:table-cell office:value-type="float" office:value="528208" calcext:value-type="float">
            <text:p>528208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34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2"/>
          <table:table-cell table:style-name="ce13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ZİRAAT BANKASI</text:p>
          </table:table-cell>
          <table:table-cell office:value-type="float" office:value="530905" calcext:value-type="float">
            <text:p>53090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35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2"/>
          <table:table-cell table:style-name="ce13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ZİRAAT BANKASI</text:p>
          </table:table-cell>
          <table:table-cell office:value-type="float" office:value="531102" calcext:value-type="float">
            <text:p>531102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36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2"/>
          <table:table-cell table:style-name="ce13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ZİRAAT BANKASI</text:p>
          </table:table-cell>
          <table:table-cell office:value-type="float" office:value="533154" calcext:value-type="float">
            <text:p>53315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37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2"/>
          <table:table-cell table:style-name="ce13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ZİRAAT BANKASI</text:p>
          </table:table-cell>
          <table:table-cell office:value-type="float" office:value="534981" calcext:value-type="float">
            <text:p>534981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38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2"/>
          <table:table-cell table:style-name="ce13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ZİRAAT BANKASI</text:p>
          </table:table-cell>
          <table:table-cell office:value-type="float" office:value="540130" calcext:value-type="float">
            <text:p>54013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39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4"/>
          <table:table-cell table:style-name="ce14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ZİRAAT BANKASI</text:p>
          </table:table-cell>
          <table:table-cell office:value-type="float" office:value="540134" calcext:value-type="float">
            <text:p>54013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40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4"/>
          <table:table-cell table:style-name="ce14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ZİRAAT BANKASI</text:p>
          </table:table-cell>
          <table:table-cell office:value-type="float" office:value="542374" calcext:value-type="float">
            <text:p>54237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41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4"/>
          <table:table-cell table:style-name="ce13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ZİRAAT BANKASI</text:p>
          </table:table-cell>
          <table:table-cell office:value-type="float" office:value="546957" calcext:value-type="float">
            <text:p>546957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42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2"/>
          <table:table-cell table:style-name="ce13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ZİRAAT BANKASI</text:p>
          </table:table-cell>
          <table:table-cell office:value-type="float" office:value="547287" calcext:value-type="float">
            <text:p>547287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43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number-columns-repeated="2"/>
          <table:table-cell table:style-name="ce13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ZİRAAT BANKASI</text:p>
          </table:table-cell>
          <table:table-cell office:value-type="float" office:value="549449" calcext:value-type="float">
            <text:p>54944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44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2"/>
          <table:table-cell table:style-name="ce12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ZİRAAT BANKASI</text:p>
          </table:table-cell>
          <table:table-cell office:value-type="float" office:value="676123" calcext:value-type="float">
            <text:p>67612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45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2"/>
          <table:table-cell table:style-name="ce13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ZİRAAT BANKASI</text:p>
          </table:table-cell>
          <table:table-cell office:value-type="float" office:value="676124" calcext:value-type="float">
            <text:p>67612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46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2"/>
          <table:table-cell table:style-name="ce14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ZİRAAT BANKASI</text:p>
          </table:table-cell>
          <table:table-cell office:value-type="float" office:value="979217" calcext:value-type="float">
            <text:p>979217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DK</text:p>
          </table:table-cell>
          <table:table-cell table:formula="of:=COUNTIF([.N$2:.N$69];[.C47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2"/>
          <table:table-cell table:style-name="ce13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ZİRAAT BANKASI</text:p>
          </table:table-cell>
          <table:table-cell office:value-type="float" office:value="979280" calcext:value-type="float">
            <text:p>979280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DK</text:p>
          </table:table-cell>
          <table:table-cell table:formula="of:=COUNTIF([.N$2:.N$69];[.C48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2"/>
          <table:table-cell table:style-name="ce14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T. HALK BANKASI A.Ş.</text:p>
          </table:table-cell>
          <table:table-cell office:value-type="float" office:value="113012" calcext:value-type="float">
            <text:p>113012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YIAMEX</text:p>
          </table:table-cell>
          <table:table-cell table:formula="of:=COUNTIF([.N$2:.N$69];[.C49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2"/>
          <table:table-cell table:style-name="ce14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T. HALK BANKASI A.Ş.</text:p>
          </table:table-cell>
          <table:table-cell office:value-type="float" office:value="401049" calcext:value-type="float">
            <text:p>401049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table:formula="of:=COUNTIF([.N$2:.N$69];[.C50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2"/>
          <table:table-cell table:style-name="ce14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T. HALK BANKASI A.Ş.</text:p>
          </table:table-cell>
          <table:table-cell office:value-type="float" office:value="415514" calcext:value-type="float">
            <text:p>41551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51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2"/>
          <table:table-cell table:style-name="ce14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T. HALK BANKASI A.Ş.</text:p>
          </table:table-cell>
          <table:table-cell office:value-type="float" office:value="415515" calcext:value-type="float">
            <text:p>41551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table:formula="of:=COUNTIF([.N$2:.N$69];[.C52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2"/>
          <table:table-cell table:style-name="ce13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T. HALK BANKASI A.Ş.</text:p>
          </table:table-cell>
          <table:table-cell office:value-type="float" office:value="416607" calcext:value-type="float">
            <text:p>416607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53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2"/>
          <table:table-cell table:style-name="ce13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T. HALK BANKASI A.Ş.</text:p>
          </table:table-cell>
          <table:table-cell office:value-type="float" office:value="421030" calcext:value-type="float">
            <text:p>42103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table:formula="of:=COUNTIF([.N$2:.N$69];[.C54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2"/>
          <table:table-cell table:style-name="ce13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T. HALK BANKASI A.Ş.</text:p>
          </table:table-cell>
          <table:table-cell office:value-type="float" office:value="440776" calcext:value-type="float">
            <text:p>440776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table:formula="of:=COUNTIF([.N$2:.N$69];[.C55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2"/>
          <table:table-cell table:style-name="ce12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T. HALK BANKASI A.Ş.</text:p>
          </table:table-cell>
          <table:table-cell office:value-type="float" office:value="447505" calcext:value-type="float">
            <text:p>44750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table:formula="of:=COUNTIF([.N$2:.N$69];[.C56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2"/>
          <table:table-cell table:style-name="ce13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T. HALK BANKASI A.Ş.</text:p>
          </table:table-cell>
          <table:table-cell office:value-type="float" office:value="451454" calcext:value-type="float">
            <text:p>45145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table:formula="of:=COUNTIF([.N$2:.N$69];[.C57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2"/>
          <table:table-cell table:style-name="ce13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T. HALK BANKASI A.Ş.</text:p>
          </table:table-cell>
          <table:table-cell office:value-type="float" office:value="466260" calcext:value-type="float">
            <text:p>46626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table:formula="of:=COUNTIF([.N$2:.N$69];[.C58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2"/>
          <table:table-cell table:style-name="ce13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T. HALK BANKASI A.Ş.</text:p>
          </table:table-cell>
          <table:table-cell office:value-type="float" office:value="492094" calcext:value-type="float">
            <text:p>49209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59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4"/>
          <table:table-cell table:style-name="ce13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T. HALK BANKASI A.Ş.</text:p>
          </table:table-cell>
          <table:table-cell office:value-type="float" office:value="492095" calcext:value-type="float">
            <text:p>49209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60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4"/>
          <table:table-cell table:style-name="ce13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T. HALK BANKASI A.Ş.</text:p>
          </table:table-cell>
          <table:table-cell office:value-type="float" office:value="498852" calcext:value-type="float">
            <text:p>498852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61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number-columns-repeated="2"/>
          <table:table-cell table:style-name="ce14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T. HALK BANKASI A.Ş.</text:p>
          </table:table-cell>
          <table:table-cell office:value-type="float" office:value="499821" calcext:value-type="float">
            <text:p>499821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table:formula="of:=COUNTIF([.N$2:.N$69];[.C62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2"/>
          <table:table-cell table:style-name="ce13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T. HALK BANKASI A.Ş.</text:p>
          </table:table-cell>
          <table:table-cell office:value-type="float" office:value="510056" calcext:value-type="float">
            <text:p>510056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63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2"/>
          <table:table-cell table:style-name="ce14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T. HALK BANKASI A.Ş.</text:p>
          </table:table-cell>
          <table:table-cell office:value-type="float" office:value="521378" calcext:value-type="float">
            <text:p>521378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64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2"/>
          <table:table-cell table:style-name="ce14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T. HALK BANKASI A.Ş.</text:p>
          </table:table-cell>
          <table:table-cell office:value-type="float" office:value="526289" calcext:value-type="float">
            <text:p>52628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65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2"/>
          <table:table-cell table:style-name="ce14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T. HALK BANKASI A.Ş.</text:p>
          </table:table-cell>
          <table:table-cell office:value-type="float" office:value="526290" calcext:value-type="float">
            <text:p>52629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66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2"/>
          <table:table-cell table:style-name="ce14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T. HALK BANKASI A.Ş.</text:p>
          </table:table-cell>
          <table:table-cell office:value-type="float" office:value="537500" calcext:value-type="float">
            <text:p>53750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67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2"/>
          <table:table-cell table:style-name="ce14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T. HALK BANKASI A.Ş.</text:p>
          </table:table-cell>
          <table:table-cell office:value-type="float" office:value="540435" calcext:value-type="float">
            <text:p>54043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68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4"/>
          <table:table-cell table:style-name="ce14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T. HALK BANKASI A.Ş.</text:p>
          </table:table-cell>
          <table:table-cell office:value-type="float" office:value="543081" calcext:value-type="float">
            <text:p>543081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69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4"/>
          <table:table-cell table:style-name="ce14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T. HALK BANKASI A.Ş.</text:p>
          </table:table-cell>
          <table:table-cell office:value-type="float" office:value="552879" calcext:value-type="float">
            <text:p>55287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70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T. HALK BANKASI A.Ş.</text:p>
          </table:table-cell>
          <table:table-cell office:value-type="float" office:value="588843" calcext:value-type="float">
            <text:p>58884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71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T. HALK BANKASI A.Ş.</text:p>
          </table:table-cell>
          <table:table-cell office:value-type="float" office:value="639001" calcext:value-type="float">
            <text:p>639001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72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T. HALK BANKASI A.Ş.</text:p>
          </table:table-cell>
          <table:table-cell office:value-type="float" office:value="676258" calcext:value-type="float">
            <text:p>676258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73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T. HALK BANKASI A.Ş.</text:p>
          </table:table-cell>
          <table:table-cell office:value-type="float" office:value="979210" calcext:value-type="float">
            <text:p>979210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KK</text:p>
          </table:table-cell>
          <table:table-cell table:formula="of:=COUNTIF([.N$2:.N$69];[.C74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T. HALK BANKASI A.Ş.</text:p>
          </table:table-cell>
          <table:table-cell office:value-type="float" office:value="979212" calcext:value-type="float">
            <text:p>979212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DK</text:p>
          </table:table-cell>
          <table:table-cell table:formula="of:=COUNTIF([.N$2:.N$69];[.C75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T. HALK BANKASI A.Ş.</text:p>
          </table:table-cell>
          <table:table-cell office:value-type="float" office:value="979238" calcext:value-type="float">
            <text:p>979238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DK</text:p>
          </table:table-cell>
          <table:table-cell table:formula="of:=COUNTIF([.N$2:.N$69];[.C76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T. HALK BANKASI A.Ş.</text:p>
          </table:table-cell>
          <table:table-cell office:value-type="float" office:value="979244" calcext:value-type="float">
            <text:p>979244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KK</text:p>
          </table:table-cell>
          <table:table-cell table:formula="of:=COUNTIF([.N$2:.N$69];[.C77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float" office:value="113015" calcext:value-type="float">
            <text:p>113015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YIAMEX</text:p>
          </table:table-cell>
          <table:table-cell table:formula="of:=COUNTIF([.N$2:.N$69];[.C78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float" office:value="402940" calcext:value-type="float">
            <text:p>40294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79])" office:value-type="float" office:value="0" calcext:value-type="float">
            <text:p>0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  <table:table-cell table:number-columns-repeated="4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float" office:value="409084" calcext:value-type="float">
            <text:p>40908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80])" office:value-type="float" office:value="0" calcext:value-type="float">
            <text:p>0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  <table:table-cell table:number-columns-repeated="4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float" office:value="411724" calcext:value-type="float">
            <text:p>41172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81])" office:value-type="float" office:value="0" calcext:value-type="float">
            <text:p>0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  <table:table-cell table:number-columns-repeated="4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float" office:value="411942" calcext:value-type="float">
            <text:p>411942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82])" office:value-type="float" office:value="0" calcext:value-type="float">
            <text:p>0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float" office:value="411943" calcext:value-type="float">
            <text:p>411943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83])" office:value-type="float" office:value="0" calcext:value-type="float">
            <text:p>0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  <table:table-cell table:number-columns-repeated="4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float" office:value="411944" calcext:value-type="float">
            <text:p>41194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84])" office:value-type="float" office:value="0" calcext:value-type="float">
            <text:p>0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  <table:table-cell table:number-columns-repeated="4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float" office:value="411979" calcext:value-type="float">
            <text:p>411979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85])" office:value-type="float" office:value="0" calcext:value-type="float">
            <text:p>0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  <table:table-cell table:number-columns-repeated="4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float" office:value="415792" calcext:value-type="float">
            <text:p>415792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86])" office:value-type="float" office:value="0" calcext:value-type="float">
            <text:p>0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  <table:table-cell table:number-columns-repeated="4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float" office:value="416757" calcext:value-type="float">
            <text:p>416757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87])" office:value-type="float" office:value="0" calcext:value-type="float">
            <text:p>0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  <table:table-cell table:number-columns-repeated="4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float" office:value="423478" calcext:value-type="float">
            <text:p>423478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VDK</text:p>
          </table:table-cell>
          <table:table-cell table:formula="of:=COUNTIF([.N$2:.N$69];[.C88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float" office:value="428945" calcext:value-type="float">
            <text:p>42894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89])" office:value-type="float" office:value="0" calcext:value-type="float">
            <text:p>0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float" office:value="434530" calcext:value-type="float">
            <text:p>43453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table:formula="of:=COUNTIF([.N$2:.N$69];[.C90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float" office:value="434724" calcext:value-type="float">
            <text:p>43472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91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float" office:value="442671" calcext:value-type="float">
            <text:p>442671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table:formula="of:=COUNTIF([.N$2:.N$69];[.C92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float" office:value="459252" calcext:value-type="float">
            <text:p>459252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93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float" office:value="479908" calcext:value-type="float">
            <text:p>479908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94])" office:value-type="float" office:value="0" calcext:value-type="float">
            <text:p>0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float" office:value="479909" calcext:value-type="float">
            <text:p>479909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95])" office:value-type="float" office:value="0" calcext:value-type="float">
            <text:p>0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float" office:value="483612" calcext:value-type="float">
            <text:p>483612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VDK</text:p>
          </table:table-cell>
          <table:table-cell table:formula="of:=COUNTIF([.N$2:.N$69];[.C96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float" office:value="491005" calcext:value-type="float">
            <text:p>49100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table:formula="of:=COUNTIF([.N$2:.N$69];[.C97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float" office:value="493840" calcext:value-type="float">
            <text:p>49384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98])" office:value-type="float" office:value="0" calcext:value-type="float">
            <text:p>0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  <table:table-cell table:number-columns-repeated="4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float" office:value="493841" calcext:value-type="float">
            <text:p>493841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99])" office:value-type="float" office:value="0" calcext:value-type="float">
            <text:p>0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  <table:table-cell table:number-columns-repeated="4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float" office:value="493846" calcext:value-type="float">
            <text:p>493846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100])" office:value-type="float" office:value="0" calcext:value-type="float">
            <text:p>0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  <table:table-cell table:number-columns-repeated="4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float" office:value="520017" calcext:value-type="float">
            <text:p>520017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101])" office:value-type="float" office:value="0" calcext:value-type="float">
            <text:p>0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  <table:table-cell table:number-columns-repeated="4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float" office:value="535576" calcext:value-type="float">
            <text:p>535576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102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float" office:value="537504" calcext:value-type="float">
            <text:p>53750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103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float" office:value="540045" calcext:value-type="float">
            <text:p>54004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104])" office:value-type="float" office:value="0" calcext:value-type="float">
            <text:p>0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  <table:table-cell table:number-columns-repeated="4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float" office:value="540046" calcext:value-type="float">
            <text:p>540046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105])" office:value-type="float" office:value="0" calcext:value-type="float">
            <text:p>0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  <table:table-cell table:number-columns-repeated="4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float" office:value="542119" calcext:value-type="float">
            <text:p>54211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106])" office:value-type="float" office:value="0" calcext:value-type="float">
            <text:p>0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  <table:table-cell table:number-columns-repeated="4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float" office:value="542798" calcext:value-type="float">
            <text:p>542798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107])" office:value-type="float" office:value="0" calcext:value-type="float">
            <text:p>0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  <table:table-cell table:number-columns-repeated="4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float" office:value="542804" calcext:value-type="float">
            <text:p>54280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108])" office:value-type="float" office:value="0" calcext:value-type="float">
            <text:p>0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  <table:table-cell table:number-columns-repeated="4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float" office:value="547244" calcext:value-type="float">
            <text:p>54724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109])" office:value-type="float" office:value="0" calcext:value-type="float">
            <text:p>0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float" office:value="552101" calcext:value-type="float">
            <text:p>552101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110])" office:value-type="float" office:value="0" calcext:value-type="float">
            <text:p>0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  <table:table-cell table:number-columns-repeated="4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float" office:value="554548" calcext:value-type="float">
            <text:p>554548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111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float" office:value="589311" calcext:value-type="float">
            <text:p>589311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112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float" office:value="650052" calcext:value-type="float">
            <text:p>650052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DK</text:p>
          </table:table-cell>
          <table:table-cell table:formula="of:=COUNTIF([.N$2:.N$69];[.C113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float" office:value="650170" calcext:value-type="float">
            <text:p>650170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KK</text:p>
          </table:table-cell>
          <table:table-cell table:formula="of:=COUNTIF([.N$2:.N$69];[.C114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float" office:value="979209" calcext:value-type="float">
            <text:p>979209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DK</text:p>
          </table:table-cell>
          <table:table-cell table:formula="of:=COUNTIF([.N$2:.N$69];[.C115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float" office:value="979230" calcext:value-type="float">
            <text:p>979230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KK</text:p>
          </table:table-cell>
          <table:table-cell table:formula="of:=COUNTIF([.N$2:.N$69];[.C116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float" office:value="979256" calcext:value-type="float">
            <text:p>979256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DK</text:p>
          </table:table-cell>
          <table:table-cell table:formula="of:=COUNTIF([.N$2:.N$69];[.C117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float" office:value="113032" calcext:value-type="float">
            <text:p>113032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YIAMEX</text:p>
          </table:table-cell>
          <table:table-cell table:formula="of:=COUNTIF([.N$2:.N$69];[.C118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float" office:value="115032" calcext:value-type="float">
            <text:p>115032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YDCKK</text:p>
          </table:table-cell>
          <table:table-cell table:formula="of:=COUNTIF([.N$2:.N$69];[.C119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float" office:value="402142" calcext:value-type="float">
            <text:p>402142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table:formula="of:=COUNTIF([.N$2:.N$69];[.C120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float" office:value="402458" calcext:value-type="float">
            <text:p>402458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TEBONUS</text:p>
          </table:table-cell>
          <table:table-cell table:formula="of:=COUNTIF([.N$2:.N$69];[.C121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float" office:value="402459" calcext:value-type="float">
            <text:p>402459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TEBONUS</text:p>
          </table:table-cell>
          <table:table-cell table:formula="of:=COUNTIF([.N$2:.N$69];[.C122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float" office:value="404315" calcext:value-type="float">
            <text:p>40431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table:formula="of:=COUNTIF([.N$2:.N$69];[.C123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float" office:value="404350" calcext:value-type="float">
            <text:p>40435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TEBNSTK</text:p>
          </table:table-cell>
          <table:table-cell table:formula="of:=COUNTIF([.N$2:.N$69];[.C124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float" office:value="406015" calcext:value-type="float">
            <text:p>40601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TEBONUS</text:p>
          </table:table-cell>
          <table:table-cell table:formula="of:=COUNTIF([.N$2:.N$69];[.C125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float" office:value="413528" calcext:value-type="float">
            <text:p>413528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table:formula="of:=COUNTIF([.N$2:.N$69];[.C126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float" office:value="416350" calcext:value-type="float">
            <text:p>41635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127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float" office:value="416563" calcext:value-type="float">
            <text:p>416563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TEBNSTK</text:p>
          </table:table-cell>
          <table:table-cell table:formula="of:=COUNTIF([.N$2:.N$69];[.C128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float" office:value="427308" calcext:value-type="float">
            <text:p>427308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129])" office:value-type="float" office:value="0" calcext:value-type="float">
            <text:p>0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float" office:value="427707" calcext:value-type="float">
            <text:p>427707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130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float" office:value="438040" calcext:value-type="float">
            <text:p>43804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131])" office:value-type="float" office:value="0" calcext:value-type="float">
            <text:p>0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float" office:value="440247" calcext:value-type="float">
            <text:p>440247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132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float" office:value="440273" calcext:value-type="float">
            <text:p>440273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133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float" office:value="440274" calcext:value-type="float">
            <text:p>44027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table:formula="of:=COUNTIF([.N$2:.N$69];[.C134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float" office:value="440293" calcext:value-type="float">
            <text:p>440293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TEBONUS</text:p>
          </table:table-cell>
          <table:table-cell table:formula="of:=COUNTIF([.N$2:.N$69];[.C135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float" office:value="440294" calcext:value-type="float">
            <text:p>44029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136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float" office:value="440295" calcext:value-type="float">
            <text:p>44029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table:formula="of:=COUNTIF([.N$2:.N$69];[.C137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float" office:value="447503" calcext:value-type="float">
            <text:p>447503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table:formula="of:=COUNTIF([.N$2:.N$69];[.C138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float" office:value="450918" calcext:value-type="float">
            <text:p>450918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139])" office:value-type="float" office:value="0" calcext:value-type="float">
            <text:p>0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float" office:value="455645" calcext:value-type="float">
            <text:p>45564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140])" office:value-type="float" office:value="0" calcext:value-type="float">
            <text:p>0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float" office:value="459026" calcext:value-type="float">
            <text:p>459026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TEBNSTK</text:p>
          </table:table-cell>
          <table:table-cell table:formula="of:=COUNTIF([.N$2:.N$69];[.C141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float" office:value="469188" calcext:value-type="float">
            <text:p>469188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TEBNSTK</text:p>
          </table:table-cell>
          <table:table-cell table:formula="of:=COUNTIF([.N$2:.N$69];[.C142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float" office:value="479227" calcext:value-type="float">
            <text:p>479227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143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float" office:value="489494" calcext:value-type="float">
            <text:p>48949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TEBONUS</text:p>
          </table:table-cell>
          <table:table-cell table:formula="of:=COUNTIF([.N$2:.N$69];[.C144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float" office:value="489495" calcext:value-type="float">
            <text:p>48949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TEBONUS</text:p>
          </table:table-cell>
          <table:table-cell table:formula="of:=COUNTIF([.N$2:.N$69];[.C145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float" office:value="489496" calcext:value-type="float">
            <text:p>489496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TEBNSTK</text:p>
          </table:table-cell>
          <table:table-cell table:formula="of:=COUNTIF([.N$2:.N$69];[.C146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float" office:value="510138" calcext:value-type="float">
            <text:p>510138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147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float" office:value="510139" calcext:value-type="float">
            <text:p>51013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148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float" office:value="510221" calcext:value-type="float">
            <text:p>510221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TEBONUS</text:p>
          </table:table-cell>
          <table:table-cell table:formula="of:=COUNTIF([.N$2:.N$69];[.C149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table:number-columns-repeated="4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float" office:value="512753" calcext:value-type="float">
            <text:p>51275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TEBONUS</text:p>
          </table:table-cell>
          <table:table-cell table:formula="of:=COUNTIF([.N$2:.N$69];[.C150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float" office:value="512803" calcext:value-type="float">
            <text:p>51280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TEBONUS</text:p>
          </table:table-cell>
          <table:table-cell table:formula="of:=COUNTIF([.N$2:.N$69];[.C151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float" office:value="519780" calcext:value-type="float">
            <text:p>51978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TEBNSTK</text:p>
          </table:table-cell>
          <table:table-cell table:formula="of:=COUNTIF([.N$2:.N$69];[.C152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float" office:value="524346" calcext:value-type="float">
            <text:p>524346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TEBNSTK</text:p>
          </table:table-cell>
          <table:table-cell table:formula="of:=COUNTIF([.N$2:.N$69];[.C153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float" office:value="524839" calcext:value-type="float">
            <text:p>52483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TEBONUS</text:p>
          </table:table-cell>
          <table:table-cell table:formula="of:=COUNTIF([.N$2:.N$69];[.C154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float" office:value="524840" calcext:value-type="float">
            <text:p>52484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TEBONUS</text:p>
          </table:table-cell>
          <table:table-cell table:formula="of:=COUNTIF([.N$2:.N$69];[.C155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float" office:value="525314" calcext:value-type="float">
            <text:p>52531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156])" office:value-type="float" office:value="0" calcext:value-type="float">
            <text:p>0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float" office:value="528825" calcext:value-type="float">
            <text:p>52882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157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float" office:value="528920" calcext:value-type="float">
            <text:p>52892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TEBONUS</text:p>
          </table:table-cell>
          <table:table-cell table:formula="of:=COUNTIF([.N$2:.N$69];[.C158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float" office:value="530853" calcext:value-type="float">
            <text:p>53085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TEBONUS</text:p>
          </table:table-cell>
          <table:table-cell table:formula="of:=COUNTIF([.N$2:.N$69];[.C159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float" office:value="531531" calcext:value-type="float">
            <text:p>531531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TEBONUS</text:p>
          </table:table-cell>
          <table:table-cell table:formula="of:=COUNTIF([.N$2:.N$69];[.C160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float" office:value="532581" calcext:value-type="float">
            <text:p>532581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161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float" office:value="534538" calcext:value-type="float">
            <text:p>534538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TEBONUS</text:p>
          </table:table-cell>
          <table:table-cell table:formula="of:=COUNTIF([.N$2:.N$69];[.C162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float" office:value="535217" calcext:value-type="float">
            <text:p>535217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163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float" office:value="542259" calcext:value-type="float">
            <text:p>54225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164])" office:value-type="float" office:value="0" calcext:value-type="float">
            <text:p>0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float" office:value="545124" calcext:value-type="float">
            <text:p>54512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TEBONUS</text:p>
          </table:table-cell>
          <table:table-cell table:formula="of:=COUNTIF([.N$2:.N$69];[.C165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float" office:value="545148" calcext:value-type="float">
            <text:p>545148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166])" office:value-type="float" office:value="0" calcext:value-type="float">
            <text:p>0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float" office:value="547985" calcext:value-type="float">
            <text:p>54798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167])" office:value-type="float" office:value="0" calcext:value-type="float">
            <text:p>0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float" office:value="549998" calcext:value-type="float">
            <text:p>549998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168])" office:value-type="float" office:value="0" calcext:value-type="float">
            <text:p>0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float" office:value="550449" calcext:value-type="float">
            <text:p>55044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169])" office:value-type="float" office:value="0" calcext:value-type="float">
            <text:p>0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float" office:value="552207" calcext:value-type="float">
            <text:p>552207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170])" office:value-type="float" office:value="0" calcext:value-type="float">
            <text:p>0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float" office:value="553090" calcext:value-type="float">
            <text:p>55309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TEBNSTK</text:p>
          </table:table-cell>
          <table:table-cell table:formula="of:=COUNTIF([.N$2:.N$69];[.C171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float" office:value="606329" calcext:value-type="float">
            <text:p>60632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VDK</text:p>
          </table:table-cell>
          <table:table-cell table:formula="of:=COUNTIF([.N$2:.N$69];[.C172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float" office:value="676406" calcext:value-type="float">
            <text:p>676406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173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float" office:value="676578" calcext:value-type="float">
            <text:p>676578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174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float" office:value="979223" calcext:value-type="float">
            <text:p>979223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KK</text:p>
          </table:table-cell>
          <table:table-cell table:formula="of:=COUNTIF([.N$2:.N$69];[.C175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AKBANK T.A.Ş.</text:p>
          </table:table-cell>
          <table:table-cell office:value-type="float" office:value="413252" calcext:value-type="float">
            <text:p>413252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176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AKBANK T.A.Ş.</text:p>
          </table:table-cell>
          <table:table-cell office:value-type="float" office:value="425669" calcext:value-type="float">
            <text:p>425669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177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AKBANK T.A.Ş.</text:p>
          </table:table-cell>
          <table:table-cell office:value-type="float" office:value="432071" calcext:value-type="float">
            <text:p>432071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178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AKBANK T.A.Ş.</text:p>
          </table:table-cell>
          <table:table-cell office:value-type="float" office:value="432072" calcext:value-type="float">
            <text:p>432072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179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AKBANK T.A.Ş.</text:p>
          </table:table-cell>
          <table:table-cell office:value-type="float" office:value="435508" calcext:value-type="float">
            <text:p>435508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180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AKBANK T.A.Ş.</text:p>
          </table:table-cell>
          <table:table-cell office:value-type="float" office:value="435509" calcext:value-type="float">
            <text:p>435509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181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AKBANK T.A.Ş.</text:p>
          </table:table-cell>
          <table:table-cell office:value-type="float" office:value="474853" calcext:value-type="float">
            <text:p>474853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table:formula="of:=COUNTIF([.N$2:.N$69];[.C182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AKBANK T.A.Ş.</text:p>
          </table:table-cell>
          <table:table-cell office:value-type="float" office:value="474854" calcext:value-type="float">
            <text:p>47485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table:formula="of:=COUNTIF([.N$2:.N$69];[.C183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AKBANK T.A.Ş.</text:p>
          </table:table-cell>
          <table:table-cell office:value-type="float" office:value="479680" calcext:value-type="float">
            <text:p>47968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184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AKBANK T.A.Ş.</text:p>
          </table:table-cell>
          <table:table-cell office:value-type="float" office:value="479681" calcext:value-type="float">
            <text:p>479681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table:formula="of:=COUNTIF([.N$2:.N$69];[.C185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AKBANK T.A.Ş.</text:p>
          </table:table-cell>
          <table:table-cell office:value-type="float" office:value="493837" calcext:value-type="float">
            <text:p>493837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186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AKBANK T.A.Ş.</text:p>
          </table:table-cell>
          <table:table-cell office:value-type="float" office:value="512754" calcext:value-type="float">
            <text:p>51275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187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AKBANK T.A.Ş.</text:p>
          </table:table-cell>
          <table:table-cell office:value-type="float" office:value="516840" calcext:value-type="float">
            <text:p>51684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188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AKBANK T.A.Ş.</text:p>
          </table:table-cell>
          <table:table-cell office:value-type="float" office:value="516841" calcext:value-type="float">
            <text:p>516841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189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AKBANK T.A.Ş.</text:p>
          </table:table-cell>
          <table:table-cell office:value-type="float" office:value="520932" calcext:value-type="float">
            <text:p>520932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190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AKBANK T.A.Ş.</text:p>
          </table:table-cell>
          <table:table-cell office:value-type="float" office:value="521807" calcext:value-type="float">
            <text:p>521807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191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AKBANK T.A.Ş.</text:p>
          </table:table-cell>
          <table:table-cell office:value-type="float" office:value="521942" calcext:value-type="float">
            <text:p>521942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192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AKBANK T.A.Ş.</text:p>
          </table:table-cell>
          <table:table-cell office:value-type="float" office:value="524347" calcext:value-type="float">
            <text:p>524347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193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AKBANK T.A.Ş.</text:p>
          </table:table-cell>
          <table:table-cell office:value-type="float" office:value="534253" calcext:value-type="float">
            <text:p>53425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194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AKBANK T.A.Ş.</text:p>
          </table:table-cell>
          <table:table-cell office:value-type="float" office:value="535280" calcext:value-type="float">
            <text:p>53528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195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AKBANK T.A.Ş.</text:p>
          </table:table-cell>
          <table:table-cell office:value-type="float" office:value="535449" calcext:value-type="float">
            <text:p>53544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196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AKBANK T.A.Ş.</text:p>
          </table:table-cell>
          <table:table-cell office:value-type="float" office:value="550383" calcext:value-type="float">
            <text:p>55038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197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AKBANK T.A.Ş.</text:p>
          </table:table-cell>
          <table:table-cell office:value-type="float" office:value="552608" calcext:value-type="float">
            <text:p>552608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198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AKBANK T.A.Ş.</text:p>
          </table:table-cell>
          <table:table-cell office:value-type="float" office:value="552609" calcext:value-type="float">
            <text:p>55260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199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AKBANK T.A.Ş.</text:p>
          </table:table-cell>
          <table:table-cell office:value-type="float" office:value="553056" calcext:value-type="float">
            <text:p>553056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200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AKBANK T.A.Ş.</text:p>
          </table:table-cell>
          <table:table-cell office:value-type="float" office:value="557113" calcext:value-type="float">
            <text:p>55711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201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AKBANK T.A.Ş.</text:p>
          </table:table-cell>
          <table:table-cell office:value-type="float" office:value="557829" calcext:value-type="float">
            <text:p>55782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202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AKBANK T.A.Ş.</text:p>
          </table:table-cell>
          <table:table-cell office:value-type="float" office:value="589004" calcext:value-type="float">
            <text:p>58900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203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AKBANK T.A.Ş.</text:p>
          </table:table-cell>
          <table:table-cell office:value-type="float" office:value="979206" calcext:value-type="float">
            <text:p>979206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KK</text:p>
          </table:table-cell>
          <table:table-cell table:formula="of:=COUNTIF([.N$2:.N$69];[.C204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AKBANK T.A.Ş.</text:p>
          </table:table-cell>
          <table:table-cell office:value-type="float" office:value="979207" calcext:value-type="float">
            <text:p>979207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KK</text:p>
          </table:table-cell>
          <table:table-cell table:formula="of:=COUNTIF([.N$2:.N$69];[.C205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AKBANK T.A.Ş.</text:p>
          </table:table-cell>
          <table:table-cell office:value-type="float" office:value="979208" calcext:value-type="float">
            <text:p>979208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DK</text:p>
          </table:table-cell>
          <table:table-cell table:formula="of:=COUNTIF([.N$2:.N$69];[.C206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ŞEKERBANK T.A.Ş.</text:p>
          </table:table-cell>
          <table:table-cell office:value-type="float" office:value="403836" calcext:value-type="float">
            <text:p>403836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207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ŞEKERBANK T.A.Ş.</text:p>
          </table:table-cell>
          <table:table-cell office:value-type="float" office:value="409622" calcext:value-type="float">
            <text:p>409622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208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ŞEKERBANK T.A.Ş.</text:p>
          </table:table-cell>
          <table:table-cell office:value-type="float" office:value="411156" calcext:value-type="float">
            <text:p>411156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SBBONUS</text:p>
          </table:table-cell>
          <table:table-cell table:formula="of:=COUNTIF([.N$2:.N$69];[.C209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table:number-columns-repeated="4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ŞEKERBANK T.A.Ş.</text:p>
          </table:table-cell>
          <table:table-cell office:value-type="float" office:value="411157" calcext:value-type="float">
            <text:p>411157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SBBONUS</text:p>
          </table:table-cell>
          <table:table-cell table:formula="of:=COUNTIF([.N$2:.N$69];[.C210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table:number-columns-repeated="4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ŞEKERBANK T.A.Ş.</text:p>
          </table:table-cell>
          <table:table-cell office:value-type="float" office:value="411158" calcext:value-type="float">
            <text:p>411158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SBBONUS</text:p>
          </table:table-cell>
          <table:table-cell table:formula="of:=COUNTIF([.N$2:.N$69];[.C211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table:number-columns-repeated="4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ŞEKERBANK T.A.Ş.</text:p>
          </table:table-cell>
          <table:table-cell office:value-type="float" office:value="411159" calcext:value-type="float">
            <text:p>411159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SBBNSTK</text:p>
          </table:table-cell>
          <table:table-cell table:formula="of:=COUNTIF([.N$2:.N$69];[.C212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ŞEKERBANK T.A.Ş.</text:p>
          </table:table-cell>
          <table:table-cell office:value-type="float" office:value="411160" calcext:value-type="float">
            <text:p>41116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213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ŞEKERBANK T.A.Ş.</text:p>
          </table:table-cell>
          <table:table-cell office:value-type="float" office:value="421086" calcext:value-type="float">
            <text:p>421086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table:formula="of:=COUNTIF([.N$2:.N$69];[.C214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ŞEKERBANK T.A.Ş.</text:p>
          </table:table-cell>
          <table:table-cell office:value-type="float" office:value="423833" calcext:value-type="float">
            <text:p>423833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table:formula="of:=COUNTIF([.N$2:.N$69];[.C215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ŞEKERBANK T.A.Ş.</text:p>
          </table:table-cell>
          <table:table-cell office:value-type="float" office:value="433383" calcext:value-type="float">
            <text:p>433383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SBBONUS</text:p>
          </table:table-cell>
          <table:table-cell table:formula="of:=COUNTIF([.N$2:.N$69];[.C216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ŞEKERBANK T.A.Ş.</text:p>
          </table:table-cell>
          <table:table-cell office:value-type="float" office:value="459068" calcext:value-type="float">
            <text:p>459068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table:formula="of:=COUNTIF([.N$2:.N$69];[.C217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ŞEKERBANK T.A.Ş.</text:p>
          </table:table-cell>
          <table:table-cell office:value-type="float" office:value="459268" calcext:value-type="float">
            <text:p>459268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SBBONUS</text:p>
          </table:table-cell>
          <table:table-cell table:formula="of:=COUNTIF([.N$2:.N$69];[.C218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ŞEKERBANK T.A.Ş.</text:p>
          </table:table-cell>
          <table:table-cell office:value-type="float" office:value="489401" calcext:value-type="float">
            <text:p>489401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VDK</text:p>
          </table:table-cell>
          <table:table-cell table:formula="of:=COUNTIF([.N$2:.N$69];[.C219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ŞEKERBANK T.A.Ş.</text:p>
          </table:table-cell>
          <table:table-cell office:value-type="float" office:value="494063" calcext:value-type="float">
            <text:p>494063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220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ŞEKERBANK T.A.Ş.</text:p>
          </table:table-cell>
          <table:table-cell office:value-type="float" office:value="494064" calcext:value-type="float">
            <text:p>49406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221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ŞEKERBANK T.A.Ş.</text:p>
          </table:table-cell>
          <table:table-cell office:value-type="float" office:value="516846" calcext:value-type="float">
            <text:p>516846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222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ŞEKERBANK T.A.Ş.</text:p>
          </table:table-cell>
          <table:table-cell office:value-type="float" office:value="519753" calcext:value-type="float">
            <text:p>51975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223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ŞEKERBANK T.A.Ş.</text:p>
          </table:table-cell>
          <table:table-cell office:value-type="float" office:value="521394" calcext:value-type="float">
            <text:p>52139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SBBONUS</text:p>
          </table:table-cell>
          <table:table-cell table:formula="of:=COUNTIF([.N$2:.N$69];[.C224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table:number-columns-repeated="4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ŞEKERBANK T.A.Ş.</text:p>
          </table:table-cell>
          <table:table-cell office:value-type="float" office:value="525404" calcext:value-type="float">
            <text:p>52540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225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ŞEKERBANK T.A.Ş.</text:p>
          </table:table-cell>
          <table:table-cell office:value-type="float" office:value="530866" calcext:value-type="float">
            <text:p>530866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SBBONUS</text:p>
          </table:table-cell>
          <table:table-cell table:formula="of:=COUNTIF([.N$2:.N$69];[.C226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table:number-columns-repeated="4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ŞEKERBANK T.A.Ş.</text:p>
          </table:table-cell>
          <table:table-cell office:value-type="float" office:value="547311" calcext:value-type="float">
            <text:p>547311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SBBNSTK</text:p>
          </table:table-cell>
          <table:table-cell table:formula="of:=COUNTIF([.N$2:.N$69];[.C227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ŞEKERBANK T.A.Ş.</text:p>
          </table:table-cell>
          <table:table-cell office:value-type="float" office:value="549208" calcext:value-type="float">
            <text:p>549208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SBBONUS</text:p>
          </table:table-cell>
          <table:table-cell table:formula="of:=COUNTIF([.N$2:.N$69];[.C228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table:number-columns-repeated="4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ŞEKERBANK T.A.Ş.</text:p>
          </table:table-cell>
          <table:table-cell office:value-type="float" office:value="549394" calcext:value-type="float">
            <text:p>54939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229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ŞEKERBANK T.A.Ş.</text:p>
          </table:table-cell>
          <table:table-cell office:value-type="float" office:value="589713" calcext:value-type="float">
            <text:p>58971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230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ŞEKERBANK T.A.Ş.</text:p>
          </table:table-cell>
          <table:table-cell office:value-type="float" office:value="676832" calcext:value-type="float">
            <text:p>676832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231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ŞEKERBANK T.A.Ş.</text:p>
          </table:table-cell>
          <table:table-cell office:value-type="float" office:value="979211" calcext:value-type="float">
            <text:p>979211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DK</text:p>
          </table:table-cell>
          <table:table-cell table:formula="of:=COUNTIF([.N$2:.N$69];[.C232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374421" calcext:value-type="float">
            <text:p>374421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AMEXPL</text:p>
          </table:table-cell>
          <table:table-cell table:formula="of:=COUNTIF([.N$2:.N$69];[.C233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374422" calcext:value-type="float">
            <text:p>374422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SMAXPLTN</text:p>
          </table:table-cell>
          <table:table-cell table:formula="of:=COUNTIF([.N$2:.N$69];[.C234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Mil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374423" calcext:value-type="float">
            <text:p>374423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SFAXTK</text:p>
          </table:table-cell>
          <table:table-cell table:formula="of:=COUNTIF([.N$2:.N$69];[.C235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374424" calcext:value-type="float">
            <text:p>374424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SMAXPLTN</text:p>
          </table:table-cell>
          <table:table-cell table:formula="of:=COUNTIF([.N$2:.N$69];[.C236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Mil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374425" calcext:value-type="float">
            <text:p>374425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AMXCGR</text:p>
          </table:table-cell>
          <table:table-cell table:formula="of:=COUNTIF([.N$2:.N$69];[.C237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374426" calcext:value-type="float">
            <text:p>374426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AMXCGL</text:p>
          </table:table-cell>
          <table:table-cell table:formula="of:=COUNTIF([.N$2:.N$69];[.C238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374427" calcext:value-type="float">
            <text:p>374427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BNSCMP</text:p>
          </table:table-cell>
          <table:table-cell table:formula="of:=COUNTIF([.N$2:.N$69];[.C239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374428" calcext:value-type="float">
            <text:p>374428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SFAMEX</text:p>
          </table:table-cell>
          <table:table-cell table:formula="of:=COUNTIF([.N$2:.N$69];[.C240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375622" calcext:value-type="float">
            <text:p>375622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AMEXE</text:p>
          </table:table-cell>
          <table:table-cell table:formula="of:=COUNTIF([.N$2:.N$69];[.C241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MR</text:p>
          </table:table-cell>
          <table:table-cell table:number-columns-repeated="4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375623" calcext:value-type="float">
            <text:p>375623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AMEXG</text:p>
          </table:table-cell>
          <table:table-cell table:formula="of:=COUNTIF([.N$2:.N$69];[.C242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MR</text:p>
          </table:table-cell>
          <table:table-cell table:number-columns-repeated="4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375624" calcext:value-type="float">
            <text:p>375624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AMEXP</text:p>
          </table:table-cell>
          <table:table-cell table:formula="of:=COUNTIF([.N$2:.N$69];[.C243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MR</text:p>
          </table:table-cell>
          <table:table-cell table:number-columns-repeated="4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375625" calcext:value-type="float">
            <text:p>375625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AMXBE</text:p>
          </table:table-cell>
          <table:table-cell table:formula="of:=COUNTIF([.N$2:.N$69];[.C244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375626" calcext:value-type="float">
            <text:p>375626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AMXBG</text:p>
          </table:table-cell>
          <table:table-cell table:formula="of:=COUNTIF([.N$2:.N$69];[.C245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375627" calcext:value-type="float">
            <text:p>375627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BNSAMEX</text:p>
          </table:table-cell>
          <table:table-cell table:formula="of:=COUNTIF([.N$2:.N$69];[.C246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375628" calcext:value-type="float">
            <text:p>375628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SMAXGOLD</text:p>
          </table:table-cell>
          <table:table-cell table:formula="of:=COUNTIF([.N$2:.N$69];[.C247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Mil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375629" calcext:value-type="float">
            <text:p>375629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SMAXPLTN</text:p>
          </table:table-cell>
          <table:table-cell table:formula="of:=COUNTIF([.N$2:.N$69];[.C248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Mil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375631" calcext:value-type="float">
            <text:p>375631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AMEXB</text:p>
          </table:table-cell>
          <table:table-cell table:formula="of:=COUNTIF([.N$2:.N$69];[.C249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377137" calcext:value-type="float">
            <text:p>377137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MSAXTK</text:p>
          </table:table-cell>
          <table:table-cell table:formula="of:=COUNTIF([.N$2:.N$69];[.C250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Mil</text:p>
          </table:table-cell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377596" calcext:value-type="float">
            <text:p>377596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SFAXTK</text:p>
          </table:table-cell>
          <table:table-cell table:formula="of:=COUNTIF([.N$2:.N$69];[.C251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377597" calcext:value-type="float">
            <text:p>377597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SFAMEX</text:p>
          </table:table-cell>
          <table:table-cell table:formula="of:=COUNTIF([.N$2:.N$69];[.C252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377598" calcext:value-type="float">
            <text:p>377598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SFAMEX</text:p>
          </table:table-cell>
          <table:table-cell table:formula="of:=COUNTIF([.N$2:.N$69];[.C253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377599" calcext:value-type="float">
            <text:p>377599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SFAMEX</text:p>
          </table:table-cell>
          <table:table-cell table:formula="of:=COUNTIF([.N$2:.N$69];[.C254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379369" calcext:value-type="float">
            <text:p>379369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HCEBONUS</text:p>
          </table:table-cell>
          <table:table-cell table:formula="of:=COUNTIF([.N$2:.N$69];[.C255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379370" calcext:value-type="float">
            <text:p>379370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HCESM</text:p>
          </table:table-cell>
          <table:table-cell table:formula="of:=COUNTIF([.N$2:.N$69];[.C256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Mil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379371" calcext:value-type="float">
            <text:p>379371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HCEAMEX</text:p>
          </table:table-cell>
          <table:table-cell table:formula="of:=COUNTIF([.N$2:.N$69];[.C257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401738" calcext:value-type="float">
            <text:p>401738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PARACARD</text:p>
          </table:table-cell>
          <table:table-cell table:formula="of:=COUNTIF([.N$2:.N$69];[.C258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403280" calcext:value-type="float">
            <text:p>40328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SANAL</text:p>
          </table:table-cell>
          <table:table-cell table:formula="of:=COUNTIF([.N$2:.N$69];[.C259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table:number-columns-repeated="5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403666" calcext:value-type="float">
            <text:p>403666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BNGCP</text:p>
          </table:table-cell>
          <table:table-cell table:formula="of:=COUNTIF([.N$2:.N$69];[.C260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404308" calcext:value-type="float">
            <text:p>404308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BONUS</text:p>
          </table:table-cell>
          <table:table-cell table:formula="of:=COUNTIF([.N$2:.N$69];[.C261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table:number-columns-repeated="4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405051" calcext:value-type="float">
            <text:p>405051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PARACARD</text:p>
          </table:table-cell>
          <table:table-cell table:formula="of:=COUNTIF([.N$2:.N$69];[.C262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405090" calcext:value-type="float">
            <text:p>40509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PREPAID</text:p>
          </table:table-cell>
          <table:table-cell table:formula="of:=COUNTIF([.N$2:.N$69];[.C263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409219" calcext:value-type="float">
            <text:p>409219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PREPAID</text:p>
          </table:table-cell>
          <table:table-cell table:formula="of:=COUNTIF([.N$2:.N$69];[.C264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410141" calcext:value-type="float">
            <text:p>410141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PARACARD</text:p>
          </table:table-cell>
          <table:table-cell table:formula="of:=COUNTIF([.N$2:.N$69];[.C265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413836" calcext:value-type="float">
            <text:p>413836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SM</text:p>
          </table:table-cell>
          <table:table-cell table:formula="of:=COUNTIF([.N$2:.N$69];[.C266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Mil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420556" calcext:value-type="float">
            <text:p>420556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PREPAID</text:p>
          </table:table-cell>
          <table:table-cell table:formula="of:=COUNTIF([.N$2:.N$69];[.C267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420557" calcext:value-type="float">
            <text:p>420557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PREPAID</text:p>
          </table:table-cell>
          <table:table-cell table:formula="of:=COUNTIF([.N$2:.N$69];[.C268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426886" calcext:value-type="float">
            <text:p>426886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BONUS</text:p>
          </table:table-cell>
          <table:table-cell table:formula="of:=COUNTIF([.N$2:.N$69];[.C269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table:number-columns-repeated="4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426887" calcext:value-type="float">
            <text:p>426887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BONUS</text:p>
          </table:table-cell>
          <table:table-cell table:formula="of:=COUNTIF([.N$2:.N$69];[.C270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table:number-columns-repeated="4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426888" calcext:value-type="float">
            <text:p>426888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BONUS</text:p>
          </table:table-cell>
          <table:table-cell table:formula="of:=COUNTIF([.N$2:.N$69];[.C271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table:number-columns-repeated="4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426889" calcext:value-type="float">
            <text:p>426889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PARACARD</text:p>
          </table:table-cell>
          <table:table-cell table:formula="of:=COUNTIF([.N$2:.N$69];[.C272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427314" calcext:value-type="float">
            <text:p>42731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BNSTK</text:p>
          </table:table-cell>
          <table:table-cell table:formula="of:=COUNTIF([.N$2:.N$69];[.C273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427315" calcext:value-type="float">
            <text:p>42731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BNSTK</text:p>
          </table:table-cell>
          <table:table-cell table:formula="of:=COUNTIF([.N$2:.N$69];[.C274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428220" calcext:value-type="float">
            <text:p>42822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FLEXI</text:p>
          </table:table-cell>
          <table:table-cell table:formula="of:=COUNTIF([.N$2:.N$69];[.C275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428221" calcext:value-type="float">
            <text:p>428221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FLEXI</text:p>
          </table:table-cell>
          <table:table-cell table:formula="of:=COUNTIF([.N$2:.N$69];[.C276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432154" calcext:value-type="float">
            <text:p>43215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FLEXI</text:p>
          </table:table-cell>
          <table:table-cell table:formula="of:=COUNTIF([.N$2:.N$69];[.C277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448472" calcext:value-type="float">
            <text:p>448472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BNGCP</text:p>
          </table:table-cell>
          <table:table-cell table:formula="of:=COUNTIF([.N$2:.N$69];[.C278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461668" calcext:value-type="float">
            <text:p>461668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SM</text:p>
          </table:table-cell>
          <table:table-cell table:formula="of:=COUNTIF([.N$2:.N$69];[.C279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Mil</text:p>
          </table:table-cell>
          <table:table-cell table:number-columns-repeated="4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462274" calcext:value-type="float">
            <text:p>46227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EKINBNS</text:p>
          </table:table-cell>
          <table:table-cell table:formula="of:=COUNTIF([.N$2:.N$69];[.C280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467293" calcext:value-type="float">
            <text:p>467293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SM</text:p>
          </table:table-cell>
          <table:table-cell table:formula="of:=COUNTIF([.N$2:.N$69];[.C281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Mil</text:p>
          </table:table-cell>
          <table:table-cell table:number-columns-repeated="4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467294" calcext:value-type="float">
            <text:p>46729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SM</text:p>
          </table:table-cell>
          <table:table-cell table:formula="of:=COUNTIF([.N$2:.N$69];[.C282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Mil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467295" calcext:value-type="float">
            <text:p>46729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SMTK</text:p>
          </table:table-cell>
          <table:table-cell table:formula="of:=COUNTIF([.N$2:.N$69];[.C283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Mil</text:p>
          </table:table-cell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474151" calcext:value-type="float">
            <text:p>474151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SM</text:p>
          </table:table-cell>
          <table:table-cell table:formula="of:=COUNTIF([.N$2:.N$69];[.C284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Mil</text:p>
          </table:table-cell>
          <table:table-cell table:number-columns-repeated="4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479660" calcext:value-type="float">
            <text:p>47966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HCEBONUS</text:p>
          </table:table-cell>
          <table:table-cell table:formula="of:=COUNTIF([.N$2:.N$69];[.C285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479661" calcext:value-type="float">
            <text:p>479661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HCEBONUS</text:p>
          </table:table-cell>
          <table:table-cell table:formula="of:=COUNTIF([.N$2:.N$69];[.C286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479662" calcext:value-type="float">
            <text:p>479662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HCEPRCRD</text:p>
          </table:table-cell>
          <table:table-cell table:formula="of:=COUNTIF([.N$2:.N$69];[.C287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479682" calcext:value-type="float">
            <text:p>479682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TPARACRD</text:p>
          </table:table-cell>
          <table:table-cell table:formula="of:=COUNTIF([.N$2:.N$69];[.C288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482489" calcext:value-type="float">
            <text:p>482489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MGRBNS</text:p>
          </table:table-cell>
          <table:table-cell table:formula="of:=COUNTIF([.N$2:.N$69];[.C289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482490" calcext:value-type="float">
            <text:p>48249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MGRBNS</text:p>
          </table:table-cell>
          <table:table-cell table:formula="of:=COUNTIF([.N$2:.N$69];[.C290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482491" calcext:value-type="float">
            <text:p>482491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MGRBNS</text:p>
          </table:table-cell>
          <table:table-cell table:formula="of:=COUNTIF([.N$2:.N$69];[.C291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487074" calcext:value-type="float">
            <text:p>48707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BONUS</text:p>
          </table:table-cell>
          <table:table-cell table:formula="of:=COUNTIF([.N$2:.N$69];[.C292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table:number-columns-repeated="4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487075" calcext:value-type="float">
            <text:p>48707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BONUS</text:p>
          </table:table-cell>
          <table:table-cell table:formula="of:=COUNTIF([.N$2:.N$69];[.C293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table:number-columns-repeated="4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489455" calcext:value-type="float">
            <text:p>48945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PARACARD</text:p>
          </table:table-cell>
          <table:table-cell table:formula="of:=COUNTIF([.N$2:.N$69];[.C294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489478" calcext:value-type="float">
            <text:p>489478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BONUS</text:p>
          </table:table-cell>
          <table:table-cell table:formula="of:=COUNTIF([.N$2:.N$69];[.C295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490175" calcext:value-type="float">
            <text:p>49017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GBKK</text:p>
          </table:table-cell>
          <table:table-cell table:formula="of:=COUNTIF([.N$2:.N$69];[.C296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table:number-columns-repeated="5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492186" calcext:value-type="float">
            <text:p>492186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GBKK</text:p>
          </table:table-cell>
          <table:table-cell table:formula="of:=COUNTIF([.N$2:.N$69];[.C297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table:number-columns-repeated="5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492187" calcext:value-type="float">
            <text:p>492187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GBKK</text:p>
          </table:table-cell>
          <table:table-cell table:formula="of:=COUNTIF([.N$2:.N$69];[.C298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table:number-columns-repeated="5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492193" calcext:value-type="float">
            <text:p>492193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GBKK</text:p>
          </table:table-cell>
          <table:table-cell table:formula="of:=COUNTIF([.N$2:.N$69];[.C299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493845" calcext:value-type="float">
            <text:p>49384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GBKK</text:p>
          </table:table-cell>
          <table:table-cell table:formula="of:=COUNTIF([.N$2:.N$69];[.C300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table:number-columns-repeated="5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514915" calcext:value-type="float">
            <text:p>51491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SM</text:p>
          </table:table-cell>
          <table:table-cell table:formula="of:=COUNTIF([.N$2:.N$69];[.C301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Mil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516943" calcext:value-type="float">
            <text:p>51694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IGRPCARD</text:p>
          </table:table-cell>
          <table:table-cell table:formula="of:=COUNTIF([.N$2:.N$69];[.C302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516961" calcext:value-type="float">
            <text:p>516961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PARACARD</text:p>
          </table:table-cell>
          <table:table-cell table:formula="of:=COUNTIF([.N$2:.N$69];[.C303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517040" calcext:value-type="float">
            <text:p>51704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PARACARD</text:p>
          </table:table-cell>
          <table:table-cell table:formula="of:=COUNTIF([.N$2:.N$69];[.C304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517041" calcext:value-type="float">
            <text:p>517041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PARACARD</text:p>
          </table:table-cell>
          <table:table-cell table:formula="of:=COUNTIF([.N$2:.N$69];[.C305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517042" calcext:value-type="float">
            <text:p>517042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PREPAID</text:p>
          </table:table-cell>
          <table:table-cell table:formula="of:=COUNTIF([.N$2:.N$69];[.C306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517048" calcext:value-type="float">
            <text:p>517048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PREPAID</text:p>
          </table:table-cell>
          <table:table-cell table:formula="of:=COUNTIF([.N$2:.N$69];[.C307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517049" calcext:value-type="float">
            <text:p>51704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PREPAID</text:p>
          </table:table-cell>
          <table:table-cell table:formula="of:=COUNTIF([.N$2:.N$69];[.C308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520097" calcext:value-type="float">
            <text:p>520097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 table:formula="of:=COUNTIF([.N$2:.N$69];[.C309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520922" calcext:value-type="float">
            <text:p>520922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 table:formula="of:=COUNTIF([.N$2:.N$69];[.C310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520940" calcext:value-type="float">
            <text:p>52094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 table:formula="of:=COUNTIF([.N$2:.N$69];[.C311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520988" calcext:value-type="float">
            <text:p>520988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SM</text:p>
          </table:table-cell>
          <table:table-cell table:formula="of:=COUNTIF([.N$2:.N$69];[.C312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Mil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521824" calcext:value-type="float">
            <text:p>52182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SM</text:p>
          </table:table-cell>
          <table:table-cell table:formula="of:=COUNTIF([.N$2:.N$69];[.C313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Mil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521825" calcext:value-type="float">
            <text:p>52182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SM</text:p>
          </table:table-cell>
          <table:table-cell table:formula="of:=COUNTIF([.N$2:.N$69];[.C314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Mil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522204" calcext:value-type="float">
            <text:p>52220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 table:formula="of:=COUNTIF([.N$2:.N$69];[.C315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524659" calcext:value-type="float">
            <text:p>52465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IGRBONUS</text:p>
          </table:table-cell>
          <table:table-cell table:formula="of:=COUNTIF([.N$2:.N$69];[.C316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526955" calcext:value-type="float">
            <text:p>52695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NSGENC</text:p>
          </table:table-cell>
          <table:table-cell table:formula="of:=COUNTIF([.N$2:.N$69];[.C317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528939" calcext:value-type="float">
            <text:p>52893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SM</text:p>
          </table:table-cell>
          <table:table-cell table:formula="of:=COUNTIF([.N$2:.N$69];[.C318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Mil</text:p>
          </table:table-cell>
          <table:table-cell table:number-columns-repeated="4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528956" calcext:value-type="float">
            <text:p>528956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 table:formula="of:=COUNTIF([.N$2:.N$69];[.C319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533169" calcext:value-type="float">
            <text:p>53316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SMTK</text:p>
          </table:table-cell>
          <table:table-cell table:formula="of:=COUNTIF([.N$2:.N$69];[.C320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Mil</text:p>
          </table:table-cell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534261" calcext:value-type="float">
            <text:p>534261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NSFLEXI</text:p>
          </table:table-cell>
          <table:table-cell table:formula="of:=COUNTIF([.N$2:.N$69];[.C321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535429" calcext:value-type="float">
            <text:p>53542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HCEPRCRD</text:p>
          </table:table-cell>
          <table:table-cell table:formula="of:=COUNTIF([.N$2:.N$69];[.C322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535488" calcext:value-type="float">
            <text:p>535488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TPARACRD</text:p>
          </table:table-cell>
          <table:table-cell table:formula="of:=COUNTIF([.N$2:.N$69];[.C323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537829" calcext:value-type="float">
            <text:p>53782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SF</text:p>
          </table:table-cell>
          <table:table-cell table:formula="of:=COUNTIF([.N$2:.N$69];[.C324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538121" calcext:value-type="float">
            <text:p>538121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SF</text:p>
          </table:table-cell>
          <table:table-cell table:formula="of:=COUNTIF([.N$2:.N$69];[.C325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538124" calcext:value-type="float">
            <text:p>53812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SFTK</text:p>
          </table:table-cell>
          <table:table-cell table:formula="of:=COUNTIF([.N$2:.N$69];[.C326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/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538139" calcext:value-type="float">
            <text:p>53813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SFTK</text:p>
          </table:table-cell>
          <table:table-cell table:formula="of:=COUNTIF([.N$2:.N$69];[.C327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/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538196" calcext:value-type="float">
            <text:p>538196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SF</text:p>
          </table:table-cell>
          <table:table-cell table:formula="of:=COUNTIF([.N$2:.N$69];[.C328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540036" calcext:value-type="float">
            <text:p>540036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GBKK</text:p>
          </table:table-cell>
          <table:table-cell table:formula="of:=COUNTIF([.N$2:.N$69];[.C329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table:number-columns-repeated="5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540037" calcext:value-type="float">
            <text:p>540037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NSTK</text:p>
          </table:table-cell>
          <table:table-cell table:formula="of:=COUNTIF([.N$2:.N$69];[.C330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540118" calcext:value-type="float">
            <text:p>540118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 table:formula="of:=COUNTIF([.N$2:.N$69];[.C331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540669" calcext:value-type="float">
            <text:p>54066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 table:formula="of:=COUNTIF([.N$2:.N$69];[.C332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table:number-columns-repeated="4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540709" calcext:value-type="float">
            <text:p>54070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 table:formula="of:=COUNTIF([.N$2:.N$69];[.C333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541865" calcext:value-type="float">
            <text:p>54186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FLEXI</text:p>
          </table:table-cell>
          <table:table-cell table:formula="of:=COUNTIF([.N$2:.N$69];[.C334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542030" calcext:value-type="float">
            <text:p>54203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 table:formula="of:=COUNTIF([.N$2:.N$69];[.C335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543738" calcext:value-type="float">
            <text:p>543738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 table:formula="of:=COUNTIF([.N$2:.N$69];[.C336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544078" calcext:value-type="float">
            <text:p>544078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NSSANAL</text:p>
          </table:table-cell>
          <table:table-cell table:formula="of:=COUNTIF([.N$2:.N$69];[.C337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544294" calcext:value-type="float">
            <text:p>54429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GBKK</text:p>
          </table:table-cell>
          <table:table-cell table:formula="of:=COUNTIF([.N$2:.N$69];[.C338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table:number-columns-repeated="5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548935" calcext:value-type="float">
            <text:p>54893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 table:formula="of:=COUNTIF([.N$2:.N$69];[.C339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549997" calcext:value-type="float">
            <text:p>549997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SF</text:p>
          </table:table-cell>
          <table:table-cell table:formula="of:=COUNTIF([.N$2:.N$69];[.C340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553130" calcext:value-type="float">
            <text:p>55313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NSTK</text:p>
          </table:table-cell>
          <table:table-cell table:formula="of:=COUNTIF([.N$2:.N$69];[.C341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554253" calcext:value-type="float">
            <text:p>55425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HCEBONUS</text:p>
          </table:table-cell>
          <table:table-cell table:formula="of:=COUNTIF([.N$2:.N$69];[.C342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554254" calcext:value-type="float">
            <text:p>55425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HCESM</text:p>
          </table:table-cell>
          <table:table-cell table:formula="of:=COUNTIF([.N$2:.N$69];[.C343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Mil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554960" calcext:value-type="float">
            <text:p>55496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 table:formula="of:=COUNTIF([.N$2:.N$69];[.C344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557023" calcext:value-type="float">
            <text:p>55702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SANAL</text:p>
          </table:table-cell>
          <table:table-cell table:formula="of:=COUNTIF([.N$2:.N$69];[.C345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558699" calcext:value-type="float">
            <text:p>55869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NSTK</text:p>
          </table:table-cell>
          <table:table-cell table:formula="of:=COUNTIF([.N$2:.N$69];[.C346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589318" calcext:value-type="float">
            <text:p>589318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PARACARD</text:p>
          </table:table-cell>
          <table:table-cell table:formula="of:=COUNTIF([.N$2:.N$69];[.C347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622403" calcext:value-type="float">
            <text:p>622403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DRGBNS</text:p>
          </table:table-cell>
          <table:table-cell table:formula="of:=COUNTIF([.N$2:.N$69];[.C348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670606" calcext:value-type="float">
            <text:p>670606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PREPAID</text:p>
          </table:table-cell>
          <table:table-cell table:formula="of:=COUNTIF([.N$2:.N$69];[.C349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676255" calcext:value-type="float">
            <text:p>67625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PARACARD</text:p>
          </table:table-cell>
          <table:table-cell table:formula="of:=COUNTIF([.N$2:.N$69];[.C350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676283" calcext:value-type="float">
            <text:p>67628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PARACARD</text:p>
          </table:table-cell>
          <table:table-cell table:formula="of:=COUNTIF([.N$2:.N$69];[.C351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676651" calcext:value-type="float">
            <text:p>676651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PARACARD</text:p>
          </table:table-cell>
          <table:table-cell table:formula="of:=COUNTIF([.N$2:.N$69];[.C352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676827" calcext:value-type="float">
            <text:p>676827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PREPAID</text:p>
          </table:table-cell>
          <table:table-cell table:formula="of:=COUNTIF([.N$2:.N$69];[.C353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979205" calcext:value-type="float">
            <text:p>979205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KK</text:p>
          </table:table-cell>
          <table:table-cell table:formula="of:=COUNTIF([.N$2:.N$69];[.C354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979236" calcext:value-type="float">
            <text:p>979236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PARACARD</text:p>
          </table:table-cell>
          <table:table-cell table:formula="of:=COUNTIF([.N$2:.N$69];[.C355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T. İŞ BANKASI A.Ş.</text:p>
          </table:table-cell>
          <table:table-cell office:value-type="float" office:value="113064" calcext:value-type="float">
            <text:p>113064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YIAMEX</text:p>
          </table:table-cell>
          <table:table-cell table:formula="of:=COUNTIF([.N$2:.N$69];[.C356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T. İŞ BANKASI A.Ş.</text:p>
          </table:table-cell>
          <table:table-cell office:value-type="float" office:value="418342" calcext:value-type="float">
            <text:p>418342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357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T. İŞ BANKASI A.Ş.</text:p>
          </table:table-cell>
          <table:table-cell office:value-type="float" office:value="418343" calcext:value-type="float">
            <text:p>418343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358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T. İŞ BANKASI A.Ş.</text:p>
          </table:table-cell>
          <table:table-cell office:value-type="float" office:value="418344" calcext:value-type="float">
            <text:p>41834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359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T. İŞ BANKASI A.Ş.</text:p>
          </table:table-cell>
          <table:table-cell office:value-type="float" office:value="418345" calcext:value-type="float">
            <text:p>41834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360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T. İŞ BANKASI A.Ş.</text:p>
          </table:table-cell>
          <table:table-cell office:value-type="float" office:value="441075" calcext:value-type="float">
            <text:p>44107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VDK</text:p>
          </table:table-cell>
          <table:table-cell table:formula="of:=COUNTIF([.N$2:.N$69];[.C361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T. İŞ BANKASI A.Ş.</text:p>
          </table:table-cell>
          <table:table-cell office:value-type="float" office:value="441076" calcext:value-type="float">
            <text:p>441076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VDK</text:p>
          </table:table-cell>
          <table:table-cell table:formula="of:=COUNTIF([.N$2:.N$69];[.C362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T. İŞ BANKASI A.Ş.</text:p>
          </table:table-cell>
          <table:table-cell office:value-type="float" office:value="441077" calcext:value-type="float">
            <text:p>441077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VDK</text:p>
          </table:table-cell>
          <table:table-cell table:formula="of:=COUNTIF([.N$2:.N$69];[.C363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T. İŞ BANKASI A.Ş.</text:p>
          </table:table-cell>
          <table:table-cell office:value-type="float" office:value="450803" calcext:value-type="float">
            <text:p>450803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364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T. İŞ BANKASI A.Ş.</text:p>
          </table:table-cell>
          <table:table-cell office:value-type="float" office:value="454314" calcext:value-type="float">
            <text:p>45431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table:formula="of:=COUNTIF([.N$2:.N$69];[.C365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T. İŞ BANKASI A.Ş.</text:p>
          </table:table-cell>
          <table:table-cell office:value-type="float" office:value="454318" calcext:value-type="float">
            <text:p>454318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366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T. İŞ BANKASI A.Ş.</text:p>
          </table:table-cell>
          <table:table-cell office:value-type="float" office:value="454358" calcext:value-type="float">
            <text:p>454358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367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T. İŞ BANKASI A.Ş.</text:p>
          </table:table-cell>
          <table:table-cell office:value-type="float" office:value="454359" calcext:value-type="float">
            <text:p>454359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368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T. İŞ BANKASI A.Ş.</text:p>
          </table:table-cell>
          <table:table-cell office:value-type="float" office:value="454360" calcext:value-type="float">
            <text:p>45436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369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T. İŞ BANKASI A.Ş.</text:p>
          </table:table-cell>
          <table:table-cell office:value-type="float" office:value="479610" calcext:value-type="float">
            <text:p>47961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370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T. İŞ BANKASI A.Ş.</text:p>
          </table:table-cell>
          <table:table-cell office:value-type="float" office:value="483602" calcext:value-type="float">
            <text:p>483602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VDK</text:p>
          </table:table-cell>
          <table:table-cell table:formula="of:=COUNTIF([.N$2:.N$69];[.C371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T. İŞ BANKASI A.Ş.</text:p>
          </table:table-cell>
          <table:table-cell office:value-type="float" office:value="510152" calcext:value-type="float">
            <text:p>510152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372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T. İŞ BANKASI A.Ş.</text:p>
          </table:table-cell>
          <table:table-cell office:value-type="float" office:value="533803" calcext:value-type="float">
            <text:p>53380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373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T. İŞ BANKASI A.Ş.</text:p>
          </table:table-cell>
          <table:table-cell office:value-type="float" office:value="535514" calcext:value-type="float">
            <text:p>53551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374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T. İŞ BANKASI A.Ş.</text:p>
          </table:table-cell>
          <table:table-cell office:value-type="float" office:value="537475" calcext:value-type="float">
            <text:p>53747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375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T. İŞ BANKASI A.Ş.</text:p>
          </table:table-cell>
          <table:table-cell office:value-type="float" office:value="540667" calcext:value-type="float">
            <text:p>540667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376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T. İŞ BANKASI A.Ş.</text:p>
          </table:table-cell>
          <table:table-cell office:value-type="float" office:value="540668" calcext:value-type="float">
            <text:p>540668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377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T. İŞ BANKASI A.Ş.</text:p>
          </table:table-cell>
          <table:table-cell office:value-type="float" office:value="543771" calcext:value-type="float">
            <text:p>543771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378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T. İŞ BANKASI A.Ş.</text:p>
          </table:table-cell>
          <table:table-cell office:value-type="float" office:value="548237" calcext:value-type="float">
            <text:p>548237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379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T. İŞ BANKASI A.Ş.</text:p>
          </table:table-cell>
          <table:table-cell office:value-type="float" office:value="552096" calcext:value-type="float">
            <text:p>552096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380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T. İŞ BANKASI A.Ş.</text:p>
          </table:table-cell>
          <table:table-cell office:value-type="float" office:value="553058" calcext:value-type="float">
            <text:p>553058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381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T. İŞ BANKASI A.Ş.</text:p>
          </table:table-cell>
          <table:table-cell office:value-type="float" office:value="589283" calcext:value-type="float">
            <text:p>58928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382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T. İŞ BANKASI A.Ş.</text:p>
          </table:table-cell>
          <table:table-cell office:value-type="float" office:value="979204" calcext:value-type="float">
            <text:p>979204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KK</text:p>
          </table:table-cell>
          <table:table-cell table:formula="of:=COUNTIF([.N$2:.N$69];[.C383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T. İŞ BANKASI A.Ş.</text:p>
          </table:table-cell>
          <table:table-cell office:value-type="float" office:value="979233" calcext:value-type="float">
            <text:p>979233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DK</text:p>
          </table:table-cell>
          <table:table-cell table:formula="of:=COUNTIF([.N$2:.N$69];[.C384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float" office:value="401622" calcext:value-type="float">
            <text:p>401622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table:formula="of:=COUNTIF([.N$2:.N$69];[.C385])" office:value-type="float" office:value="0" calcext:value-type="float">
            <text:p>0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float" office:value="404809" calcext:value-type="float">
            <text:p>404809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386])" office:value-type="float" office:value="0" calcext:value-type="float">
            <text:p>0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Kredi Kartı</text:p>
          </table:table-cell>
          <table:table-cell table:style-name="ce11" office:value-type="string" calcext:value-type="string">
            <text:p>YapıKredi</text:p>
          </table:table-cell>
          <table:table-cell table:style-name="ce11" office:value-type="string" calcext:value-type="string">
            <text:p>World</text:p>
          </table:table-cell>
          <table:table-cell table:number-columns-repeated="4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float" office:value="406281" calcext:value-type="float">
            <text:p>406281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table:formula="of:=COUNTIF([.N$2:.N$69];[.C387])" office:value-type="float" office:value="0" calcext:value-type="float">
            <text:p>0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float" office:value="413382" calcext:value-type="float">
            <text:p>413382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table:formula="of:=COUNTIF([.N$2:.N$69];[.C388])" office:value-type="float" office:value="0" calcext:value-type="float">
            <text:p>0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float" office:value="414392" calcext:value-type="float">
            <text:p>414392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table:formula="of:=COUNTIF([.N$2:.N$69];[.C389])" office:value-type="float" office:value="0" calcext:value-type="float">
            <text:p>0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float" office:value="420342" calcext:value-type="float">
            <text:p>420342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table:formula="of:=COUNTIF([.N$2:.N$69];[.C390])" office:value-type="float" office:value="0" calcext:value-type="float">
            <text:p>0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float" office:value="420343" calcext:value-type="float">
            <text:p>420343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table:formula="of:=COUNTIF([.N$2:.N$69];[.C391])" office:value-type="float" office:value="0" calcext:value-type="float">
            <text:p>0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float" office:value="434728" calcext:value-type="float">
            <text:p>434728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392])" office:value-type="float" office:value="0" calcext:value-type="float">
            <text:p>0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float" office:value="434742" calcext:value-type="float">
            <text:p>434742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393])" office:value-type="float" office:value="0" calcext:value-type="float">
            <text:p>0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float" office:value="442106" calcext:value-type="float">
            <text:p>442106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table:formula="of:=COUNTIF([.N$2:.N$69];[.C394])" office:value-type="float" office:value="0" calcext:value-type="float">
            <text:p>0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float" office:value="446212" calcext:value-type="float">
            <text:p>446212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395])" office:value-type="float" office:value="0" calcext:value-type="float">
            <text:p>0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float" office:value="450634" calcext:value-type="float">
            <text:p>45063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396])" office:value-type="float" office:value="0" calcext:value-type="float">
            <text:p>0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Kredi Kartı</text:p>
          </table:table-cell>
          <table:table-cell table:style-name="ce11" office:value-type="string" calcext:value-type="string">
            <text:p>YapıKredi</text:p>
          </table:table-cell>
          <table:table-cell table:style-name="ce11" office:value-type="string" calcext:value-type="string">
            <text:p>World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float" office:value="455359" calcext:value-type="float">
            <text:p>455359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397])" office:value-type="float" office:value="0" calcext:value-type="float">
            <text:p>0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Kredi Kartı</text:p>
          </table:table-cell>
          <table:table-cell table:style-name="ce11"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float" office:value="477959" calcext:value-type="float">
            <text:p>477959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398])" office:value-type="float" office:value="0" calcext:value-type="float">
            <text:p>0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float" office:value="479612" calcext:value-type="float">
            <text:p>479612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table:formula="of:=COUNTIF([.N$2:.N$69];[.C399])" office:value-type="float" office:value="0" calcext:value-type="float">
            <text:p>0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float" office:value="479620" calcext:value-type="float">
            <text:p>47962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400])" office:value-type="float" office:value="0" calcext:value-type="float">
            <text:p>0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float" office:value="479794" calcext:value-type="float">
            <text:p>47979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401])" office:value-type="float" office:value="0" calcext:value-type="float">
            <text:p>0</text:p>
          </table:table-cell>
          <table:table-cell table:style-name="ce11" office:value-type="string" calcext:value-type="string">
            <text:p>World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YapıKredi</text:p>
          </table:table-cell>
          <table:table-cell table:style-name="ce11" office:value-type="string" calcext:value-type="string">
            <text:p>World</text:p>
          </table:table-cell>
          <table:table-cell table:number-columns-repeated="4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float" office:value="479795" calcext:value-type="float">
            <text:p>47979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402])" office:value-type="float" office:value="0" calcext:value-type="float">
            <text:p>0</text:p>
          </table:table-cell>
          <table:table-cell table:style-name="ce11" office:value-type="string" calcext:value-type="string">
            <text:p>World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YapıKredi</text:p>
          </table:table-cell>
          <table:table-cell table:style-name="ce11" office:value-type="string" calcext:value-type="string">
            <text:p>World</text:p>
          </table:table-cell>
          <table:table-cell table:number-columns-repeated="4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float" office:value="490983" calcext:value-type="float">
            <text:p>490983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table:formula="of:=COUNTIF([.N$2:.N$69];[.C403])" office:value-type="float" office:value="0" calcext:value-type="float">
            <text:p>0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float" office:value="491205" calcext:value-type="float">
            <text:p>49120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404])" office:value-type="float" office:value="0" calcext:value-type="float">
            <text:p>0</text:p>
          </table:table-cell>
          <table:table-cell table:style-name="ce11" office:value-type="string" calcext:value-type="string">
            <text:p>World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YapıKredi</text:p>
          </table:table-cell>
          <table:table-cell table:style-name="ce11" office:value-type="string" calcext:value-type="string">
            <text:p>World</text:p>
          </table:table-cell>
          <table:table-cell table:number-columns-repeated="4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float" office:value="491206" calcext:value-type="float">
            <text:p>491206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405])" office:value-type="float" office:value="0" calcext:value-type="float">
            <text:p>0</text:p>
          </table:table-cell>
          <table:table-cell table:style-name="ce11" office:value-type="string" calcext:value-type="string">
            <text:p>World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YapıKredi</text:p>
          </table:table-cell>
          <table:table-cell table:style-name="ce11" office:value-type="string" calcext:value-type="string">
            <text:p>World</text:p>
          </table:table-cell>
          <table:table-cell table:number-columns-repeated="4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float" office:value="492128" calcext:value-type="float">
            <text:p>492128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406])" office:value-type="float" office:value="0" calcext:value-type="float">
            <text:p>0</text:p>
          </table:table-cell>
          <table:table-cell table:style-name="ce11" office:value-type="string" calcext:value-type="string">
            <text:p>World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YapıKredi</text:p>
          </table:table-cell>
          <table:table-cell table:style-name="ce11" office:value-type="string" calcext:value-type="string">
            <text:p>World</text:p>
          </table:table-cell>
          <table:table-cell table:number-columns-repeated="4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float" office:value="492130" calcext:value-type="float">
            <text:p>49213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407])" office:value-type="float" office:value="0" calcext:value-type="float">
            <text:p>0</text:p>
          </table:table-cell>
          <table:table-cell table:style-name="ce11" office:value-type="string" calcext:value-type="string">
            <text:p>World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YapıKredi</text:p>
          </table:table-cell>
          <table:table-cell table:style-name="ce11" office:value-type="string" calcext:value-type="string">
            <text:p>World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float" office:value="492131" calcext:value-type="float">
            <text:p>492131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408])" office:value-type="float" office:value="0" calcext:value-type="float">
            <text:p>0</text:p>
          </table:table-cell>
          <table:table-cell table:style-name="ce11" office:value-type="string" calcext:value-type="string">
            <text:p>World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YapıKredi</text:p>
          </table:table-cell>
          <table:table-cell table:style-name="ce11" office:value-type="string" calcext:value-type="string">
            <text:p>World</text:p>
          </table:table-cell>
          <table:table-cell table:number-columns-repeated="4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float" office:value="494314" calcext:value-type="float">
            <text:p>49431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table:formula="of:=COUNTIF([.N$2:.N$69];[.C409])" office:value-type="float" office:value="0" calcext:value-type="float">
            <text:p>0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float" office:value="524627" calcext:value-type="float">
            <text:p>524627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410])" office:value-type="float" office:value="0" calcext:value-type="float">
            <text:p>0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float" office:value="525864" calcext:value-type="float">
            <text:p>52586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411])" office:value-type="float" office:value="0" calcext:value-type="float">
            <text:p>0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float" office:value="533913" calcext:value-type="float">
            <text:p>53391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412])" office:value-type="float" office:value="0" calcext:value-type="float">
            <text:p>0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float" office:value="535435" calcext:value-type="float">
            <text:p>53543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413])" office:value-type="float" office:value="0" calcext:value-type="float">
            <text:p>0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float" office:value="535601" calcext:value-type="float">
            <text:p>535601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414])" office:value-type="float" office:value="0" calcext:value-type="float">
            <text:p>0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float" office:value="535602" calcext:value-type="float">
            <text:p>535602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415])" office:value-type="float" office:value="0" calcext:value-type="float">
            <text:p>0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float" office:value="537518" calcext:value-type="float">
            <text:p>537518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416])" office:value-type="float" office:value="0" calcext:value-type="float">
            <text:p>0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float" office:value="537833" calcext:value-type="float">
            <text:p>53783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417])" office:value-type="float" office:value="0" calcext:value-type="float">
            <text:p>0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float" office:value="540061" calcext:value-type="float">
            <text:p>540061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418])" office:value-type="float" office:value="0" calcext:value-type="float">
            <text:p>0</text:p>
          </table:table-cell>
          <table:table-cell table:style-name="ce11" office:value-type="string" calcext:value-type="string">
            <text:p>World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YapıKredi</text:p>
          </table:table-cell>
          <table:table-cell table:style-name="ce11" office:value-type="string" calcext:value-type="string">
            <text:p>World</text:p>
          </table:table-cell>
          <table:table-cell table:number-columns-repeated="4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float" office:value="540062" calcext:value-type="float">
            <text:p>540062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419])" office:value-type="float" office:value="0" calcext:value-type="float">
            <text:p>0</text:p>
          </table:table-cell>
          <table:table-cell table:style-name="ce11" office:value-type="string" calcext:value-type="string">
            <text:p>World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YapıKredi</text:p>
          </table:table-cell>
          <table:table-cell table:style-name="ce11" office:value-type="string" calcext:value-type="string">
            <text:p>World</text:p>
          </table:table-cell>
          <table:table-cell table:number-columns-repeated="4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float" office:value="540063" calcext:value-type="float">
            <text:p>54006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420])" office:value-type="float" office:value="0" calcext:value-type="float">
            <text:p>0</text:p>
          </table:table-cell>
          <table:table-cell table:style-name="ce11" office:value-type="string" calcext:value-type="string">
            <text:p>World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YapıKredi</text:p>
          </table:table-cell>
          <table:table-cell table:style-name="ce11" office:value-type="string" calcext:value-type="string">
            <text:p>World</text:p>
          </table:table-cell>
          <table:table-cell table:number-columns-repeated="4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float" office:value="540122" calcext:value-type="float">
            <text:p>540122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421])" office:value-type="float" office:value="0" calcext:value-type="float">
            <text:p>0</text:p>
          </table:table-cell>
          <table:table-cell table:style-name="ce11" office:value-type="string" calcext:value-type="string">
            <text:p>World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YapıKredi</text:p>
          </table:table-cell>
          <table:table-cell table:style-name="ce11" office:value-type="string" calcext:value-type="string">
            <text:p>World</text:p>
          </table:table-cell>
          <table:table-cell table:number-columns-repeated="4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float" office:value="540129" calcext:value-type="float">
            <text:p>54012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422])" office:value-type="float" office:value="0" calcext:value-type="float">
            <text:p>0</text:p>
          </table:table-cell>
          <table:table-cell table:style-name="ce11" office:value-type="string" calcext:value-type="string">
            <text:p>World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YapıKredi</text:p>
          </table:table-cell>
          <table:table-cell table:style-name="ce11" office:value-type="string" calcext:value-type="string">
            <text:p>World</text:p>
          </table:table-cell>
          <table:table-cell table:number-columns-repeated="4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float" office:value="542117" calcext:value-type="float">
            <text:p>542117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423])" office:value-type="float" office:value="0" calcext:value-type="float">
            <text:p>0</text:p>
          </table:table-cell>
          <table:table-cell table:style-name="ce11" office:value-type="string" calcext:value-type="string">
            <text:p>World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YapıKredi</text:p>
          </table:table-cell>
          <table:table-cell table:style-name="ce11" office:value-type="string" calcext:value-type="string">
            <text:p>World</text:p>
          </table:table-cell>
          <table:table-cell table:number-columns-repeated="4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float" office:value="545103" calcext:value-type="float">
            <text:p>54510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424])" office:value-type="float" office:value="0" calcext:value-type="float">
            <text:p>0</text:p>
          </table:table-cell>
          <table:table-cell table:style-name="ce11" office:value-type="string" calcext:value-type="string">
            <text:p>World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YapıKredi</text:p>
          </table:table-cell>
          <table:table-cell table:style-name="ce11" office:value-type="string" calcext:value-type="string">
            <text:p>World</text:p>
          </table:table-cell>
          <table:table-cell table:number-columns-repeated="4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float" office:value="549624" calcext:value-type="float">
            <text:p>54962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425])" office:value-type="float" office:value="0" calcext:value-type="float">
            <text:p>0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float" office:value="552645" calcext:value-type="float">
            <text:p>55264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426])" office:value-type="float" office:value="0" calcext:value-type="float">
            <text:p>0</text:p>
          </table:table-cell>
          <table:table-cell table:style-name="ce11" office:value-type="string" calcext:value-type="string">
            <text:p>World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YapıKredi</text:p>
          </table:table-cell>
          <table:table-cell table:style-name="ce11" office:value-type="string" calcext:value-type="string">
            <text:p>World</text:p>
          </table:table-cell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float" office:value="552659" calcext:value-type="float">
            <text:p>55265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427])" office:value-type="float" office:value="0" calcext:value-type="float">
            <text:p>0</text:p>
          </table:table-cell>
          <table:table-cell table:style-name="ce11" office:value-type="string" calcext:value-type="string">
            <text:p>World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YapıKredi</text:p>
          </table:table-cell>
          <table:table-cell table:style-name="ce11" office:value-type="string" calcext:value-type="string">
            <text:p>World</text:p>
          </table:table-cell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float" office:value="554422" calcext:value-type="float">
            <text:p>554422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428])" office:value-type="float" office:value="0" calcext:value-type="float">
            <text:p>0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float" office:value="603797" calcext:value-type="float">
            <text:p>603797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429])" office:value-type="float" office:value="0" calcext:value-type="float">
            <text:p>0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float" office:value="639004" calcext:value-type="float">
            <text:p>63900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430])" office:value-type="float" office:value="0" calcext:value-type="float">
            <text:p>0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float" office:value="657366" calcext:value-type="float">
            <text:p>657366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DK</text:p>
          </table:table-cell>
          <table:table-cell table:formula="of:=COUNTIF([.N$2:.N$69];[.C431])" office:value-type="float" office:value="0" calcext:value-type="float">
            <text:p>0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float" office:value="657998" calcext:value-type="float">
            <text:p>657998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DK</text:p>
          </table:table-cell>
          <table:table-cell table:formula="of:=COUNTIF([.N$2:.N$69];[.C432])" office:value-type="float" office:value="0" calcext:value-type="float">
            <text:p>0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float" office:value="676166" calcext:value-type="float">
            <text:p>676166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433])" office:value-type="float" office:value="0" calcext:value-type="float">
            <text:p>0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float" office:value="979215" calcext:value-type="float">
            <text:p>979215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DK</text:p>
          </table:table-cell>
          <table:table-cell table:formula="of:=COUNTIF([.N$2:.N$69];[.C434])" office:value-type="float" office:value="0" calcext:value-type="float">
            <text:p>0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float" office:value="979241" calcext:value-type="float">
            <text:p>979241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DK</text:p>
          </table:table-cell>
          <table:table-cell table:formula="of:=COUNTIF([.N$2:.N$69];[.C435])" office:value-type="float" office:value="0" calcext:value-type="float">
            <text:p>0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string" calcext:value-type="string">
            <text:p>CITIBANK N.A. TÜRKİYE</text:p>
          </table:table-cell>
          <table:table-cell office:value-type="float" office:value="437897" calcext:value-type="float">
            <text:p>437897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436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string" calcext:value-type="string">
            <text:p>CITIBANK N.A. TÜRKİYE</text:p>
          </table:table-cell>
          <table:table-cell office:value-type="float" office:value="471509" calcext:value-type="float">
            <text:p>471509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437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string" calcext:value-type="string">
            <text:p>CITIBANK N.A. TÜRKİYE</text:p>
          </table:table-cell>
          <table:table-cell office:value-type="float" office:value="553493" calcext:value-type="float">
            <text:p>55349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438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string" calcext:value-type="string">
            <text:p>CITIBANK N.A. TÜRKİYE</text:p>
          </table:table-cell>
          <table:table-cell office:value-type="float" office:value="555087" calcext:value-type="float">
            <text:p>555087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439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string" calcext:value-type="string">
            <text:p>TURKISHBANK A.Ş.</text:p>
          </table:table-cell>
          <table:table-cell office:value-type="float" office:value="419389" calcext:value-type="float">
            <text:p>419389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440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string" calcext:value-type="string">
            <text:p>TURKISHBANK A.Ş.</text:p>
          </table:table-cell>
          <table:table-cell office:value-type="float" office:value="518599" calcext:value-type="float">
            <text:p>51859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441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string" calcext:value-type="string">
            <text:p>TURKISHBANK A.Ş.</text:p>
          </table:table-cell>
          <table:table-cell office:value-type="float" office:value="529939" calcext:value-type="float">
            <text:p>52993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442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string" calcext:value-type="string">
            <text:p>TURKISHBANK A.Ş.</text:p>
          </table:table-cell>
          <table:table-cell office:value-type="float" office:value="552098" calcext:value-type="float">
            <text:p>552098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443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string" calcext:value-type="string">
            <text:p>TURKISHBANK A.Ş.</text:p>
          </table:table-cell>
          <table:table-cell office:value-type="float" office:value="589288" calcext:value-type="float">
            <text:p>589288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444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string" calcext:value-type="string">
            <text:p>TURKISHBANK A.Ş.</text:p>
          </table:table-cell>
          <table:table-cell office:value-type="float" office:value="677522" calcext:value-type="float">
            <text:p>677522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445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ING BANK A.Ş.</text:p>
          </table:table-cell>
          <table:table-cell office:value-type="float" office:value="400684" calcext:value-type="float">
            <text:p>40068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INGBONUS</text:p>
          </table:table-cell>
          <table:table-cell table:formula="of:=COUNTIF([.N$2:.N$69];[.C446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ING BANK A.Ş.</text:p>
          </table:table-cell>
          <table:table-cell office:value-type="float" office:value="408579" calcext:value-type="float">
            <text:p>408579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INGBONUS</text:p>
          </table:table-cell>
          <table:table-cell table:formula="of:=COUNTIF([.N$2:.N$69];[.C447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table:number-columns-repeated="4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ING BANK A.Ş.</text:p>
          </table:table-cell>
          <table:table-cell office:value-type="float" office:value="408581" calcext:value-type="float">
            <text:p>408581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table:formula="of:=COUNTIF([.N$2:.N$69];[.C448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ING BANK A.Ş.</text:p>
          </table:table-cell>
          <table:table-cell office:value-type="float" office:value="414070" calcext:value-type="float">
            <text:p>41407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449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ING BANK A.Ş.</text:p>
          </table:table-cell>
          <table:table-cell office:value-type="float" office:value="420322" calcext:value-type="float">
            <text:p>420322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INGBONUS</text:p>
          </table:table-cell>
          <table:table-cell table:formula="of:=COUNTIF([.N$2:.N$69];[.C450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table:number-columns-repeated="4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ING BANK A.Ş.</text:p>
          </table:table-cell>
          <table:table-cell office:value-type="float" office:value="420323" calcext:value-type="float">
            <text:p>420323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INGBONUS</text:p>
          </table:table-cell>
          <table:table-cell table:formula="of:=COUNTIF([.N$2:.N$69];[.C451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table:number-columns-repeated="4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ING BANK A.Ş.</text:p>
          </table:table-cell>
          <table:table-cell office:value-type="float" office:value="420324" calcext:value-type="float">
            <text:p>42032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INGBONUS</text:p>
          </table:table-cell>
          <table:table-cell table:formula="of:=COUNTIF([.N$2:.N$69];[.C452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table:number-columns-repeated="4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ING BANK A.Ş.</text:p>
          </table:table-cell>
          <table:table-cell office:value-type="float" office:value="423091" calcext:value-type="float">
            <text:p>423091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table:formula="of:=COUNTIF([.N$2:.N$69];[.C453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ING BANK A.Ş.</text:p>
          </table:table-cell>
          <table:table-cell office:value-type="float" office:value="455571" calcext:value-type="float">
            <text:p>455571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454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ING BANK A.Ş.</text:p>
          </table:table-cell>
          <table:table-cell office:value-type="float" office:value="474823" calcext:value-type="float">
            <text:p>474823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table:formula="of:=COUNTIF([.N$2:.N$69];[.C455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ING BANK A.Ş.</text:p>
          </table:table-cell>
          <table:table-cell office:value-type="float" office:value="479632" calcext:value-type="float">
            <text:p>479632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table:formula="of:=COUNTIF([.N$2:.N$69];[.C456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ING BANK A.Ş.</text:p>
          </table:table-cell>
          <table:table-cell office:value-type="float" office:value="479633" calcext:value-type="float">
            <text:p>479633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table:formula="of:=COUNTIF([.N$2:.N$69];[.C457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ING BANK A.Ş.</text:p>
          </table:table-cell>
          <table:table-cell office:value-type="float" office:value="480296" calcext:value-type="float">
            <text:p>480296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INGBNSTK</text:p>
          </table:table-cell>
          <table:table-cell table:formula="of:=COUNTIF([.N$2:.N$69];[.C458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ING BANK A.Ş.</text:p>
          </table:table-cell>
          <table:table-cell office:value-type="float" office:value="490805" calcext:value-type="float">
            <text:p>49080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459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ING BANK A.Ş.</text:p>
          </table:table-cell>
          <table:table-cell office:value-type="float" office:value="490806" calcext:value-type="float">
            <text:p>490806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460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ING BANK A.Ş.</text:p>
          </table:table-cell>
          <table:table-cell office:value-type="float" office:value="490807" calcext:value-type="float">
            <text:p>490807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461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ING BANK A.Ş.</text:p>
          </table:table-cell>
          <table:table-cell office:value-type="float" office:value="490808" calcext:value-type="float">
            <text:p>490808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table:formula="of:=COUNTIF([.N$2:.N$69];[.C462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ING BANK A.Ş.</text:p>
          </table:table-cell>
          <table:table-cell office:value-type="float" office:value="510151" calcext:value-type="float">
            <text:p>510151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INGBONUS</text:p>
          </table:table-cell>
          <table:table-cell table:formula="of:=COUNTIF([.N$2:.N$69];[.C463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ING BANK A.Ş.</text:p>
          </table:table-cell>
          <table:table-cell office:value-type="float" office:value="514140" calcext:value-type="float">
            <text:p>51414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INGPGS</text:p>
          </table:table-cell>
          <table:table-cell table:formula="of:=COUNTIF([.N$2:.N$69];[.C464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ING BANK A.Ş.</text:p>
          </table:table-cell>
          <table:table-cell office:value-type="float" office:value="515755" calcext:value-type="float">
            <text:p>51575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465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ING BANK A.Ş.</text:p>
          </table:table-cell>
          <table:table-cell office:value-type="float" office:value="515895" calcext:value-type="float">
            <text:p>51589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466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ING BANK A.Ş.</text:p>
          </table:table-cell>
          <table:table-cell office:value-type="float" office:value="517946" calcext:value-type="float">
            <text:p>517946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INGBONUS</text:p>
          </table:table-cell>
          <table:table-cell table:formula="of:=COUNTIF([.N$2:.N$69];[.C467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ING BANK A.Ş.</text:p>
          </table:table-cell>
          <table:table-cell office:value-type="float" office:value="526973" calcext:value-type="float">
            <text:p>52697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INGPGS</text:p>
          </table:table-cell>
          <table:table-cell table:formula="of:=COUNTIF([.N$2:.N$69];[.C468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ING BANK A.Ş.</text:p>
          </table:table-cell>
          <table:table-cell office:value-type="float" office:value="526975" calcext:value-type="float">
            <text:p>52697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INGPGS</text:p>
          </table:table-cell>
          <table:table-cell table:formula="of:=COUNTIF([.N$2:.N$69];[.C469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ING BANK A.Ş.</text:p>
          </table:table-cell>
          <table:table-cell office:value-type="float" office:value="531401" calcext:value-type="float">
            <text:p>531401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INGPGS</text:p>
          </table:table-cell>
          <table:table-cell table:formula="of:=COUNTIF([.N$2:.N$69];[.C470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ING BANK A.Ş.</text:p>
          </table:table-cell>
          <table:table-cell office:value-type="float" office:value="532443" calcext:value-type="float">
            <text:p>53244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INGBONUS</text:p>
          </table:table-cell>
          <table:table-cell table:formula="of:=COUNTIF([.N$2:.N$69];[.C471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table:number-columns-repeated="4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ING BANK A.Ş.</text:p>
          </table:table-cell>
          <table:table-cell office:value-type="float" office:value="535137" calcext:value-type="float">
            <text:p>535137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472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ING BANK A.Ş.</text:p>
          </table:table-cell>
          <table:table-cell office:value-type="float" office:value="540024" calcext:value-type="float">
            <text:p>54002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473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ING BANK A.Ş.</text:p>
          </table:table-cell>
          <table:table-cell office:value-type="float" office:value="540025" calcext:value-type="float">
            <text:p>54002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474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ING BANK A.Ş.</text:p>
          </table:table-cell>
          <table:table-cell office:value-type="float" office:value="542029" calcext:value-type="float">
            <text:p>54202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475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ING BANK A.Ş.</text:p>
          </table:table-cell>
          <table:table-cell office:value-type="float" office:value="542605" calcext:value-type="float">
            <text:p>54260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476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ING BANK A.Ş.</text:p>
          </table:table-cell>
          <table:table-cell office:value-type="float" office:value="542965" calcext:value-type="float">
            <text:p>54296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INGBONUS</text:p>
          </table:table-cell>
          <table:table-cell table:formula="of:=COUNTIF([.N$2:.N$69];[.C477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table:number-columns-repeated="4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ING BANK A.Ş.</text:p>
          </table:table-cell>
          <table:table-cell office:value-type="float" office:value="542967" calcext:value-type="float">
            <text:p>542967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INGBONUS</text:p>
          </table:table-cell>
          <table:table-cell table:formula="of:=COUNTIF([.N$2:.N$69];[.C478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table:number-columns-repeated="4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ING BANK A.Ş.</text:p>
          </table:table-cell>
          <table:table-cell office:value-type="float" office:value="547765" calcext:value-type="float">
            <text:p>54776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INGBNSTK</text:p>
          </table:table-cell>
          <table:table-cell table:formula="of:=COUNTIF([.N$2:.N$69];[.C479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ING BANK A.Ş.</text:p>
          </table:table-cell>
          <table:table-cell office:value-type="float" office:value="548819" calcext:value-type="float">
            <text:p>54881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480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ING BANK A.Ş.</text:p>
          </table:table-cell>
          <table:table-cell office:value-type="float" office:value="550074" calcext:value-type="float">
            <text:p>55007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INGBONUS</text:p>
          </table:table-cell>
          <table:table-cell table:formula="of:=COUNTIF([.N$2:.N$69];[.C481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ING BANK A.Ş.</text:p>
          </table:table-cell>
          <table:table-cell office:value-type="float" office:value="550478" calcext:value-type="float">
            <text:p>550478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482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ING BANK A.Ş.</text:p>
          </table:table-cell>
          <table:table-cell office:value-type="float" office:value="554297" calcext:value-type="float">
            <text:p>554297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483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ING BANK A.Ş.</text:p>
          </table:table-cell>
          <table:table-cell office:value-type="float" office:value="554570" calcext:value-type="float">
            <text:p>55457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INGBONUS</text:p>
          </table:table-cell>
          <table:table-cell table:formula="of:=COUNTIF([.N$2:.N$69];[.C484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table:number-columns-repeated="4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ING BANK A.Ş.</text:p>
          </table:table-cell>
          <table:table-cell office:value-type="float" office:value="603322" calcext:value-type="float">
            <text:p>603322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485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ING BANK A.Ş.</text:p>
          </table:table-cell>
          <table:table-cell office:value-type="float" office:value="676366" calcext:value-type="float">
            <text:p>676366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486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ING BANK A.Ş.</text:p>
          </table:table-cell>
          <table:table-cell office:value-type="float" office:value="676402" calcext:value-type="float">
            <text:p>676402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487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ING BANK A.Ş.</text:p>
          </table:table-cell>
          <table:table-cell office:value-type="float" office:value="979224" calcext:value-type="float">
            <text:p>979224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KK</text:p>
          </table:table-cell>
          <table:table-cell table:formula="of:=COUNTIF([.N$2:.N$69];[.C488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ING BANK A.Ş.</text:p>
          </table:table-cell>
          <table:table-cell office:value-type="float" office:value="979242" calcext:value-type="float">
            <text:p>979242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DK</text:p>
          </table:table-cell>
          <table:table-cell table:formula="of:=COUNTIF([.N$2:.N$69];[.C489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string" calcext:value-type="string">
            <text:p>FIBABANKA</text:p>
          </table:table-cell>
          <table:table-cell office:value-type="float" office:value="423495" calcext:value-type="float">
            <text:p>42349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490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string" calcext:value-type="string">
            <text:p>FIBABANKA</text:p>
          </table:table-cell>
          <table:table-cell office:value-type="float" office:value="434909" calcext:value-type="float">
            <text:p>434909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491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string" calcext:value-type="string">
            <text:p>FIBABANKA</text:p>
          </table:table-cell>
          <table:table-cell office:value-type="float" office:value="468973" calcext:value-type="float">
            <text:p>468973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492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string" calcext:value-type="string">
            <text:p>FIBABANKA</text:p>
          </table:table-cell>
          <table:table-cell office:value-type="float" office:value="517601" calcext:value-type="float">
            <text:p>517601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493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string" calcext:value-type="string">
            <text:p>FIBABANKA</text:p>
          </table:table-cell>
          <table:table-cell office:value-type="float" office:value="522075" calcext:value-type="float">
            <text:p>52207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FIBBONUS</text:p>
          </table:table-cell>
          <table:table-cell table:formula="of:=COUNTIF([.N$2:.N$69];[.C494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string" calcext:value-type="string">
            <text:p>FIBABANKA</text:p>
          </table:table-cell>
          <table:table-cell office:value-type="float" office:value="522566" calcext:value-type="float">
            <text:p>522566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FIBBONUS</text:p>
          </table:table-cell>
          <table:table-cell table:formula="of:=COUNTIF([.N$2:.N$69];[.C495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string" calcext:value-type="string">
            <text:p>FIBABANKA</text:p>
          </table:table-cell>
          <table:table-cell office:value-type="float" office:value="522576" calcext:value-type="float">
            <text:p>522576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496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string" calcext:value-type="string">
            <text:p>FIBABANKA</text:p>
          </table:table-cell>
          <table:table-cell office:value-type="float" office:value="527765" calcext:value-type="float">
            <text:p>52776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FIBBONUS</text:p>
          </table:table-cell>
          <table:table-cell table:formula="of:=COUNTIF([.N$2:.N$69];[.C497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string" calcext:value-type="string">
            <text:p>FIBABANKA</text:p>
          </table:table-cell>
          <table:table-cell office:value-type="float" office:value="543624" calcext:value-type="float">
            <text:p>54362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498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string" calcext:value-type="string">
            <text:p>FIBABANKA</text:p>
          </table:table-cell>
          <table:table-cell office:value-type="float" office:value="559056" calcext:value-type="float">
            <text:p>559056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FIBBNSTK</text:p>
          </table:table-cell>
          <table:table-cell table:formula="of:=COUNTIF([.N$2:.N$69];[.C499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string" calcext:value-type="string">
            <text:p>FIBABANKA</text:p>
          </table:table-cell>
          <table:table-cell office:value-type="float" office:value="603343" calcext:value-type="float">
            <text:p>60334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500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string" calcext:value-type="string">
            <text:p>FIBABANKA</text:p>
          </table:table-cell>
          <table:table-cell office:value-type="float" office:value="671217" calcext:value-type="float">
            <text:p>671217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501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string" calcext:value-type="string">
            <text:p>FIBABANKA</text:p>
          </table:table-cell>
          <table:table-cell office:value-type="float" office:value="979225" calcext:value-type="float">
            <text:p>979225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KK</text:p>
          </table:table-cell>
          <table:table-cell table:formula="of:=COUNTIF([.N$2:.N$69];[.C502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string" calcext:value-type="string">
            <text:p>TURKLAND BANK</text:p>
          </table:table-cell>
          <table:table-cell office:value-type="float" office:value="548375" calcext:value-type="float">
            <text:p>54837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503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string" calcext:value-type="string">
            <text:p>TURKLAND BANK</text:p>
          </table:table-cell>
          <table:table-cell office:value-type="float" office:value="603005" calcext:value-type="float">
            <text:p>60300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504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string" calcext:value-type="string">
            <text:p>TURKLAND BANK</text:p>
          </table:table-cell>
          <table:table-cell office:value-type="float" office:value="676429" calcext:value-type="float">
            <text:p>67642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505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string" calcext:value-type="string">
            <text:p>TURKLAND BANK</text:p>
          </table:table-cell>
          <table:table-cell office:value-type="float" office:value="979231" calcext:value-type="float">
            <text:p>979231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KK</text:p>
          </table:table-cell>
          <table:table-cell table:formula="of:=COUNTIF([.N$2:.N$69];[.C506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string" calcext:value-type="string">
            <text:p>TEKSTİLBANK A.Ş.</text:p>
          </table:table-cell>
          <table:table-cell office:value-type="float" office:value="413729" calcext:value-type="float">
            <text:p>413729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TKSBONUS</text:p>
          </table:table-cell>
          <table:table-cell table:formula="of:=COUNTIF([.N$2:.N$69];[.C507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string" calcext:value-type="string">
            <text:p>TEKSTİLBANK A.Ş.</text:p>
          </table:table-cell>
          <table:table-cell office:value-type="float" office:value="413972" calcext:value-type="float">
            <text:p>413972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TKSBONUS</text:p>
          </table:table-cell>
          <table:table-cell table:formula="of:=COUNTIF([.N$2:.N$69];[.C508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string" calcext:value-type="string">
            <text:p>TEKSTİLBANK A.Ş.</text:p>
          </table:table-cell>
          <table:table-cell office:value-type="float" office:value="445988" calcext:value-type="float">
            <text:p>445988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table:formula="of:=COUNTIF([.N$2:.N$69];[.C509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string" calcext:value-type="string">
            <text:p>TEKSTİLBANK A.Ş.</text:p>
          </table:table-cell>
          <table:table-cell office:value-type="float" office:value="456057" calcext:value-type="float">
            <text:p>456057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TKSBONUS</text:p>
          </table:table-cell>
          <table:table-cell table:formula="of:=COUNTIF([.N$2:.N$69];[.C510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string" calcext:value-type="string">
            <text:p>TEKSTİLBANK A.Ş.</text:p>
          </table:table-cell>
          <table:table-cell office:value-type="float" office:value="456059" calcext:value-type="float">
            <text:p>456059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TKSBONUS</text:p>
          </table:table-cell>
          <table:table-cell table:formula="of:=COUNTIF([.N$2:.N$69];[.C511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string" calcext:value-type="string">
            <text:p>TEKSTİLBANK A.Ş.</text:p>
          </table:table-cell>
          <table:table-cell office:value-type="float" office:value="514025" calcext:value-type="float">
            <text:p>51402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TKSBONUS</text:p>
          </table:table-cell>
          <table:table-cell table:formula="of:=COUNTIF([.N$2:.N$69];[.C512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string" calcext:value-type="string">
            <text:p>TEKSTİLBANK A.Ş.</text:p>
          </table:table-cell>
          <table:table-cell office:value-type="float" office:value="521875" calcext:value-type="float">
            <text:p>52187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TKSBONUS</text:p>
          </table:table-cell>
          <table:table-cell table:formula="of:=COUNTIF([.N$2:.N$69];[.C513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string" calcext:value-type="string">
            <text:p>TEKSTİLBANK A.Ş.</text:p>
          </table:table-cell>
          <table:table-cell office:value-type="float" office:value="527080" calcext:value-type="float">
            <text:p>52708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TKSKART</text:p>
          </table:table-cell>
          <table:table-cell table:formula="of:=COUNTIF([.N$2:.N$69];[.C514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string" calcext:value-type="string">
            <text:p>TEKSTİLBANK A.Ş.</text:p>
          </table:table-cell>
          <table:table-cell office:value-type="float" office:value="545769" calcext:value-type="float">
            <text:p>54576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TKSBONUS</text:p>
          </table:table-cell>
          <table:table-cell table:formula="of:=COUNTIF([.N$2:.N$69];[.C515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string" calcext:value-type="string">
            <text:p>TEKSTİLBANK A.Ş.</text:p>
          </table:table-cell>
          <table:table-cell office:value-type="float" office:value="545770" calcext:value-type="float">
            <text:p>54577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TKSBONUS</text:p>
          </table:table-cell>
          <table:table-cell table:formula="of:=COUNTIF([.N$2:.N$69];[.C516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string" calcext:value-type="string">
            <text:p>TEKSTİLBANK A.Ş.</text:p>
          </table:table-cell>
          <table:table-cell office:value-type="float" office:value="558634" calcext:value-type="float">
            <text:p>55863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TKSBNSTK</text:p>
          </table:table-cell>
          <table:table-cell table:formula="of:=COUNTIF([.N$2:.N$69];[.C517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string" calcext:value-type="string">
            <text:p>TEKSTİLBANK A.Ş.</text:p>
          </table:table-cell>
          <table:table-cell office:value-type="float" office:value="589416" calcext:value-type="float">
            <text:p>589416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518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string" calcext:value-type="string">
            <text:p>TEKSTİLBANK A.Ş.</text:p>
          </table:table-cell>
          <table:table-cell office:value-type="float" office:value="979239" calcext:value-type="float">
            <text:p>979239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KK</text:p>
          </table:table-cell>
          <table:table-cell table:formula="of:=COUNTIF([.N$2:.N$69];[.C519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string" calcext:value-type="string">
            <text:p>FİNANSBANK A.Ş.</text:p>
          </table:table-cell>
          <table:table-cell office:value-type="float" office:value="401072" calcext:value-type="float">
            <text:p>401072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520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string" calcext:value-type="string">
            <text:p>FİNANSBANK A.Ş.</text:p>
          </table:table-cell>
          <table:table-cell office:value-type="float" office:value="402277" calcext:value-type="float">
            <text:p>402277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521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string" calcext:value-type="string">
            <text:p>FİNANSBANK A.Ş.</text:p>
          </table:table-cell>
          <table:table-cell office:value-type="float" office:value="402278" calcext:value-type="float">
            <text:p>402278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522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string" calcext:value-type="string">
            <text:p>FİNANSBANK A.Ş.</text:p>
          </table:table-cell>
          <table:table-cell office:value-type="float" office:value="402563" calcext:value-type="float">
            <text:p>402563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523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string" calcext:value-type="string">
            <text:p>FİNANSBANK A.Ş.</text:p>
          </table:table-cell>
          <table:table-cell office:value-type="float" office:value="403082" calcext:value-type="float">
            <text:p>403082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524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string" calcext:value-type="string">
            <text:p>FİNANSBANK A.Ş.</text:p>
          </table:table-cell>
          <table:table-cell office:value-type="float" office:value="406386" calcext:value-type="float">
            <text:p>406386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table:formula="of:=COUNTIF([.N$2:.N$69];[.C525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string" calcext:value-type="string">
            <text:p>FİNANSBANK A.Ş.</text:p>
          </table:table-cell>
          <table:table-cell office:value-type="float" office:value="409364" calcext:value-type="float">
            <text:p>40936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526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string" calcext:value-type="string">
            <text:p>FİNANSBANK A.Ş.</text:p>
          </table:table-cell>
          <table:table-cell office:value-type="float" office:value="410147" calcext:value-type="float">
            <text:p>410147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527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string" calcext:value-type="string">
            <text:p>FİNANSBANK A.Ş.</text:p>
          </table:table-cell>
          <table:table-cell office:value-type="float" office:value="413583" calcext:value-type="float">
            <text:p>413583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528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string" calcext:value-type="string">
            <text:p>FİNANSBANK A.Ş.</text:p>
          </table:table-cell>
          <table:table-cell office:value-type="float" office:value="414388" calcext:value-type="float">
            <text:p>414388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529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string" calcext:value-type="string">
            <text:p>FİNANSBANK A.Ş.</text:p>
          </table:table-cell>
          <table:table-cell office:value-type="float" office:value="415565" calcext:value-type="float">
            <text:p>41556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530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string" calcext:value-type="string">
            <text:p>FİNANSBANK A.Ş.</text:p>
          </table:table-cell>
          <table:table-cell office:value-type="float" office:value="415956" calcext:value-type="float">
            <text:p>415956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table:formula="of:=COUNTIF([.N$2:.N$69];[.C531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string" calcext:value-type="string">
            <text:p>FİNANSBANK A.Ş.</text:p>
          </table:table-cell>
          <table:table-cell office:value-type="float" office:value="420092" calcext:value-type="float">
            <text:p>420092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table:formula="of:=COUNTIF([.N$2:.N$69];[.C532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string" calcext:value-type="string">
            <text:p>FİNANSBANK A.Ş.</text:p>
          </table:table-cell>
          <table:table-cell office:value-type="float" office:value="422376" calcext:value-type="float">
            <text:p>422376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533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string" calcext:value-type="string">
            <text:p>FİNANSBANK A.Ş.</text:p>
          </table:table-cell>
          <table:table-cell office:value-type="float" office:value="423277" calcext:value-type="float">
            <text:p>423277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534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string" calcext:value-type="string">
            <text:p>FİNANSBANK A.Ş.</text:p>
          </table:table-cell>
          <table:table-cell office:value-type="float" office:value="423398" calcext:value-type="float">
            <text:p>423398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535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string" calcext:value-type="string">
            <text:p>FİNANSBANK A.Ş.</text:p>
          </table:table-cell>
          <table:table-cell office:value-type="float" office:value="427311" calcext:value-type="float">
            <text:p>427311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536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string" calcext:value-type="string">
            <text:p>FİNANSBANK A.Ş.</text:p>
          </table:table-cell>
          <table:table-cell office:value-type="float" office:value="431379" calcext:value-type="float">
            <text:p>431379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table:formula="of:=COUNTIF([.N$2:.N$69];[.C537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string" calcext:value-type="string">
            <text:p>FİNANSBANK A.Ş.</text:p>
          </table:table-cell>
          <table:table-cell office:value-type="float" office:value="435653" calcext:value-type="float">
            <text:p>435653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538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string" calcext:value-type="string">
            <text:p>FİNANSBANK A.Ş.</text:p>
          </table:table-cell>
          <table:table-cell office:value-type="float" office:value="441007" calcext:value-type="float">
            <text:p>441007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539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string" calcext:value-type="string">
            <text:p>FİNANSBANK A.Ş.</text:p>
          </table:table-cell>
          <table:table-cell office:value-type="float" office:value="442395" calcext:value-type="float">
            <text:p>44239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540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string" calcext:value-type="string">
            <text:p>FİNANSBANK A.Ş.</text:p>
          </table:table-cell>
          <table:table-cell office:value-type="float" office:value="444029" calcext:value-type="float">
            <text:p>444029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541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string" calcext:value-type="string">
            <text:p>FİNANSBANK A.Ş.</text:p>
          </table:table-cell>
          <table:table-cell office:value-type="float" office:value="459333" calcext:value-type="float">
            <text:p>459333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table:formula="of:=COUNTIF([.N$2:.N$69];[.C542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string" calcext:value-type="string">
            <text:p>FİNANSBANK A.Ş.</text:p>
          </table:table-cell>
          <table:table-cell office:value-type="float" office:value="479679" calcext:value-type="float">
            <text:p>479679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table:formula="of:=COUNTIF([.N$2:.N$69];[.C543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string" calcext:value-type="string">
            <text:p>FİNANSBANK A.Ş.</text:p>
          </table:table-cell>
          <table:table-cell office:value-type="float" office:value="498749" calcext:value-type="float">
            <text:p>498749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table:formula="of:=COUNTIF([.N$2:.N$69];[.C544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string" calcext:value-type="string">
            <text:p>FİNANSBANK A.Ş.</text:p>
          </table:table-cell>
          <table:table-cell office:value-type="float" office:value="499850" calcext:value-type="float">
            <text:p>49985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VKK</text:p>
          </table:table-cell>
          <table:table-cell table:formula="of:=COUNTIF([.N$2:.N$69];[.C545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string" calcext:value-type="string">
            <text:p>FİNANSBANK A.Ş.</text:p>
          </table:table-cell>
          <table:table-cell office:value-type="float" office:value="499851" calcext:value-type="float">
            <text:p>499851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546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string" calcext:value-type="string">
            <text:p>FİNANSBANK A.Ş.</text:p>
          </table:table-cell>
          <table:table-cell office:value-type="float" office:value="499852" calcext:value-type="float">
            <text:p>499852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547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string" calcext:value-type="string">
            <text:p>FİNANSBANK A.Ş.</text:p>
          </table:table-cell>
          <table:table-cell office:value-type="float" office:value="499853" calcext:value-type="float">
            <text:p>499853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table:formula="of:=COUNTIF([.N$2:.N$69];[.C548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string" calcext:value-type="string">
            <text:p>FİNANSBANK A.Ş.</text:p>
          </table:table-cell>
          <table:table-cell office:value-type="float" office:value="516835" calcext:value-type="float">
            <text:p>51683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549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string" calcext:value-type="string">
            <text:p>FİNANSBANK A.Ş.</text:p>
          </table:table-cell>
          <table:table-cell office:value-type="float" office:value="519324" calcext:value-type="float">
            <text:p>51932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550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string" calcext:value-type="string">
            <text:p>FİNANSBANK A.Ş.</text:p>
          </table:table-cell>
          <table:table-cell office:value-type="float" office:value="521022" calcext:value-type="float">
            <text:p>521022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551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string" calcext:value-type="string">
            <text:p>FİNANSBANK A.Ş.</text:p>
          </table:table-cell>
          <table:table-cell office:value-type="float" office:value="521836" calcext:value-type="float">
            <text:p>521836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552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string" calcext:value-type="string">
            <text:p>FİNANSBANK A.Ş.</text:p>
          </table:table-cell>
          <table:table-cell office:value-type="float" office:value="526911" calcext:value-type="float">
            <text:p>526911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553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string" calcext:value-type="string">
            <text:p>FİNANSBANK A.Ş.</text:p>
          </table:table-cell>
          <table:table-cell office:value-type="float" office:value="529572" calcext:value-type="float">
            <text:p>529572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554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string" calcext:value-type="string">
            <text:p>FİNANSBANK A.Ş.</text:p>
          </table:table-cell>
          <table:table-cell office:value-type="float" office:value="530818" calcext:value-type="float">
            <text:p>530818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555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string" calcext:value-type="string">
            <text:p>FİNANSBANK A.Ş.</text:p>
          </table:table-cell>
          <table:table-cell office:value-type="float" office:value="531157" calcext:value-type="float">
            <text:p>531157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556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string" calcext:value-type="string">
            <text:p>FİNANSBANK A.Ş.</text:p>
          </table:table-cell>
          <table:table-cell office:value-type="float" office:value="542404" calcext:value-type="float">
            <text:p>54240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557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string" calcext:value-type="string">
            <text:p>FİNANSBANK A.Ş.</text:p>
          </table:table-cell>
          <table:table-cell office:value-type="float" office:value="545120" calcext:value-type="float">
            <text:p>54512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558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string" calcext:value-type="string">
            <text:p>FİNANSBANK A.Ş.</text:p>
          </table:table-cell>
          <table:table-cell office:value-type="float" office:value="545616" calcext:value-type="float">
            <text:p>545616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559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string" calcext:value-type="string">
            <text:p>FİNANSBANK A.Ş.</text:p>
          </table:table-cell>
          <table:table-cell office:value-type="float" office:value="545847" calcext:value-type="float">
            <text:p>545847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560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string" calcext:value-type="string">
            <text:p>FİNANSBANK A.Ş.</text:p>
          </table:table-cell>
          <table:table-cell office:value-type="float" office:value="547567" calcext:value-type="float">
            <text:p>547567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561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string" calcext:value-type="string">
            <text:p>FİNANSBANK A.Ş.</text:p>
          </table:table-cell>
          <table:table-cell office:value-type="float" office:value="547800" calcext:value-type="float">
            <text:p>54780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562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string" calcext:value-type="string">
            <text:p>FİNANSBANK A.Ş.</text:p>
          </table:table-cell>
          <table:table-cell office:value-type="float" office:value="601050" calcext:value-type="float">
            <text:p>60105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563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string" calcext:value-type="string">
            <text:p>FİNANSBANK A.Ş.</text:p>
          </table:table-cell>
          <table:table-cell office:value-type="float" office:value="677238" calcext:value-type="float">
            <text:p>677238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564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string" calcext:value-type="string">
            <text:p>FİNANSBANK A.Ş.</text:p>
          </table:table-cell>
          <table:table-cell office:value-type="float" office:value="979202" calcext:value-type="float">
            <text:p>979202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DK</text:p>
          </table:table-cell>
          <table:table-cell table:formula="of:=COUNTIF([.N$2:.N$69];[.C565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string" calcext:value-type="string">
            <text:p>FİNANSBANK A.Ş.</text:p>
          </table:table-cell>
          <table:table-cell office:value-type="float" office:value="979203" calcext:value-type="float">
            <text:p>979203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KK</text:p>
          </table:table-cell>
          <table:table-cell table:formula="of:=COUNTIF([.N$2:.N$69];[.C566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string" calcext:value-type="string">
            <text:p>HSBC BANK A.Ş.</text:p>
          </table:table-cell>
          <table:table-cell office:value-type="float" office:value="405903" calcext:value-type="float">
            <text:p>405903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table:formula="of:=COUNTIF([.N$2:.N$69];[.C567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string" calcext:value-type="string">
            <text:p>HSBC BANK A.Ş.</text:p>
          </table:table-cell>
          <table:table-cell office:value-type="float" office:value="405913" calcext:value-type="float">
            <text:p>405913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568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string" calcext:value-type="string">
            <text:p>HSBC BANK A.Ş.</text:p>
          </table:table-cell>
          <table:table-cell office:value-type="float" office:value="405917" calcext:value-type="float">
            <text:p>405917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569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string" calcext:value-type="string">
            <text:p>HSBC BANK A.Ş.</text:p>
          </table:table-cell>
          <table:table-cell office:value-type="float" office:value="405918" calcext:value-type="float">
            <text:p>405918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570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string" calcext:value-type="string">
            <text:p>HSBC BANK A.Ş.</text:p>
          </table:table-cell>
          <table:table-cell office:value-type="float" office:value="405919" calcext:value-type="float">
            <text:p>405919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table:formula="of:=COUNTIF([.N$2:.N$69];[.C571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string" calcext:value-type="string">
            <text:p>HSBC BANK A.Ş.</text:p>
          </table:table-cell>
          <table:table-cell office:value-type="float" office:value="408969" calcext:value-type="float">
            <text:p>408969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572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string" calcext:value-type="string">
            <text:p>HSBC BANK A.Ş.</text:p>
          </table:table-cell>
          <table:table-cell office:value-type="float" office:value="409071" calcext:value-type="float">
            <text:p>409071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573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string" calcext:value-type="string">
            <text:p>HSBC BANK A.Ş.</text:p>
          </table:table-cell>
          <table:table-cell office:value-type="float" office:value="422629" calcext:value-type="float">
            <text:p>422629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574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string" calcext:value-type="string">
            <text:p>HSBC BANK A.Ş.</text:p>
          </table:table-cell>
          <table:table-cell office:value-type="float" office:value="424909" calcext:value-type="float">
            <text:p>424909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575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string" calcext:value-type="string">
            <text:p>HSBC BANK A.Ş.</text:p>
          </table:table-cell>
          <table:table-cell office:value-type="float" office:value="428240" calcext:value-type="float">
            <text:p>42824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576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string" calcext:value-type="string">
            <text:p>HSBC BANK A.Ş.</text:p>
          </table:table-cell>
          <table:table-cell office:value-type="float" office:value="496019" calcext:value-type="float">
            <text:p>496019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577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string" calcext:value-type="string">
            <text:p>HSBC BANK A.Ş.</text:p>
          </table:table-cell>
          <table:table-cell office:value-type="float" office:value="510005" calcext:value-type="float">
            <text:p>51000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578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string" calcext:value-type="string">
            <text:p>HSBC BANK A.Ş.</text:p>
          </table:table-cell>
          <table:table-cell office:value-type="float" office:value="512651" calcext:value-type="float">
            <text:p>512651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579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string" calcext:value-type="string">
            <text:p>HSBC BANK A.Ş.</text:p>
          </table:table-cell>
          <table:table-cell office:value-type="float" office:value="519399" calcext:value-type="float">
            <text:p>51939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580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string" calcext:value-type="string">
            <text:p>HSBC BANK A.Ş.</text:p>
          </table:table-cell>
          <table:table-cell office:value-type="float" office:value="525413" calcext:value-type="float">
            <text:p>52541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581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string" calcext:value-type="string">
            <text:p>HSBC BANK A.Ş.</text:p>
          </table:table-cell>
          <table:table-cell office:value-type="float" office:value="525795" calcext:value-type="float">
            <text:p>52579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582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string" calcext:value-type="string">
            <text:p>HSBC BANK A.Ş.</text:p>
          </table:table-cell>
          <table:table-cell office:value-type="float" office:value="540643" calcext:value-type="float">
            <text:p>54064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583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string" calcext:value-type="string">
            <text:p>HSBC BANK A.Ş.</text:p>
          </table:table-cell>
          <table:table-cell office:value-type="float" office:value="542254" calcext:value-type="float">
            <text:p>54225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584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string" calcext:value-type="string">
            <text:p>HSBC BANK A.Ş.</text:p>
          </table:table-cell>
          <table:table-cell office:value-type="float" office:value="545183" calcext:value-type="float">
            <text:p>54518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585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string" calcext:value-type="string">
            <text:p>HSBC BANK A.Ş.</text:p>
          </table:table-cell>
          <table:table-cell office:value-type="float" office:value="550472" calcext:value-type="float">
            <text:p>550472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586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string" calcext:value-type="string">
            <text:p>HSBC BANK A.Ş.</text:p>
          </table:table-cell>
          <table:table-cell office:value-type="float" office:value="550473" calcext:value-type="float">
            <text:p>55047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587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string" calcext:value-type="string">
            <text:p>HSBC BANK A.Ş.</text:p>
          </table:table-cell>
          <table:table-cell office:value-type="float" office:value="552143" calcext:value-type="float">
            <text:p>55214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588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string" calcext:value-type="string">
            <text:p>HSBC BANK A.Ş.</text:p>
          </table:table-cell>
          <table:table-cell office:value-type="float" office:value="556030" calcext:value-type="float">
            <text:p>55603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589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string" calcext:value-type="string">
            <text:p>HSBC BANK A.Ş.</text:p>
          </table:table-cell>
          <table:table-cell office:value-type="float" office:value="556031" calcext:value-type="float">
            <text:p>556031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590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string" calcext:value-type="string">
            <text:p>HSBC BANK A.Ş.</text:p>
          </table:table-cell>
          <table:table-cell office:value-type="float" office:value="556033" calcext:value-type="float">
            <text:p>55603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591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string" calcext:value-type="string">
            <text:p>HSBC BANK A.Ş.</text:p>
          </table:table-cell>
          <table:table-cell office:value-type="float" office:value="556034" calcext:value-type="float">
            <text:p>55603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592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string" calcext:value-type="string">
            <text:p>HSBC BANK A.Ş.</text:p>
          </table:table-cell>
          <table:table-cell office:value-type="float" office:value="556665" calcext:value-type="float">
            <text:p>55666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593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string" calcext:value-type="string">
            <text:p>HSBC BANK A.Ş.</text:p>
          </table:table-cell>
          <table:table-cell office:value-type="float" office:value="676401" calcext:value-type="float">
            <text:p>676401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594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string" calcext:value-type="string">
            <text:p>HSBC BANK A.Ş.</text:p>
          </table:table-cell>
          <table:table-cell office:value-type="float" office:value="677193" calcext:value-type="float">
            <text:p>67719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595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string" calcext:value-type="string">
            <text:p>HSBC BANK A.Ş.</text:p>
          </table:table-cell>
          <table:table-cell office:value-type="float" office:value="979214" calcext:value-type="float">
            <text:p>979214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KK</text:p>
          </table:table-cell>
          <table:table-cell table:formula="of:=COUNTIF([.N$2:.N$69];[.C596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24" calcext:value-type="float">
            <text:p>124</text:p>
          </table:table-cell>
          <table:table-cell office:value-type="string" calcext:value-type="string">
            <text:p>ALTERNATİF BANK A.Ş.</text:p>
          </table:table-cell>
          <table:table-cell office:value-type="float" office:value="365770" calcext:value-type="float">
            <text:p>365770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KK</text:p>
          </table:table-cell>
          <table:table-cell table:formula="of:=COUNTIF([.N$2:.N$69];[.C597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124" calcext:value-type="float">
            <text:p>124</text:p>
          </table:table-cell>
          <table:table-cell office:value-type="string" calcext:value-type="string">
            <text:p>ALTERNATİF BANK A.Ş.</text:p>
          </table:table-cell>
          <table:table-cell office:value-type="float" office:value="365771" calcext:value-type="float">
            <text:p>365771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KK</text:p>
          </table:table-cell>
          <table:table-cell table:formula="of:=COUNTIF([.N$2:.N$69];[.C598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24" calcext:value-type="float">
            <text:p>124</text:p>
          </table:table-cell>
          <table:table-cell office:value-type="string" calcext:value-type="string">
            <text:p>ALTERNATİF BANK A.Ş.</text:p>
          </table:table-cell>
          <table:table-cell office:value-type="float" office:value="365772" calcext:value-type="float">
            <text:p>365772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KK</text:p>
          </table:table-cell>
          <table:table-cell table:formula="of:=COUNTIF([.N$2:.N$69];[.C599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24" calcext:value-type="float">
            <text:p>124</text:p>
          </table:table-cell>
          <table:table-cell office:value-type="string" calcext:value-type="string">
            <text:p>ALTERNATİF BANK A.Ş.</text:p>
          </table:table-cell>
          <table:table-cell office:value-type="float" office:value="365773" calcext:value-type="float">
            <text:p>365773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KK</text:p>
          </table:table-cell>
          <table:table-cell table:formula="of:=COUNTIF([.N$2:.N$69];[.C600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24" calcext:value-type="float">
            <text:p>124</text:p>
          </table:table-cell>
          <table:table-cell office:value-type="string" calcext:value-type="string">
            <text:p>ALTERNATİF BANK A.Ş.</text:p>
          </table:table-cell>
          <table:table-cell office:value-type="float" office:value="416394" calcext:value-type="float">
            <text:p>41639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601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24" calcext:value-type="float">
            <text:p>124</text:p>
          </table:table-cell>
          <table:table-cell office:value-type="string" calcext:value-type="string">
            <text:p>ALTERNATİF BANK A.Ş.</text:p>
          </table:table-cell>
          <table:table-cell office:value-type="float" office:value="466280" calcext:value-type="float">
            <text:p>46628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ALTNFBNS</text:p>
          </table:table-cell>
          <table:table-cell table:formula="of:=COUNTIF([.N$2:.N$69];[.C602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24" calcext:value-type="float">
            <text:p>124</text:p>
          </table:table-cell>
          <table:table-cell office:value-type="string" calcext:value-type="string">
            <text:p>ALTERNATİF BANK A.Ş.</text:p>
          </table:table-cell>
          <table:table-cell office:value-type="float" office:value="466281" calcext:value-type="float">
            <text:p>466281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ALTNFBNS</text:p>
          </table:table-cell>
          <table:table-cell table:formula="of:=COUNTIF([.N$2:.N$69];[.C603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24" calcext:value-type="float">
            <text:p>124</text:p>
          </table:table-cell>
          <table:table-cell office:value-type="string" calcext:value-type="string">
            <text:p>ALTERNATİF BANK A.Ş.</text:p>
          </table:table-cell>
          <table:table-cell office:value-type="float" office:value="466282" calcext:value-type="float">
            <text:p>466282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ALTNFBNS</text:p>
          </table:table-cell>
          <table:table-cell table:formula="of:=COUNTIF([.N$2:.N$69];[.C604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24" calcext:value-type="float">
            <text:p>124</text:p>
          </table:table-cell>
          <table:table-cell office:value-type="string" calcext:value-type="string">
            <text:p>ALTERNATİF BANK A.Ş.</text:p>
          </table:table-cell>
          <table:table-cell office:value-type="float" office:value="466283" calcext:value-type="float">
            <text:p>466283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ALTBNSTK</text:p>
          </table:table-cell>
          <table:table-cell table:formula="of:=COUNTIF([.N$2:.N$69];[.C605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124" calcext:value-type="float">
            <text:p>124</text:p>
          </table:table-cell>
          <table:table-cell office:value-type="string" calcext:value-type="string">
            <text:p>ALTERNATİF BANK A.Ş.</text:p>
          </table:table-cell>
          <table:table-cell office:value-type="float" office:value="466284" calcext:value-type="float">
            <text:p>46628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table:formula="of:=COUNTIF([.N$2:.N$69];[.C606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24" calcext:value-type="float">
            <text:p>124</text:p>
          </table:table-cell>
          <table:table-cell office:value-type="string" calcext:value-type="string">
            <text:p>ALTERNATİF BANK A.Ş.</text:p>
          </table:table-cell>
          <table:table-cell office:value-type="float" office:value="512618" calcext:value-type="float">
            <text:p>512618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ALTNFBNS</text:p>
          </table:table-cell>
          <table:table-cell table:formula="of:=COUNTIF([.N$2:.N$69];[.C607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24" calcext:value-type="float">
            <text:p>124</text:p>
          </table:table-cell>
          <table:table-cell office:value-type="string" calcext:value-type="string">
            <text:p>ALTERNATİF BANK A.Ş.</text:p>
          </table:table-cell>
          <table:table-cell office:value-type="float" office:value="516308" calcext:value-type="float">
            <text:p>516308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ALTNFKRT</text:p>
          </table:table-cell>
          <table:table-cell table:formula="of:=COUNTIF([.N$2:.N$69];[.C608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24" calcext:value-type="float">
            <text:p>124</text:p>
          </table:table-cell>
          <table:table-cell office:value-type="string" calcext:value-type="string">
            <text:p>ALTERNATİF BANK A.Ş.</text:p>
          </table:table-cell>
          <table:table-cell office:value-type="float" office:value="516458" calcext:value-type="float">
            <text:p>516458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ALTNFBNS</text:p>
          </table:table-cell>
          <table:table-cell table:formula="of:=COUNTIF([.N$2:.N$69];[.C609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24" calcext:value-type="float">
            <text:p>124</text:p>
          </table:table-cell>
          <table:table-cell office:value-type="string" calcext:value-type="string">
            <text:p>ALTERNATİF BANK A.Ş.</text:p>
          </table:table-cell>
          <table:table-cell office:value-type="float" office:value="522221" calcext:value-type="float">
            <text:p>522221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ALTNFBNS</text:p>
          </table:table-cell>
          <table:table-cell table:formula="of:=COUNTIF([.N$2:.N$69];[.C610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24" calcext:value-type="float">
            <text:p>124</text:p>
          </table:table-cell>
          <table:table-cell office:value-type="string" calcext:value-type="string">
            <text:p>ALTERNATİF BANK A.Ş.</text:p>
          </table:table-cell>
          <table:table-cell office:value-type="float" office:value="544836" calcext:value-type="float">
            <text:p>544836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ALTNFBNS</text:p>
          </table:table-cell>
          <table:table-cell table:formula="of:=COUNTIF([.N$2:.N$69];[.C611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24" calcext:value-type="float">
            <text:p>124</text:p>
          </table:table-cell>
          <table:table-cell office:value-type="string" calcext:value-type="string">
            <text:p>ALTERNATİF BANK A.Ş.</text:p>
          </table:table-cell>
          <table:table-cell office:value-type="float" office:value="558485" calcext:value-type="float">
            <text:p>55848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612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124" calcext:value-type="float">
            <text:p>124</text:p>
          </table:table-cell>
          <table:table-cell office:value-type="string" calcext:value-type="string">
            <text:p>ALTERNATİF BANK A.Ş.</text:p>
          </table:table-cell>
          <table:table-cell office:value-type="float" office:value="654997" calcext:value-type="float">
            <text:p>654997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KK</text:p>
          </table:table-cell>
          <table:table-cell table:formula="of:=COUNTIF([.N$2:.N$69];[.C613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124" calcext:value-type="float">
            <text:p>124</text:p>
          </table:table-cell>
          <table:table-cell office:value-type="string" calcext:value-type="string">
            <text:p>ALTERNATİF BANK A.Ş.</text:p>
          </table:table-cell>
          <table:table-cell office:value-type="float" office:value="670670" calcext:value-type="float">
            <text:p>67067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614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24" calcext:value-type="float">
            <text:p>124</text:p>
          </table:table-cell>
          <table:table-cell office:value-type="string" calcext:value-type="string">
            <text:p>ALTERNATİF BANK A.Ş.</text:p>
          </table:table-cell>
          <table:table-cell office:value-type="float" office:value="979228" calcext:value-type="float">
            <text:p>979228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KK</text:p>
          </table:table-cell>
          <table:table-cell table:formula="of:=COUNTIF([.N$2:.N$69];[.C615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string" calcext:value-type="string">
            <text:p>BURGAN BANK A.Ş.</text:p>
          </table:table-cell>
          <table:table-cell office:value-type="float" office:value="414941" calcext:value-type="float">
            <text:p>414941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table:formula="of:=COUNTIF([.N$2:.N$69];[.C616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string" calcext:value-type="string">
            <text:p>BURGAN BANK A.Ş.</text:p>
          </table:table-cell>
          <table:table-cell office:value-type="float" office:value="483013" calcext:value-type="float">
            <text:p>483013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617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string" calcext:value-type="string">
            <text:p>BURGAN BANK A.Ş.</text:p>
          </table:table-cell>
          <table:table-cell office:value-type="float" office:value="491373" calcext:value-type="float">
            <text:p>491373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618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string" calcext:value-type="string">
            <text:p>BURGAN BANK A.Ş.</text:p>
          </table:table-cell>
          <table:table-cell office:value-type="float" office:value="543943" calcext:value-type="float">
            <text:p>54394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619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string" calcext:value-type="string">
            <text:p>BURGAN BANK A.Ş.</text:p>
          </table:table-cell>
          <table:table-cell office:value-type="float" office:value="545863" calcext:value-type="float">
            <text:p>54586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620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float" office:value="113134" calcext:value-type="float">
            <text:p>113134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YIAMEX</text:p>
          </table:table-cell>
          <table:table-cell table:formula="of:=COUNTIF([.N$2:.N$69];[.C621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float" office:value="403134" calcext:value-type="float">
            <text:p>40313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622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float" office:value="404990" calcext:value-type="float">
            <text:p>40499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table:formula="of:=COUNTIF([.N$2:.N$69];[.C623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float" office:value="408625" calcext:value-type="float">
            <text:p>40862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624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float" office:value="409070" calcext:value-type="float">
            <text:p>40907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DNZBONUS</text:p>
          </table:table-cell>
          <table:table-cell table:formula="of:=COUNTIF([.N$2:.N$69];[.C625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float" office:value="411924" calcext:value-type="float">
            <text:p>41192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626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float" office:value="423667" calcext:value-type="float">
            <text:p>423667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627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float" office:value="424360" calcext:value-type="float">
            <text:p>42436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DNZBONUS</text:p>
          </table:table-cell>
          <table:table-cell table:formula="of:=COUNTIF([.N$2:.N$69];[.C628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float" office:value="424361" calcext:value-type="float">
            <text:p>424361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DNZBONUS</text:p>
          </table:table-cell>
          <table:table-cell table:formula="of:=COUNTIF([.N$2:.N$69];[.C629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float" office:value="441139" calcext:value-type="float">
            <text:p>441139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630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float" office:value="460345" calcext:value-type="float">
            <text:p>46034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631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float" office:value="460346" calcext:value-type="float">
            <text:p>460346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table:formula="of:=COUNTIF([.N$2:.N$69];[.C632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float" office:value="460347" calcext:value-type="float">
            <text:p>460347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633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float" office:value="462276" calcext:value-type="float">
            <text:p>462276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table:formula="of:=COUNTIF([.N$2:.N$69];[.C634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float" office:value="462448" calcext:value-type="float">
            <text:p>462448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DNZBONUS</text:p>
          </table:table-cell>
          <table:table-cell table:formula="of:=COUNTIF([.N$2:.N$69];[.C635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float" office:value="462449" calcext:value-type="float">
            <text:p>462449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DNZBONUS</text:p>
          </table:table-cell>
          <table:table-cell table:formula="of:=COUNTIF([.N$2:.N$69];[.C636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float" office:value="465574" calcext:value-type="float">
            <text:p>46557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table:formula="of:=COUNTIF([.N$2:.N$69];[.C637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float" office:value="472914" calcext:value-type="float">
            <text:p>47291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DNZBONUS</text:p>
          </table:table-cell>
          <table:table-cell table:formula="of:=COUNTIF([.N$2:.N$69];[.C638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float" office:value="472915" calcext:value-type="float">
            <text:p>47291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DNZKART</text:p>
          </table:table-cell>
          <table:table-cell table:formula="of:=COUNTIF([.N$2:.N$69];[.C639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float" office:value="476662" calcext:value-type="float">
            <text:p>476662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640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float" office:value="483747" calcext:value-type="float">
            <text:p>483747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table:formula="of:=COUNTIF([.N$2:.N$69];[.C641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float" office:value="489456" calcext:value-type="float">
            <text:p>489456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DNZBONUS</text:p>
          </table:table-cell>
          <table:table-cell table:formula="of:=COUNTIF([.N$2:.N$69];[.C642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float" office:value="489457" calcext:value-type="float">
            <text:p>489457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DNZBONUS</text:p>
          </table:table-cell>
          <table:table-cell table:formula="of:=COUNTIF([.N$2:.N$69];[.C643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float" office:value="489458" calcext:value-type="float">
            <text:p>489458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DNZBONUS</text:p>
          </table:table-cell>
          <table:table-cell table:formula="of:=COUNTIF([.N$2:.N$69];[.C644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float" office:value="508129" calcext:value-type="float">
            <text:p>50812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645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float" office:value="510063" calcext:value-type="float">
            <text:p>51006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646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float" office:value="510118" calcext:value-type="float">
            <text:p>510118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DNZBNSTK</text:p>
          </table:table-cell>
          <table:table-cell table:formula="of:=COUNTIF([.N$2:.N$69];[.C647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float" office:value="510119" calcext:value-type="float">
            <text:p>51011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648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float" office:value="512017" calcext:value-type="float">
            <text:p>512017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DNZBONUS</text:p>
          </table:table-cell>
          <table:table-cell table:formula="of:=COUNTIF([.N$2:.N$69];[.C649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float" office:value="512117" calcext:value-type="float">
            <text:p>512117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DNZBONUS</text:p>
          </table:table-cell>
          <table:table-cell table:formula="of:=COUNTIF([.N$2:.N$69];[.C650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float" office:value="514924" calcext:value-type="float">
            <text:p>51492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DNZBONUS</text:p>
          </table:table-cell>
          <table:table-cell table:formula="of:=COUNTIF([.N$2:.N$69];[.C651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float" office:value="515865" calcext:value-type="float">
            <text:p>51586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652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float" office:value="516731" calcext:value-type="float">
            <text:p>516731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653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float" office:value="516740" calcext:value-type="float">
            <text:p>51674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NSNTDB</text:p>
          </table:table-cell>
          <table:table-cell table:formula="of:=COUNTIF([.N$2:.N$69];[.C654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float" office:value="516914" calcext:value-type="float">
            <text:p>51691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655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float" office:value="517047" calcext:value-type="float">
            <text:p>517047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656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float" office:value="520019" calcext:value-type="float">
            <text:p>52001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DNZBONUS</text:p>
          </table:table-cell>
          <table:table-cell table:formula="of:=COUNTIF([.N$2:.N$69];[.C657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float" office:value="520303" calcext:value-type="float">
            <text:p>52030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DNZBONUS</text:p>
          </table:table-cell>
          <table:table-cell table:formula="of:=COUNTIF([.N$2:.N$69];[.C658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float" office:value="520909" calcext:value-type="float">
            <text:p>52090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659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float" office:value="522517" calcext:value-type="float">
            <text:p>522517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660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float" office:value="523515" calcext:value-type="float">
            <text:p>52351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661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float" office:value="529545" calcext:value-type="float">
            <text:p>52954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662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float" office:value="529876" calcext:value-type="float">
            <text:p>529876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DNZBONUS</text:p>
          </table:table-cell>
          <table:table-cell table:formula="of:=COUNTIF([.N$2:.N$69];[.C663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float" office:value="533293" calcext:value-type="float">
            <text:p>53329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664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float" office:value="533330" calcext:value-type="float">
            <text:p>53333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DNZBONUS</text:p>
          </table:table-cell>
          <table:table-cell table:formula="of:=COUNTIF([.N$2:.N$69];[.C665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float" office:value="543358" calcext:value-type="float">
            <text:p>543358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666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float" office:value="543400" calcext:value-type="float">
            <text:p>54340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DNZBONUS</text:p>
          </table:table-cell>
          <table:table-cell table:formula="of:=COUNTIF([.N$2:.N$69];[.C667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float" office:value="543427" calcext:value-type="float">
            <text:p>543427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DNZKART</text:p>
          </table:table-cell>
          <table:table-cell table:formula="of:=COUNTIF([.N$2:.N$69];[.C668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float" office:value="546764" calcext:value-type="float">
            <text:p>54676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669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float" office:value="549839" calcext:value-type="float">
            <text:p>54983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DNZBONUS</text:p>
          </table:table-cell>
          <table:table-cell table:formula="of:=COUNTIF([.N$2:.N$69];[.C670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float" office:value="552679" calcext:value-type="float">
            <text:p>55267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671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float" office:value="554483" calcext:value-type="float">
            <text:p>55448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DNZBONUS</text:p>
          </table:table-cell>
          <table:table-cell table:formula="of:=COUNTIF([.N$2:.N$69];[.C672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float" office:value="558443" calcext:value-type="float">
            <text:p>55844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673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float" office:value="558446" calcext:value-type="float">
            <text:p>558446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674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float" office:value="558448" calcext:value-type="float">
            <text:p>558448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675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float" office:value="558460" calcext:value-type="float">
            <text:p>55846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DNZBNSTK</text:p>
          </table:table-cell>
          <table:table-cell table:formula="of:=COUNTIF([.N$2:.N$69];[.C676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float" office:value="558514" calcext:value-type="float">
            <text:p>55851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677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float" office:value="601912" calcext:value-type="float">
            <text:p>601912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678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float" office:value="670610" calcext:value-type="float">
            <text:p>67061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679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float" office:value="670640" calcext:value-type="float">
            <text:p>67064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680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float" office:value="979220" calcext:value-type="float">
            <text:p>979220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KK</text:p>
          </table:table-cell>
          <table:table-cell table:formula="of:=COUNTIF([.N$2:.N$69];[.C681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float" office:value="979237" calcext:value-type="float">
            <text:p>979237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KK</text:p>
          </table:table-cell>
          <table:table-cell table:formula="of:=COUNTIF([.N$2:.N$69];[.C682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float" office:value="979243" calcext:value-type="float">
            <text:p>979243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KK</text:p>
          </table:table-cell>
          <table:table-cell table:formula="of:=COUNTIF([.N$2:.N$69];[.C683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35" calcext:value-type="float">
            <text:p>135</text:p>
          </table:table-cell>
          <table:table-cell office:value-type="string" calcext:value-type="string">
            <text:p>ANADOLU BANK A.Ş.</text:p>
          </table:table-cell>
          <table:table-cell office:value-type="float" office:value="425846" calcext:value-type="float">
            <text:p>425846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684])" office:value-type="float" office:value="0" calcext:value-type="float">
            <text:p>0</text:p>
          </table:table-cell>
          <table:table-cell table:style-name="ce11" office:value-type="string" calcext:value-type="string">
            <text:p>World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YapıKredi</text:p>
          </table:table-cell>
          <table:table-cell table:style-name="ce11" office:value-type="string" calcext:value-type="string">
            <text:p>World</text:p>
          </table:table-cell>
          <table:table-cell table:number-columns-repeated="4"/>
        </table:table-row>
        <table:table-row table:style-name="ro2">
          <table:table-cell office:value-type="float" office:value="135" calcext:value-type="float">
            <text:p>135</text:p>
          </table:table-cell>
          <table:table-cell office:value-type="string" calcext:value-type="string">
            <text:p>ANADOLU BANK A.Ş.</text:p>
          </table:table-cell>
          <table:table-cell office:value-type="float" office:value="425847" calcext:value-type="float">
            <text:p>425847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685])" office:value-type="float" office:value="0" calcext:value-type="float">
            <text:p>0</text:p>
          </table:table-cell>
          <table:table-cell table:style-name="ce11" office:value-type="string" calcext:value-type="string">
            <text:p>World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YapıKredi</text:p>
          </table:table-cell>
          <table:table-cell table:style-name="ce11" office:value-type="string" calcext:value-type="string">
            <text:p>World</text:p>
          </table:table-cell>
          <table:table-cell table:number-columns-repeated="4"/>
        </table:table-row>
        <table:table-row table:style-name="ro2">
          <table:table-cell office:value-type="float" office:value="135" calcext:value-type="float">
            <text:p>135</text:p>
          </table:table-cell>
          <table:table-cell office:value-type="string" calcext:value-type="string">
            <text:p>ANADOLU BANK A.Ş.</text:p>
          </table:table-cell>
          <table:table-cell office:value-type="float" office:value="425848" calcext:value-type="float">
            <text:p>425848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686])" office:value-type="float" office:value="0" calcext:value-type="float">
            <text:p>0</text:p>
          </table:table-cell>
          <table:table-cell table:style-name="ce11" office:value-type="string" calcext:value-type="string">
            <text:p>World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YapıKredi</text:p>
          </table:table-cell>
          <table:table-cell table:style-name="ce11" office:value-type="string" calcext:value-type="string">
            <text:p>World</text:p>
          </table:table-cell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135" calcext:value-type="float">
            <text:p>135</text:p>
          </table:table-cell>
          <table:table-cell office:value-type="string" calcext:value-type="string">
            <text:p>ANADOLU BANK A.Ş.</text:p>
          </table:table-cell>
          <table:table-cell office:value-type="float" office:value="425849" calcext:value-type="float">
            <text:p>425849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table:formula="of:=COUNTIF([.N$2:.N$69];[.C687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35" calcext:value-type="float">
            <text:p>135</text:p>
          </table:table-cell>
          <table:table-cell office:value-type="string" calcext:value-type="string">
            <text:p>ANADOLU BANK A.Ş.</text:p>
          </table:table-cell>
          <table:table-cell office:value-type="float" office:value="441341" calcext:value-type="float">
            <text:p>441341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688])" office:value-type="float" office:value="0" calcext:value-type="float">
            <text:p>0</text:p>
          </table:table-cell>
          <table:table-cell table:style-name="ce11" office:value-type="string" calcext:value-type="string">
            <text:p>World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YapıKredi</text:p>
          </table:table-cell>
          <table:table-cell table:style-name="ce11" office:value-type="string" calcext:value-type="string">
            <text:p>World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35" calcext:value-type="float">
            <text:p>135</text:p>
          </table:table-cell>
          <table:table-cell office:value-type="string" calcext:value-type="string">
            <text:p>ANADOLU BANK A.Ş.</text:p>
          </table:table-cell>
          <table:table-cell office:value-type="float" office:value="522240" calcext:value-type="float">
            <text:p>52224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689])" office:value-type="float" office:value="0" calcext:value-type="float">
            <text:p>0</text:p>
          </table:table-cell>
          <table:table-cell table:style-name="ce11" office:value-type="string" calcext:value-type="string">
            <text:p>World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YapıKredi</text:p>
          </table:table-cell>
          <table:table-cell table:style-name="ce11" office:value-type="string" calcext:value-type="string">
            <text:p>World</text:p>
          </table:table-cell>
          <table:table-cell table:number-columns-repeated="4"/>
        </table:table-row>
        <table:table-row table:style-name="ro2">
          <table:table-cell office:value-type="float" office:value="135" calcext:value-type="float">
            <text:p>135</text:p>
          </table:table-cell>
          <table:table-cell office:value-type="string" calcext:value-type="string">
            <text:p>ANADOLU BANK A.Ş.</text:p>
          </table:table-cell>
          <table:table-cell office:value-type="float" office:value="522241" calcext:value-type="float">
            <text:p>522241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690])" office:value-type="float" office:value="0" calcext:value-type="float">
            <text:p>0</text:p>
          </table:table-cell>
          <table:table-cell table:style-name="ce11" office:value-type="string" calcext:value-type="string">
            <text:p>World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YapıKredi</text:p>
          </table:table-cell>
          <table:table-cell table:style-name="ce11" office:value-type="string" calcext:value-type="string">
            <text:p>World</text:p>
          </table:table-cell>
          <table:table-cell table:number-columns-repeated="4"/>
        </table:table-row>
        <table:table-row table:style-name="ro2">
          <table:table-cell office:value-type="float" office:value="135" calcext:value-type="float">
            <text:p>135</text:p>
          </table:table-cell>
          <table:table-cell office:value-type="string" calcext:value-type="string">
            <text:p>ANADOLU BANK A.Ş.</text:p>
          </table:table-cell>
          <table:table-cell office:value-type="float" office:value="535881" calcext:value-type="float">
            <text:p>535881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691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35" calcext:value-type="float">
            <text:p>135</text:p>
          </table:table-cell>
          <table:table-cell office:value-type="string" calcext:value-type="string">
            <text:p>ANADOLU BANK A.Ş.</text:p>
          </table:table-cell>
          <table:table-cell office:value-type="float" office:value="554301" calcext:value-type="float">
            <text:p>554301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692])" office:value-type="float" office:value="0" calcext:value-type="float">
            <text:p>0</text:p>
          </table:table-cell>
          <table:table-cell table:style-name="ce11" office:value-type="string" calcext:value-type="string">
            <text:p>World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YapıKredi</text:p>
          </table:table-cell>
          <table:table-cell table:style-name="ce11" office:value-type="string" calcext:value-type="string">
            <text:p>World</text:p>
          </table:table-cell>
          <table:table-cell table:number-columns-repeated="4"/>
        </table:table-row>
        <table:table-row table:style-name="ro2">
          <table:table-cell office:value-type="float" office:value="135" calcext:value-type="float">
            <text:p>135</text:p>
          </table:table-cell>
          <table:table-cell office:value-type="string" calcext:value-type="string">
            <text:p>ANADOLU BANK A.Ş.</text:p>
          </table:table-cell>
          <table:table-cell office:value-type="float" office:value="558593" calcext:value-type="float">
            <text:p>55859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693])" office:value-type="float" office:value="0" calcext:value-type="float">
            <text:p>0</text:p>
          </table:table-cell>
          <table:table-cell table:style-name="ce11" office:value-type="string" calcext:value-type="string">
            <text:p>World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YapıKredi</text:p>
          </table:table-cell>
          <table:table-cell table:style-name="ce11" office:value-type="string" calcext:value-type="string">
            <text:p>World</text:p>
          </table:table-cell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135" calcext:value-type="float">
            <text:p>135</text:p>
          </table:table-cell>
          <table:table-cell office:value-type="string" calcext:value-type="string">
            <text:p>ANADOLU BANK A.Ş.</text:p>
          </table:table-cell>
          <table:table-cell office:value-type="float" office:value="676460" calcext:value-type="float">
            <text:p>67646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694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2">
          <table:table-cell office:value-type="float" office:value="135" calcext:value-type="float">
            <text:p>135</text:p>
          </table:table-cell>
          <table:table-cell office:value-type="string" calcext:value-type="string">
            <text:p>ANADOLU BANK A.Ş.</text:p>
          </table:table-cell>
          <table:table-cell office:value-type="float" office:value="979240" calcext:value-type="float">
            <text:p>979240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DK</text:p>
          </table:table-cell>
          <table:table-cell table:formula="of:=COUNTIF([.N$2:.N$69];[.C695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43" calcext:value-type="float">
            <text:p>143</text:p>
          </table:table-cell>
          <table:table-cell office:value-type="string" calcext:value-type="string">
            <text:p>AKTİF YATIRIM BANKASI</text:p>
          </table:table-cell>
          <table:table-cell office:value-type="float" office:value="453144" calcext:value-type="float">
            <text:p>45314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696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43" calcext:value-type="float">
            <text:p>143</text:p>
          </table:table-cell>
          <table:table-cell office:value-type="string" calcext:value-type="string">
            <text:p>AKTİF YATIRIM BANKASI</text:p>
          </table:table-cell>
          <table:table-cell office:value-type="float" office:value="453145" calcext:value-type="float">
            <text:p>45314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697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43" calcext:value-type="float">
            <text:p>143</text:p>
          </table:table-cell>
          <table:table-cell office:value-type="string" calcext:value-type="string">
            <text:p>AKTİF YATIRIM BANKASI</text:p>
          </table:table-cell>
          <table:table-cell office:value-type="float" office:value="453146" calcext:value-type="float">
            <text:p>453146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698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43" calcext:value-type="float">
            <text:p>143</text:p>
          </table:table-cell>
          <table:table-cell office:value-type="string" calcext:value-type="string">
            <text:p>AKTİF YATIRIM BANKASI</text:p>
          </table:table-cell>
          <table:table-cell office:value-type="float" office:value="453147" calcext:value-type="float">
            <text:p>453147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table:formula="of:=COUNTIF([.N$2:.N$69];[.C699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43" calcext:value-type="float">
            <text:p>143</text:p>
          </table:table-cell>
          <table:table-cell office:value-type="string" calcext:value-type="string">
            <text:p>AKTİF YATIRIM BANKASI</text:p>
          </table:table-cell>
          <table:table-cell office:value-type="float" office:value="453148" calcext:value-type="float">
            <text:p>453148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table:formula="of:=COUNTIF([.N$2:.N$69];[.C700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43" calcext:value-type="float">
            <text:p>143</text:p>
          </table:table-cell>
          <table:table-cell office:value-type="string" calcext:value-type="string">
            <text:p>AKTİF YATIRIM BANKASI</text:p>
          </table:table-cell>
          <table:table-cell office:value-type="float" office:value="453149" calcext:value-type="float">
            <text:p>453149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table:formula="of:=COUNTIF([.N$2:.N$69];[.C701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43" calcext:value-type="float">
            <text:p>143</text:p>
          </table:table-cell>
          <table:table-cell office:value-type="string" calcext:value-type="string">
            <text:p>AKTİF YATIRIM BANKASI</text:p>
          </table:table-cell>
          <table:table-cell office:value-type="float" office:value="504166" calcext:value-type="float">
            <text:p>504166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702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43" calcext:value-type="float">
            <text:p>143</text:p>
          </table:table-cell>
          <table:table-cell office:value-type="string" calcext:value-type="string">
            <text:p>AKTİF YATIRIM BANKASI</text:p>
          </table:table-cell>
          <table:table-cell office:value-type="float" office:value="515456" calcext:value-type="float">
            <text:p>515456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703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43" calcext:value-type="float">
            <text:p>143</text:p>
          </table:table-cell>
          <table:table-cell office:value-type="string" calcext:value-type="string">
            <text:p>AKTİF YATIRIM BANKASI</text:p>
          </table:table-cell>
          <table:table-cell office:value-type="float" office:value="517343" calcext:value-type="float">
            <text:p>51734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704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43" calcext:value-type="float">
            <text:p>143</text:p>
          </table:table-cell>
          <table:table-cell office:value-type="string" calcext:value-type="string">
            <text:p>AKTİF YATIRIM BANKASI</text:p>
          </table:table-cell>
          <table:table-cell office:value-type="float" office:value="528246" calcext:value-type="float">
            <text:p>528246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705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43" calcext:value-type="float">
            <text:p>143</text:p>
          </table:table-cell>
          <table:table-cell office:value-type="string" calcext:value-type="string">
            <text:p>AKTİF YATIRIM BANKASI</text:p>
          </table:table-cell>
          <table:table-cell office:value-type="float" office:value="532813" calcext:value-type="float">
            <text:p>53281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706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43" calcext:value-type="float">
            <text:p>143</text:p>
          </table:table-cell>
          <table:table-cell office:value-type="string" calcext:value-type="string">
            <text:p>AKTİF YATIRIM BANKASI</text:p>
          </table:table-cell>
          <table:table-cell office:value-type="float" office:value="534563" calcext:value-type="float">
            <text:p>53456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707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43" calcext:value-type="float">
            <text:p>143</text:p>
          </table:table-cell>
          <table:table-cell office:value-type="string" calcext:value-type="string">
            <text:p>AKTİF YATIRIM BANKASI</text:p>
          </table:table-cell>
          <table:table-cell office:value-type="float" office:value="534567" calcext:value-type="float">
            <text:p>534567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708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43" calcext:value-type="float">
            <text:p>143</text:p>
          </table:table-cell>
          <table:table-cell office:value-type="string" calcext:value-type="string">
            <text:p>AKTİF YATIRIM BANKASI</text:p>
          </table:table-cell>
          <table:table-cell office:value-type="float" office:value="535843" calcext:value-type="float">
            <text:p>53584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709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43" calcext:value-type="float">
            <text:p>143</text:p>
          </table:table-cell>
          <table:table-cell office:value-type="string" calcext:value-type="string">
            <text:p>AKTİF YATIRIM BANKASI</text:p>
          </table:table-cell>
          <table:table-cell office:value-type="float" office:value="581877" calcext:value-type="float">
            <text:p>581877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710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43" calcext:value-type="float">
            <text:p>143</text:p>
          </table:table-cell>
          <table:table-cell office:value-type="string" calcext:value-type="string">
            <text:p>AKTİF YATIRIM BANKASI</text:p>
          </table:table-cell>
          <table:table-cell office:value-type="float" office:value="671121" calcext:value-type="float">
            <text:p>671121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711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43" calcext:value-type="float">
            <text:p>143</text:p>
          </table:table-cell>
          <table:table-cell office:value-type="string" calcext:value-type="string">
            <text:p>AKTİF YATIRIM BANKASI</text:p>
          </table:table-cell>
          <table:table-cell office:value-type="float" office:value="671155" calcext:value-type="float">
            <text:p>67115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712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43" calcext:value-type="float">
            <text:p>143</text:p>
          </table:table-cell>
          <table:table-cell office:value-type="string" calcext:value-type="string">
            <text:p>AKTİF YATIRIM BANKASI</text:p>
          </table:table-cell>
          <table:table-cell office:value-type="float" office:value="979213" calcext:value-type="float">
            <text:p>979213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DK</text:p>
          </table:table-cell>
          <table:table-cell table:formula="of:=COUNTIF([.N$2:.N$69];[.C713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46" calcext:value-type="float">
            <text:p>146</text:p>
          </table:table-cell>
          <table:table-cell office:value-type="string" calcext:value-type="string">
            <text:p>ODEA BANK A.Ş.</text:p>
          </table:table-cell>
          <table:table-cell office:value-type="float" office:value="468791" calcext:value-type="float">
            <text:p>468791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714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46" calcext:value-type="float">
            <text:p>146</text:p>
          </table:table-cell>
          <table:table-cell office:value-type="string" calcext:value-type="string">
            <text:p>ODEA BANK A.Ş.</text:p>
          </table:table-cell>
          <table:table-cell office:value-type="float" office:value="468793" calcext:value-type="float">
            <text:p>468793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715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146" calcext:value-type="float">
            <text:p>146</text:p>
          </table:table-cell>
          <table:table-cell office:value-type="string" calcext:value-type="string">
            <text:p>ODEA BANK A.Ş.</text:p>
          </table:table-cell>
          <table:table-cell office:value-type="float" office:value="468794" calcext:value-type="float">
            <text:p>46879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716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146" calcext:value-type="float">
            <text:p>146</text:p>
          </table:table-cell>
          <table:table-cell office:value-type="string" calcext:value-type="string">
            <text:p>ODEA BANK A.Ş.</text:p>
          </table:table-cell>
          <table:table-cell office:value-type="float" office:value="468795" calcext:value-type="float">
            <text:p>46879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717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146" calcext:value-type="float">
            <text:p>146</text:p>
          </table:table-cell>
          <table:table-cell office:value-type="string" calcext:value-type="string">
            <text:p>ODEA BANK A.Ş.</text:p>
          </table:table-cell>
          <table:table-cell office:value-type="float" office:value="468796" calcext:value-type="float">
            <text:p>468796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table:formula="of:=COUNTIF([.N$2:.N$69];[.C718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46" calcext:value-type="float">
            <text:p>146</text:p>
          </table:table-cell>
          <table:table-cell office:value-type="string" calcext:value-type="string">
            <text:p>ODEA BANK A.Ş.</text:p>
          </table:table-cell>
          <table:table-cell office:value-type="float" office:value="468797" calcext:value-type="float">
            <text:p>468797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table:formula="of:=COUNTIF([.N$2:.N$69];[.C719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46" calcext:value-type="float">
            <text:p>146</text:p>
          </table:table-cell>
          <table:table-cell office:value-type="string" calcext:value-type="string">
            <text:p>ODEA BANK A.Ş.</text:p>
          </table:table-cell>
          <table:table-cell office:value-type="float" office:value="469180" calcext:value-type="float">
            <text:p>46918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720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46" calcext:value-type="float">
            <text:p>146</text:p>
          </table:table-cell>
          <table:table-cell office:value-type="string" calcext:value-type="string">
            <text:p>ODEA BANK A.Ş.</text:p>
          </table:table-cell>
          <table:table-cell office:value-type="float" office:value="469181" calcext:value-type="float">
            <text:p>469181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721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46" calcext:value-type="float">
            <text:p>146</text:p>
          </table:table-cell>
          <table:table-cell office:value-type="string" calcext:value-type="string">
            <text:p>ODEA BANK A.Ş.</text:p>
          </table:table-cell>
          <table:table-cell office:value-type="float" office:value="469183" calcext:value-type="float">
            <text:p>469183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722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46" calcext:value-type="float">
            <text:p>146</text:p>
          </table:table-cell>
          <table:table-cell office:value-type="string" calcext:value-type="string">
            <text:p>ODEA BANK A.Ş.</text:p>
          </table:table-cell>
          <table:table-cell office:value-type="float" office:value="516944" calcext:value-type="float">
            <text:p>51694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723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46" calcext:value-type="float">
            <text:p>146</text:p>
          </table:table-cell>
          <table:table-cell office:value-type="string" calcext:value-type="string">
            <text:p>ODEA BANK A.Ş.</text:p>
          </table:table-cell>
          <table:table-cell office:value-type="float" office:value="519007" calcext:value-type="float">
            <text:p>519007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724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146" calcext:value-type="float">
            <text:p>146</text:p>
          </table:table-cell>
          <table:table-cell office:value-type="string" calcext:value-type="string">
            <text:p>ODEA BANK A.Ş.</text:p>
          </table:table-cell>
          <table:table-cell office:value-type="float" office:value="519261" calcext:value-type="float">
            <text:p>519261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725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46" calcext:value-type="float">
            <text:p>146</text:p>
          </table:table-cell>
          <table:table-cell office:value-type="string" calcext:value-type="string">
            <text:p>ODEA BANK A.Ş.</text:p>
          </table:table-cell>
          <table:table-cell office:value-type="float" office:value="522347" calcext:value-type="float">
            <text:p>522347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726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46" calcext:value-type="float">
            <text:p>146</text:p>
          </table:table-cell>
          <table:table-cell office:value-type="string" calcext:value-type="string">
            <text:p>ODEA BANK A.Ş.</text:p>
          </table:table-cell>
          <table:table-cell office:value-type="float" office:value="522356" calcext:value-type="float">
            <text:p>522356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727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46" calcext:value-type="float">
            <text:p>146</text:p>
          </table:table-cell>
          <table:table-cell office:value-type="string" calcext:value-type="string">
            <text:p>ODEA BANK A.Ş.</text:p>
          </table:table-cell>
          <table:table-cell office:value-type="float" office:value="522362" calcext:value-type="float">
            <text:p>522362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728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46" calcext:value-type="float">
            <text:p>146</text:p>
          </table:table-cell>
          <table:table-cell office:value-type="string" calcext:value-type="string">
            <text:p>ODEA BANK A.Ş.</text:p>
          </table:table-cell>
          <table:table-cell office:value-type="float" office:value="523416" calcext:value-type="float">
            <text:p>523416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729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146" calcext:value-type="float">
            <text:p>146</text:p>
          </table:table-cell>
          <table:table-cell office:value-type="string" calcext:value-type="string">
            <text:p>ODEA BANK A.Ş.</text:p>
          </table:table-cell>
          <table:table-cell office:value-type="float" office:value="524677" calcext:value-type="float">
            <text:p>524677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730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46" calcext:value-type="float">
            <text:p>146</text:p>
          </table:table-cell>
          <table:table-cell office:value-type="string" calcext:value-type="string">
            <text:p>ODEA BANK A.Ş.</text:p>
          </table:table-cell>
          <table:table-cell office:value-type="float" office:value="526952" calcext:value-type="float">
            <text:p>526952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731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46" calcext:value-type="float">
            <text:p>146</text:p>
          </table:table-cell>
          <table:table-cell office:value-type="string" calcext:value-type="string">
            <text:p>ODEA BANK A.Ş.</text:p>
          </table:table-cell>
          <table:table-cell office:value-type="float" office:value="527369" calcext:value-type="float">
            <text:p>52736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732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46" calcext:value-type="float">
            <text:p>146</text:p>
          </table:table-cell>
          <table:table-cell office:value-type="string" calcext:value-type="string">
            <text:p>ODEA BANK A.Ş.</text:p>
          </table:table-cell>
          <table:table-cell office:value-type="float" office:value="527383" calcext:value-type="float">
            <text:p>52738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733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46" calcext:value-type="float">
            <text:p>146</text:p>
          </table:table-cell>
          <table:table-cell office:value-type="string" calcext:value-type="string">
            <text:p>ODEA BANK A.Ş.</text:p>
          </table:table-cell>
          <table:table-cell office:value-type="float" office:value="527396" calcext:value-type="float">
            <text:p>527396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734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46" calcext:value-type="float">
            <text:p>146</text:p>
          </table:table-cell>
          <table:table-cell office:value-type="string" calcext:value-type="string">
            <text:p>ODEA BANK A.Ş.</text:p>
          </table:table-cell>
          <table:table-cell office:value-type="float" office:value="528064" calcext:value-type="float">
            <text:p>52806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735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46" calcext:value-type="float">
            <text:p>146</text:p>
          </table:table-cell>
          <table:table-cell office:value-type="string" calcext:value-type="string">
            <text:p>ODEA BANK A.Ş.</text:p>
          </table:table-cell>
          <table:table-cell office:value-type="float" office:value="535446" calcext:value-type="float">
            <text:p>535446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736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46" calcext:value-type="float">
            <text:p>146</text:p>
          </table:table-cell>
          <table:table-cell office:value-type="string" calcext:value-type="string">
            <text:p>ODEA BANK A.Ş.</text:p>
          </table:table-cell>
          <table:table-cell office:value-type="float" office:value="536255" calcext:value-type="float">
            <text:p>53625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737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146" calcext:value-type="float">
            <text:p>146</text:p>
          </table:table-cell>
          <table:table-cell office:value-type="string" calcext:value-type="string">
            <text:p>ODEA BANK A.Ş.</text:p>
          </table:table-cell>
          <table:table-cell office:value-type="float" office:value="670868" calcext:value-type="float">
            <text:p>670868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738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46" calcext:value-type="float">
            <text:p>146</text:p>
          </table:table-cell>
          <table:table-cell office:value-type="string" calcext:value-type="string">
            <text:p>ODEA BANK A.Ş.</text:p>
          </table:table-cell>
          <table:table-cell office:value-type="float" office:value="979219" calcext:value-type="float">
            <text:p>979219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KK</text:p>
          </table:table-cell>
          <table:table-cell table:formula="of:=COUNTIF([.N$2:.N$69];[.C739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203" calcext:value-type="float">
            <text:p>203</text:p>
          </table:table-cell>
          <table:table-cell office:value-type="string" calcext:value-type="string">
            <text:p>ALBARAKA TURK</text:p>
          </table:table-cell>
          <table:table-cell office:value-type="float" office:value="417715" calcext:value-type="float">
            <text:p>41771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740])" office:value-type="float" office:value="0" calcext:value-type="float">
            <text:p>0</text:p>
          </table:table-cell>
          <table:table-cell table:style-name="ce11" office:value-type="string" calcext:value-type="string">
            <text:p>World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YapıKredi</text:p>
          </table:table-cell>
          <table:table-cell table:style-name="ce11" office:value-type="string" calcext:value-type="string">
            <text:p>World</text:p>
          </table:table-cell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203" calcext:value-type="float">
            <text:p>203</text:p>
          </table:table-cell>
          <table:table-cell office:value-type="string" calcext:value-type="string">
            <text:p>ALBARAKA TURK</text:p>
          </table:table-cell>
          <table:table-cell office:value-type="float" office:value="417716" calcext:value-type="float">
            <text:p>417716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table:formula="of:=COUNTIF([.N$2:.N$69];[.C741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203" calcext:value-type="float">
            <text:p>203</text:p>
          </table:table-cell>
          <table:table-cell office:value-type="string" calcext:value-type="string">
            <text:p>ALBARAKA TURK</text:p>
          </table:table-cell>
          <table:table-cell office:value-type="float" office:value="423002" calcext:value-type="float">
            <text:p>423002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VKK</text:p>
          </table:table-cell>
          <table:table-cell table:formula="of:=COUNTIF([.N$2:.N$69];[.C742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203" calcext:value-type="float">
            <text:p>203</text:p>
          </table:table-cell>
          <table:table-cell office:value-type="string" calcext:value-type="string">
            <text:p>ALBARAKA TURK</text:p>
          </table:table-cell>
          <table:table-cell office:value-type="float" office:value="424935" calcext:value-type="float">
            <text:p>42493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743])" office:value-type="float" office:value="0" calcext:value-type="float">
            <text:p>0</text:p>
          </table:table-cell>
          <table:table-cell table:style-name="ce11" office:value-type="string" calcext:value-type="string">
            <text:p>World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YapıKredi</text:p>
          </table:table-cell>
          <table:table-cell table:style-name="ce11" office:value-type="string" calcext:value-type="string">
            <text:p>World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203" calcext:value-type="float">
            <text:p>203</text:p>
          </table:table-cell>
          <table:table-cell office:value-type="string" calcext:value-type="string">
            <text:p>ALBARAKA TURK</text:p>
          </table:table-cell>
          <table:table-cell office:value-type="float" office:value="432284" calcext:value-type="float">
            <text:p>43228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744])" office:value-type="float" office:value="0" calcext:value-type="float">
            <text:p>0</text:p>
          </table:table-cell>
          <table:table-cell table:style-name="ce11" office:value-type="string" calcext:value-type="string">
            <text:p>World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YapıKredi</text:p>
          </table:table-cell>
          <table:table-cell table:style-name="ce11" office:value-type="string" calcext:value-type="string">
            <text:p>World</text:p>
          </table:table-cell>
          <table:table-cell table:number-columns-repeated="4"/>
        </table:table-row>
        <table:table-row table:style-name="ro2">
          <table:table-cell office:value-type="float" office:value="203" calcext:value-type="float">
            <text:p>203</text:p>
          </table:table-cell>
          <table:table-cell office:value-type="string" calcext:value-type="string">
            <text:p>ALBARAKA TURK</text:p>
          </table:table-cell>
          <table:table-cell office:value-type="float" office:value="432285" calcext:value-type="float">
            <text:p>43228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745])" office:value-type="float" office:value="0" calcext:value-type="float">
            <text:p>0</text:p>
          </table:table-cell>
          <table:table-cell table:style-name="ce11" office:value-type="string" calcext:value-type="string">
            <text:p>World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YapıKredi</text:p>
          </table:table-cell>
          <table:table-cell table:style-name="ce11" office:value-type="string" calcext:value-type="string">
            <text:p>World</text:p>
          </table:table-cell>
          <table:table-cell table:number-columns-repeated="4"/>
        </table:table-row>
        <table:table-row table:style-name="ro2">
          <table:table-cell office:value-type="float" office:value="203" calcext:value-type="float">
            <text:p>203</text:p>
          </table:table-cell>
          <table:table-cell office:value-type="string" calcext:value-type="string">
            <text:p>ALBARAKA TURK</text:p>
          </table:table-cell>
          <table:table-cell office:value-type="float" office:value="434572" calcext:value-type="float">
            <text:p>434572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746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203" calcext:value-type="float">
            <text:p>203</text:p>
          </table:table-cell>
          <table:table-cell office:value-type="string" calcext:value-type="string">
            <text:p>ALBARAKA TURK</text:p>
          </table:table-cell>
          <table:table-cell office:value-type="float" office:value="479671" calcext:value-type="float">
            <text:p>479671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747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203" calcext:value-type="float">
            <text:p>203</text:p>
          </table:table-cell>
          <table:table-cell office:value-type="string" calcext:value-type="string">
            <text:p>ALBARAKA TURK</text:p>
          </table:table-cell>
          <table:table-cell office:value-type="float" office:value="511583" calcext:value-type="float">
            <text:p>51158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748])" office:value-type="float" office:value="0" calcext:value-type="float">
            <text:p>0</text:p>
          </table:table-cell>
          <table:table-cell table:style-name="ce11" office:value-type="string" calcext:value-type="string">
            <text:p>World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YapıKredi</text:p>
          </table:table-cell>
          <table:table-cell table:style-name="ce11" office:value-type="string" calcext:value-type="string">
            <text:p>World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203" calcext:value-type="float">
            <text:p>203</text:p>
          </table:table-cell>
          <table:table-cell office:value-type="string" calcext:value-type="string">
            <text:p>ALBARAKA TURK</text:p>
          </table:table-cell>
          <table:table-cell office:value-type="float" office:value="533796" calcext:value-type="float">
            <text:p>533796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749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203" calcext:value-type="float">
            <text:p>203</text:p>
          </table:table-cell>
          <table:table-cell office:value-type="string" calcext:value-type="string">
            <text:p>ALBARAKA TURK</text:p>
          </table:table-cell>
          <table:table-cell office:value-type="float" office:value="533973" calcext:value-type="float">
            <text:p>53397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750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203" calcext:value-type="float">
            <text:p>203</text:p>
          </table:table-cell>
          <table:table-cell office:value-type="string" calcext:value-type="string">
            <text:p>ALBARAKA TURK</text:p>
          </table:table-cell>
          <table:table-cell office:value-type="float" office:value="534264" calcext:value-type="float">
            <text:p>53426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751])" office:value-type="float" office:value="0" calcext:value-type="float">
            <text:p>0</text:p>
          </table:table-cell>
          <table:table-cell table:style-name="ce11" office:value-type="string" calcext:value-type="string">
            <text:p>World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YapıKredi</text:p>
          </table:table-cell>
          <table:table-cell table:style-name="ce11" office:value-type="string" calcext:value-type="string">
            <text:p>World</text:p>
          </table:table-cell>
          <table:table-cell table:number-columns-repeated="4"/>
        </table:table-row>
        <table:table-row table:style-name="ro2">
          <table:table-cell office:value-type="float" office:value="203" calcext:value-type="float">
            <text:p>203</text:p>
          </table:table-cell>
          <table:table-cell office:value-type="string" calcext:value-type="string">
            <text:p>ALBARAKA TURK</text:p>
          </table:table-cell>
          <table:table-cell office:value-type="float" office:value="547234" calcext:value-type="float">
            <text:p>54723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752])" office:value-type="float" office:value="0" calcext:value-type="float">
            <text:p>0</text:p>
          </table:table-cell>
          <table:table-cell table:style-name="ce11" office:value-type="string" calcext:value-type="string">
            <text:p>World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YapıKredi</text:p>
          </table:table-cell>
          <table:table-cell table:style-name="ce11" office:value-type="string" calcext:value-type="string">
            <text:p>World</text:p>
          </table:table-cell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203" calcext:value-type="float">
            <text:p>203</text:p>
          </table:table-cell>
          <table:table-cell office:value-type="string" calcext:value-type="string">
            <text:p>ALBARAKA TURK</text:p>
          </table:table-cell>
          <table:table-cell office:value-type="float" office:value="548232" calcext:value-type="float">
            <text:p>548232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753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2">
          <table:table-cell office:value-type="float" office:value="203" calcext:value-type="float">
            <text:p>203</text:p>
          </table:table-cell>
          <table:table-cell office:value-type="string" calcext:value-type="string">
            <text:p>ALBARAKA TURK</text:p>
          </table:table-cell>
          <table:table-cell office:value-type="float" office:value="677397" calcext:value-type="float">
            <text:p>677397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754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203" calcext:value-type="float">
            <text:p>203</text:p>
          </table:table-cell>
          <table:table-cell office:value-type="string" calcext:value-type="string">
            <text:p>ALBARAKA TURK</text:p>
          </table:table-cell>
          <table:table-cell office:value-type="float" office:value="979226" calcext:value-type="float">
            <text:p>979226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KK</text:p>
          </table:table-cell>
          <table:table-cell table:formula="of:=COUNTIF([.N$2:.N$69];[.C755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203" calcext:value-type="float">
            <text:p>203</text:p>
          </table:table-cell>
          <table:table-cell office:value-type="string" calcext:value-type="string">
            <text:p>ALBARAKA TURK</text:p>
          </table:table-cell>
          <table:table-cell office:value-type="float" office:value="979227" calcext:value-type="float">
            <text:p>979227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DK</text:p>
          </table:table-cell>
          <table:table-cell table:formula="of:=COUNTIF([.N$2:.N$69];[.C756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205" calcext:value-type="float">
            <text:p>205</text:p>
          </table:table-cell>
          <table:table-cell office:value-type="string" calcext:value-type="string">
            <text:p>KUVEYT TÜRK EVKAF FİNANS KURUMU</text:p>
          </table:table-cell>
          <table:table-cell office:value-type="float" office:value="402589" calcext:value-type="float">
            <text:p>402589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757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2">
          <table:table-cell office:value-type="float" office:value="205" calcext:value-type="float">
            <text:p>205</text:p>
          </table:table-cell>
          <table:table-cell office:value-type="string" calcext:value-type="string">
            <text:p>KUVEYT TÜRK EVKAF FİNANS KURUMU</text:p>
          </table:table-cell>
          <table:table-cell office:value-type="float" office:value="402590" calcext:value-type="float">
            <text:p>40259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758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2">
          <table:table-cell office:value-type="float" office:value="205" calcext:value-type="float">
            <text:p>205</text:p>
          </table:table-cell>
          <table:table-cell office:value-type="string" calcext:value-type="string">
            <text:p>KUVEYT TÜRK EVKAF FİNANS KURUMU</text:p>
          </table:table-cell>
          <table:table-cell office:value-type="float" office:value="402591" calcext:value-type="float">
            <text:p>402591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table:formula="of:=COUNTIF([.N$2:.N$69];[.C759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205" calcext:value-type="float">
            <text:p>205</text:p>
          </table:table-cell>
          <table:table-cell office:value-type="string" calcext:value-type="string">
            <text:p>KUVEYT TÜRK EVKAF FİNANS KURUMU</text:p>
          </table:table-cell>
          <table:table-cell office:value-type="float" office:value="402592" calcext:value-type="float">
            <text:p>402592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760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205" calcext:value-type="float">
            <text:p>205</text:p>
          </table:table-cell>
          <table:table-cell office:value-type="string" calcext:value-type="string">
            <text:p>KUVEYT TÜRK EVKAF FİNANS KURUMU</text:p>
          </table:table-cell>
          <table:table-cell office:value-type="float" office:value="403360" calcext:value-type="float">
            <text:p>40336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761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2">
          <table:table-cell office:value-type="float" office:value="205" calcext:value-type="float">
            <text:p>205</text:p>
          </table:table-cell>
          <table:table-cell office:value-type="string" calcext:value-type="string">
            <text:p>KUVEYT TÜRK EVKAF FİNANS KURUMU</text:p>
          </table:table-cell>
          <table:table-cell office:value-type="float" office:value="403810" calcext:value-type="float">
            <text:p>40381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762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205" calcext:value-type="float">
            <text:p>205</text:p>
          </table:table-cell>
          <table:table-cell office:value-type="string" calcext:value-type="string">
            <text:p>KUVEYT TÜRK EVKAF FİNANS KURUMU</text:p>
          </table:table-cell>
          <table:table-cell office:value-type="float" office:value="410555" calcext:value-type="float">
            <text:p>41055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763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2">
          <table:table-cell office:value-type="float" office:value="205" calcext:value-type="float">
            <text:p>205</text:p>
          </table:table-cell>
          <table:table-cell office:value-type="string" calcext:value-type="string">
            <text:p>KUVEYT TÜRK EVKAF FİNANS KURUMU</text:p>
          </table:table-cell>
          <table:table-cell office:value-type="float" office:value="410556" calcext:value-type="float">
            <text:p>410556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764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2">
          <table:table-cell office:value-type="float" office:value="205" calcext:value-type="float">
            <text:p>205</text:p>
          </table:table-cell>
          <table:table-cell office:value-type="string" calcext:value-type="string">
            <text:p>KUVEYT TÜRK EVKAF FİNANS KURUMU</text:p>
          </table:table-cell>
          <table:table-cell office:value-type="float" office:value="424487" calcext:value-type="float">
            <text:p>424487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765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205" calcext:value-type="float">
            <text:p>205</text:p>
          </table:table-cell>
          <table:table-cell office:value-type="string" calcext:value-type="string">
            <text:p>KUVEYT TÜRK EVKAF FİNANS KURUMU</text:p>
          </table:table-cell>
          <table:table-cell office:value-type="float" office:value="431024" calcext:value-type="float">
            <text:p>43102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766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205" calcext:value-type="float">
            <text:p>205</text:p>
          </table:table-cell>
          <table:table-cell office:value-type="string" calcext:value-type="string">
            <text:p>KUVEYT TÜRK EVKAF FİNANS KURUMU</text:p>
          </table:table-cell>
          <table:table-cell office:value-type="float" office:value="483673" calcext:value-type="float">
            <text:p>483673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VKK</text:p>
          </table:table-cell>
          <table:table-cell table:formula="of:=COUNTIF([.N$2:.N$69];[.C767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205" calcext:value-type="float">
            <text:p>205</text:p>
          </table:table-cell>
          <table:table-cell office:value-type="string" calcext:value-type="string">
            <text:p>KUVEYT TÜRK EVKAF FİNANS KURUMU</text:p>
          </table:table-cell>
          <table:table-cell office:value-type="float" office:value="483674" calcext:value-type="float">
            <text:p>48367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table:formula="of:=COUNTIF([.N$2:.N$69];[.C768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205" calcext:value-type="float">
            <text:p>205</text:p>
          </table:table-cell>
          <table:table-cell office:value-type="string" calcext:value-type="string">
            <text:p>KUVEYT TÜRK EVKAF FİNANS KURUMU</text:p>
          </table:table-cell>
          <table:table-cell office:value-type="float" office:value="483714" calcext:value-type="float">
            <text:p>48371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table:formula="of:=COUNTIF([.N$2:.N$69];[.C769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205" calcext:value-type="float">
            <text:p>205</text:p>
          </table:table-cell>
          <table:table-cell office:value-type="string" calcext:value-type="string">
            <text:p>KUVEYT TÜRK EVKAF FİNANS KURUMU</text:p>
          </table:table-cell>
          <table:table-cell office:value-type="float" office:value="511660" calcext:value-type="float">
            <text:p>51166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770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205" calcext:value-type="float">
            <text:p>205</text:p>
          </table:table-cell>
          <table:table-cell office:value-type="string" calcext:value-type="string">
            <text:p>KUVEYT TÜRK EVKAF FİNANS KURUMU</text:p>
          </table:table-cell>
          <table:table-cell office:value-type="float" office:value="512595" calcext:value-type="float">
            <text:p>51259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771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2">
          <table:table-cell office:value-type="float" office:value="205" calcext:value-type="float">
            <text:p>205</text:p>
          </table:table-cell>
          <table:table-cell office:value-type="string" calcext:value-type="string">
            <text:p>KUVEYT TÜRK EVKAF FİNANS KURUMU</text:p>
          </table:table-cell>
          <table:table-cell office:value-type="float" office:value="518896" calcext:value-type="float">
            <text:p>518896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772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205" calcext:value-type="float">
            <text:p>205</text:p>
          </table:table-cell>
          <table:table-cell office:value-type="string" calcext:value-type="string">
            <text:p>KUVEYT TÜRK EVKAF FİNANS KURUMU</text:p>
          </table:table-cell>
          <table:table-cell office:value-type="float" office:value="520180" calcext:value-type="float">
            <text:p>52018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773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205" calcext:value-type="float">
            <text:p>205</text:p>
          </table:table-cell>
          <table:table-cell office:value-type="string" calcext:value-type="string">
            <text:p>KUVEYT TÜRK EVKAF FİNANS KURUMU</text:p>
          </table:table-cell>
          <table:table-cell office:value-type="float" office:value="525312" calcext:value-type="float">
            <text:p>525312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774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205" calcext:value-type="float">
            <text:p>205</text:p>
          </table:table-cell>
          <table:table-cell office:value-type="string" calcext:value-type="string">
            <text:p>KUVEYT TÜRK EVKAF FİNANS KURUMU</text:p>
          </table:table-cell>
          <table:table-cell office:value-type="float" office:value="527083" calcext:value-type="float">
            <text:p>52708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775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205" calcext:value-type="float">
            <text:p>205</text:p>
          </table:table-cell>
          <table:table-cell office:value-type="string" calcext:value-type="string">
            <text:p>KUVEYT TÜRK EVKAF FİNANS KURUMU</text:p>
          </table:table-cell>
          <table:table-cell office:value-type="float" office:value="547564" calcext:value-type="float">
            <text:p>54756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776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205" calcext:value-type="float">
            <text:p>205</text:p>
          </table:table-cell>
          <table:table-cell office:value-type="string" calcext:value-type="string">
            <text:p>KUVEYT TÜRK EVKAF FİNANS KURUMU</text:p>
          </table:table-cell>
          <table:table-cell office:value-type="float" office:value="677055" calcext:value-type="float">
            <text:p>67705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777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205" calcext:value-type="float">
            <text:p>205</text:p>
          </table:table-cell>
          <table:table-cell office:value-type="string" calcext:value-type="string">
            <text:p>KUVEYT TÜRK EVKAF FİNANS KURUMU</text:p>
          </table:table-cell>
          <table:table-cell office:value-type="float" office:value="979216" calcext:value-type="float">
            <text:p>979216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DK</text:p>
          </table:table-cell>
          <table:table-cell table:formula="of:=COUNTIF([.N$2:.N$69];[.C778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206" calcext:value-type="float">
            <text:p>206</text:p>
          </table:table-cell>
          <table:table-cell office:value-type="string" calcext:value-type="string">
            <text:p>TÜRKİYE FİNANS KATILIM BANKASI</text:p>
          </table:table-cell>
          <table:table-cell office:value-type="float" office:value="400742" calcext:value-type="float">
            <text:p>400742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TFKBKART</text:p>
          </table:table-cell>
          <table:table-cell table:formula="of:=COUNTIF([.N$2:.N$69];[.C779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206" calcext:value-type="float">
            <text:p>206</text:p>
          </table:table-cell>
          <table:table-cell office:value-type="string" calcext:value-type="string">
            <text:p>TÜRKİYE FİNANS KATILIM BANKASI</text:p>
          </table:table-cell>
          <table:table-cell office:value-type="float" office:value="404952" calcext:value-type="float">
            <text:p>404952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780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206" calcext:value-type="float">
            <text:p>206</text:p>
          </table:table-cell>
          <table:table-cell office:value-type="string" calcext:value-type="string">
            <text:p>TÜRKİYE FİNANS KATILIM BANKASI</text:p>
          </table:table-cell>
          <table:table-cell office:value-type="float" office:value="411685" calcext:value-type="float">
            <text:p>41168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781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206" calcext:value-type="float">
            <text:p>206</text:p>
          </table:table-cell>
          <table:table-cell office:value-type="string" calcext:value-type="string">
            <text:p>TÜRKİYE FİNANS KATILIM BANKASI</text:p>
          </table:table-cell>
          <table:table-cell office:value-type="float" office:value="416275" calcext:value-type="float">
            <text:p>41627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table:formula="of:=COUNTIF([.N$2:.N$69];[.C782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206" calcext:value-type="float">
            <text:p>206</text:p>
          </table:table-cell>
          <table:table-cell office:value-type="string" calcext:value-type="string">
            <text:p>TÜRKİYE FİNANS KATILIM BANKASI</text:p>
          </table:table-cell>
          <table:table-cell office:value-type="float" office:value="424927" calcext:value-type="float">
            <text:p>424927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TFKBONUS</text:p>
          </table:table-cell>
          <table:table-cell table:formula="of:=COUNTIF([.N$2:.N$69];[.C783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206" calcext:value-type="float">
            <text:p>206</text:p>
          </table:table-cell>
          <table:table-cell office:value-type="string" calcext:value-type="string">
            <text:p>TÜRKİYE FİNANS KATILIM BANKASI</text:p>
          </table:table-cell>
          <table:table-cell office:value-type="float" office:value="424931" calcext:value-type="float">
            <text:p>424931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784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206" calcext:value-type="float">
            <text:p>206</text:p>
          </table:table-cell>
          <table:table-cell office:value-type="string" calcext:value-type="string">
            <text:p>TÜRKİYE FİNANS KATILIM BANKASI</text:p>
          </table:table-cell>
          <table:table-cell office:value-type="float" office:value="428462" calcext:value-type="float">
            <text:p>428462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TFKBONUS</text:p>
          </table:table-cell>
          <table:table-cell table:formula="of:=COUNTIF([.N$2:.N$69];[.C785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table:number-columns-repeated="4"/>
        </table:table-row>
        <table:table-row table:style-name="ro2">
          <table:table-cell office:value-type="float" office:value="206" calcext:value-type="float">
            <text:p>206</text:p>
          </table:table-cell>
          <table:table-cell office:value-type="string" calcext:value-type="string">
            <text:p>TÜRKİYE FİNANS KATILIM BANKASI</text:p>
          </table:table-cell>
          <table:table-cell office:value-type="float" office:value="435627" calcext:value-type="float">
            <text:p>435627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786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206" calcext:value-type="float">
            <text:p>206</text:p>
          </table:table-cell>
          <table:table-cell office:value-type="string" calcext:value-type="string">
            <text:p>TÜRKİYE FİNANS KATILIM BANKASI</text:p>
          </table:table-cell>
          <table:table-cell office:value-type="float" office:value="435628" calcext:value-type="float">
            <text:p>435628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787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206" calcext:value-type="float">
            <text:p>206</text:p>
          </table:table-cell>
          <table:table-cell office:value-type="string" calcext:value-type="string">
            <text:p>TÜRKİYE FİNANS KATILIM BANKASI</text:p>
          </table:table-cell>
          <table:table-cell office:value-type="float" office:value="435629" calcext:value-type="float">
            <text:p>435629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table:formula="of:=COUNTIF([.N$2:.N$69];[.C788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206" calcext:value-type="float">
            <text:p>206</text:p>
          </table:table-cell>
          <table:table-cell office:value-type="string" calcext:value-type="string">
            <text:p>TÜRKİYE FİNANS KATILIM BANKASI</text:p>
          </table:table-cell>
          <table:table-cell office:value-type="float" office:value="441206" calcext:value-type="float">
            <text:p>441206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TFKBKART</text:p>
          </table:table-cell>
          <table:table-cell table:formula="of:=COUNTIF([.N$2:.N$69];[.C789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206" calcext:value-type="float">
            <text:p>206</text:p>
          </table:table-cell>
          <table:table-cell office:value-type="string" calcext:value-type="string">
            <text:p>TÜRKİYE FİNANS KATILIM BANKASI</text:p>
          </table:table-cell>
          <table:table-cell office:value-type="float" office:value="470954" calcext:value-type="float">
            <text:p>47095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TFKBKART</text:p>
          </table:table-cell>
          <table:table-cell table:formula="of:=COUNTIF([.N$2:.N$69];[.C790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206" calcext:value-type="float">
            <text:p>206</text:p>
          </table:table-cell>
          <table:table-cell office:value-type="string" calcext:value-type="string">
            <text:p>TÜRKİYE FİNANS KATILIM BANKASI</text:p>
          </table:table-cell>
          <table:table-cell office:value-type="float" office:value="479915" calcext:value-type="float">
            <text:p>47991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TFKBONUS</text:p>
          </table:table-cell>
          <table:table-cell table:formula="of:=COUNTIF([.N$2:.N$69];[.C791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206" calcext:value-type="float">
            <text:p>206</text:p>
          </table:table-cell>
          <table:table-cell office:value-type="string" calcext:value-type="string">
            <text:p>TÜRKİYE FİNANS KATILIM BANKASI</text:p>
          </table:table-cell>
          <table:table-cell office:value-type="float" office:value="479916" calcext:value-type="float">
            <text:p>479916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TFKBONUS</text:p>
          </table:table-cell>
          <table:table-cell table:formula="of:=COUNTIF([.N$2:.N$69];[.C792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206" calcext:value-type="float">
            <text:p>206</text:p>
          </table:table-cell>
          <table:table-cell office:value-type="string" calcext:value-type="string">
            <text:p>TÜRKİYE FİNANS KATILIM BANKASI</text:p>
          </table:table-cell>
          <table:table-cell office:value-type="float" office:value="479917" calcext:value-type="float">
            <text:p>479917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TFKBONUS</text:p>
          </table:table-cell>
          <table:table-cell table:formula="of:=COUNTIF([.N$2:.N$69];[.C793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206" calcext:value-type="float">
            <text:p>206</text:p>
          </table:table-cell>
          <table:table-cell office:value-type="string" calcext:value-type="string">
            <text:p>TÜRKİYE FİNANS KATILIM BANKASI</text:p>
          </table:table-cell>
          <table:table-cell office:value-type="float" office:value="485061" calcext:value-type="float">
            <text:p>485061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table:formula="of:=COUNTIF([.N$2:.N$69];[.C794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206" calcext:value-type="float">
            <text:p>206</text:p>
          </table:table-cell>
          <table:table-cell office:value-type="string" calcext:value-type="string">
            <text:p>TÜRKİYE FİNANS KATILIM BANKASI</text:p>
          </table:table-cell>
          <table:table-cell office:value-type="float" office:value="498724" calcext:value-type="float">
            <text:p>49872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TFKBONUS</text:p>
          </table:table-cell>
          <table:table-cell table:formula="of:=COUNTIF([.N$2:.N$69];[.C795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206" calcext:value-type="float">
            <text:p>206</text:p>
          </table:table-cell>
          <table:table-cell office:value-type="string" calcext:value-type="string">
            <text:p>TÜRKİYE FİNANS KATILIM BANKASI</text:p>
          </table:table-cell>
          <table:table-cell office:value-type="float" office:value="498725" calcext:value-type="float">
            <text:p>49872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TFKBONUS</text:p>
          </table:table-cell>
          <table:table-cell table:formula="of:=COUNTIF([.N$2:.N$69];[.C796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206" calcext:value-type="float">
            <text:p>206</text:p>
          </table:table-cell>
          <table:table-cell office:value-type="string" calcext:value-type="string">
            <text:p>TÜRKİYE FİNANS KATILIM BANKASI</text:p>
          </table:table-cell>
          <table:table-cell office:value-type="float" office:value="511758" calcext:value-type="float">
            <text:p>511758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TFKBONUS</text:p>
          </table:table-cell>
          <table:table-cell table:formula="of:=COUNTIF([.N$2:.N$69];[.C797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206" calcext:value-type="float">
            <text:p>206</text:p>
          </table:table-cell>
          <table:table-cell office:value-type="string" calcext:value-type="string">
            <text:p>TÜRKİYE FİNANS KATILIM BANKASI</text:p>
          </table:table-cell>
          <table:table-cell office:value-type="float" office:value="511783" calcext:value-type="float">
            <text:p>51178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TFKBKART</text:p>
          </table:table-cell>
          <table:table-cell table:formula="of:=COUNTIF([.N$2:.N$69];[.C798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206" calcext:value-type="float">
            <text:p>206</text:p>
          </table:table-cell>
          <table:table-cell office:value-type="string" calcext:value-type="string">
            <text:p>TÜRKİYE FİNANS KATILIM BANKASI</text:p>
          </table:table-cell>
          <table:table-cell office:value-type="float" office:value="512360" calcext:value-type="float">
            <text:p>51236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TFKBONUS</text:p>
          </table:table-cell>
          <table:table-cell table:formula="of:=COUNTIF([.N$2:.N$69];[.C799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206" calcext:value-type="float">
            <text:p>206</text:p>
          </table:table-cell>
          <table:table-cell office:value-type="string" calcext:value-type="string">
            <text:p>TÜRKİYE FİNANS KATILIM BANKASI</text:p>
          </table:table-cell>
          <table:table-cell office:value-type="float" office:value="521848" calcext:value-type="float">
            <text:p>521848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TFKBONUS</text:p>
          </table:table-cell>
          <table:table-cell table:formula="of:=COUNTIF([.N$2:.N$69];[.C800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table:number-columns-repeated="4"/>
        </table:table-row>
        <table:table-row table:style-name="ro2">
          <table:table-cell office:value-type="float" office:value="206" calcext:value-type="float">
            <text:p>206</text:p>
          </table:table-cell>
          <table:table-cell office:value-type="string" calcext:value-type="string">
            <text:p>TÜRKİYE FİNANS KATILIM BANKASI</text:p>
          </table:table-cell>
          <table:table-cell office:value-type="float" office:value="528293" calcext:value-type="float">
            <text:p>52829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TFKBKART</text:p>
          </table:table-cell>
          <table:table-cell table:formula="of:=COUNTIF([.N$2:.N$69];[.C801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206" calcext:value-type="float">
            <text:p>206</text:p>
          </table:table-cell>
          <table:table-cell office:value-type="string" calcext:value-type="string">
            <text:p>TÜRKİYE FİNANS KATILIM BANKASI</text:p>
          </table:table-cell>
          <table:table-cell office:value-type="float" office:value="537719" calcext:value-type="float">
            <text:p>53771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TFKBONUS</text:p>
          </table:table-cell>
          <table:table-cell table:formula="of:=COUNTIF([.N$2:.N$69];[.C802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table:number-columns-repeated="4"/>
        </table:table-row>
        <table:table-row table:style-name="ro2">
          <table:table-cell office:value-type="float" office:value="206" calcext:value-type="float">
            <text:p>206</text:p>
          </table:table-cell>
          <table:table-cell office:value-type="string" calcext:value-type="string">
            <text:p>TÜRKİYE FİNANS KATILIM BANKASI</text:p>
          </table:table-cell>
          <table:table-cell office:value-type="float" office:value="549294" calcext:value-type="float">
            <text:p>54929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TFKBONUS</text:p>
          </table:table-cell>
          <table:table-cell table:formula="of:=COUNTIF([.N$2:.N$69];[.C803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table:number-columns-repeated="4"/>
        </table:table-row>
        <table:table-row table:style-name="ro2">
          <table:table-cell office:value-type="float" office:value="206" calcext:value-type="float">
            <text:p>206</text:p>
          </table:table-cell>
          <table:table-cell office:value-type="string" calcext:value-type="string">
            <text:p>TÜRKİYE FİNANS KATILIM BANKASI</text:p>
          </table:table-cell>
          <table:table-cell office:value-type="float" office:value="552610" calcext:value-type="float">
            <text:p>55261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804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206" calcext:value-type="float">
            <text:p>206</text:p>
          </table:table-cell>
          <table:table-cell office:value-type="string" calcext:value-type="string">
            <text:p>TÜRKİYE FİNANS KATILIM BANKASI</text:p>
          </table:table-cell>
          <table:table-cell office:value-type="float" office:value="606043" calcext:value-type="float">
            <text:p>60604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805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206" calcext:value-type="float">
            <text:p>206</text:p>
          </table:table-cell>
          <table:table-cell office:value-type="string" calcext:value-type="string">
            <text:p>TÜRKİYE FİNANS KATILIM BANKASI</text:p>
          </table:table-cell>
          <table:table-cell office:value-type="float" office:value="677451" calcext:value-type="float">
            <text:p>677451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table:formula="of:=COUNTIF([.N$2:.N$69];[.C806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206" calcext:value-type="float">
            <text:p>206</text:p>
          </table:table-cell>
          <table:table-cell office:value-type="string" calcext:value-type="string">
            <text:p>TÜRKİYE FİNANS KATILIM BANKASI</text:p>
          </table:table-cell>
          <table:table-cell office:value-type="float" office:value="979218" calcext:value-type="float">
            <text:p>979218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DK</text:p>
          </table:table-cell>
          <table:table-cell table:formula="of:=COUNTIF([.N$2:.N$69];[.C807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209" calcext:value-type="float">
            <text:p>209</text:p>
          </table:table-cell>
          <table:table-cell office:value-type="string" calcext:value-type="string">
            <text:p>ZİRAAT KATILIM BANKASI A.Ş.</text:p>
          </table:table-cell>
          <table:table-cell office:value-type="float" office:value="416283" calcext:value-type="float">
            <text:p>416283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808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209" calcext:value-type="float">
            <text:p>209</text:p>
          </table:table-cell>
          <table:table-cell office:value-type="string" calcext:value-type="string">
            <text:p>ZİRAAT KATILIM BANKASI A.Ş.</text:p>
          </table:table-cell>
          <table:table-cell office:value-type="float" office:value="535248" calcext:value-type="float">
            <text:p>535248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809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209" calcext:value-type="float">
            <text:p>209</text:p>
          </table:table-cell>
          <table:table-cell office:value-type="string" calcext:value-type="string">
            <text:p>ZİRAAT KATILIM BANKASI A.Ş.</text:p>
          </table:table-cell>
          <table:table-cell office:value-type="float" office:value="539134" calcext:value-type="float">
            <text:p>53913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810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209" calcext:value-type="float">
            <text:p>209</text:p>
          </table:table-cell>
          <table:table-cell office:value-type="string" calcext:value-type="string">
            <text:p>ZİRAAT KATILIM BANKASI A.Ş.</text:p>
          </table:table-cell>
          <table:table-cell office:value-type="float" office:value="670586" calcext:value-type="float">
            <text:p>670586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811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209" calcext:value-type="float">
            <text:p>209</text:p>
          </table:table-cell>
          <table:table-cell office:value-type="string" calcext:value-type="string">
            <text:p>ZİRAAT KATILIM BANKASI A.Ş.</text:p>
          </table:table-cell>
          <table:table-cell office:value-type="float" office:value="979221" calcext:value-type="float">
            <text:p>979221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KK</text:p>
          </table:table-cell>
          <table:table-cell table:formula="of:=COUNTIF([.N$2:.N$69];[.C812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210" calcext:value-type="float">
            <text:p>210</text:p>
          </table:table-cell>
          <table:table-cell office:value-type="string" calcext:value-type="string">
            <text:p>VAKIF KATILIM BANKASI A.S</text:p>
          </table:table-cell>
          <table:table-cell office:value-type="float" office:value="483703" calcext:value-type="float">
            <text:p>483703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VKK</text:p>
          </table:table-cell>
          <table:table-cell table:formula="of:=COUNTIF([.N$2:.N$69];[.C813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210" calcext:value-type="float">
            <text:p>210</text:p>
          </table:table-cell>
          <table:table-cell office:value-type="string" calcext:value-type="string">
            <text:p>VAKIF KATILIM BANKASI A.S</text:p>
          </table:table-cell>
          <table:table-cell office:value-type="float" office:value="483704" calcext:value-type="float">
            <text:p>48370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VKK</text:p>
          </table:table-cell>
          <table:table-cell table:formula="of:=COUNTIF([.N$2:.N$69];[.C814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210" calcext:value-type="float">
            <text:p>210</text:p>
          </table:table-cell>
          <table:table-cell office:value-type="string" calcext:value-type="string">
            <text:p>VAKIF KATILIM BANKASI A.S</text:p>
          </table:table-cell>
          <table:table-cell office:value-type="float" office:value="535355" calcext:value-type="float">
            <text:p>53535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815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210" calcext:value-type="float">
            <text:p>210</text:p>
          </table:table-cell>
          <table:table-cell office:value-type="string" calcext:value-type="string">
            <text:p>VAKIF KATILIM BANKASI A.S</text:p>
          </table:table-cell>
          <table:table-cell office:value-type="float" office:value="670544" calcext:value-type="float">
            <text:p>67054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816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210" calcext:value-type="float">
            <text:p>210</text:p>
          </table:table-cell>
          <table:table-cell office:value-type="string" calcext:value-type="string">
            <text:p>VAKIF KATILIM BANKASI A.S</text:p>
          </table:table-cell>
          <table:table-cell office:value-type="float" office:value="979250" calcext:value-type="float">
            <text:p>979250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DK</text:p>
          </table:table-cell>
          <table:table-cell table:formula="of:=COUNTIF([.N$2:.N$69];[.C817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900" calcext:value-type="float">
            <text:p>900</text:p>
          </table:table-cell>
          <table:table-cell office:value-type="string" calcext:value-type="string">
            <text:p>AKK TURİZM VE TİCARET A.Ş.</text:p>
          </table:table-cell>
          <table:table-cell office:value-type="float" office:value="492192" calcext:value-type="float">
            <text:p>492192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818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900" calcext:value-type="float">
            <text:p>900</text:p>
          </table:table-cell>
          <table:table-cell office:value-type="string" calcext:value-type="string">
            <text:p>AKK TURİZM VE TİCARET A.Ş.</text:p>
          </table:table-cell>
          <table:table-cell office:value-type="float" office:value="512446" calcext:value-type="float">
            <text:p>512446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819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900" calcext:value-type="float">
            <text:p>900</text:p>
          </table:table-cell>
          <table:table-cell office:value-type="string" calcext:value-type="string">
            <text:p>AKK TURİZM VE TİCARET A.Ş.</text:p>
          </table:table-cell>
          <table:table-cell office:value-type="float" office:value="516742" calcext:value-type="float">
            <text:p>516742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820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900" calcext:value-type="float">
            <text:p>900</text:p>
          </table:table-cell>
          <table:table-cell office:value-type="string" calcext:value-type="string">
            <text:p>AKK TURİZM VE TİCARET A.Ş.</text:p>
          </table:table-cell>
          <table:table-cell office:value-type="float" office:value="521584" calcext:value-type="float">
            <text:p>52158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821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900" calcext:value-type="float">
            <text:p>900</text:p>
          </table:table-cell>
          <table:table-cell office:value-type="string" calcext:value-type="string">
            <text:p>AKK TURİZM VE TİCARET A.Ş.</text:p>
          </table:table-cell>
          <table:table-cell office:value-type="float" office:value="539605" calcext:value-type="float">
            <text:p>53960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DNZPTBNS</text:p>
          </table:table-cell>
          <table:table-cell table:formula="of:=COUNTIF([.N$2:.N$69];[.C822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900" calcext:value-type="float">
            <text:p>900</text:p>
          </table:table-cell>
          <table:table-cell office:value-type="string" calcext:value-type="string">
            <text:p>AKK TURİZM VE TİCARET A.Ş.</text:p>
          </table:table-cell>
          <table:table-cell office:value-type="float" office:value="549938" calcext:value-type="float">
            <text:p>549938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DNZPTBNS</text:p>
          </table:table-cell>
          <table:table-cell table:formula="of:=COUNTIF([.N$2:.N$69];[.C823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900" calcext:value-type="float">
            <text:p>900</text:p>
          </table:table-cell>
          <table:table-cell office:value-type="string" calcext:value-type="string">
            <text:p>AKK TURİZM VE TİCARET A.Ş.</text:p>
          </table:table-cell>
          <table:table-cell office:value-type="float" office:value="554566" calcext:value-type="float">
            <text:p>554566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DNZPTBNS</text:p>
          </table:table-cell>
          <table:table-cell table:formula="of:=COUNTIF([.N$2:.N$69];[.C824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900" calcext:value-type="float">
            <text:p>900</text:p>
          </table:table-cell>
          <table:table-cell office:value-type="string" calcext:value-type="string">
            <text:p>AKK TURİZM VE TİCARET A.Ş.</text:p>
          </table:table-cell>
          <table:table-cell office:value-type="float" office:value="677047" calcext:value-type="float">
            <text:p>677047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825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</table:table>
      <table:table table:name="YapıKredi" table:style-name="ta1">
        <table:table-column table:style-name="co13" table:default-cell-style-name="ce13"/>
        <table:table-column table:style-name="co25" table:default-cell-style-name="ce13"/>
        <table:table-column table:style-name="co26" table:default-cell-style-name="ce13"/>
        <table:table-column table:style-name="co27" table:default-cell-style-name="Default"/>
        <table:table-column table:style-name="co28" table:default-cell-style-name="Default"/>
        <table:table-column table:style-name="co13" table:default-cell-style-name="Default"/>
        <table:table-row table:style-name="ro2">
          <table:table-cell office:value-type="string" calcext:value-type="string">
            <text:p>Banka Kodu</text:p>
          </table:table-cell>
          <table:table-cell office:value-type="string" calcext:value-type="string">
            <text:p>BIN</text:p>
          </table:table-cell>
          <table:table-cell office:value-type="string" calcext:value-type="string">
            <text:p>Kart Tipi</text:p>
          </table:table-cell>
          <table:table-cell office:value-type="string" calcext:value-type="string">
            <text:p>Banka</text:p>
          </table:table-cell>
          <table:table-cell office:value-type="string" calcext:value-type="string">
            <text:p>taksit</text:p>
          </table:table-cell>
          <table:table-cell office:value-type="string" calcext:value-type="string">
            <text:p>odul</text:p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494314" calcext:value-type="float">
            <text:p>494314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NoInstallment</text:p>
          </table:table-cell>
          <table:table-cell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401622" calcext:value-type="float">
            <text:p>401622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NoInstallment</text:p>
          </table:table-cell>
          <table:table-cell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490983" calcext:value-type="float">
            <text:p>490983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NoInstallment</text:p>
          </table:table-cell>
          <table:table-cell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413382" calcext:value-type="float">
            <text:p>413382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NoInstallment</text:p>
          </table:table-cell>
          <table:table-cell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414392" calcext:value-type="float">
            <text:p>414392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NoInstallment</text:p>
          </table:table-cell>
          <table:table-cell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442106" calcext:value-type="float">
            <text:p>442106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NoInstallment</text:p>
          </table:table-cell>
          <table:table-cell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420343" calcext:value-type="float">
            <text:p>420343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NoInstallment</text:p>
          </table:table-cell>
          <table:table-cell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639004" calcext:value-type="float">
            <text:p>639004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NoInstallment</text:p>
          </table:table-cell>
          <table:table-cell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603797" calcext:value-type="float">
            <text:p>603797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NoInstallment</text:p>
          </table:table-cell>
          <table:table-cell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676166" calcext:value-type="float">
            <text:p>676166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NoInstallment</text:p>
          </table:table-cell>
          <table:table-cell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537833" calcext:value-type="float">
            <text:p>537833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NoInstallment</text:p>
          </table:table-cell>
          <table:table-cell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516888" calcext:value-type="float">
            <text:p>516888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NoInstallment</text:p>
          </table:table-cell>
          <table:table-cell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420342" calcext:value-type="float">
            <text:p>420342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NoInstallment</text:p>
          </table:table-cell>
          <table:table-cell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535602" calcext:value-type="float">
            <text:p>535602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NoInstallment</text:p>
          </table:table-cell>
          <table:table-cell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406281" calcext:value-type="float">
            <text:p>406281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NoInstallment</text:p>
          </table:table-cell>
          <table:table-cell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479612" calcext:value-type="float">
            <text:p>479612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NoInstallment</text:p>
          </table:table-cell>
          <table:table-cell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535435" calcext:value-type="float">
            <text:p>535435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NoInstallment</text:p>
          </table:table-cell>
          <table:table-cell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657366" calcext:value-type="float">
            <text:p>657366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NoInstallment</text:p>
          </table:table-cell>
          <table:table-cell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979241" calcext:value-type="float">
            <text:p>979241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NoInstallment</text:p>
          </table:table-cell>
          <table:table-cell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535601" calcext:value-type="float">
            <text:p>535601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NoInstallment</text:p>
          </table:table-cell>
          <table:table-cell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420342" calcext:value-type="float">
            <text:p>420342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NoInstallment</text:p>
          </table:table-cell>
          <table:table-cell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420343" calcext:value-type="float">
            <text:p>420343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NoInstallment</text:p>
          </table:table-cell>
          <table:table-cell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537833" calcext:value-type="float">
            <text:p>537833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NoInstallment</text:p>
          </table:table-cell>
          <table:table-cell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446212" calcext:value-type="float">
            <text:p>446212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450634" calcext:value-type="float">
            <text:p>450634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492130" calcext:value-type="float">
            <text:p>492130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491205" calcext:value-type="float">
            <text:p>491205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491206" calcext:value-type="float">
            <text:p>491206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404809" calcext:value-type="float">
            <text:p>404809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476625" calcext:value-type="float">
            <text:p>476625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476626" calcext:value-type="float">
            <text:p>476626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540061" calcext:value-type="float">
            <text:p>540061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540062" calcext:value-type="float">
            <text:p>540062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540063" calcext:value-type="float">
            <text:p>540063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545103" calcext:value-type="float">
            <text:p>545103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540122" calcext:value-type="float">
            <text:p>540122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540129" calcext:value-type="float">
            <text:p>540129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533913" calcext:value-type="float">
            <text:p>533913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525864" calcext:value-type="float">
            <text:p>525864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479794" calcext:value-type="float">
            <text:p>479794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479795" calcext:value-type="float">
            <text:p>479795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542117" calcext:value-type="float">
            <text:p>542117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479620" calcext:value-type="float">
            <text:p>479620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979263" calcext:value-type="float">
            <text:p>979263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455359" calcext:value-type="float">
            <text:p>455359</text:p>
          </table:table-cell>
          <table:table-cell office:value-type="string" calcext:value-type="string">
            <text:p>Credit - Business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552645" calcext:value-type="float">
            <text:p>552645</text:p>
          </table:table-cell>
          <table:table-cell office:value-type="string" calcext:value-type="string">
            <text:p>Credit - Business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552659" calcext:value-type="float">
            <text:p>552659</text:p>
          </table:table-cell>
          <table:table-cell office:value-type="string" calcext:value-type="string">
            <text:p>Credit - Business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510054" calcext:value-type="float">
            <text:p>510054</text:p>
          </table:table-cell>
          <table:table-cell office:value-type="string" calcext:value-type="string">
            <text:p>Credit - Business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476625" calcext:value-type="float">
            <text:p>476625</text:p>
          </table:table-cell>
          <table:table-cell office:value-type="string" calcext:value-type="string">
            <text:p>Credit - Business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476626" calcext:value-type="float">
            <text:p>476626</text:p>
          </table:table-cell>
          <table:table-cell office:value-type="string" calcext:value-type="string">
            <text:p>Credit - Business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434839" calcext:value-type="float">
            <text:p>434839</text:p>
          </table:table-cell>
          <table:table-cell office:value-type="string" calcext:value-type="string">
            <text:p>Credit - Business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523034" calcext:value-type="float">
            <text:p>523034</text:p>
          </table:table-cell>
          <table:table-cell office:value-type="string" calcext:value-type="string">
            <text:p>Credit - Business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479909" calcext:value-type="float">
            <text:p>479909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T. VAKIFLAR BANKASI T.A.O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493841" calcext:value-type="float">
            <text:p>493841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T. VAKIFLAR BANKASI T.A.O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411979" calcext:value-type="float">
            <text:p>411979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T. VAKIFLAR BANKASI T.A.O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493846" calcext:value-type="float">
            <text:p>493846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T. VAKIFLAR BANKASI T.A.O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542119" calcext:value-type="float">
            <text:p>542119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T. VAKIFLAR BANKASI T.A.O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540045" calcext:value-type="float">
            <text:p>540045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T. VAKIFLAR BANKASI T.A.O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552101" calcext:value-type="float">
            <text:p>552101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T. VAKIFLAR BANKASI T.A.O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542804" calcext:value-type="float">
            <text:p>542804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T. VAKIFLAR BANKASI T.A.O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542798" calcext:value-type="float">
            <text:p>542798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T. VAKIFLAR BANKASI T.A.O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540046" calcext:value-type="float">
            <text:p>540046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T. VAKIFLAR BANKASI T.A.O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520017" calcext:value-type="float">
            <text:p>520017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T. VAKIFLAR BANKASI T.A.O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493840" calcext:value-type="float">
            <text:p>493840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T. VAKIFLAR BANKASI T.A.O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416757" calcext:value-type="float">
            <text:p>416757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T. VAKIFLAR BANKASI T.A.O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411944" calcext:value-type="float">
            <text:p>411944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T. VAKIFLAR BANKASI T.A.O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411943" calcext:value-type="float">
            <text:p>411943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T. VAKIFLAR BANKASI T.A.O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411942" calcext:value-type="float">
            <text:p>411942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T. VAKIFLAR BANKASI T.A.O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411724" calcext:value-type="float">
            <text:p>411724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T. VAKIFLAR BANKASI T.A.O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409084" calcext:value-type="float">
            <text:p>409084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T. VAKIFLAR BANKASI T.A.O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402940" calcext:value-type="float">
            <text:p>402940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T. VAKIFLAR BANKASI T.A.O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415792" calcext:value-type="float">
            <text:p>415792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T. VAKIFLAR BANKASI T.A.O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428945" calcext:value-type="float">
            <text:p>428945</text:p>
          </table:table-cell>
          <table:table-cell office:value-type="string" calcext:value-type="string">
            <text:p>Credit - Business</text:p>
          </table:table-cell>
          <table:table-cell office:value-type="string" calcext:value-type="string">
            <text:p>T. VAKIFLAR BANKASI T.A.O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547244" calcext:value-type="float">
            <text:p>547244</text:p>
          </table:table-cell>
          <table:table-cell office:value-type="string" calcext:value-type="string">
            <text:p>Credit - Business</text:p>
          </table:table-cell>
          <table:table-cell office:value-type="string" calcext:value-type="string">
            <text:p>T. VAKIFLAR BANKASI T.A.O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650170" calcext:value-type="float">
            <text:p>650170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T. VAKIFLAR BANKASI T.A.O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531369" calcext:value-type="float">
            <text:p>531369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T. VAKIFLAR BANKASI T.A.O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434724" calcext:value-type="float">
            <text:p>434724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T. VAKIFLAR BANKASI T.A.O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459252" calcext:value-type="float">
            <text:p>459252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T. VAKIFLAR BANKASI T.A.O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</table:table-row>
        <table:table-row table:style-name="ro2">
          <table:table-cell office:value-type="float" office:value="203" calcext:value-type="float">
            <text:p>203</text:p>
          </table:table-cell>
          <table:table-cell office:value-type="float" office:value="432284" calcext:value-type="float">
            <text:p>432284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ALBARAKA TURK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</table:table-row>
        <table:table-row table:style-name="ro2">
          <table:table-cell office:value-type="float" office:value="203" calcext:value-type="float">
            <text:p>203</text:p>
          </table:table-cell>
          <table:table-cell office:value-type="float" office:value="432285" calcext:value-type="float">
            <text:p>432285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ALBARAKA TURK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</table:table-row>
        <table:table-row table:style-name="ro2">
          <table:table-cell office:value-type="float" office:value="203" calcext:value-type="float">
            <text:p>203</text:p>
          </table:table-cell>
          <table:table-cell office:value-type="float" office:value="534264" calcext:value-type="float">
            <text:p>534264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ALBARAKA TURK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</table:table-row>
        <table:table-row table:style-name="ro2">
          <table:table-cell office:value-type="float" office:value="203" calcext:value-type="float">
            <text:p>203</text:p>
          </table:table-cell>
          <table:table-cell office:value-type="float" office:value="511583" calcext:value-type="float">
            <text:p>511583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ALBARAKA TURK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</table:table-row>
        <table:table-row table:style-name="ro2">
          <table:table-cell office:value-type="float" office:value="203" calcext:value-type="float">
            <text:p>203</text:p>
          </table:table-cell>
          <table:table-cell office:value-type="float" office:value="424935" calcext:value-type="float">
            <text:p>424935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ALBARAKA TURK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</table:table-row>
        <table:table-row table:style-name="ro2">
          <table:table-cell office:value-type="float" office:value="203" calcext:value-type="float">
            <text:p>203</text:p>
          </table:table-cell>
          <table:table-cell office:value-type="float" office:value="423002" calcext:value-type="float">
            <text:p>423002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ALBARAKA TURK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</table:table-row>
        <table:table-row table:style-name="ro2">
          <table:table-cell office:value-type="float" office:value="203" calcext:value-type="float">
            <text:p>203</text:p>
          </table:table-cell>
          <table:table-cell office:value-type="float" office:value="533796" calcext:value-type="float">
            <text:p>533796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ALBARAKA TURK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</table:table-row>
        <table:table-row table:style-name="ro2">
          <table:table-cell office:value-type="float" office:value="203" calcext:value-type="float">
            <text:p>203</text:p>
          </table:table-cell>
          <table:table-cell office:value-type="float" office:value="417715" calcext:value-type="float">
            <text:p>417715</text:p>
          </table:table-cell>
          <table:table-cell office:value-type="string" calcext:value-type="string">
            <text:p>Credit - Business</text:p>
          </table:table-cell>
          <table:table-cell office:value-type="string" calcext:value-type="string">
            <text:p>ALBARAKA TURK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</table:table-row>
        <table:table-row table:style-name="ro2">
          <table:table-cell office:value-type="float" office:value="203" calcext:value-type="float">
            <text:p>203</text:p>
          </table:table-cell>
          <table:table-cell office:value-type="float" office:value="547234" calcext:value-type="float">
            <text:p>547234</text:p>
          </table:table-cell>
          <table:table-cell office:value-type="string" calcext:value-type="string">
            <text:p>Credit - Business</text:p>
          </table:table-cell>
          <table:table-cell office:value-type="string" calcext:value-type="string">
            <text:p>ALBARAKA TURK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</table:table-row>
        <table:table-row table:style-name="ro2">
          <table:table-cell office:value-type="float" office:value="203" calcext:value-type="float">
            <text:p>203</text:p>
          </table:table-cell>
          <table:table-cell office:value-type="float" office:value="434572" calcext:value-type="float">
            <text:p>434572</text:p>
          </table:table-cell>
          <table:table-cell office:value-type="string" calcext:value-type="string">
            <text:p>Credit - Business</text:p>
          </table:table-cell>
          <table:table-cell office:value-type="string" calcext:value-type="string">
            <text:p>ALBARAKA TURK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</table:table-row>
        <table:table-row table:style-name="ro2">
          <table:table-cell office:value-type="float" office:value="203" calcext:value-type="float">
            <text:p>203</text:p>
          </table:table-cell>
          <table:table-cell office:value-type="float" office:value="536180" calcext:value-type="float">
            <text:p>536180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ALBARAKA TURK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</table:table-row>
        <table:table-row table:style-name="ro2">
          <table:table-cell office:value-type="float" office:value="135" calcext:value-type="float">
            <text:p>135</text:p>
          </table:table-cell>
          <table:table-cell office:value-type="float" office:value="425846" calcext:value-type="float">
            <text:p>425846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ANADOLU BANK A.Ş.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</table:table-row>
        <table:table-row table:style-name="ro2">
          <table:table-cell office:value-type="float" office:value="135" calcext:value-type="float">
            <text:p>135</text:p>
          </table:table-cell>
          <table:table-cell office:value-type="float" office:value="425847" calcext:value-type="float">
            <text:p>425847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ANADOLU BANK A.Ş.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</table:table-row>
        <table:table-row table:style-name="ro2">
          <table:table-cell office:value-type="float" office:value="135" calcext:value-type="float">
            <text:p>135</text:p>
          </table:table-cell>
          <table:table-cell office:value-type="float" office:value="522240" calcext:value-type="float">
            <text:p>522240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ANADOLU BANK A.Ş.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</table:table-row>
        <table:table-row table:style-name="ro2">
          <table:table-cell office:value-type="float" office:value="135" calcext:value-type="float">
            <text:p>135</text:p>
          </table:table-cell>
          <table:table-cell office:value-type="float" office:value="522241" calcext:value-type="float">
            <text:p>522241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ANADOLU BANK A.Ş.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</table:table-row>
        <table:table-row table:style-name="ro2">
          <table:table-cell office:value-type="float" office:value="135" calcext:value-type="float">
            <text:p>135</text:p>
          </table:table-cell>
          <table:table-cell office:value-type="float" office:value="441341" calcext:value-type="float">
            <text:p>441341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ANADOLU BANK A.Ş.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</table:table-row>
        <table:table-row table:style-name="ro2">
          <table:table-cell office:value-type="float" office:value="135" calcext:value-type="float">
            <text:p>135</text:p>
          </table:table-cell>
          <table:table-cell office:value-type="float" office:value="554301" calcext:value-type="float">
            <text:p>554301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ANADOLU BANK A.Ş.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</table:table-row>
        <table:table-row table:style-name="ro2">
          <table:table-cell office:value-type="float" office:value="135" calcext:value-type="float">
            <text:p>135</text:p>
          </table:table-cell>
          <table:table-cell office:value-type="float" office:value="979252" calcext:value-type="float">
            <text:p>979252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ANADOLU BANK A.Ş.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</table:table-row>
        <table:table-row table:style-name="ro2">
          <table:table-cell office:value-type="float" office:value="135" calcext:value-type="float">
            <text:p>135</text:p>
          </table:table-cell>
          <table:table-cell office:value-type="float" office:value="425848" calcext:value-type="float">
            <text:p>425848</text:p>
          </table:table-cell>
          <table:table-cell office:value-type="string" calcext:value-type="string">
            <text:p>Credit - Business</text:p>
          </table:table-cell>
          <table:table-cell office:value-type="string" calcext:value-type="string">
            <text:p>ANADOLU BANK A.Ş.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</table:table-row>
        <table:table-row table:style-name="ro2">
          <table:table-cell office:value-type="float" office:value="135" calcext:value-type="float">
            <text:p>135</text:p>
          </table:table-cell>
          <table:table-cell office:value-type="float" office:value="558593" calcext:value-type="float">
            <text:p>558593</text:p>
          </table:table-cell>
          <table:table-cell office:value-type="string" calcext:value-type="string">
            <text:p>Credit - Business</text:p>
          </table:table-cell>
          <table:table-cell office:value-type="string" calcext:value-type="string">
            <text:p>ANADOLU BANK A.Ş.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</table:table-row>
      </table:table>
      <table:table table:name="Akbank" table:style-name="ta1"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3" table:default-cell-style-name="Default"/>
        <table:table-row table:style-name="ro2">
          <table:table-cell office:value-type="string" calcext:value-type="string">
            <text:p>ÜRÜN ADI</text:p>
          </table:table-cell>
          <table:table-cell office:value-type="string" calcext:value-type="string">
            <text:p>BİREYSEL/TİCARİ</text:p>
          </table:table-cell>
          <table:table-cell office:value-type="string" calcext:value-type="string">
            <text:p>BIN</text:p>
          </table:table-cell>
          <table:table-cell/>
        </table:table-row>
        <table:table-row table:style-name="ro2">
          <table:table-cell office:value-type="string" calcext:value-type="string">
            <text:p>Axess Klasik MC </text:p>
          </table:table-cell>
          <table:table-cell office:value-type="string" calcext:value-type="string">
            <text:p>Bireysel</text:p>
          </table:table-cell>
          <table:table-cell office:value-type="float" office:value="55711300" calcext:value-type="float">
            <text:p>55711300</text:p>
          </table:table-cell>
          <table:table-cell/>
        </table:table-row>
        <table:table-row table:style-name="ro2">
          <table:table-cell office:value-type="string" calcext:value-type="string">
            <text:p>Axess Klasik MC </text:p>
          </table:table-cell>
          <table:table-cell office:value-type="string" calcext:value-type="string">
            <text:p>Bireysel</text:p>
          </table:table-cell>
          <table:table-cell office:value-type="float" office:value="55711340" calcext:value-type="float">
            <text:p>55711340</text:p>
          </table:table-cell>
          <table:table-cell/>
        </table:table-row>
        <table:table-row table:style-name="ro2">
          <table:table-cell office:value-type="string" calcext:value-type="string">
            <text:p>Axess </text:p>
          </table:table-cell>
          <table:table-cell office:value-type="string" calcext:value-type="string">
            <text:p>Bireysel</text:p>
          </table:table-cell>
          <table:table-cell office:value-type="float" office:value="55711310" calcext:value-type="float">
            <text:p>55711310</text:p>
          </table:table-cell>
          <table:table-cell/>
        </table:table-row>
        <table:table-row table:style-name="ro2">
          <table:table-cell office:value-type="string" calcext:value-type="string">
            <text:p>Axess </text:p>
          </table:table-cell>
          <table:table-cell office:value-type="string" calcext:value-type="string">
            <text:p>Bireysel</text:p>
          </table:table-cell>
          <table:table-cell office:value-type="float" office:value="55711370" calcext:value-type="float">
            <text:p>55711370</text:p>
          </table:table-cell>
          <table:table-cell/>
        </table:table-row>
        <table:table-row table:style-name="ro2">
          <table:table-cell office:value-type="string" calcext:value-type="string">
            <text:p>Exi 26 </text:p>
          </table:table-cell>
          <table:table-cell office:value-type="string" calcext:value-type="string">
            <text:p>Bireysel</text:p>
          </table:table-cell>
          <table:table-cell office:value-type="float" office:value="52093200" calcext:value-type="float">
            <text:p>52093200</text:p>
          </table:table-cell>
          <table:table-cell/>
        </table:table-row>
        <table:table-row table:style-name="ro2">
          <table:table-cell office:value-type="string" calcext:value-type="string">
            <text:p>Exi 26 </text:p>
          </table:table-cell>
          <table:table-cell office:value-type="string" calcext:value-type="string">
            <text:p>Bireysel</text:p>
          </table:table-cell>
          <table:table-cell office:value-type="float" office:value="52093250" calcext:value-type="float">
            <text:p>52093250</text:p>
          </table:table-cell>
          <table:table-cell/>
        </table:table-row>
        <table:table-row table:style-name="ro2">
          <table:table-cell office:value-type="string" calcext:value-type="string">
            <text:p>Free </text:p>
          </table:table-cell>
          <table:table-cell office:value-type="string" calcext:value-type="string">
            <text:p>Bireysel</text:p>
          </table:table-cell>
          <table:table-cell office:value-type="float" office:value="52093210" calcext:value-type="float">
            <text:p>52093210</text:p>
          </table:table-cell>
          <table:table-cell/>
        </table:table-row>
        <table:table-row table:style-name="ro2">
          <table:table-cell office:value-type="string" calcext:value-type="string">
            <text:p>Free </text:p>
          </table:table-cell>
          <table:table-cell office:value-type="string" calcext:value-type="string">
            <text:p>Bireysel</text:p>
          </table:table-cell>
          <table:table-cell office:value-type="float" office:value="52093270" calcext:value-type="float">
            <text:p>52093270</text:p>
          </table:table-cell>
          <table:table-cell/>
        </table:table-row>
        <table:table-row table:style-name="ro2">
          <table:table-cell office:value-type="string" calcext:value-type="string">
            <text:p>Axess Gold MC </text:p>
          </table:table-cell>
          <table:table-cell office:value-type="string" calcext:value-type="string">
            <text:p>Bireysel</text:p>
          </table:table-cell>
          <table:table-cell office:value-type="float" office:value="55782900" calcext:value-type="float">
            <text:p>55782900</text:p>
          </table:table-cell>
          <table:table-cell/>
        </table:table-row>
        <table:table-row table:style-name="ro2">
          <table:table-cell office:value-type="string" calcext:value-type="string">
            <text:p>Axess Gold MC </text:p>
          </table:table-cell>
          <table:table-cell office:value-type="string" calcext:value-type="string">
            <text:p>Bireysel</text:p>
          </table:table-cell>
          <table:table-cell office:value-type="float" office:value="55782920" calcext:value-type="float">
            <text:p>55782920</text:p>
          </table:table-cell>
          <table:table-cell/>
        </table:table-row>
        <table:table-row table:style-name="ro2">
          <table:table-cell office:value-type="string" calcext:value-type="string">
            <text:p>Axess Professional</text:p>
          </table:table-cell>
          <table:table-cell office:value-type="string" calcext:value-type="string">
            <text:p>Bireysel</text:p>
          </table:table-cell>
          <table:table-cell office:value-type="float" office:value="55782940" calcext:value-type="float">
            <text:p>55782940</text:p>
          </table:table-cell>
          <table:table-cell/>
        </table:table-row>
        <table:table-row table:style-name="ro2">
          <table:table-cell office:value-type="string" calcext:value-type="string">
            <text:p>Wings Basic MC </text:p>
          </table:table-cell>
          <table:table-cell office:value-type="string" calcext:value-type="string">
            <text:p>Bireysel</text:p>
          </table:table-cell>
          <table:table-cell office:value-type="float" office:value="51275400" calcext:value-type="float">
            <text:p>51275400</text:p>
          </table:table-cell>
          <table:table-cell/>
        </table:table-row>
        <table:table-row table:style-name="ro2">
          <table:table-cell office:value-type="string" calcext:value-type="string">
            <text:p>Wings Basic MC </text:p>
          </table:table-cell>
          <table:table-cell office:value-type="string" calcext:value-type="string">
            <text:p>Bireysel</text:p>
          </table:table-cell>
          <table:table-cell office:value-type="float" office:value="51275420" calcext:value-type="float">
            <text:p>51275420</text:p>
          </table:table-cell>
          <table:table-cell/>
        </table:table-row>
        <table:table-row table:style-name="ro2">
          <table:table-cell office:value-type="string" calcext:value-type="string">
            <text:p>Wings Professional</text:p>
          </table:table-cell>
          <table:table-cell office:value-type="string" calcext:value-type="string">
            <text:p>Bireysel</text:p>
          </table:table-cell>
          <table:table-cell office:value-type="float" office:value="51275440" calcext:value-type="float">
            <text:p>51275440</text:p>
          </table:table-cell>
          <table:table-cell/>
        </table:table-row>
        <table:table-row table:style-name="ro2">
          <table:table-cell office:value-type="string" calcext:value-type="string">
            <text:p>Axess Klasik Visa </text:p>
          </table:table-cell>
          <table:table-cell office:value-type="string" calcext:value-type="string">
            <text:p>Bireysel</text:p>
          </table:table-cell>
          <table:table-cell office:value-type="float" office:value="43550800" calcext:value-type="float">
            <text:p>43550800</text:p>
          </table:table-cell>
          <table:table-cell/>
        </table:table-row>
        <table:table-row table:style-name="ro2">
          <table:table-cell office:value-type="string" calcext:value-type="string">
            <text:p>Axess Klasik Visa </text:p>
          </table:table-cell>
          <table:table-cell office:value-type="string" calcext:value-type="string">
            <text:p>Bireysel</text:p>
          </table:table-cell>
          <table:table-cell office:value-type="float" office:value="43550840" calcext:value-type="float">
            <text:p>43550840</text:p>
          </table:table-cell>
          <table:table-cell/>
        </table:table-row>
        <table:table-row table:style-name="ro2">
          <table:table-cell office:value-type="string" calcext:value-type="string">
            <text:p>Axess Gold Visa </text:p>
          </table:table-cell>
          <table:table-cell office:value-type="string" calcext:value-type="string">
            <text:p>Bireysel</text:p>
          </table:table-cell>
          <table:table-cell office:value-type="float" office:value="43550900" calcext:value-type="float">
            <text:p>43550900</text:p>
          </table:table-cell>
          <table:table-cell/>
        </table:table-row>
        <table:table-row table:style-name="ro2">
          <table:table-cell office:value-type="string" calcext:value-type="string">
            <text:p>Axess Gold Visa </text:p>
          </table:table-cell>
          <table:table-cell office:value-type="string" calcext:value-type="string">
            <text:p>Bireysel</text:p>
          </table:table-cell>
          <table:table-cell office:value-type="float" office:value="43550920" calcext:value-type="float">
            <text:p>43550920</text:p>
          </table:table-cell>
          <table:table-cell/>
        </table:table-row>
        <table:table-row table:style-name="ro2">
          <table:table-cell office:value-type="string" calcext:value-type="string">
            <text:p>Wings Basic Visa </text:p>
          </table:table-cell>
          <table:table-cell office:value-type="string" calcext:value-type="string">
            <text:p>Bireysel</text:p>
          </table:table-cell>
          <table:table-cell office:value-type="float" office:value="43207100" calcext:value-type="float">
            <text:p>43207100</text:p>
          </table:table-cell>
          <table:table-cell/>
        </table:table-row>
        <table:table-row table:style-name="ro2">
          <table:table-cell office:value-type="string" calcext:value-type="string">
            <text:p>Wings Basic Visa </text:p>
          </table:table-cell>
          <table:table-cell office:value-type="string" calcext:value-type="string">
            <text:p>Bireysel</text:p>
          </table:table-cell>
          <table:table-cell office:value-type="float" office:value="43207120" calcext:value-type="float">
            <text:p>43207120</text:p>
          </table:table-cell>
          <table:table-cell/>
        </table:table-row>
        <table:table-row table:style-name="ro2">
          <table:table-cell office:value-type="string" calcext:value-type="string">
            <text:p>Axess Platinum MC </text:p>
          </table:table-cell>
          <table:table-cell office:value-type="string" calcext:value-type="string">
            <text:p>Bireysel</text:p>
          </table:table-cell>
          <table:table-cell office:value-type="float" office:value="52180700" calcext:value-type="float">
            <text:p>52180700</text:p>
          </table:table-cell>
          <table:table-cell/>
        </table:table-row>
        <table:table-row table:style-name="ro2">
          <table:table-cell office:value-type="string" calcext:value-type="string">
            <text:p>Axess Platinum MC </text:p>
          </table:table-cell>
          <table:table-cell office:value-type="string" calcext:value-type="string">
            <text:p>Bireysel</text:p>
          </table:table-cell>
          <table:table-cell office:value-type="float" office:value="52180710" calcext:value-type="float">
            <text:p>52180710</text:p>
          </table:table-cell>
          <table:table-cell/>
        </table:table-row>
        <table:table-row table:style-name="ro2">
          <table:table-cell office:value-type="string" calcext:value-type="string">
            <text:p>Wings Black MC </text:p>
          </table:table-cell>
          <table:table-cell office:value-type="string" calcext:value-type="string">
            <text:p>Bireysel</text:p>
          </table:table-cell>
          <table:table-cell office:value-type="float" office:value="52434700" calcext:value-type="float">
            <text:p>52434700</text:p>
          </table:table-cell>
          <table:table-cell/>
        </table:table-row>
        <table:table-row table:style-name="ro2">
          <table:table-cell office:value-type="string" calcext:value-type="string">
            <text:p>Wings Black MC </text:p>
          </table:table-cell>
          <table:table-cell office:value-type="string" calcext:value-type="string">
            <text:p>Bireysel</text:p>
          </table:table-cell>
          <table:table-cell office:value-type="float" office:value="52434710" calcext:value-type="float">
            <text:p>52434710</text:p>
          </table:table-cell>
          <table:table-cell/>
        </table:table-row>
        <table:table-row table:style-name="ro2">
          <table:table-cell office:value-type="string" calcext:value-type="string">
            <text:p>Axess Platinum Gold </text:p>
          </table:table-cell>
          <table:table-cell office:value-type="string" calcext:value-type="string">
            <text:p>Bireysel</text:p>
          </table:table-cell>
          <table:table-cell office:value-type="float" office:value="41325200" calcext:value-type="float">
            <text:p>41325200</text:p>
          </table:table-cell>
          <table:table-cell/>
        </table:table-row>
        <table:table-row table:style-name="ro2">
          <table:table-cell office:value-type="string" calcext:value-type="string">
            <text:p>Axess Platinum Gold </text:p>
          </table:table-cell>
          <table:table-cell office:value-type="string" calcext:value-type="string">
            <text:p>Bireysel</text:p>
          </table:table-cell>
          <table:table-cell office:value-type="float" office:value="41325210" calcext:value-type="float">
            <text:p>41325210</text:p>
          </table:table-cell>
          <table:table-cell/>
        </table:table-row>
        <table:table-row table:style-name="ro2">
          <table:table-cell office:value-type="string" calcext:value-type="string">
            <text:p>Wings Black Visa </text:p>
          </table:table-cell>
          <table:table-cell office:value-type="string" calcext:value-type="string">
            <text:p>Bireysel</text:p>
          </table:table-cell>
          <table:table-cell office:value-type="float" office:value="43207200" calcext:value-type="float">
            <text:p>43207200</text:p>
          </table:table-cell>
          <table:table-cell/>
        </table:table-row>
        <table:table-row table:style-name="ro2">
          <table:table-cell office:value-type="string" calcext:value-type="string">
            <text:p>Wings Black Visa </text:p>
          </table:table-cell>
          <table:table-cell office:value-type="string" calcext:value-type="string">
            <text:p>Bireysel</text:p>
          </table:table-cell>
          <table:table-cell office:value-type="float" office:value="43207210" calcext:value-type="float">
            <text:p>43207210</text:p>
          </table:table-cell>
          <table:table-cell/>
        </table:table-row>
        <table:table-row table:style-name="ro2">
          <table:table-cell office:value-type="string" calcext:value-type="string">
            <text:p>Axess Business MC Domestic</text:p>
          </table:table-cell>
          <table:table-cell office:value-type="string" calcext:value-type="string">
            <text:p>Ticari</text:p>
          </table:table-cell>
          <table:table-cell office:value-type="float" office:value="55260800" calcext:value-type="float">
            <text:p>55260800</text:p>
          </table:table-cell>
          <table:table-cell/>
        </table:table-row>
        <table:table-row table:style-name="ro2">
          <table:table-cell office:value-type="string" calcext:value-type="string">
            <text:p>Axess Business MC International</text:p>
          </table:table-cell>
          <table:table-cell office:value-type="string" calcext:value-type="string">
            <text:p>Ticari</text:p>
          </table:table-cell>
          <table:table-cell office:value-type="float" office:value="55260900" calcext:value-type="float">
            <text:p>55260900</text:p>
          </table:table-cell>
          <table:table-cell/>
        </table:table-row>
        <table:table-row table:style-name="ro2">
          <table:table-cell office:value-type="string" calcext:value-type="string">
            <text:p>Axess Business Visa</text:p>
          </table:table-cell>
          <table:table-cell office:value-type="string" calcext:value-type="string">
            <text:p>Ticari</text:p>
          </table:table-cell>
          <table:table-cell office:value-type="float" office:value="42566920" calcext:value-type="float">
            <text:p>42566920</text:p>
          </table:table-cell>
          <table:table-cell/>
        </table:table-row>
        <table:table-row table:style-name="ro2">
          <table:table-cell office:value-type="string" calcext:value-type="string">
            <text:p>Axess Business Visa</text:p>
          </table:table-cell>
          <table:table-cell office:value-type="string" calcext:value-type="string">
            <text:p>Ticari</text:p>
          </table:table-cell>
          <table:table-cell office:value-type="float" office:value="42566925" calcext:value-type="float">
            <text:p>42566925</text:p>
          </table:table-cell>
          <table:table-cell/>
        </table:table-row>
        <table:table-row table:style-name="ro2">
          <table:table-cell office:value-type="string" calcext:value-type="string">
            <text:p>Axess Business MC</text:p>
          </table:table-cell>
          <table:table-cell office:value-type="string" calcext:value-type="string">
            <text:p>Ticari</text:p>
          </table:table-cell>
          <table:table-cell office:value-type="float" office:value="55260980" calcext:value-type="float">
            <text:p>55260980</text:p>
          </table:table-cell>
          <table:table-cell/>
        </table:table-row>
        <table:table-row table:style-name="ro2">
          <table:table-cell office:value-type="string" calcext:value-type="string">
            <text:p>Wings Business MC</text:p>
          </table:table-cell>
          <table:table-cell office:value-type="string" calcext:value-type="string">
            <text:p>Ticari</text:p>
          </table:table-cell>
          <table:table-cell office:value-type="float" office:value="55305600" calcext:value-type="float">
            <text:p>55305600</text:p>
          </table:table-cell>
          <table:table-cell/>
        </table:table-row>
        <table:table-row table:style-name="ro2">
          <table:table-cell office:value-type="string" calcext:value-type="string">
            <text:p>Wings Business Visa</text:p>
          </table:table-cell>
          <table:table-cell office:value-type="string" calcext:value-type="string">
            <text:p>Ticari</text:p>
          </table:table-cell>
          <table:table-cell office:value-type="float" office:value="42566900" calcext:value-type="float">
            <text:p>42566900</text:p>
          </table:table-cell>
          <table:table-cell/>
        </table:table-row>
        <table:table-row table:style-name="ro2">
          <table:table-cell office:value-type="string" calcext:value-type="string">
            <text:p>Axess Kobi</text:p>
          </table:table-cell>
          <table:table-cell office:value-type="string" calcext:value-type="string">
            <text:p>Ticari</text:p>
          </table:table-cell>
          <table:table-cell office:value-type="float" office:value="42566970" calcext:value-type="float">
            <text:p>42566970</text:p>
          </table:table-cell>
          <table:table-cell/>
        </table:table-row>
        <table:table-row table:style-name="ro2">
          <table:table-cell office:value-type="string" calcext:value-type="string">
            <text:p>BankO Axess Business</text:p>
          </table:table-cell>
          <table:table-cell office:value-type="string" calcext:value-type="string">
            <text:p>Odea Visa Busines Ax</text:p>
          </table:table-cell>
          <table:table-cell office:value-type="float" office:value="468793" calcext:value-type="float">
            <text:p>468793</text:p>
          </table:table-cell>
          <table:table-cell/>
        </table:table-row>
        <table:table-row table:style-name="ro2">
          <table:table-cell office:value-type="string" calcext:value-type="string">
            <text:p>Borajet BankO Card Axess </text:p>
          </table:table-cell>
          <table:table-cell office:value-type="string" calcext:value-type="string">
            <text:p>Odea Axess Visa Gold</text:p>
          </table:table-cell>
          <table:table-cell office:value-type="float" office:value="469180" calcext:value-type="float">
            <text:p>469180</text:p>
          </table:table-cell>
          <table:table-cell/>
        </table:table-row>
        <table:table-row table:style-name="ro2">
          <table:table-cell office:value-type="string" calcext:value-type="string">
            <text:p>BankO Card Axess Visa Platinum <text:s/></text:p>
          </table:table-cell>
          <table:table-cell office:value-type="string" calcext:value-type="string">
            <text:p>Odea Axess Visa Plat</text:p>
          </table:table-cell>
          <table:table-cell office:value-type="float" office:value="469181" calcext:value-type="float">
            <text:p>469181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BankO Card Axess Visa Infınte <text:s/></text:p>
          </table:table-cell>
          <table:table-cell office:value-type="string" calcext:value-type="string">
            <text:p>Odea Axess Visa infi</text:p>
          </table:table-cell>
          <table:table-cell office:value-type="float" office:value="469182" calcext:value-type="float">
            <text:p>469182</text:p>
          </table:table-cell>
          <table:table-cell/>
        </table:table-row>
        <table:table-row table:style-name="ro2">
          <table:table-cell office:value-type="string" calcext:value-type="string">
            <text:p>BankO Card Axess Visa <text:s/></text:p>
          </table:table-cell>
          <table:table-cell office:value-type="string" calcext:value-type="string">
            <text:p>Odea Axess Visa Standart</text:p>
          </table:table-cell>
          <table:table-cell office:value-type="float" office:value="469183" calcext:value-type="float">
            <text:p>469183</text:p>
          </table:table-cell>
          <table:table-cell/>
        </table:table-row>
        <table:table-row table:style-name="ro2">
          <table:table-cell office:value-type="string" calcext:value-type="string">
            <text:p>BankO Card Axess Sanal Kart Mastercard</text:p>
          </table:table-cell>
          <table:table-cell office:value-type="string" calcext:value-type="string">
            <text:p>Odea MCAxessStandart</text:p>
          </table:table-cell>
          <table:table-cell office:value-type="float" office:value="522362" calcext:value-type="float">
            <text:p>522362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Anında Kart-BankO Card Axess-1 Mastercard <text:s/></text:p>
          </table:table-cell>
          <table:table-cell office:value-type="string" calcext:value-type="string">
            <text:p>Odea MCAxessStandart</text:p>
          </table:table-cell>
          <table:table-cell office:value-type="float" office:value="524677" calcext:value-type="float">
            <text:p>524677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BankO Card Axess Gold Mastercard <text:s/></text:p>
          </table:table-cell>
          <table:table-cell office:value-type="string" calcext:value-type="string">
            <text:p>Odea MC Axess Gold</text:p>
          </table:table-cell>
          <table:table-cell office:value-type="float" office:value="526952" calcext:value-type="float">
            <text:p>526952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Anında Kart-BankO Card Axess Platinum-1 Mastercard <text:s/></text:p>
          </table:table-cell>
          <table:table-cell office:value-type="string" calcext:value-type="string">
            <text:p>Odea MCAxess Platinum</text:p>
          </table:table-cell>
          <table:table-cell office:value-type="float" office:value="527369" calcext:value-type="float">
            <text:p>527369</text:p>
          </table:table-cell>
          <table:table-cell office:value-type="string" calcext:value-type="string">
            <text:p>x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tr" fo:country="T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13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13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14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14P0"/>
    </number:number-style>
    <number:number-style style:name="N116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16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17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number number:decimal-places="0" number:min-decimal-places="0" number:min-integer-digits="1" number:grouping="true"/>
    </number:number-style>
    <number:number-style style:name="N118">
      <number:text>-</number:text>
      <number:number number:decimal-places="0" number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</number:number-style>
    <number:number-style style:name="N119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decimal-places="2" number:min-integer-digits="1" number:grouping="true"/>
    </number:number-style>
    <number:number-style style:name="N120">
      <number:text>-</number:text>
      <number:number number:decimal-places="2" number:min-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</number:number-style>
    <number:number-style style:name="N12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5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5P2" style:volatile="true">
      <number:text> </number:text>
      <number:fill-character> </number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9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9P2" style:volatile="true">
      <number:text> $</number:text>
      <number:fill-character> </number:fill-character>
      <number:text>-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3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7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7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time-style style:name="N138">
      <number:minutes number:style="long"/>
      <number:text>:</number:text>
      <number:seconds number:style="long"/>
    </number:time-style>
    <number:time-style style:name="N13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 number:decimal-places="1"/>
    </number:time-style>
    <number:number-style style:name="N141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3P0" style:volatile="true">
      <number:number number:decimal-places="2" number:min-decimal-places="2" number:min-integer-digits="1"/>
      <number:text> </number:text>
    </number:number-style>
    <number:number-style style:name="N143">
      <number:text>-</number:text>
      <number:number number:decimal-places="2" number:min-decimal-places="2" number:min-integer-digits="1"/>
      <number:text> </number:text>
      <style:map style:condition="value()&gt;=0" style:apply-style-name="N143P0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ayf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10">00.00.0000</text:date>, <text:time style:data-style-name="N2" text:time-value="12:29:28.742150850">00:00:00</text:time></text:p>
        </style:region-right>
      </style:header>
      <style:header-left style:display="false"/>
      <style:footer>
        <text:p>Sayf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3-10T12:49:44.760815382</dc:date>
    <meta:editing-duration>PT1H18M58S</meta:editing-duration>
    <meta:editing-cycles>41</meta:editing-cycles>
    <meta:generator>LibreOffice/7.0.4.2$Linux_X86_64 LibreOffice_project/00$Build-2</meta:generator>
    <meta:document-statistic meta:table-count="4" meta:cell-count="19040" meta:object-count="0"/>
  </office:meta>
</office:document-meta>
</file>